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1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Unique Sequences</text:p>
        <text:p text:style-name="P1">1. 1111111</text:p>
        <text:p text:style-name="P1">2. 1111112</text:p>
        <text:p text:style-name="P1">3. 1111113</text:p>
        <text:p text:style-name="P1">4. 1111114</text:p>
        <text:p text:style-name="P1">5. 1111122</text:p>
        <text:p text:style-name="P1">6. 1111123</text:p>
        <text:p text:style-name="P1">7. 1111124</text:p>
        <text:p text:style-name="P1">8. 1111132</text:p>
        <text:p text:style-name="P1">9. 1111133</text:p>
        <text:p text:style-name="P1">10. 1111134</text:p>
        <text:p text:style-name="P1">11. 1111142</text:p>
        <text:p text:style-name="P1">12. 1111143</text:p>
        <text:p text:style-name="P1">13. 1111144</text:p>
        <text:p text:style-name="P1">14. 1111212</text:p>
        <text:p text:style-name="P1">15. 1111213</text:p>
        <text:p text:style-name="P1">16. 1111214</text:p>
        <text:p text:style-name="P1">17. 1111222</text:p>
        <text:p text:style-name="P1">18. 1111223</text:p>
        <text:p text:style-name="P1">19. 1111224</text:p>
        <text:p text:style-name="P1">20. 1111232</text:p>
        <text:p text:style-name="P1">21. 1111233</text:p>
        <text:p text:style-name="P1">22. 1111234</text:p>
        <text:p text:style-name="P1">23. 1111242</text:p>
        <text:p text:style-name="P1">24. 1111243</text:p>
        <text:p text:style-name="P1">25. 1111244</text:p>
        <text:p text:style-name="P1">26. 1111312</text:p>
        <text:p text:style-name="P1">27. 1111313</text:p>
        <text:p text:style-name="P1">28. 1111314</text:p>
        <text:p text:style-name="P1">29. 1111322</text:p>
        <text:p text:style-name="P1">30. 1111323</text:p>
        <text:p text:style-name="P1">31. 1111324</text:p>
        <text:p text:style-name="P1">32. 1111332</text:p>
        <text:p text:style-name="P1">33. 1111333</text:p>
        <text:p text:style-name="P1">34. 1111334</text:p>
        <text:p text:style-name="P1">35. 1111342</text:p>
        <text:p text:style-name="P1">36. 1111343</text:p>
        <text:p text:style-name="P1">37. 1111344</text:p>
        <text:p text:style-name="P1">38. 1111412</text:p>
        <text:p text:style-name="P1">39. 1111413</text:p>
        <text:p text:style-name="P1">40. 1111414</text:p>
        <text:p text:style-name="P1">41. 1111422</text:p>
        <text:p text:style-name="P1">42. 1111423</text:p>
        <text:p text:style-name="P1">43. 1111424</text:p>
        <text:p text:style-name="P1">44. 1111432</text:p>
        <text:p text:style-name="P1">45. 1111433</text:p>
        <text:p text:style-name="P1">46. 1111434</text:p>
        <text:p text:style-name="P1">47. 1111442</text:p>
        <text:p text:style-name="P1">48. 1111443</text:p>
        <text:p text:style-name="P1">49. 1111444</text:p>
        <text:p text:style-name="P1">50. 1112112</text:p>
        <text:p text:style-name="P1">51. 1112113</text:p>
        <text:p text:style-name="P1">52. 1112114</text:p>
        <text:p text:style-name="P1">53. 1112122</text:p>
        <text:p text:style-name="P1">54. 1112123</text:p>
        <text:p text:style-name="P1">55. 1112124</text:p>
        <text:p text:style-name="P1">56. 1112132</text:p>
        <text:p text:style-name="P1">57. 1112133</text:p>
        <text:p text:style-name="P1">58. 1112134</text:p>
        <text:p text:style-name="P1">59. 1112142</text:p>
        <text:p text:style-name="P1">60. 1112143</text:p>
        <text:p text:style-name="P1">61. 1112144</text:p>
        <text:p text:style-name="P1">62. 1112212</text:p>
        <text:p text:style-name="P1">63. 1112213</text:p>
        <text:p text:style-name="P1">64. 1112214</text:p>
        <text:p text:style-name="P1">65. 1112222</text:p>
        <text:p text:style-name="P1">66. 1112223</text:p>
        <text:p text:style-name="P1">67. 1112224</text:p>
        <text:p text:style-name="P1">68. 1112232</text:p>
        <text:p text:style-name="P1">69. 1112233</text:p>
        <text:p text:style-name="P1">70. 1112234</text:p>
        <text:p text:style-name="P1">71. 1112242</text:p>
        <text:p text:style-name="P1">72. 1112243</text:p>
        <text:p text:style-name="P1">73. 1112244</text:p>
        <text:p text:style-name="P1">74. 1112312</text:p>
        <text:p text:style-name="P1">75. 1112313</text:p>
        <text:p text:style-name="P1">76. 1112314</text:p>
        <text:p text:style-name="P1">77. 1112322</text:p>
        <text:p text:style-name="P1">78. 1112323</text:p>
        <text:p text:style-name="P1">79. 1112324</text:p>
        <text:p text:style-name="P1">80. 1112332</text:p>
        <text:p text:style-name="P1">81. 1112333</text:p>
        <text:p text:style-name="P1">82. 1112334</text:p>
        <text:p text:style-name="P1">83. 1112342</text:p>
        <text:p text:style-name="P1">84. 1112343</text:p>
        <text:p text:style-name="P1">85. 1112344</text:p>
        <text:p text:style-name="P1">86. 1112412</text:p>
        <text:p text:style-name="P1">87. 1112413</text:p>
        <text:p text:style-name="P1">88. 1112414</text:p>
        <text:p text:style-name="P1">89. 1112422</text:p>
        <text:p text:style-name="P1">90. 1112423</text:p>
        <text:p text:style-name="P1">91. 1112424</text:p>
        <text:p text:style-name="P1">92. 1112432</text:p>
        <text:p text:style-name="P1">93. 1112433</text:p>
        <text:p text:style-name="P1">94. 1112434</text:p>
        <text:p text:style-name="P1">95. 1112442</text:p>
        <text:p text:style-name="P1">96. 1112443</text:p>
        <text:p text:style-name="P1">97. 1112444</text:p>
        <text:p text:style-name="P1">98. 1113112</text:p>
        <text:p text:style-name="P1">99. 1113113</text:p>
        <text:p text:style-name="P1">100. 1113114</text:p>
        <text:p text:style-name="P1">101. 1113122</text:p>
        <text:p text:style-name="P1">102. 1113123</text:p>
        <text:p text:style-name="P1">103. 1113124</text:p>
        <text:p text:style-name="P1">104. 1113132</text:p>
        <text:p text:style-name="P1">105. 1113133</text:p>
        <text:p text:style-name="P1">106. 1113134</text:p>
        <text:p text:style-name="P1">107. 1113142</text:p>
        <text:p text:style-name="P1">108. 1113143</text:p>
        <text:p text:style-name="P1">109. 1113144</text:p>
        <text:p text:style-name="P1">110. 1113212</text:p>
        <text:p text:style-name="P1">111. 1113213</text:p>
        <text:p text:style-name="P1">112. 1113214</text:p>
        <text:p text:style-name="P1">113. 1113222</text:p>
        <text:p text:style-name="P1">114. 1113223</text:p>
        <text:p text:style-name="P1">115. 1113224</text:p>
        <text:p text:style-name="P1">116. 1113232</text:p>
        <text:p text:style-name="P1">117. 1113233</text:p>
        <text:p text:style-name="P1">118. 1113234</text:p>
        <text:p text:style-name="P1">119. 1113242</text:p>
        <text:p text:style-name="P1">120. 1113243</text:p>
        <text:p text:style-name="P1">121. 1113244</text:p>
        <text:p text:style-name="P1">122. 1113312</text:p>
        <text:p text:style-name="P1">123. 1113313</text:p>
        <text:p text:style-name="P1">124. 1113314</text:p>
        <text:p text:style-name="P1">125. 1113322</text:p>
        <text:p text:style-name="P1">126. 1113323</text:p>
        <text:p text:style-name="P1">127. 1113324</text:p>
        <text:p text:style-name="P1">128. 1113332</text:p>
        <text:p text:style-name="P1">129. 1113333</text:p>
        <text:p text:style-name="P1">130. 1113334</text:p>
        <text:p text:style-name="P1">131. 1113342</text:p>
        <text:p text:style-name="P1">132. 1113343</text:p>
        <text:p text:style-name="P1">133. 1113344</text:p>
        <text:p text:style-name="P1">134. 1113412</text:p>
        <text:p text:style-name="P1">135. 1113413</text:p>
        <text:p text:style-name="P1">136. 1113414</text:p>
        <text:p text:style-name="P1">137. 1113422</text:p>
        <text:p text:style-name="P1">138. 1113423</text:p>
        <text:p text:style-name="P1">139. 1113424</text:p>
        <text:p text:style-name="P1">140. 1113432</text:p>
        <text:p text:style-name="P1">141. 1113433</text:p>
        <text:p text:style-name="P1">142. 1113434</text:p>
        <text:p text:style-name="P1">143. 1113442</text:p>
        <text:p text:style-name="P1">144. 1113443</text:p>
        <text:p text:style-name="P1">145. 1113444</text:p>
        <text:p text:style-name="P1">146. 1114112</text:p>
        <text:p text:style-name="P1">147. 1114113</text:p>
        <text:p text:style-name="P1">148. 1114114</text:p>
        <text:p text:style-name="P1">149. 1114122</text:p>
        <text:p text:style-name="P1">150. 1114123</text:p>
        <text:p text:style-name="P1">151. 1114124</text:p>
        <text:p text:style-name="P1">152. 1114132</text:p>
        <text:p text:style-name="P1">153. 1114133</text:p>
        <text:p text:style-name="P1">154. 1114134</text:p>
        <text:p text:style-name="P1">155. 1114142</text:p>
        <text:p text:style-name="P1">156. 1114143</text:p>
        <text:p text:style-name="P1">157. 1114144</text:p>
        <text:p text:style-name="P1">158. 1114212</text:p>
        <text:p text:style-name="P1">159. 1114213</text:p>
        <text:p text:style-name="P1">160. 1114214</text:p>
        <text:p text:style-name="P1">161. 1114222</text:p>
        <text:p text:style-name="P1">162. 1114223</text:p>
        <text:p text:style-name="P1">163. 1114224</text:p>
        <text:p text:style-name="P1">164. 1114232</text:p>
        <text:p text:style-name="P1">165. 1114233</text:p>
        <text:p text:style-name="P1">166. 1114234</text:p>
        <text:p text:style-name="P1">167. 1114242</text:p>
        <text:p text:style-name="P1">168. 1114243</text:p>
        <text:p text:style-name="P1">169. 1114244</text:p>
        <text:p text:style-name="P1">170. 1114312</text:p>
        <text:p text:style-name="P1">171. 1114313</text:p>
        <text:p text:style-name="P1">172. 1114314</text:p>
        <text:p text:style-name="P1">173. 1114322</text:p>
        <text:p text:style-name="P1">174. 1114323</text:p>
        <text:p text:style-name="P1">175. 1114324</text:p>
        <text:p text:style-name="P1">176. 1114332</text:p>
        <text:p text:style-name="P1">177. 1114333</text:p>
        <text:p text:style-name="P1">178. 1114334</text:p>
        <text:p text:style-name="P1">179. 1114342</text:p>
        <text:p text:style-name="P1">180. 1114343</text:p>
        <text:p text:style-name="P1">181. 1114344</text:p>
        <text:p text:style-name="P1">182. 1114412</text:p>
        <text:p text:style-name="P1">183. 1114413</text:p>
        <text:p text:style-name="P1">184. 1114414</text:p>
        <text:p text:style-name="P1">185. 1114422</text:p>
        <text:p text:style-name="P1">186. 1114423</text:p>
        <text:p text:style-name="P1">187. 1114424</text:p>
        <text:p text:style-name="P1">188. 1114432</text:p>
        <text:p text:style-name="P1">189. 1114433</text:p>
        <text:p text:style-name="P1">190. 1114434</text:p>
        <text:p text:style-name="P1">191. 1114442</text:p>
        <text:p text:style-name="P1">192. 1114443</text:p>
        <text:p text:style-name="P1">193. 1114444</text:p>
        <text:p text:style-name="P1">194. 1121122</text:p>
        <text:p text:style-name="P1">195. 1121123</text:p>
        <text:p text:style-name="P1"><text:soft-page-break/>196. 1121124</text:p>
        <text:p text:style-name="P1">197. 1121132</text:p>
        <text:p text:style-name="P1">198. 1121133</text:p>
        <text:p text:style-name="P1">199. 1121134</text:p>
        <text:p text:style-name="P1">200. 1121142</text:p>
        <text:p text:style-name="P1">201. 1121143</text:p>
        <text:p text:style-name="P1">202. 1121144</text:p>
        <text:p text:style-name="P1">203. 1121212</text:p>
        <text:p text:style-name="P1">204. 1121213</text:p>
        <text:p text:style-name="P1">205. 1121214</text:p>
        <text:p text:style-name="P1">206. 1121222</text:p>
        <text:p text:style-name="P1">207. 1121223</text:p>
        <text:p text:style-name="P1">208. 1121224</text:p>
        <text:p text:style-name="P1">209. 1121232</text:p>
        <text:p text:style-name="P1">210. 1121233</text:p>
        <text:p text:style-name="P1">211. 1121234</text:p>
        <text:p text:style-name="P1">212. 1121242</text:p>
        <text:p text:style-name="P1">213. 1121243</text:p>
        <text:p text:style-name="P1">214. 1121244</text:p>
        <text:p text:style-name="P1">215. 1121312</text:p>
        <text:p text:style-name="P1">216. 1121313</text:p>
        <text:p text:style-name="P1">217. 1121314</text:p>
        <text:p text:style-name="P1">218. 1121322</text:p>
        <text:p text:style-name="P1">219. 1121323</text:p>
        <text:p text:style-name="P1">220. 1121324</text:p>
        <text:p text:style-name="P1">221. 1121332</text:p>
        <text:p text:style-name="P1">222. 1121333</text:p>
        <text:p text:style-name="P1">223. 1121334</text:p>
        <text:p text:style-name="P1">224. 1121342</text:p>
        <text:p text:style-name="P1">225. 1121343</text:p>
        <text:p text:style-name="P1">226. 1121344</text:p>
        <text:p text:style-name="P1">227. 1121412</text:p>
        <text:p text:style-name="P1">228. 1121413</text:p>
        <text:p text:style-name="P1">229. 1121414</text:p>
        <text:p text:style-name="P1">230. 1121422</text:p>
        <text:p text:style-name="P1">231. 1121423</text:p>
        <text:p text:style-name="P1">232. 1121424</text:p>
        <text:p text:style-name="P1">233. 1121432</text:p>
        <text:p text:style-name="P1">234. 1121433</text:p>
        <text:p text:style-name="P1">235. 1121434</text:p>
        <text:p text:style-name="P1">236. 1121442</text:p>
        <text:p text:style-name="P1">237. 1121443</text:p>
        <text:p text:style-name="P1">238. 1121444</text:p>
        <text:p text:style-name="P1">239. 1122113</text:p>
        <text:p text:style-name="P1">240. 1122114</text:p>
        <text:p text:style-name="P1">241. 1122122</text:p>
        <text:p text:style-name="P1">242. 1122123</text:p>
        <text:p text:style-name="P1">243. 1122124</text:p>
        <text:p text:style-name="P1">244. 1122132</text:p>
        <text:p text:style-name="P1">245. 1122133</text:p>
        <text:p text:style-name="P1">246. 1122134</text:p>
        <text:p text:style-name="P1">247. 1122142</text:p>
        <text:p text:style-name="P1">248. 1122143</text:p>
        <text:p text:style-name="P1">249. 1122144</text:p>
        <text:p text:style-name="P1">250. 1122212</text:p>
        <text:p text:style-name="P1">251. 1122213</text:p>
        <text:p text:style-name="P1">252. 1122214</text:p>
        <text:p text:style-name="P1">253. 1122222</text:p>
        <text:p text:style-name="P1">254. 1122223</text:p>
        <text:p text:style-name="P1">255. 1122224</text:p>
        <text:p text:style-name="P1">256. 1122232</text:p>
        <text:p text:style-name="P1">257. 1122233</text:p>
        <text:p text:style-name="P1">258. 1122234</text:p>
        <text:p text:style-name="P1">259. 1122242</text:p>
        <text:p text:style-name="P1">260. 1122243</text:p>
        <text:p text:style-name="P1">261. 1122244</text:p>
        <text:p text:style-name="P1">262. 1122312</text:p>
        <text:p text:style-name="P1">263. 1122313</text:p>
        <text:p text:style-name="P1">264. 1122314</text:p>
        <text:p text:style-name="P1">265. 1122322</text:p>
        <text:p text:style-name="P1">266. 1122323</text:p>
        <text:p text:style-name="P1">267. 1122324</text:p>
        <text:p text:style-name="P1">268. 1122332</text:p>
        <text:p text:style-name="P1">269. 1122333</text:p>
        <text:p text:style-name="P1">270. 1122334</text:p>
        <text:p text:style-name="P1">271. 1122342</text:p>
        <text:p text:style-name="P1">272. 1122343</text:p>
        <text:p text:style-name="P1">273. 1122344</text:p>
        <text:p text:style-name="P1">274. 1122412</text:p>
        <text:p text:style-name="P1">275. 1122413</text:p>
        <text:p text:style-name="P1">276. 1122414</text:p>
        <text:p text:style-name="P1">277. 1122422</text:p>
        <text:p text:style-name="P1">278. 1122423</text:p>
        <text:p text:style-name="P1">279. 1122424</text:p>
        <text:p text:style-name="P1">280. 1122432</text:p>
        <text:p text:style-name="P1">281. 1122433</text:p>
        <text:p text:style-name="P1">282. 1122434</text:p>
        <text:p text:style-name="P1">283. 1122442</text:p>
        <text:p text:style-name="P1">284. 1122443</text:p>
        <text:p text:style-name="P1">285. 1122444</text:p>
        <text:p text:style-name="P1">286. 1123113</text:p>
        <text:p text:style-name="P1">287. 1123114</text:p>
        <text:p text:style-name="P1">288. 1123122</text:p>
        <text:p text:style-name="P1">289. 1123123</text:p>
        <text:p text:style-name="P1">290. 1123124</text:p>
        <text:p text:style-name="P1">291. 1123132</text:p>
        <text:p text:style-name="P1">292. 1123133</text:p>
        <text:p text:style-name="P1">293. 1123134</text:p>
        <text:p text:style-name="P1">294. 1123142</text:p>
        <text:p text:style-name="P1">295. 1123143</text:p>
        <text:p text:style-name="P1">296. 1123144</text:p>
        <text:p text:style-name="P1">297. 1123212</text:p>
        <text:p text:style-name="P1">298. 1123213</text:p>
        <text:p text:style-name="P1">299. 1123214</text:p>
        <text:p text:style-name="P1">300. 1123222</text:p>
        <text:p text:style-name="P1">301. 1123223</text:p>
        <text:p text:style-name="P1">302. 1123224</text:p>
        <text:p text:style-name="P1">303. 1123232</text:p>
        <text:p text:style-name="P1">304. 1123233</text:p>
        <text:p text:style-name="P1">305. 1123234</text:p>
        <text:p text:style-name="P1">306. 1123242</text:p>
        <text:p text:style-name="P1">307. 1123243</text:p>
        <text:p text:style-name="P1">308. 1123244</text:p>
        <text:p text:style-name="P1">309. 1123312</text:p>
        <text:p text:style-name="P1">310. 1123313</text:p>
        <text:p text:style-name="P1">311. 1123314</text:p>
        <text:p text:style-name="P1">312. 1123322</text:p>
        <text:p text:style-name="P1">313. 1123323</text:p>
        <text:p text:style-name="P1">314. 1123324</text:p>
        <text:p text:style-name="P1">315. 1123332</text:p>
        <text:p text:style-name="P1">316. 1123333</text:p>
        <text:p text:style-name="P1">317. 1123334</text:p>
        <text:p text:style-name="P1">318. 1123342</text:p>
        <text:p text:style-name="P1">319. 1123343</text:p>
        <text:p text:style-name="P1">320. 1123344</text:p>
        <text:p text:style-name="P1">321. 1123412</text:p>
        <text:p text:style-name="P1">322. 1123413</text:p>
        <text:p text:style-name="P1">323. 1123414</text:p>
        <text:p text:style-name="P1">324. 1123422</text:p>
        <text:p text:style-name="P1">325. 1123423</text:p>
        <text:p text:style-name="P1">326. 1123424</text:p>
        <text:p text:style-name="P1">327. 1123432</text:p>
        <text:p text:style-name="P1">328. 1123433</text:p>
        <text:p text:style-name="P1">329. 1123434</text:p>
        <text:p text:style-name="P1">330. 1123442</text:p>
        <text:p text:style-name="P1">331. 1123443</text:p>
        <text:p text:style-name="P1">332. 1123444</text:p>
        <text:p text:style-name="P1">333. 1124113</text:p>
        <text:p text:style-name="P1">334. 1124114</text:p>
        <text:p text:style-name="P1">335. 1124122</text:p>
        <text:p text:style-name="P1">336. 1124123</text:p>
        <text:p text:style-name="P1">337. 1124124</text:p>
        <text:p text:style-name="P1">338. 1124132</text:p>
        <text:p text:style-name="P1">339. 1124133</text:p>
        <text:p text:style-name="P1">340. 1124134</text:p>
        <text:p text:style-name="P1">341. 1124142</text:p>
        <text:p text:style-name="P1">342. 1124143</text:p>
        <text:p text:style-name="P1">343. 1124144</text:p>
        <text:p text:style-name="P1">344. 1124212</text:p>
        <text:p text:style-name="P1">345. 1124213</text:p>
        <text:p text:style-name="P1">346. 1124214</text:p>
        <text:p text:style-name="P1">347. 1124222</text:p>
        <text:p text:style-name="P1">348. 1124223</text:p>
        <text:p text:style-name="P1">349. 1124224</text:p>
        <text:p text:style-name="P1">350. 1124232</text:p>
        <text:p text:style-name="P1">351. 1124233</text:p>
        <text:p text:style-name="P1">352. 1124234</text:p>
        <text:p text:style-name="P1">353. 1124242</text:p>
        <text:p text:style-name="P1">354. 1124243</text:p>
        <text:p text:style-name="P1">355. 1124244</text:p>
        <text:p text:style-name="P1">356. 1124312</text:p>
        <text:p text:style-name="P1">357. 1124313</text:p>
        <text:p text:style-name="P1">358. 1124314</text:p>
        <text:p text:style-name="P1">359. 1124322</text:p>
        <text:p text:style-name="P1">360. 1124323</text:p>
        <text:p text:style-name="P1">361. 1124324</text:p>
        <text:p text:style-name="P1">362. 1124332</text:p>
        <text:p text:style-name="P1">363. 1124333</text:p>
        <text:p text:style-name="P1">364. 1124334</text:p>
        <text:p text:style-name="P1">365. 1124342</text:p>
        <text:p text:style-name="P1">366. 1124343</text:p>
        <text:p text:style-name="P1">367. 1124344</text:p>
        <text:p text:style-name="P1">368. 1124412</text:p>
        <text:p text:style-name="P1">369. 1124413</text:p>
        <text:p text:style-name="P1">370. 1124414</text:p>
        <text:p text:style-name="P1">371. 1124422</text:p>
        <text:p text:style-name="P1">372. 1124423</text:p>
        <text:p text:style-name="P1">373. 1124424</text:p>
        <text:p text:style-name="P1">374. 1124432</text:p>
        <text:p text:style-name="P1">375. 1124433</text:p>
        <text:p text:style-name="P1">376. 1124434</text:p>
        <text:p text:style-name="P1">377. 1124442</text:p>
        <text:p text:style-name="P1">378. 1124443</text:p>
        <text:p text:style-name="P1">379. 1124444</text:p>
        <text:p text:style-name="P1">380. 1131132</text:p>
        <text:p text:style-name="P1">381. 1131133</text:p>
        <text:p text:style-name="P1">382. 1131134</text:p>
        <text:p text:style-name="P1">383. 1131142</text:p>
        <text:p text:style-name="P1">384. 1131143</text:p>
        <text:p text:style-name="P1">385. 1131144</text:p>
        <text:p text:style-name="P1">386. 1131212</text:p>
        <text:p text:style-name="P1">387. 1131213</text:p>
        <text:p text:style-name="P1">388. 1131214</text:p>
        <text:p text:style-name="P1">389. 1131222</text:p>
        <text:p text:style-name="P1">390. 1131223</text:p>
        <text:p text:style-name="P1">391. 1131224</text:p>
        <text:p text:style-name="P1"><text:soft-page-break/>392. 1131232</text:p>
        <text:p text:style-name="P1">393. 1131233</text:p>
        <text:p text:style-name="P1">394. 1131234</text:p>
        <text:p text:style-name="P1">395. 1131242</text:p>
        <text:p text:style-name="P1">396. 1131243</text:p>
        <text:p text:style-name="P1">397. 1131244</text:p>
        <text:p text:style-name="P1">398. 1131312</text:p>
        <text:p text:style-name="P1">399. 1131313</text:p>
        <text:p text:style-name="P1">400. 1131314</text:p>
        <text:p text:style-name="P1">401. 1131322</text:p>
        <text:p text:style-name="P1">402. 1131323</text:p>
        <text:p text:style-name="P1">403. 1131324</text:p>
        <text:p text:style-name="P1">404. 1131332</text:p>
        <text:p text:style-name="P1">405. 1131333</text:p>
        <text:p text:style-name="P1">406. 1131334</text:p>
        <text:p text:style-name="P1">407. 1131342</text:p>
        <text:p text:style-name="P1">408. 1131343</text:p>
        <text:p text:style-name="P1">409. 1131344</text:p>
        <text:p text:style-name="P1">410. 1131412</text:p>
        <text:p text:style-name="P1">411. 1131413</text:p>
        <text:p text:style-name="P1">412. 1131414</text:p>
        <text:p text:style-name="P1">413. 1131422</text:p>
        <text:p text:style-name="P1">414. 1131423</text:p>
        <text:p text:style-name="P1">415. 1131424</text:p>
        <text:p text:style-name="P1">416. 1131432</text:p>
        <text:p text:style-name="P1">417. 1131433</text:p>
        <text:p text:style-name="P1">418. 1131434</text:p>
        <text:p text:style-name="P1">419. 1131442</text:p>
        <text:p text:style-name="P1">420. 1131443</text:p>
        <text:p text:style-name="P1">421. 1131444</text:p>
        <text:p text:style-name="P1">422. 1132114</text:p>
        <text:p text:style-name="P1">423. 1132122</text:p>
        <text:p text:style-name="P1">424. 1132123</text:p>
        <text:p text:style-name="P1">425. 1132124</text:p>
        <text:p text:style-name="P1">426. 1132132</text:p>
        <text:p text:style-name="P1">427. 1132133</text:p>
        <text:p text:style-name="P1">428. 1132134</text:p>
        <text:p text:style-name="P1">429. 1132142</text:p>
        <text:p text:style-name="P1">430. 1132143</text:p>
        <text:p text:style-name="P1">431. 1132144</text:p>
        <text:p text:style-name="P1">432. 1132212</text:p>
        <text:p text:style-name="P1">433. 1132213</text:p>
        <text:p text:style-name="P1">434. 1132214</text:p>
        <text:p text:style-name="P1">435. 1132222</text:p>
        <text:p text:style-name="P1">436. 1132223</text:p>
        <text:p text:style-name="P1">437. 1132224</text:p>
        <text:p text:style-name="P1">438. 1132232</text:p>
        <text:p text:style-name="P1">439. 1132233</text:p>
        <text:p text:style-name="P1">440. 1132234</text:p>
        <text:p text:style-name="P1">441. 1132242</text:p>
        <text:p text:style-name="P1">442. 1132243</text:p>
        <text:p text:style-name="P1">443. 1132244</text:p>
        <text:p text:style-name="P1">444. 1132312</text:p>
        <text:p text:style-name="P1">445. 1132313</text:p>
        <text:p text:style-name="P1">446. 1132314</text:p>
        <text:p text:style-name="P1">447. 1132322</text:p>
        <text:p text:style-name="P1">448. 1132323</text:p>
        <text:p text:style-name="P1">449. 1132324</text:p>
        <text:p text:style-name="P1">450. 1132332</text:p>
        <text:p text:style-name="P1">451. 1132333</text:p>
        <text:p text:style-name="P1">452. 1132334</text:p>
        <text:p text:style-name="P1">453. 1132342</text:p>
        <text:p text:style-name="P1">454. 1132343</text:p>
        <text:p text:style-name="P1">455. 1132344</text:p>
        <text:p text:style-name="P1">456. 1132412</text:p>
        <text:p text:style-name="P1">457. 1132413</text:p>
        <text:p text:style-name="P1">458. 1132414</text:p>
        <text:p text:style-name="P1">459. 1132422</text:p>
        <text:p text:style-name="P1">460. 1132423</text:p>
        <text:p text:style-name="P1">461. 1132424</text:p>
        <text:p text:style-name="P1">462. 1132432</text:p>
        <text:p text:style-name="P1">463. 1132433</text:p>
        <text:p text:style-name="P1">464. 1132434</text:p>
        <text:p text:style-name="P1">465. 1132442</text:p>
        <text:p text:style-name="P1">466. 1132443</text:p>
        <text:p text:style-name="P1">467. 1132444</text:p>
        <text:p text:style-name="P1">468. 1133114</text:p>
        <text:p text:style-name="P1">469. 1133122</text:p>
        <text:p text:style-name="P1">470. 1133123</text:p>
        <text:p text:style-name="P1">471. 1133124</text:p>
        <text:p text:style-name="P1">472. 1133132</text:p>
        <text:p text:style-name="P1">473. 1133133</text:p>
        <text:p text:style-name="P1">474. 1133134</text:p>
        <text:p text:style-name="P1">475. 1133142</text:p>
        <text:p text:style-name="P1">476. 1133143</text:p>
        <text:p text:style-name="P1">477. 1133144</text:p>
        <text:p text:style-name="P1">478. 1133212</text:p>
        <text:p text:style-name="P1">479. 1133213</text:p>
        <text:p text:style-name="P1">480. 1133214</text:p>
        <text:p text:style-name="P1">481. 1133222</text:p>
        <text:p text:style-name="P1">482. 1133223</text:p>
        <text:p text:style-name="P1">483. 1133224</text:p>
        <text:p text:style-name="P1">484. 1133232</text:p>
        <text:p text:style-name="P1">485. 1133233</text:p>
        <text:p text:style-name="P1">486. 1133234</text:p>
        <text:p text:style-name="P1">487. 1133242</text:p>
        <text:p text:style-name="P1">488. 1133243</text:p>
        <text:p text:style-name="P1">489. 1133244</text:p>
        <text:p text:style-name="P1">490. 1133312</text:p>
        <text:p text:style-name="P1">491. 1133313</text:p>
        <text:p text:style-name="P1">492. 1133314</text:p>
        <text:p text:style-name="P1">493. 1133322</text:p>
        <text:p text:style-name="P1">494. 1133323</text:p>
        <text:p text:style-name="P1">495. 1133324</text:p>
        <text:p text:style-name="P1">496. 1133332</text:p>
        <text:p text:style-name="P1">497. 1133333</text:p>
        <text:p text:style-name="P1">498. 1133334</text:p>
        <text:p text:style-name="P1">499. 1133342</text:p>
        <text:p text:style-name="P1">500. 1133343</text:p>
        <text:p text:style-name="P1">501. 1133344</text:p>
        <text:p text:style-name="P1">502. 1133412</text:p>
        <text:p text:style-name="P1">503. 1133413</text:p>
        <text:p text:style-name="P1">504. 1133414</text:p>
        <text:p text:style-name="P1">505. 1133422</text:p>
        <text:p text:style-name="P1">506. 1133423</text:p>
        <text:p text:style-name="P1">507. 1133424</text:p>
        <text:p text:style-name="P1">508. 1133432</text:p>
        <text:p text:style-name="P1">509. 1133433</text:p>
        <text:p text:style-name="P1">510. 1133434</text:p>
        <text:p text:style-name="P1">511. 1133442</text:p>
        <text:p text:style-name="P1">512. 1133443</text:p>
        <text:p text:style-name="P1">513. 1133444</text:p>
        <text:p text:style-name="P1">514. 1134114</text:p>
        <text:p text:style-name="P1">515. 1134122</text:p>
        <text:p text:style-name="P1">516. 1134123</text:p>
        <text:p text:style-name="P1">517. 1134124</text:p>
        <text:p text:style-name="P1">518. 1134132</text:p>
        <text:p text:style-name="P1">519. 1134133</text:p>
        <text:p text:style-name="P1">520. 1134134</text:p>
        <text:p text:style-name="P1">521. 1134142</text:p>
        <text:p text:style-name="P1">522. 1134143</text:p>
        <text:p text:style-name="P1">523. 1134144</text:p>
        <text:p text:style-name="P1">524. 1134212</text:p>
        <text:p text:style-name="P1">525. 1134213</text:p>
        <text:p text:style-name="P1">526. 1134214</text:p>
        <text:p text:style-name="P1">527. 1134222</text:p>
        <text:p text:style-name="P1">528. 1134223</text:p>
        <text:p text:style-name="P1">529. 1134224</text:p>
        <text:p text:style-name="P1">530. 1134232</text:p>
        <text:p text:style-name="P1">531. 1134233</text:p>
        <text:p text:style-name="P1">532. 1134234</text:p>
        <text:p text:style-name="P1">533. 1134242</text:p>
        <text:p text:style-name="P1">534. 1134243</text:p>
        <text:p text:style-name="P1">535. 1134244</text:p>
        <text:p text:style-name="P1">536. 1134312</text:p>
        <text:p text:style-name="P1">537. 1134313</text:p>
        <text:p text:style-name="P1">538. 1134314</text:p>
        <text:p text:style-name="P1">539. 1134322</text:p>
        <text:p text:style-name="P1">540. 1134323</text:p>
        <text:p text:style-name="P1">541. 1134324</text:p>
        <text:p text:style-name="P1">542. 1134332</text:p>
        <text:p text:style-name="P1">543. 1134333</text:p>
        <text:p text:style-name="P1">544. 1134334</text:p>
        <text:p text:style-name="P1">545. 1134342</text:p>
        <text:p text:style-name="P1">546. 1134343</text:p>
        <text:p text:style-name="P1">547. 1134344</text:p>
        <text:p text:style-name="P1">548. 1134412</text:p>
        <text:p text:style-name="P1">549. 1134413</text:p>
        <text:p text:style-name="P1">550. 1134414</text:p>
        <text:p text:style-name="P1">551. 1134422</text:p>
        <text:p text:style-name="P1">552. 1134423</text:p>
        <text:p text:style-name="P1">553. 1134424</text:p>
        <text:p text:style-name="P1">554. 1134432</text:p>
        <text:p text:style-name="P1">555. 1134433</text:p>
        <text:p text:style-name="P1">556. 1134434</text:p>
        <text:p text:style-name="P1">557. 1134442</text:p>
        <text:p text:style-name="P1">558. 1134443</text:p>
        <text:p text:style-name="P1">559. 1134444</text:p>
        <text:p text:style-name="P1">560. 1141142</text:p>
        <text:p text:style-name="P1">561. 1141143</text:p>
        <text:p text:style-name="P1">562. 1141144</text:p>
        <text:p text:style-name="P1">563. 1141212</text:p>
        <text:p text:style-name="P1">564. 1141213</text:p>
        <text:p text:style-name="P1">565. 1141214</text:p>
        <text:p text:style-name="P1">566. 1141222</text:p>
        <text:p text:style-name="P1">567. 1141223</text:p>
        <text:p text:style-name="P1">568. 1141224</text:p>
        <text:p text:style-name="P1">569. 1141232</text:p>
        <text:p text:style-name="P1">570. 1141233</text:p>
        <text:p text:style-name="P1">571. 1141234</text:p>
        <text:p text:style-name="P1">572. 1141242</text:p>
        <text:p text:style-name="P1">573. 1141243</text:p>
        <text:p text:style-name="P1">574. 1141244</text:p>
        <text:p text:style-name="P1">575. 1141312</text:p>
        <text:p text:style-name="P1">576. 1141313</text:p>
        <text:p text:style-name="P1">577. 1141314</text:p>
        <text:p text:style-name="P1">578. 1141322</text:p>
        <text:p text:style-name="P1">579. 1141323</text:p>
        <text:p text:style-name="P1">580. 1141324</text:p>
        <text:p text:style-name="P1">581. 1141332</text:p>
        <text:p text:style-name="P1">582. 1141333</text:p>
        <text:p text:style-name="P1">583. 1141334</text:p>
        <text:p text:style-name="P1">584. 1141342</text:p>
        <text:p text:style-name="P1">585. 1141343</text:p>
        <text:p text:style-name="P1">586. 1141344</text:p>
        <text:p text:style-name="P1">587. 1141412</text:p>
        <text:p text:style-name="P1"><text:soft-page-break/>588. 1141413</text:p>
        <text:p text:style-name="P1">589. 1141414</text:p>
        <text:p text:style-name="P1">590. 1141422</text:p>
        <text:p text:style-name="P1">591. 1141423</text:p>
        <text:p text:style-name="P1">592. 1141424</text:p>
        <text:p text:style-name="P1">593. 1141432</text:p>
        <text:p text:style-name="P1">594. 1141433</text:p>
        <text:p text:style-name="P1">595. 1141434</text:p>
        <text:p text:style-name="P1">596. 1141442</text:p>
        <text:p text:style-name="P1">597. 1141443</text:p>
        <text:p text:style-name="P1">598. 1141444</text:p>
        <text:p text:style-name="P1">599. 1142122</text:p>
        <text:p text:style-name="P1">600. 1142123</text:p>
        <text:p text:style-name="P1">601. 1142124</text:p>
        <text:p text:style-name="P1">602. 1142132</text:p>
        <text:p text:style-name="P1">603. 1142133</text:p>
        <text:p text:style-name="P1">604. 1142134</text:p>
        <text:p text:style-name="P1">605. 1142142</text:p>
        <text:p text:style-name="P1">606. 1142143</text:p>
        <text:p text:style-name="P1">607. 1142144</text:p>
        <text:p text:style-name="P1">608. 1142212</text:p>
        <text:p text:style-name="P1">609. 1142213</text:p>
        <text:p text:style-name="P1">610. 1142214</text:p>
        <text:p text:style-name="P1">611. 1142222</text:p>
        <text:p text:style-name="P1">612. 1142223</text:p>
        <text:p text:style-name="P1">613. 1142224</text:p>
        <text:p text:style-name="P1">614. 1142232</text:p>
        <text:p text:style-name="P1">615. 1142233</text:p>
        <text:p text:style-name="P1">616. 1142234</text:p>
        <text:p text:style-name="P1">617. 1142242</text:p>
        <text:p text:style-name="P1">618. 1142243</text:p>
        <text:p text:style-name="P1">619. 1142244</text:p>
        <text:p text:style-name="P1">620. 1142312</text:p>
        <text:p text:style-name="P1">621. 1142313</text:p>
        <text:p text:style-name="P1">622. 1142314</text:p>
        <text:p text:style-name="P1">623. 1142322</text:p>
        <text:p text:style-name="P1">624. 1142323</text:p>
        <text:p text:style-name="P1">625. 1142324</text:p>
        <text:p text:style-name="P1">626. 1142332</text:p>
        <text:p text:style-name="P1">627. 1142333</text:p>
        <text:p text:style-name="P1">628. 1142334</text:p>
        <text:p text:style-name="P1">629. 1142342</text:p>
        <text:p text:style-name="P1">630. 1142343</text:p>
        <text:p text:style-name="P1">631. 1142344</text:p>
        <text:p text:style-name="P1">632. 1142412</text:p>
        <text:p text:style-name="P1">633. 1142413</text:p>
        <text:p text:style-name="P1">634. 1142414</text:p>
        <text:p text:style-name="P1">635. 1142422</text:p>
        <text:p text:style-name="P1">636. 1142423</text:p>
        <text:p text:style-name="P1">637. 1142424</text:p>
        <text:p text:style-name="P1">638. 1142432</text:p>
        <text:p text:style-name="P1">639. 1142433</text:p>
        <text:p text:style-name="P1">640. 1142434</text:p>
        <text:p text:style-name="P1">641. 1142442</text:p>
        <text:p text:style-name="P1">642. 1142443</text:p>
        <text:p text:style-name="P1">643. 1142444</text:p>
        <text:p text:style-name="P1">644. 1143122</text:p>
        <text:p text:style-name="P1">645. 1143123</text:p>
        <text:p text:style-name="P1">646. 1143124</text:p>
        <text:p text:style-name="P1">647. 1143132</text:p>
        <text:p text:style-name="P1">648. 1143133</text:p>
        <text:p text:style-name="P1">649. 1143134</text:p>
        <text:p text:style-name="P1">650. 1143142</text:p>
        <text:p text:style-name="P1">651. 1143143</text:p>
        <text:p text:style-name="P1">652. 1143144</text:p>
        <text:p text:style-name="P1">653. 1143212</text:p>
        <text:p text:style-name="P1">654. 1143213</text:p>
        <text:p text:style-name="P1">655. 1143214</text:p>
        <text:p text:style-name="P1">656. 1143222</text:p>
        <text:p text:style-name="P1">657. 1143223</text:p>
        <text:p text:style-name="P1">658. 1143224</text:p>
        <text:p text:style-name="P1">659. 1143232</text:p>
        <text:p text:style-name="P1">660. 1143233</text:p>
        <text:p text:style-name="P1">661. 1143234</text:p>
        <text:p text:style-name="P1">662. 1143242</text:p>
        <text:p text:style-name="P1">663. 1143243</text:p>
        <text:p text:style-name="P1">664. 1143244</text:p>
        <text:p text:style-name="P1">665. 1143312</text:p>
        <text:p text:style-name="P1">666. 1143313</text:p>
        <text:p text:style-name="P1">667. 1143314</text:p>
        <text:p text:style-name="P1">668. 1143322</text:p>
        <text:p text:style-name="P1">669. 1143323</text:p>
        <text:p text:style-name="P1">670. 1143324</text:p>
        <text:p text:style-name="P1">671. 1143332</text:p>
        <text:p text:style-name="P1">672. 1143333</text:p>
        <text:p text:style-name="P1">673. 1143334</text:p>
        <text:p text:style-name="P1">674. 1143342</text:p>
        <text:p text:style-name="P1">675. 1143343</text:p>
        <text:p text:style-name="P1">676. 1143344</text:p>
        <text:p text:style-name="P1">677. 1143412</text:p>
        <text:p text:style-name="P1">678. 1143413</text:p>
        <text:p text:style-name="P1">679. 1143414</text:p>
        <text:p text:style-name="P1">680. 1143422</text:p>
        <text:p text:style-name="P1">681. 1143423</text:p>
        <text:p text:style-name="P1">682. 1143424</text:p>
        <text:p text:style-name="P1">683. 1143432</text:p>
        <text:p text:style-name="P1">684. 1143433</text:p>
        <text:p text:style-name="P1">685. 1143434</text:p>
        <text:p text:style-name="P1">686. 1143442</text:p>
        <text:p text:style-name="P1">687. 1143443</text:p>
        <text:p text:style-name="P1">688. 1143444</text:p>
        <text:p text:style-name="P1">689. 1144122</text:p>
        <text:p text:style-name="P1">690. 1144123</text:p>
        <text:p text:style-name="P1">691. 1144124</text:p>
        <text:p text:style-name="P1">692. 1144132</text:p>
        <text:p text:style-name="P1">693. 1144133</text:p>
        <text:p text:style-name="P1">694. 1144134</text:p>
        <text:p text:style-name="P1">695. 1144142</text:p>
        <text:p text:style-name="P1">696. 1144143</text:p>
        <text:p text:style-name="P1">697. 1144144</text:p>
        <text:p text:style-name="P1">698. 1144212</text:p>
        <text:p text:style-name="P1">699. 1144213</text:p>
        <text:p text:style-name="P1">700. 1144214</text:p>
        <text:p text:style-name="P1">701. 1144222</text:p>
        <text:p text:style-name="P1">702. 1144223</text:p>
        <text:p text:style-name="P1">703. 1144224</text:p>
        <text:p text:style-name="P1">704. 1144232</text:p>
        <text:p text:style-name="P1">705. 1144233</text:p>
        <text:p text:style-name="P1">706. 1144234</text:p>
        <text:p text:style-name="P1">707. 1144242</text:p>
        <text:p text:style-name="P1">708. 1144243</text:p>
        <text:p text:style-name="P1">709. 1144244</text:p>
        <text:p text:style-name="P1">710. 1144312</text:p>
        <text:p text:style-name="P1">711. 1144313</text:p>
        <text:p text:style-name="P1">712. 1144314</text:p>
        <text:p text:style-name="P1">713. 1144322</text:p>
        <text:p text:style-name="P1">714. 1144323</text:p>
        <text:p text:style-name="P1">715. 1144324</text:p>
        <text:p text:style-name="P1">716. 1144332</text:p>
        <text:p text:style-name="P1">717. 1144333</text:p>
        <text:p text:style-name="P1">718. 1144334</text:p>
        <text:p text:style-name="P1">719. 1144342</text:p>
        <text:p text:style-name="P1">720. 1144343</text:p>
        <text:p text:style-name="P1">721. 1144344</text:p>
        <text:p text:style-name="P1">722. 1144412</text:p>
        <text:p text:style-name="P1">723. 1144413</text:p>
        <text:p text:style-name="P1">724. 1144414</text:p>
        <text:p text:style-name="P1">725. 1144422</text:p>
        <text:p text:style-name="P1">726. 1144423</text:p>
        <text:p text:style-name="P1">727. 1144424</text:p>
        <text:p text:style-name="P1">728. 1144432</text:p>
        <text:p text:style-name="P1">729. 1144433</text:p>
        <text:p text:style-name="P1">730. 1144434</text:p>
        <text:p text:style-name="P1">731. 1144442</text:p>
        <text:p text:style-name="P1">732. 1144443</text:p>
        <text:p text:style-name="P1">733. 1144444</text:p>
        <text:p text:style-name="P1">734. 1212122</text:p>
        <text:p text:style-name="P1">735. 1212123</text:p>
        <text:p text:style-name="P1">736. 1212124</text:p>
        <text:p text:style-name="P1">737. 1212132</text:p>
        <text:p text:style-name="P1">738. 1212133</text:p>
        <text:p text:style-name="P1">739. 1212134</text:p>
        <text:p text:style-name="P1">740. 1212142</text:p>
        <text:p text:style-name="P1">741. 1212143</text:p>
        <text:p text:style-name="P1">742. 1212144</text:p>
        <text:p text:style-name="P1">743. 1212213</text:p>
        <text:p text:style-name="P1">744. 1212214</text:p>
        <text:p text:style-name="P1">745. 1212222</text:p>
        <text:p text:style-name="P1">746. 1212223</text:p>
        <text:p text:style-name="P1">747. 1212224</text:p>
        <text:p text:style-name="P1">748. 1212232</text:p>
        <text:p text:style-name="P1">749. 1212233</text:p>
        <text:p text:style-name="P1">750. 1212234</text:p>
        <text:p text:style-name="P1">751. 1212242</text:p>
        <text:p text:style-name="P1">752. 1212243</text:p>
        <text:p text:style-name="P1">753. 1212244</text:p>
        <text:p text:style-name="P1">754. 1212313</text:p>
        <text:p text:style-name="P1">755. 1212314</text:p>
        <text:p text:style-name="P1">756. 1212322</text:p>
        <text:p text:style-name="P1">757. 1212323</text:p>
        <text:p text:style-name="P1">758. 1212324</text:p>
        <text:p text:style-name="P1">759. 1212332</text:p>
        <text:p text:style-name="P1">760. 1212333</text:p>
        <text:p text:style-name="P1">761. 1212334</text:p>
        <text:p text:style-name="P1">762. 1212342</text:p>
        <text:p text:style-name="P1">763. 1212343</text:p>
        <text:p text:style-name="P1">764. 1212344</text:p>
        <text:p text:style-name="P1">765. 1212413</text:p>
        <text:p text:style-name="P1">766. 1212414</text:p>
        <text:p text:style-name="P1">767. 1212422</text:p>
        <text:p text:style-name="P1">768. 1212423</text:p>
        <text:p text:style-name="P1">769. 1212424</text:p>
        <text:p text:style-name="P1">770. 1212432</text:p>
        <text:p text:style-name="P1">771. 1212433</text:p>
        <text:p text:style-name="P1">772. 1212434</text:p>
        <text:p text:style-name="P1">773. 1212442</text:p>
        <text:p text:style-name="P1">774. 1212443</text:p>
        <text:p text:style-name="P1">775. 1212444</text:p>
        <text:p text:style-name="P1">776. 1213122</text:p>
        <text:p text:style-name="P1">777. 1213123</text:p>
        <text:p text:style-name="P1">778. 1213124</text:p>
        <text:p text:style-name="P1">779. 1213132</text:p>
        <text:p text:style-name="P1">780. 1213133</text:p>
        <text:p text:style-name="P1">781. 1213134</text:p>
        <text:p text:style-name="P1">782. 1213142</text:p>
        <text:p text:style-name="P1">783. 1213143</text:p>
        <text:p text:style-name="P1"><text:soft-page-break/>784. 1213144</text:p>
        <text:p text:style-name="P1">785. 1213213</text:p>
        <text:p text:style-name="P1">786. 1213214</text:p>
        <text:p text:style-name="P1">787. 1213222</text:p>
        <text:p text:style-name="P1">788. 1213223</text:p>
        <text:p text:style-name="P1">789. 1213224</text:p>
        <text:p text:style-name="P1">790. 1213232</text:p>
        <text:p text:style-name="P1">791. 1213233</text:p>
        <text:p text:style-name="P1">792. 1213234</text:p>
        <text:p text:style-name="P1">793. 1213242</text:p>
        <text:p text:style-name="P1">794. 1213243</text:p>
        <text:p text:style-name="P1">795. 1213244</text:p>
        <text:p text:style-name="P1">796. 1213313</text:p>
        <text:p text:style-name="P1">797. 1213314</text:p>
        <text:p text:style-name="P1">798. 1213322</text:p>
        <text:p text:style-name="P1">799. 1213323</text:p>
        <text:p text:style-name="P1">800. 1213324</text:p>
        <text:p text:style-name="P1">801. 1213332</text:p>
        <text:p text:style-name="P1">802. 1213333</text:p>
        <text:p text:style-name="P1">803. 1213334</text:p>
        <text:p text:style-name="P1">804. 1213342</text:p>
        <text:p text:style-name="P1">805. 1213343</text:p>
        <text:p text:style-name="P1">806. 1213344</text:p>
        <text:p text:style-name="P1">807. 1213413</text:p>
        <text:p text:style-name="P1">808. 1213414</text:p>
        <text:p text:style-name="P1">809. 1213422</text:p>
        <text:p text:style-name="P1">810. 1213423</text:p>
        <text:p text:style-name="P1">811. 1213424</text:p>
        <text:p text:style-name="P1">812. 1213432</text:p>
        <text:p text:style-name="P1">813. 1213433</text:p>
        <text:p text:style-name="P1">814. 1213434</text:p>
        <text:p text:style-name="P1">815. 1213442</text:p>
        <text:p text:style-name="P1">816. 1213443</text:p>
        <text:p text:style-name="P1">817. 1213444</text:p>
        <text:p text:style-name="P1">818. 1214122</text:p>
        <text:p text:style-name="P1">819. 1214123</text:p>
        <text:p text:style-name="P1">820. 1214124</text:p>
        <text:p text:style-name="P1">821. 1214132</text:p>
        <text:p text:style-name="P1">822. 1214133</text:p>
        <text:p text:style-name="P1">823. 1214134</text:p>
        <text:p text:style-name="P1">824. 1214142</text:p>
        <text:p text:style-name="P1">825. 1214143</text:p>
        <text:p text:style-name="P1">826. 1214144</text:p>
        <text:p text:style-name="P1">827. 1214213</text:p>
        <text:p text:style-name="P1">828. 1214214</text:p>
        <text:p text:style-name="P1">829. 1214222</text:p>
        <text:p text:style-name="P1">830. 1214223</text:p>
        <text:p text:style-name="P1">831. 1214224</text:p>
        <text:p text:style-name="P1">832. 1214232</text:p>
        <text:p text:style-name="P1">833. 1214233</text:p>
        <text:p text:style-name="P1">834. 1214234</text:p>
        <text:p text:style-name="P1">835. 1214242</text:p>
        <text:p text:style-name="P1">836. 1214243</text:p>
        <text:p text:style-name="P1">837. 1214244</text:p>
        <text:p text:style-name="P1">838. 1214313</text:p>
        <text:p text:style-name="P1">839. 1214314</text:p>
        <text:p text:style-name="P1">840. 1214322</text:p>
        <text:p text:style-name="P1">841. 1214323</text:p>
        <text:p text:style-name="P1">842. 1214324</text:p>
        <text:p text:style-name="P1">843. 1214332</text:p>
        <text:p text:style-name="P1">844. 1214333</text:p>
        <text:p text:style-name="P1">845. 1214334</text:p>
        <text:p text:style-name="P1">846. 1214342</text:p>
        <text:p text:style-name="P1">847. 1214343</text:p>
        <text:p text:style-name="P1">848. 1214344</text:p>
        <text:p text:style-name="P1">849. 1214413</text:p>
        <text:p text:style-name="P1">850. 1214414</text:p>
        <text:p text:style-name="P1">851. 1214422</text:p>
        <text:p text:style-name="P1">852. 1214423</text:p>
        <text:p text:style-name="P1">853. 1214424</text:p>
        <text:p text:style-name="P1">854. 1214432</text:p>
        <text:p text:style-name="P1">855. 1214433</text:p>
        <text:p text:style-name="P1">856. 1214434</text:p>
        <text:p text:style-name="P1">857. 1214442</text:p>
        <text:p text:style-name="P1">858. 1214443</text:p>
        <text:p text:style-name="P1">859. 1214444</text:p>
        <text:p text:style-name="P1">860. 1221222</text:p>
        <text:p text:style-name="P1">861. 1221223</text:p>
        <text:p text:style-name="P1">862. 1221224</text:p>
        <text:p text:style-name="P1">863. 1221232</text:p>
        <text:p text:style-name="P1">864. 1221233</text:p>
        <text:p text:style-name="P1">865. 1221234</text:p>
        <text:p text:style-name="P1">866. 1221242</text:p>
        <text:p text:style-name="P1">867. 1221243</text:p>
        <text:p text:style-name="P1">868. 1221244</text:p>
        <text:p text:style-name="P1">869. 1221313</text:p>
        <text:p text:style-name="P1">870. 1221314</text:p>
        <text:p text:style-name="P1">871. 1221322</text:p>
        <text:p text:style-name="P1">872. 1221323</text:p>
        <text:p text:style-name="P1">873. 1221324</text:p>
        <text:p text:style-name="P1">874. 1221332</text:p>
        <text:p text:style-name="P1">875. 1221333</text:p>
        <text:p text:style-name="P1">876. 1221334</text:p>
        <text:p text:style-name="P1">877. 1221342</text:p>
        <text:p text:style-name="P1">878. 1221343</text:p>
        <text:p text:style-name="P1">879. 1221344</text:p>
        <text:p text:style-name="P1">880. 1221413</text:p>
        <text:p text:style-name="P1">881. 1221414</text:p>
        <text:p text:style-name="P1">882. 1221422</text:p>
        <text:p text:style-name="P1">883. 1221423</text:p>
        <text:p text:style-name="P1">884. 1221424</text:p>
        <text:p text:style-name="P1">885. 1221432</text:p>
        <text:p text:style-name="P1">886. 1221433</text:p>
        <text:p text:style-name="P1">887. 1221434</text:p>
        <text:p text:style-name="P1">888. 1221442</text:p>
        <text:p text:style-name="P1">889. 1221443</text:p>
        <text:p text:style-name="P1">890. 1221444</text:p>
        <text:p text:style-name="P1">891. 1222123</text:p>
        <text:p text:style-name="P1">892. 1222124</text:p>
        <text:p text:style-name="P1">893. 1222132</text:p>
        <text:p text:style-name="P1">894. 1222133</text:p>
        <text:p text:style-name="P1">895. 1222134</text:p>
        <text:p text:style-name="P1">896. 1222142</text:p>
        <text:p text:style-name="P1">897. 1222143</text:p>
        <text:p text:style-name="P1">898. 1222144</text:p>
        <text:p text:style-name="P1">899. 1222213</text:p>
        <text:p text:style-name="P1">900. 1222214</text:p>
        <text:p text:style-name="P1">901. 1222222</text:p>
        <text:p text:style-name="P1">902. 1222223</text:p>
        <text:p text:style-name="P1">903. 1222224</text:p>
        <text:p text:style-name="P1">904. 1222232</text:p>
        <text:p text:style-name="P1">905. 1222233</text:p>
        <text:p text:style-name="P1">906. 1222234</text:p>
        <text:p text:style-name="P1">907. 1222242</text:p>
        <text:p text:style-name="P1">908. 1222243</text:p>
        <text:p text:style-name="P1">909. 1222244</text:p>
        <text:p text:style-name="P1">910. 1222313</text:p>
        <text:p text:style-name="P1">911. 1222314</text:p>
        <text:p text:style-name="P1">912. 1222322</text:p>
        <text:p text:style-name="P1">913. 1222323</text:p>
        <text:p text:style-name="P1">914. 1222324</text:p>
        <text:p text:style-name="P1">915. 1222332</text:p>
        <text:p text:style-name="P1">916. 1222333</text:p>
        <text:p text:style-name="P1">917. 1222334</text:p>
        <text:p text:style-name="P1">918. 1222342</text:p>
        <text:p text:style-name="P1">919. 1222343</text:p>
        <text:p text:style-name="P1">920. 1222344</text:p>
        <text:p text:style-name="P1">921. 1222413</text:p>
        <text:p text:style-name="P1">922. 1222414</text:p>
        <text:p text:style-name="P1">923. 1222422</text:p>
        <text:p text:style-name="P1">924. 1222423</text:p>
        <text:p text:style-name="P1">925. 1222424</text:p>
        <text:p text:style-name="P1">926. 1222432</text:p>
        <text:p text:style-name="P1">927. 1222433</text:p>
        <text:p text:style-name="P1">928. 1222434</text:p>
        <text:p text:style-name="P1">929. 1222442</text:p>
        <text:p text:style-name="P1">930. 1222443</text:p>
        <text:p text:style-name="P1">931. 1222444</text:p>
        <text:p text:style-name="P1">932. 1223123</text:p>
        <text:p text:style-name="P1">933. 1223124</text:p>
        <text:p text:style-name="P1">934. 1223132</text:p>
        <text:p text:style-name="P1">935. 1223133</text:p>
        <text:p text:style-name="P1">936. 1223134</text:p>
        <text:p text:style-name="P1">937. 1223142</text:p>
        <text:p text:style-name="P1">938. 1223143</text:p>
        <text:p text:style-name="P1">939. 1223144</text:p>
        <text:p text:style-name="P1">940. 1223213</text:p>
        <text:p text:style-name="P1">941. 1223214</text:p>
        <text:p text:style-name="P1">942. 1223222</text:p>
        <text:p text:style-name="P1">943. 1223223</text:p>
        <text:p text:style-name="P1">944. 1223224</text:p>
        <text:p text:style-name="P1">945. 1223232</text:p>
        <text:p text:style-name="P1">946. 1223233</text:p>
        <text:p text:style-name="P1">947. 1223234</text:p>
        <text:p text:style-name="P1">948. 1223242</text:p>
        <text:p text:style-name="P1">949. 1223243</text:p>
        <text:p text:style-name="P1">950. 1223244</text:p>
        <text:p text:style-name="P1">951. 1223313</text:p>
        <text:p text:style-name="P1">952. 1223314</text:p>
        <text:p text:style-name="P1">953. 1223322</text:p>
        <text:p text:style-name="P1">954. 1223323</text:p>
        <text:p text:style-name="P1">955. 1223324</text:p>
        <text:p text:style-name="P1">956. 1223332</text:p>
        <text:p text:style-name="P1">957. 1223333</text:p>
        <text:p text:style-name="P1">958. 1223334</text:p>
        <text:p text:style-name="P1">959. 1223342</text:p>
        <text:p text:style-name="P1">960. 1223343</text:p>
        <text:p text:style-name="P1">961. 1223344</text:p>
        <text:p text:style-name="P1">962. 1223413</text:p>
        <text:p text:style-name="P1">963. 1223414</text:p>
        <text:p text:style-name="P1">964. 1223422</text:p>
        <text:p text:style-name="P1">965. 1223423</text:p>
        <text:p text:style-name="P1">966. 1223424</text:p>
        <text:p text:style-name="P1">967. 1223432</text:p>
        <text:p text:style-name="P1">968. 1223433</text:p>
        <text:p text:style-name="P1">969. 1223434</text:p>
        <text:p text:style-name="P1">970. 1223442</text:p>
        <text:p text:style-name="P1">971. 1223443</text:p>
        <text:p text:style-name="P1">972. 1223444</text:p>
        <text:p text:style-name="P1">973. 1224123</text:p>
        <text:p text:style-name="P1">974. 1224124</text:p>
        <text:p text:style-name="P1">975. 1224132</text:p>
        <text:p text:style-name="P1">976. 1224133</text:p>
        <text:p text:style-name="P1">977. 1224134</text:p>
        <text:p text:style-name="P1">978. 1224142</text:p>
        <text:p text:style-name="P1">979. 1224143</text:p>
        <text:p text:style-name="P1"><text:soft-page-break/>980. 1224144</text:p>
        <text:p text:style-name="P1">981. 1224213</text:p>
        <text:p text:style-name="P1">982. 1224214</text:p>
        <text:p text:style-name="P1">983. 1224222</text:p>
        <text:p text:style-name="P1">984. 1224223</text:p>
        <text:p text:style-name="P1">985. 1224224</text:p>
        <text:p text:style-name="P1">986. 1224232</text:p>
        <text:p text:style-name="P1">987. 1224233</text:p>
        <text:p text:style-name="P1">988. 1224234</text:p>
        <text:p text:style-name="P1">989. 1224242</text:p>
        <text:p text:style-name="P1">990. 1224243</text:p>
        <text:p text:style-name="P1">991. 1224244</text:p>
        <text:p text:style-name="P1">992. 1224313</text:p>
        <text:p text:style-name="P1">993. 1224314</text:p>
        <text:p text:style-name="P1">994. 1224322</text:p>
        <text:p text:style-name="P1">995. 1224323</text:p>
        <text:p text:style-name="P1">996. 1224324</text:p>
        <text:p text:style-name="P1">997. 1224332</text:p>
        <text:p text:style-name="P1">998. 1224333</text:p>
        <text:p text:style-name="P1">999. 1224334</text:p>
        <text:p text:style-name="P1">1000. 1224342</text:p>
        <text:p text:style-name="P1">1001. 1224343</text:p>
        <text:p text:style-name="P1">1002. 1224344</text:p>
        <text:p text:style-name="P1">1003. 1224413</text:p>
        <text:p text:style-name="P1">1004. 1224414</text:p>
        <text:p text:style-name="P1">1005. 1224422</text:p>
        <text:p text:style-name="P1">1006. 1224423</text:p>
        <text:p text:style-name="P1">1007. 1224424</text:p>
        <text:p text:style-name="P1">1008. 1224432</text:p>
        <text:p text:style-name="P1">1009. 1224433</text:p>
        <text:p text:style-name="P1">1010. 1224434</text:p>
        <text:p text:style-name="P1">1011. 1224442</text:p>
        <text:p text:style-name="P1">1012. 1224443</text:p>
        <text:p text:style-name="P1">1013. 1224444</text:p>
        <text:p text:style-name="P1">1014. 1231232</text:p>
        <text:p text:style-name="P1">1015. 1231233</text:p>
        <text:p text:style-name="P1">1016. 1231234</text:p>
        <text:p text:style-name="P1">1017. 1231242</text:p>
        <text:p text:style-name="P1">1018. 1231243</text:p>
        <text:p text:style-name="P1">1019. 1231244</text:p>
        <text:p text:style-name="P1">1020. 1231313</text:p>
        <text:p text:style-name="P1">1021. 1231314</text:p>
        <text:p text:style-name="P1">1022. 1231322</text:p>
        <text:p text:style-name="P1">1023. 1231323</text:p>
        <text:p text:style-name="P1">1024. 1231324</text:p>
        <text:p text:style-name="P1">1025. 1231332</text:p>
        <text:p text:style-name="P1">1026. 1231333</text:p>
        <text:p text:style-name="P1">1027. 1231334</text:p>
        <text:p text:style-name="P1">1028. 1231342</text:p>
        <text:p text:style-name="P1">1029. 1231343</text:p>
        <text:p text:style-name="P1">1030. 1231344</text:p>
        <text:p text:style-name="P1">1031. 1231413</text:p>
        <text:p text:style-name="P1">1032. 1231414</text:p>
        <text:p text:style-name="P1">1033. 1231422</text:p>
        <text:p text:style-name="P1">1034. 1231423</text:p>
        <text:p text:style-name="P1">1035. 1231424</text:p>
        <text:p text:style-name="P1">1036. 1231432</text:p>
        <text:p text:style-name="P1">1037. 1231433</text:p>
        <text:p text:style-name="P1">1038. 1231434</text:p>
        <text:p text:style-name="P1">1039. 1231442</text:p>
        <text:p text:style-name="P1">1040. 1231443</text:p>
        <text:p text:style-name="P1">1041. 1231444</text:p>
        <text:p text:style-name="P1">1042. 1232124</text:p>
        <text:p text:style-name="P1">1043. 1232132</text:p>
        <text:p text:style-name="P1">1044. 1232133</text:p>
        <text:p text:style-name="P1">1045. 1232134</text:p>
        <text:p text:style-name="P1">1046. 1232142</text:p>
        <text:p text:style-name="P1">1047. 1232143</text:p>
        <text:p text:style-name="P1">1048. 1232144</text:p>
        <text:p text:style-name="P1">1049. 1232213</text:p>
        <text:p text:style-name="P1">1050. 1232214</text:p>
        <text:p text:style-name="P1">1051. 1232222</text:p>
        <text:p text:style-name="P1">1052. 1232223</text:p>
        <text:p text:style-name="P1">1053. 1232224</text:p>
        <text:p text:style-name="P1">1054. 1232232</text:p>
        <text:p text:style-name="P1">1055. 1232233</text:p>
        <text:p text:style-name="P1">1056. 1232234</text:p>
        <text:p text:style-name="P1">1057. 1232242</text:p>
        <text:p text:style-name="P1">1058. 1232243</text:p>
        <text:p text:style-name="P1">1059. 1232244</text:p>
        <text:p text:style-name="P1">1060. 1232313</text:p>
        <text:p text:style-name="P1">1061. 1232314</text:p>
        <text:p text:style-name="P1">1062. 1232322</text:p>
        <text:p text:style-name="P1">1063. 1232323</text:p>
        <text:p text:style-name="P1">1064. 1232324</text:p>
        <text:p text:style-name="P1">1065. 1232332</text:p>
        <text:p text:style-name="P1">1066. 1232333</text:p>
        <text:p text:style-name="P1">1067. 1232334</text:p>
        <text:p text:style-name="P1">1068. 1232342</text:p>
        <text:p text:style-name="P1">1069. 1232343</text:p>
        <text:p text:style-name="P1">1070. 1232344</text:p>
        <text:p text:style-name="P1">1071. 1232413</text:p>
        <text:p text:style-name="P1">1072. 1232414</text:p>
        <text:p text:style-name="P1">1073. 1232422</text:p>
        <text:p text:style-name="P1">1074. 1232423</text:p>
        <text:p text:style-name="P1">1075. 1232424</text:p>
        <text:p text:style-name="P1">1076. 1232432</text:p>
        <text:p text:style-name="P1">1077. 1232433</text:p>
        <text:p text:style-name="P1">1078. 1232434</text:p>
        <text:p text:style-name="P1">1079. 1232442</text:p>
        <text:p text:style-name="P1">1080. 1232443</text:p>
        <text:p text:style-name="P1">1081. 1232444</text:p>
        <text:p text:style-name="P1">1082. 1233124</text:p>
        <text:p text:style-name="P1">1083. 1233132</text:p>
        <text:p text:style-name="P1">1084. 1233133</text:p>
        <text:p text:style-name="P1">1085. 1233134</text:p>
        <text:p text:style-name="P1">1086. 1233142</text:p>
        <text:p text:style-name="P1">1087. 1233143</text:p>
        <text:p text:style-name="P1">1088. 1233144</text:p>
        <text:p text:style-name="P1">1089. 1233213</text:p>
        <text:p text:style-name="P1">1090. 1233214</text:p>
        <text:p text:style-name="P1">1091. 1233222</text:p>
        <text:p text:style-name="P1">1092. 1233223</text:p>
        <text:p text:style-name="P1">1093. 1233224</text:p>
        <text:p text:style-name="P1">1094. 1233232</text:p>
        <text:p text:style-name="P1">1095. 1233233</text:p>
        <text:p text:style-name="P1">1096. 1233234</text:p>
        <text:p text:style-name="P1">1097. 1233242</text:p>
        <text:p text:style-name="P1">1098. 1233243</text:p>
        <text:p text:style-name="P1">1099. 1233244</text:p>
        <text:p text:style-name="P1">1100. 1233313</text:p>
        <text:p text:style-name="P1">1101. 1233314</text:p>
        <text:p text:style-name="P1">1102. 1233322</text:p>
        <text:p text:style-name="P1">1103. 1233323</text:p>
        <text:p text:style-name="P1">1104. 1233324</text:p>
        <text:p text:style-name="P1">1105. 1233332</text:p>
        <text:p text:style-name="P1">1106. 1233333</text:p>
        <text:p text:style-name="P1">1107. 1233334</text:p>
        <text:p text:style-name="P1">1108. 1233342</text:p>
        <text:p text:style-name="P1">1109. 1233343</text:p>
        <text:p text:style-name="P1">1110. 1233344</text:p>
        <text:p text:style-name="P1">1111. 1233413</text:p>
        <text:p text:style-name="P1">1112. 1233414</text:p>
        <text:p text:style-name="P1">1113. 1233422</text:p>
        <text:p text:style-name="P1">1114. 1233423</text:p>
        <text:p text:style-name="P1">1115. 1233424</text:p>
        <text:p text:style-name="P1">1116. 1233432</text:p>
        <text:p text:style-name="P1">1117. 1233433</text:p>
        <text:p text:style-name="P1">1118. 1233434</text:p>
        <text:p text:style-name="P1">1119. 1233442</text:p>
        <text:p text:style-name="P1">1120. 1233443</text:p>
        <text:p text:style-name="P1">1121. 1233444</text:p>
        <text:p text:style-name="P1">1122. 1234124</text:p>
        <text:p text:style-name="P1">1123. 1234132</text:p>
        <text:p text:style-name="P1">1124. 1234133</text:p>
        <text:p text:style-name="P1">1125. 1234134</text:p>
        <text:p text:style-name="P1">1126. 1234142</text:p>
        <text:p text:style-name="P1">1127. 1234143</text:p>
        <text:p text:style-name="P1">1128. 1234144</text:p>
        <text:p text:style-name="P1">1129. 1234213</text:p>
        <text:p text:style-name="P1">1130. 1234214</text:p>
        <text:p text:style-name="P1">1131. 1234222</text:p>
        <text:p text:style-name="P1">1132. 1234223</text:p>
        <text:p text:style-name="P1">1133. 1234224</text:p>
        <text:p text:style-name="P1">1134. 1234232</text:p>
        <text:p text:style-name="P1">1135. 1234233</text:p>
        <text:p text:style-name="P1">1136. 1234234</text:p>
        <text:p text:style-name="P1">1137. 1234242</text:p>
        <text:p text:style-name="P1">1138. 1234243</text:p>
        <text:p text:style-name="P1">1139. 1234244</text:p>
        <text:p text:style-name="P1">1140. 1234313</text:p>
        <text:p text:style-name="P1">1141. 1234314</text:p>
        <text:p text:style-name="P1">1142. 1234322</text:p>
        <text:p text:style-name="P1">1143. 1234323</text:p>
        <text:p text:style-name="P1">1144. 1234324</text:p>
        <text:p text:style-name="P1">1145. 1234332</text:p>
        <text:p text:style-name="P1">1146. 1234333</text:p>
        <text:p text:style-name="P1">1147. 1234334</text:p>
        <text:p text:style-name="P1">1148. 1234342</text:p>
        <text:p text:style-name="P1">1149. 1234343</text:p>
        <text:p text:style-name="P1">1150. 1234344</text:p>
        <text:p text:style-name="P1">1151. 1234413</text:p>
        <text:p text:style-name="P1">1152. 1234414</text:p>
        <text:p text:style-name="P1">1153. 1234422</text:p>
        <text:p text:style-name="P1">1154. 1234423</text:p>
        <text:p text:style-name="P1">1155. 1234424</text:p>
        <text:p text:style-name="P1">1156. 1234432</text:p>
        <text:p text:style-name="P1">1157. 1234433</text:p>
        <text:p text:style-name="P1">1158. 1234434</text:p>
        <text:p text:style-name="P1">1159. 1234442</text:p>
        <text:p text:style-name="P1">1160. 1234443</text:p>
        <text:p text:style-name="P1">1161. 1234444</text:p>
        <text:p text:style-name="P1">1162. 1241242</text:p>
        <text:p text:style-name="P1">1163. 1241243</text:p>
        <text:p text:style-name="P1">1164. 1241244</text:p>
        <text:p text:style-name="P1">1165. 1241313</text:p>
        <text:p text:style-name="P1">1166. 1241314</text:p>
        <text:p text:style-name="P1">1167. 1241322</text:p>
        <text:p text:style-name="P1">1168. 1241323</text:p>
        <text:p text:style-name="P1">1169. 1241324</text:p>
        <text:p text:style-name="P1">1170. 1241332</text:p>
        <text:p text:style-name="P1">1171. 1241333</text:p>
        <text:p text:style-name="P1">1172. 1241334</text:p>
        <text:p text:style-name="P1">1173. 1241342</text:p>
        <text:p text:style-name="P1">1174. 1241343</text:p>
        <text:p text:style-name="P1">1175. 1241344</text:p>
        <text:p text:style-name="P1"><text:soft-page-break/>1176. 1241413</text:p>
        <text:p text:style-name="P1">1177. 1241414</text:p>
        <text:p text:style-name="P1">1178. 1241422</text:p>
        <text:p text:style-name="P1">1179. 1241423</text:p>
        <text:p text:style-name="P1">1180. 1241424</text:p>
        <text:p text:style-name="P1">1181. 1241432</text:p>
        <text:p text:style-name="P1">1182. 1241433</text:p>
        <text:p text:style-name="P1">1183. 1241434</text:p>
        <text:p text:style-name="P1">1184. 1241442</text:p>
        <text:p text:style-name="P1">1185. 1241443</text:p>
        <text:p text:style-name="P1">1186. 1241444</text:p>
        <text:p text:style-name="P1">1187. 1242132</text:p>
        <text:p text:style-name="P1">1188. 1242133</text:p>
        <text:p text:style-name="P1">1189. 1242134</text:p>
        <text:p text:style-name="P1">1190. 1242142</text:p>
        <text:p text:style-name="P1">1191. 1242143</text:p>
        <text:p text:style-name="P1">1192. 1242144</text:p>
        <text:p text:style-name="P1">1193. 1242213</text:p>
        <text:p text:style-name="P1">1194. 1242214</text:p>
        <text:p text:style-name="P1">1195. 1242222</text:p>
        <text:p text:style-name="P1">1196. 1242223</text:p>
        <text:p text:style-name="P1">1197. 1242224</text:p>
        <text:p text:style-name="P1">1198. 1242232</text:p>
        <text:p text:style-name="P1">1199. 1242233</text:p>
        <text:p text:style-name="P1">1200. 1242234</text:p>
        <text:p text:style-name="P1">1201. 1242242</text:p>
        <text:p text:style-name="P1">1202. 1242243</text:p>
        <text:p text:style-name="P1">1203. 1242244</text:p>
        <text:p text:style-name="P1">1204. 1242313</text:p>
        <text:p text:style-name="P1">1205. 1242314</text:p>
        <text:p text:style-name="P1">1206. 1242322</text:p>
        <text:p text:style-name="P1">1207. 1242323</text:p>
        <text:p text:style-name="P1">1208. 1242324</text:p>
        <text:p text:style-name="P1">1209. 1242332</text:p>
        <text:p text:style-name="P1">1210. 1242333</text:p>
        <text:p text:style-name="P1">1211. 1242334</text:p>
        <text:p text:style-name="P1">1212. 1242342</text:p>
        <text:p text:style-name="P1">1213. 1242343</text:p>
        <text:p text:style-name="P1">1214. 1242344</text:p>
        <text:p text:style-name="P1">1215. 1242413</text:p>
        <text:p text:style-name="P1">1216. 1242414</text:p>
        <text:p text:style-name="P1">1217. 1242422</text:p>
        <text:p text:style-name="P1">1218. 1242423</text:p>
        <text:p text:style-name="P1">1219. 1242424</text:p>
        <text:p text:style-name="P1">1220. 1242432</text:p>
        <text:p text:style-name="P1">1221. 1242433</text:p>
        <text:p text:style-name="P1">1222. 1242434</text:p>
        <text:p text:style-name="P1">1223. 1242442</text:p>
        <text:p text:style-name="P1">1224. 1242443</text:p>
        <text:p text:style-name="P1">1225. 1242444</text:p>
        <text:p text:style-name="P1">1226. 1243132</text:p>
        <text:p text:style-name="P1">1227. 1243133</text:p>
        <text:p text:style-name="P1">1228. 1243134</text:p>
        <text:p text:style-name="P1">1229. 1243142</text:p>
        <text:p text:style-name="P1">1230. 1243143</text:p>
        <text:p text:style-name="P1">1231. 1243144</text:p>
        <text:p text:style-name="P1">1232. 1243213</text:p>
        <text:p text:style-name="P1">1233. 1243214</text:p>
        <text:p text:style-name="P1">1234. 1243222</text:p>
        <text:p text:style-name="P1">1235. 1243223</text:p>
        <text:p text:style-name="P1">1236. 1243224</text:p>
        <text:p text:style-name="P1">1237. 1243232</text:p>
        <text:p text:style-name="P1">1238. 1243233</text:p>
        <text:p text:style-name="P1">1239. 1243234</text:p>
        <text:p text:style-name="P1">1240. 1243242</text:p>
        <text:p text:style-name="P1">1241. 1243243</text:p>
        <text:p text:style-name="P1">1242. 1243244</text:p>
        <text:p text:style-name="P1">1243. 1243313</text:p>
        <text:p text:style-name="P1">1244. 1243314</text:p>
        <text:p text:style-name="P1">1245. 1243322</text:p>
        <text:p text:style-name="P1">1246. 1243323</text:p>
        <text:p text:style-name="P1">1247. 1243324</text:p>
        <text:p text:style-name="P1">1248. 1243332</text:p>
        <text:p text:style-name="P1">1249. 1243333</text:p>
        <text:p text:style-name="P1">1250. 1243334</text:p>
        <text:p text:style-name="P1">1251. 1243342</text:p>
        <text:p text:style-name="P1">1252. 1243343</text:p>
        <text:p text:style-name="P1">1253. 1243344</text:p>
        <text:p text:style-name="P1">1254. 1243413</text:p>
        <text:p text:style-name="P1">1255. 1243414</text:p>
        <text:p text:style-name="P1">1256. 1243422</text:p>
        <text:p text:style-name="P1">1257. 1243423</text:p>
        <text:p text:style-name="P1">1258. 1243424</text:p>
        <text:p text:style-name="P1">1259. 1243432</text:p>
        <text:p text:style-name="P1">1260. 1243433</text:p>
        <text:p text:style-name="P1">1261. 1243434</text:p>
        <text:p text:style-name="P1">1262. 1243442</text:p>
        <text:p text:style-name="P1">1263. 1243443</text:p>
        <text:p text:style-name="P1">1264. 1243444</text:p>
        <text:p text:style-name="P1">1265. 1244132</text:p>
        <text:p text:style-name="P1">1266. 1244133</text:p>
        <text:p text:style-name="P1">1267. 1244134</text:p>
        <text:p text:style-name="P1">1268. 1244142</text:p>
        <text:p text:style-name="P1">1269. 1244143</text:p>
        <text:p text:style-name="P1">1270. 1244144</text:p>
        <text:p text:style-name="P1">1271. 1244213</text:p>
        <text:p text:style-name="P1">1272. 1244214</text:p>
        <text:p text:style-name="P1">1273. 1244222</text:p>
        <text:p text:style-name="P1">1274. 1244223</text:p>
        <text:p text:style-name="P1">1275. 1244224</text:p>
        <text:p text:style-name="P1">1276. 1244232</text:p>
        <text:p text:style-name="P1">1277. 1244233</text:p>
        <text:p text:style-name="P1">1278. 1244234</text:p>
        <text:p text:style-name="P1">1279. 1244242</text:p>
        <text:p text:style-name="P1">1280. 1244243</text:p>
        <text:p text:style-name="P1">1281. 1244244</text:p>
        <text:p text:style-name="P1">1282. 1244313</text:p>
        <text:p text:style-name="P1">1283. 1244314</text:p>
        <text:p text:style-name="P1">1284. 1244322</text:p>
        <text:p text:style-name="P1">1285. 1244323</text:p>
        <text:p text:style-name="P1">1286. 1244324</text:p>
        <text:p text:style-name="P1">1287. 1244332</text:p>
        <text:p text:style-name="P1">1288. 1244333</text:p>
        <text:p text:style-name="P1">1289. 1244334</text:p>
        <text:p text:style-name="P1">1290. 1244342</text:p>
        <text:p text:style-name="P1">1291. 1244343</text:p>
        <text:p text:style-name="P1">1292. 1244344</text:p>
        <text:p text:style-name="P1">1293. 1244413</text:p>
        <text:p text:style-name="P1">1294. 1244414</text:p>
        <text:p text:style-name="P1">1295. 1244422</text:p>
        <text:p text:style-name="P1">1296. 1244423</text:p>
        <text:p text:style-name="P1">1297. 1244424</text:p>
        <text:p text:style-name="P1">1298. 1244432</text:p>
        <text:p text:style-name="P1">1299. 1244433</text:p>
        <text:p text:style-name="P1">1300. 1244434</text:p>
        <text:p text:style-name="P1">1301. 1244442</text:p>
        <text:p text:style-name="P1">1302. 1244443</text:p>
        <text:p text:style-name="P1">1303. 1244444</text:p>
        <text:p text:style-name="P1">1304. 1313132</text:p>
        <text:p text:style-name="P1">1305. 1313133</text:p>
        <text:p text:style-name="P1">1306. 1313134</text:p>
        <text:p text:style-name="P1">1307. 1313142</text:p>
        <text:p text:style-name="P1">1308. 1313143</text:p>
        <text:p text:style-name="P1">1309. 1313144</text:p>
        <text:p text:style-name="P1">1310. 1313214</text:p>
        <text:p text:style-name="P1">1311. 1313222</text:p>
        <text:p text:style-name="P1">1312. 1313223</text:p>
        <text:p text:style-name="P1">1313. 1313224</text:p>
        <text:p text:style-name="P1">1314. 1313232</text:p>
        <text:p text:style-name="P1">1315. 1313233</text:p>
        <text:p text:style-name="P1">1316. 1313234</text:p>
        <text:p text:style-name="P1">1317. 1313242</text:p>
        <text:p text:style-name="P1">1318. 1313243</text:p>
        <text:p text:style-name="P1">1319. 1313244</text:p>
        <text:p text:style-name="P1">1320. 1313314</text:p>
        <text:p text:style-name="P1">1321. 1313322</text:p>
        <text:p text:style-name="P1">1322. 1313323</text:p>
        <text:p text:style-name="P1">1323. 1313324</text:p>
        <text:p text:style-name="P1">1324. 1313332</text:p>
        <text:p text:style-name="P1">1325. 1313333</text:p>
        <text:p text:style-name="P1">1326. 1313334</text:p>
        <text:p text:style-name="P1">1327. 1313342</text:p>
        <text:p text:style-name="P1">1328. 1313343</text:p>
        <text:p text:style-name="P1">1329. 1313344</text:p>
        <text:p text:style-name="P1">1330. 1313414</text:p>
        <text:p text:style-name="P1">1331. 1313422</text:p>
        <text:p text:style-name="P1">1332. 1313423</text:p>
        <text:p text:style-name="P1">1333. 1313424</text:p>
        <text:p text:style-name="P1">1334. 1313432</text:p>
        <text:p text:style-name="P1">1335. 1313433</text:p>
        <text:p text:style-name="P1">1336. 1313434</text:p>
        <text:p text:style-name="P1">1337. 1313442</text:p>
        <text:p text:style-name="P1">1338. 1313443</text:p>
        <text:p text:style-name="P1">1339. 1313444</text:p>
        <text:p text:style-name="P1">1340. 1314132</text:p>
        <text:p text:style-name="P1">1341. 1314133</text:p>
        <text:p text:style-name="P1">1342. 1314134</text:p>
        <text:p text:style-name="P1">1343. 1314142</text:p>
        <text:p text:style-name="P1">1344. 1314143</text:p>
        <text:p text:style-name="P1">1345. 1314144</text:p>
        <text:p text:style-name="P1">1346. 1314214</text:p>
        <text:p text:style-name="P1">1347. 1314222</text:p>
        <text:p text:style-name="P1">1348. 1314223</text:p>
        <text:p text:style-name="P1">1349. 1314224</text:p>
        <text:p text:style-name="P1">1350. 1314232</text:p>
        <text:p text:style-name="P1">1351. 1314233</text:p>
        <text:p text:style-name="P1">1352. 1314234</text:p>
        <text:p text:style-name="P1">1353. 1314242</text:p>
        <text:p text:style-name="P1">1354. 1314243</text:p>
        <text:p text:style-name="P1">1355. 1314244</text:p>
        <text:p text:style-name="P1">1356. 1314314</text:p>
        <text:p text:style-name="P1">1357. 1314322</text:p>
        <text:p text:style-name="P1">1358. 1314323</text:p>
        <text:p text:style-name="P1">1359. 1314324</text:p>
        <text:p text:style-name="P1">1360. 1314332</text:p>
        <text:p text:style-name="P1">1361. 1314333</text:p>
        <text:p text:style-name="P1">1362. 1314334</text:p>
        <text:p text:style-name="P1">1363. 1314342</text:p>
        <text:p text:style-name="P1">1364. 1314343</text:p>
        <text:p text:style-name="P1">1365. 1314344</text:p>
        <text:p text:style-name="P1">1366. 1314414</text:p>
        <text:p text:style-name="P1">1367. 1314422</text:p>
        <text:p text:style-name="P1">1368. 1314423</text:p>
        <text:p text:style-name="P1">1369. 1314424</text:p>
        <text:p text:style-name="P1">1370. 1314432</text:p>
        <text:p text:style-name="P1">1371. 1314433</text:p>
        <text:p text:style-name="P1"><text:soft-page-break/>1372. 1314434</text:p>
        <text:p text:style-name="P1">1373. 1314442</text:p>
        <text:p text:style-name="P1">1374. 1314443</text:p>
        <text:p text:style-name="P1">1375. 1314444</text:p>
        <text:p text:style-name="P1">1376. 1321322</text:p>
        <text:p text:style-name="P1">1377. 1321323</text:p>
        <text:p text:style-name="P1">1378. 1321324</text:p>
        <text:p text:style-name="P1">1379. 1321332</text:p>
        <text:p text:style-name="P1">1380. 1321333</text:p>
        <text:p text:style-name="P1">1381. 1321334</text:p>
        <text:p text:style-name="P1">1382. 1321342</text:p>
        <text:p text:style-name="P1">1383. 1321343</text:p>
        <text:p text:style-name="P1">1384. 1321344</text:p>
        <text:p text:style-name="P1">1385. 1321414</text:p>
        <text:p text:style-name="P1">1386. 1321422</text:p>
        <text:p text:style-name="P1">1387. 1321423</text:p>
        <text:p text:style-name="P1">1388. 1321424</text:p>
        <text:p text:style-name="P1">1389. 1321432</text:p>
        <text:p text:style-name="P1">1390. 1321433</text:p>
        <text:p text:style-name="P1">1391. 1321434</text:p>
        <text:p text:style-name="P1">1392. 1321442</text:p>
        <text:p text:style-name="P1">1393. 1321443</text:p>
        <text:p text:style-name="P1">1394. 1321444</text:p>
        <text:p text:style-name="P1">1395. 1322133</text:p>
        <text:p text:style-name="P1">1396. 1322134</text:p>
        <text:p text:style-name="P1">1397. 1322142</text:p>
        <text:p text:style-name="P1">1398. 1322143</text:p>
        <text:p text:style-name="P1">1399. 1322144</text:p>
        <text:p text:style-name="P1">1400. 1322214</text:p>
        <text:p text:style-name="P1">1401. 1322222</text:p>
        <text:p text:style-name="P1">1402. 1322223</text:p>
        <text:p text:style-name="P1">1403. 1322224</text:p>
        <text:p text:style-name="P1">1404. 1322232</text:p>
        <text:p text:style-name="P1">1405. 1322233</text:p>
        <text:p text:style-name="P1">1406. 1322234</text:p>
        <text:p text:style-name="P1">1407. 1322242</text:p>
        <text:p text:style-name="P1">1408. 1322243</text:p>
        <text:p text:style-name="P1">1409. 1322244</text:p>
        <text:p text:style-name="P1">1410. 1322314</text:p>
        <text:p text:style-name="P1">1411. 1322322</text:p>
        <text:p text:style-name="P1">1412. 1322323</text:p>
        <text:p text:style-name="P1">1413. 1322324</text:p>
        <text:p text:style-name="P1">1414. 1322332</text:p>
        <text:p text:style-name="P1">1415. 1322333</text:p>
        <text:p text:style-name="P1">1416. 1322334</text:p>
        <text:p text:style-name="P1">1417. 1322342</text:p>
        <text:p text:style-name="P1">1418. 1322343</text:p>
        <text:p text:style-name="P1">1419. 1322344</text:p>
        <text:p text:style-name="P1">1420. 1322414</text:p>
        <text:p text:style-name="P1">1421. 1322422</text:p>
        <text:p text:style-name="P1">1422. 1322423</text:p>
        <text:p text:style-name="P1">1423. 1322424</text:p>
        <text:p text:style-name="P1">1424. 1322432</text:p>
        <text:p text:style-name="P1">1425. 1322433</text:p>
        <text:p text:style-name="P1">1426. 1322434</text:p>
        <text:p text:style-name="P1">1427. 1322442</text:p>
        <text:p text:style-name="P1">1428. 1322443</text:p>
        <text:p text:style-name="P1">1429. 1322444</text:p>
        <text:p text:style-name="P1">1430. 1323133</text:p>
        <text:p text:style-name="P1">1431. 1323134</text:p>
        <text:p text:style-name="P1">1432. 1323142</text:p>
        <text:p text:style-name="P1">1433. 1323143</text:p>
        <text:p text:style-name="P1">1434. 1323144</text:p>
        <text:p text:style-name="P1">1435. 1323214</text:p>
        <text:p text:style-name="P1">1436. 1323222</text:p>
        <text:p text:style-name="P1">1437. 1323223</text:p>
        <text:p text:style-name="P1">1438. 1323224</text:p>
        <text:p text:style-name="P1">1439. 1323232</text:p>
        <text:p text:style-name="P1">1440. 1323233</text:p>
        <text:p text:style-name="P1">1441. 1323234</text:p>
        <text:p text:style-name="P1">1442. 1323242</text:p>
        <text:p text:style-name="P1">1443. 1323243</text:p>
        <text:p text:style-name="P1">1444. 1323244</text:p>
        <text:p text:style-name="P1">1445. 1323314</text:p>
        <text:p text:style-name="P1">1446. 1323322</text:p>
        <text:p text:style-name="P1">1447. 1323323</text:p>
        <text:p text:style-name="P1">1448. 1323324</text:p>
        <text:p text:style-name="P1">1449. 1323332</text:p>
        <text:p text:style-name="P1">1450. 1323333</text:p>
        <text:p text:style-name="P1">1451. 1323334</text:p>
        <text:p text:style-name="P1">1452. 1323342</text:p>
        <text:p text:style-name="P1">1453. 1323343</text:p>
        <text:p text:style-name="P1">1454. 1323344</text:p>
        <text:p text:style-name="P1">1455. 1323414</text:p>
        <text:p text:style-name="P1">1456. 1323422</text:p>
        <text:p text:style-name="P1">1457. 1323423</text:p>
        <text:p text:style-name="P1">1458. 1323424</text:p>
        <text:p text:style-name="P1">1459. 1323432</text:p>
        <text:p text:style-name="P1">1460. 1323433</text:p>
        <text:p text:style-name="P1">1461. 1323434</text:p>
        <text:p text:style-name="P1">1462. 1323442</text:p>
        <text:p text:style-name="P1">1463. 1323443</text:p>
        <text:p text:style-name="P1">1464. 1323444</text:p>
        <text:p text:style-name="P1">1465. 1324133</text:p>
        <text:p text:style-name="P1">1466. 1324134</text:p>
        <text:p text:style-name="P1">1467. 1324142</text:p>
        <text:p text:style-name="P1">1468. 1324143</text:p>
        <text:p text:style-name="P1">1469. 1324144</text:p>
        <text:p text:style-name="P1">1470. 1324214</text:p>
        <text:p text:style-name="P1">1471. 1324222</text:p>
        <text:p text:style-name="P1">1472. 1324223</text:p>
        <text:p text:style-name="P1">1473. 1324224</text:p>
        <text:p text:style-name="P1">1474. 1324232</text:p>
        <text:p text:style-name="P1">1475. 1324233</text:p>
        <text:p text:style-name="P1">1476. 1324234</text:p>
        <text:p text:style-name="P1">1477. 1324242</text:p>
        <text:p text:style-name="P1">1478. 1324243</text:p>
        <text:p text:style-name="P1">1479. 1324244</text:p>
        <text:p text:style-name="P1">1480. 1324314</text:p>
        <text:p text:style-name="P1">1481. 1324322</text:p>
        <text:p text:style-name="P1">1482. 1324323</text:p>
        <text:p text:style-name="P1">1483. 1324324</text:p>
        <text:p text:style-name="P1">1484. 1324332</text:p>
        <text:p text:style-name="P1">1485. 1324333</text:p>
        <text:p text:style-name="P1">1486. 1324334</text:p>
        <text:p text:style-name="P1">1487. 1324342</text:p>
        <text:p text:style-name="P1">1488. 1324343</text:p>
        <text:p text:style-name="P1">1489. 1324344</text:p>
        <text:p text:style-name="P1">1490. 1324414</text:p>
        <text:p text:style-name="P1">1491. 1324422</text:p>
        <text:p text:style-name="P1">1492. 1324423</text:p>
        <text:p text:style-name="P1">1493. 1324424</text:p>
        <text:p text:style-name="P1">1494. 1324432</text:p>
        <text:p text:style-name="P1">1495. 1324433</text:p>
        <text:p text:style-name="P1">1496. 1324434</text:p>
        <text:p text:style-name="P1">1497. 1324442</text:p>
        <text:p text:style-name="P1">1498. 1324443</text:p>
        <text:p text:style-name="P1">1499. 1324444</text:p>
        <text:p text:style-name="P1">1500. 1331332</text:p>
        <text:p text:style-name="P1">1501. 1331333</text:p>
        <text:p text:style-name="P1">1502. 1331334</text:p>
        <text:p text:style-name="P1">1503. 1331342</text:p>
        <text:p text:style-name="P1">1504. 1331343</text:p>
        <text:p text:style-name="P1">1505. 1331344</text:p>
        <text:p text:style-name="P1">1506. 1331414</text:p>
        <text:p text:style-name="P1">1507. 1331422</text:p>
        <text:p text:style-name="P1">1508. 1331423</text:p>
        <text:p text:style-name="P1">1509. 1331424</text:p>
        <text:p text:style-name="P1">1510. 1331432</text:p>
        <text:p text:style-name="P1">1511. 1331433</text:p>
        <text:p text:style-name="P1">1512. 1331434</text:p>
        <text:p text:style-name="P1">1513. 1331442</text:p>
        <text:p text:style-name="P1">1514. 1331443</text:p>
        <text:p text:style-name="P1">1515. 1331444</text:p>
        <text:p text:style-name="P1">1516. 1332134</text:p>
        <text:p text:style-name="P1">1517. 1332142</text:p>
        <text:p text:style-name="P1">1518. 1332143</text:p>
        <text:p text:style-name="P1">1519. 1332144</text:p>
        <text:p text:style-name="P1">1520. 1332214</text:p>
        <text:p text:style-name="P1">1521. 1332222</text:p>
        <text:p text:style-name="P1">1522. 1332223</text:p>
        <text:p text:style-name="P1">1523. 1332224</text:p>
        <text:p text:style-name="P1">1524. 1332232</text:p>
        <text:p text:style-name="P1">1525. 1332233</text:p>
        <text:p text:style-name="P1">1526. 1332234</text:p>
        <text:p text:style-name="P1">1527. 1332242</text:p>
        <text:p text:style-name="P1">1528. 1332243</text:p>
        <text:p text:style-name="P1">1529. 1332244</text:p>
        <text:p text:style-name="P1">1530. 1332314</text:p>
        <text:p text:style-name="P1">1531. 1332322</text:p>
        <text:p text:style-name="P1">1532. 1332323</text:p>
        <text:p text:style-name="P1">1533. 1332324</text:p>
        <text:p text:style-name="P1">1534. 1332332</text:p>
        <text:p text:style-name="P1">1535. 1332333</text:p>
        <text:p text:style-name="P1">1536. 1332334</text:p>
        <text:p text:style-name="P1">1537. 1332342</text:p>
        <text:p text:style-name="P1">1538. 1332343</text:p>
        <text:p text:style-name="P1">1539. 1332344</text:p>
        <text:p text:style-name="P1">1540. 1332414</text:p>
        <text:p text:style-name="P1">1541. 1332422</text:p>
        <text:p text:style-name="P1">1542. 1332423</text:p>
        <text:p text:style-name="P1">1543. 1332424</text:p>
        <text:p text:style-name="P1">1544. 1332432</text:p>
        <text:p text:style-name="P1">1545. 1332433</text:p>
        <text:p text:style-name="P1">1546. 1332434</text:p>
        <text:p text:style-name="P1">1547. 1332442</text:p>
        <text:p text:style-name="P1">1548. 1332443</text:p>
        <text:p text:style-name="P1">1549. 1332444</text:p>
        <text:p text:style-name="P1">1550. 1333134</text:p>
        <text:p text:style-name="P1">1551. 1333142</text:p>
        <text:p text:style-name="P1">1552. 1333143</text:p>
        <text:p text:style-name="P1">1553. 1333144</text:p>
        <text:p text:style-name="P1">1554. 1333214</text:p>
        <text:p text:style-name="P1">1555. 1333222</text:p>
        <text:p text:style-name="P1">1556. 1333223</text:p>
        <text:p text:style-name="P1">1557. 1333224</text:p>
        <text:p text:style-name="P1">1558. 1333232</text:p>
        <text:p text:style-name="P1">1559. 1333233</text:p>
        <text:p text:style-name="P1">1560. 1333234</text:p>
        <text:p text:style-name="P1">1561. 1333242</text:p>
        <text:p text:style-name="P1">1562. 1333243</text:p>
        <text:p text:style-name="P1">1563. 1333244</text:p>
        <text:p text:style-name="P1">1564. 1333314</text:p>
        <text:p text:style-name="P1">1565. 1333322</text:p>
        <text:p text:style-name="P1">1566. 1333323</text:p>
        <text:p text:style-name="P1">1567. 1333324</text:p>
        <text:p text:style-name="P1"><text:soft-page-break/>1568. 1333332</text:p>
        <text:p text:style-name="P1">1569. 1333333</text:p>
        <text:p text:style-name="P1">1570. 1333334</text:p>
        <text:p text:style-name="P1">1571. 1333342</text:p>
        <text:p text:style-name="P1">1572. 1333343</text:p>
        <text:p text:style-name="P1">1573. 1333344</text:p>
        <text:p text:style-name="P1">1574. 1333414</text:p>
        <text:p text:style-name="P1">1575. 1333422</text:p>
        <text:p text:style-name="P1">1576. 1333423</text:p>
        <text:p text:style-name="P1">1577. 1333424</text:p>
        <text:p text:style-name="P1">1578. 1333432</text:p>
        <text:p text:style-name="P1">1579. 1333433</text:p>
        <text:p text:style-name="P1">1580. 1333434</text:p>
        <text:p text:style-name="P1">1581. 1333442</text:p>
        <text:p text:style-name="P1">1582. 1333443</text:p>
        <text:p text:style-name="P1">1583. 1333444</text:p>
        <text:p text:style-name="P1">1584. 1334134</text:p>
        <text:p text:style-name="P1">1585. 1334142</text:p>
        <text:p text:style-name="P1">1586. 1334143</text:p>
        <text:p text:style-name="P1">1587. 1334144</text:p>
        <text:p text:style-name="P1">1588. 1334214</text:p>
        <text:p text:style-name="P1">1589. 1334222</text:p>
        <text:p text:style-name="P1">1590. 1334223</text:p>
        <text:p text:style-name="P1">1591. 1334224</text:p>
        <text:p text:style-name="P1">1592. 1334232</text:p>
        <text:p text:style-name="P1">1593. 1334233</text:p>
        <text:p text:style-name="P1">1594. 1334234</text:p>
        <text:p text:style-name="P1">1595. 1334242</text:p>
        <text:p text:style-name="P1">1596. 1334243</text:p>
        <text:p text:style-name="P1">1597. 1334244</text:p>
        <text:p text:style-name="P1">1598. 1334314</text:p>
        <text:p text:style-name="P1">1599. 1334322</text:p>
        <text:p text:style-name="P1">1600. 1334323</text:p>
        <text:p text:style-name="P1">1601. 1334324</text:p>
        <text:p text:style-name="P1">1602. 1334332</text:p>
        <text:p text:style-name="P1">1603. 1334333</text:p>
        <text:p text:style-name="P1">1604. 1334334</text:p>
        <text:p text:style-name="P1">1605. 1334342</text:p>
        <text:p text:style-name="P1">1606. 1334343</text:p>
        <text:p text:style-name="P1">1607. 1334344</text:p>
        <text:p text:style-name="P1">1608. 1334414</text:p>
        <text:p text:style-name="P1">1609. 1334422</text:p>
        <text:p text:style-name="P1">1610. 1334423</text:p>
        <text:p text:style-name="P1">1611. 1334424</text:p>
        <text:p text:style-name="P1">1612. 1334432</text:p>
        <text:p text:style-name="P1">1613. 1334433</text:p>
        <text:p text:style-name="P1">1614. 1334434</text:p>
        <text:p text:style-name="P1">1615. 1334442</text:p>
        <text:p text:style-name="P1">1616. 1334443</text:p>
        <text:p text:style-name="P1">1617. 1334444</text:p>
        <text:p text:style-name="P1">1618. 1341342</text:p>
        <text:p text:style-name="P1">1619. 1341343</text:p>
        <text:p text:style-name="P1">1620. 1341344</text:p>
        <text:p text:style-name="P1">1621. 1341414</text:p>
        <text:p text:style-name="P1">1622. 1341422</text:p>
        <text:p text:style-name="P1">1623. 1341423</text:p>
        <text:p text:style-name="P1">1624. 1341424</text:p>
        <text:p text:style-name="P1">1625. 1341432</text:p>
        <text:p text:style-name="P1">1626. 1341433</text:p>
        <text:p text:style-name="P1">1627. 1341434</text:p>
        <text:p text:style-name="P1">1628. 1341442</text:p>
        <text:p text:style-name="P1">1629. 1341443</text:p>
        <text:p text:style-name="P1">1630. 1341444</text:p>
        <text:p text:style-name="P1">1631. 1342142</text:p>
        <text:p text:style-name="P1">1632. 1342143</text:p>
        <text:p text:style-name="P1">1633. 1342144</text:p>
        <text:p text:style-name="P1">1634. 1342214</text:p>
        <text:p text:style-name="P1">1635. 1342222</text:p>
        <text:p text:style-name="P1">1636. 1342223</text:p>
        <text:p text:style-name="P1">1637. 1342224</text:p>
        <text:p text:style-name="P1">1638. 1342232</text:p>
        <text:p text:style-name="P1">1639. 1342233</text:p>
        <text:p text:style-name="P1">1640. 1342234</text:p>
        <text:p text:style-name="P1">1641. 1342242</text:p>
        <text:p text:style-name="P1">1642. 1342243</text:p>
        <text:p text:style-name="P1">1643. 1342244</text:p>
        <text:p text:style-name="P1">1644. 1342314</text:p>
        <text:p text:style-name="P1">1645. 1342322</text:p>
        <text:p text:style-name="P1">1646. 1342323</text:p>
        <text:p text:style-name="P1">1647. 1342324</text:p>
        <text:p text:style-name="P1">1648. 1342332</text:p>
        <text:p text:style-name="P1">1649. 1342333</text:p>
        <text:p text:style-name="P1">1650. 1342334</text:p>
        <text:p text:style-name="P1">1651. 1342342</text:p>
        <text:p text:style-name="P1">1652. 1342343</text:p>
        <text:p text:style-name="P1">1653. 1342344</text:p>
        <text:p text:style-name="P1">1654. 1342414</text:p>
        <text:p text:style-name="P1">1655. 1342422</text:p>
        <text:p text:style-name="P1">1656. 1342423</text:p>
        <text:p text:style-name="P1">1657. 1342424</text:p>
        <text:p text:style-name="P1">1658. 1342432</text:p>
        <text:p text:style-name="P1">1659. 1342433</text:p>
        <text:p text:style-name="P1">1660. 1342434</text:p>
        <text:p text:style-name="P1">1661. 1342442</text:p>
        <text:p text:style-name="P1">1662. 1342443</text:p>
        <text:p text:style-name="P1">1663. 1342444</text:p>
        <text:p text:style-name="P1">1664. 1343142</text:p>
        <text:p text:style-name="P1">1665. 1343143</text:p>
        <text:p text:style-name="P1">1666. 1343144</text:p>
        <text:p text:style-name="P1">1667. 1343214</text:p>
        <text:p text:style-name="P1">1668. 1343222</text:p>
        <text:p text:style-name="P1">1669. 1343223</text:p>
        <text:p text:style-name="P1">1670. 1343224</text:p>
        <text:p text:style-name="P1">1671. 1343232</text:p>
        <text:p text:style-name="P1">1672. 1343233</text:p>
        <text:p text:style-name="P1">1673. 1343234</text:p>
        <text:p text:style-name="P1">1674. 1343242</text:p>
        <text:p text:style-name="P1">1675. 1343243</text:p>
        <text:p text:style-name="P1">1676. 1343244</text:p>
        <text:p text:style-name="P1">1677. 1343314</text:p>
        <text:p text:style-name="P1">1678. 1343322</text:p>
        <text:p text:style-name="P1">1679. 1343323</text:p>
        <text:p text:style-name="P1">1680. 1343324</text:p>
        <text:p text:style-name="P1">1681. 1343332</text:p>
        <text:p text:style-name="P1">1682. 1343333</text:p>
        <text:p text:style-name="P1">1683. 1343334</text:p>
        <text:p text:style-name="P1">1684. 1343342</text:p>
        <text:p text:style-name="P1">1685. 1343343</text:p>
        <text:p text:style-name="P1">1686. 1343344</text:p>
        <text:p text:style-name="P1">1687. 1343414</text:p>
        <text:p text:style-name="P1">1688. 1343422</text:p>
        <text:p text:style-name="P1">1689. 1343423</text:p>
        <text:p text:style-name="P1">1690. 1343424</text:p>
        <text:p text:style-name="P1">1691. 1343432</text:p>
        <text:p text:style-name="P1">1692. 1343433</text:p>
        <text:p text:style-name="P1">1693. 1343434</text:p>
        <text:p text:style-name="P1">1694. 1343442</text:p>
        <text:p text:style-name="P1">1695. 1343443</text:p>
        <text:p text:style-name="P1">1696. 1343444</text:p>
        <text:p text:style-name="P1">1697. 1344142</text:p>
        <text:p text:style-name="P1">1698. 1344143</text:p>
        <text:p text:style-name="P1">1699. 1344144</text:p>
        <text:p text:style-name="P1">1700. 1344214</text:p>
        <text:p text:style-name="P1">1701. 1344222</text:p>
        <text:p text:style-name="P1">1702. 1344223</text:p>
        <text:p text:style-name="P1">1703. 1344224</text:p>
        <text:p text:style-name="P1">1704. 1344232</text:p>
        <text:p text:style-name="P1">1705. 1344233</text:p>
        <text:p text:style-name="P1">1706. 1344234</text:p>
        <text:p text:style-name="P1">1707. 1344242</text:p>
        <text:p text:style-name="P1">1708. 1344243</text:p>
        <text:p text:style-name="P1">1709. 1344244</text:p>
        <text:p text:style-name="P1">1710. 1344314</text:p>
        <text:p text:style-name="P1">1711. 1344322</text:p>
        <text:p text:style-name="P1">1712. 1344323</text:p>
        <text:p text:style-name="P1">1713. 1344324</text:p>
        <text:p text:style-name="P1">1714. 1344332</text:p>
        <text:p text:style-name="P1">1715. 1344333</text:p>
        <text:p text:style-name="P1">1716. 1344334</text:p>
        <text:p text:style-name="P1">1717. 1344342</text:p>
        <text:p text:style-name="P1">1718. 1344343</text:p>
        <text:p text:style-name="P1">1719. 1344344</text:p>
        <text:p text:style-name="P1">1720. 1344414</text:p>
        <text:p text:style-name="P1">1721. 1344422</text:p>
        <text:p text:style-name="P1">1722. 1344423</text:p>
        <text:p text:style-name="P1">1723. 1344424</text:p>
        <text:p text:style-name="P1">1724. 1344432</text:p>
        <text:p text:style-name="P1">1725. 1344433</text:p>
        <text:p text:style-name="P1">1726. 1344434</text:p>
        <text:p text:style-name="P1">1727. 1344442</text:p>
        <text:p text:style-name="P1">1728. 1344443</text:p>
        <text:p text:style-name="P1">1729. 1344444</text:p>
        <text:p text:style-name="P1">1730. 1414142</text:p>
        <text:p text:style-name="P1">1731. 1414143</text:p>
        <text:p text:style-name="P1">1732. 1414144</text:p>
        <text:p text:style-name="P1">1733. 1414222</text:p>
        <text:p text:style-name="P1">1734. 1414223</text:p>
        <text:p text:style-name="P1">1735. 1414224</text:p>
        <text:p text:style-name="P1">1736. 1414232</text:p>
        <text:p text:style-name="P1">1737. 1414233</text:p>
        <text:p text:style-name="P1">1738. 1414234</text:p>
        <text:p text:style-name="P1">1739. 1414242</text:p>
        <text:p text:style-name="P1">1740. 1414243</text:p>
        <text:p text:style-name="P1">1741. 1414244</text:p>
        <text:p text:style-name="P1">1742. 1414322</text:p>
        <text:p text:style-name="P1">1743. 1414323</text:p>
        <text:p text:style-name="P1">1744. 1414324</text:p>
        <text:p text:style-name="P1">1745. 1414332</text:p>
        <text:p text:style-name="P1">1746. 1414333</text:p>
        <text:p text:style-name="P1">1747. 1414334</text:p>
        <text:p text:style-name="P1">1748. 1414342</text:p>
        <text:p text:style-name="P1">1749. 1414343</text:p>
        <text:p text:style-name="P1">1750. 1414344</text:p>
        <text:p text:style-name="P1">1751. 1414422</text:p>
        <text:p text:style-name="P1">1752. 1414423</text:p>
        <text:p text:style-name="P1">1753. 1414424</text:p>
        <text:p text:style-name="P1">1754. 1414432</text:p>
        <text:p text:style-name="P1">1755. 1414433</text:p>
        <text:p text:style-name="P1">1756. 1414434</text:p>
        <text:p text:style-name="P1">1757. 1414442</text:p>
        <text:p text:style-name="P1">1758. 1414443</text:p>
        <text:p text:style-name="P1">1759. 1414444</text:p>
        <text:p text:style-name="P1">1760. 1421422</text:p>
        <text:p text:style-name="P1">1761. 1421423</text:p>
        <text:p text:style-name="P1">1762. 1421424</text:p>
        <text:p text:style-name="P1">1763. 1421432</text:p>
        <text:p text:style-name="P1"><text:soft-page-break/>1764. 1421433</text:p>
        <text:p text:style-name="P1">1765. 1421434</text:p>
        <text:p text:style-name="P1">1766. 1421442</text:p>
        <text:p text:style-name="P1">1767. 1421443</text:p>
        <text:p text:style-name="P1">1768. 1421444</text:p>
        <text:p text:style-name="P1">1769. 1422143</text:p>
        <text:p text:style-name="P1">1770. 1422144</text:p>
        <text:p text:style-name="P1">1771. 1422222</text:p>
        <text:p text:style-name="P1">1772. 1422223</text:p>
        <text:p text:style-name="P1">1773. 1422224</text:p>
        <text:p text:style-name="P1">1774. 1422232</text:p>
        <text:p text:style-name="P1">1775. 1422233</text:p>
        <text:p text:style-name="P1">1776. 1422234</text:p>
        <text:p text:style-name="P1">1777. 1422242</text:p>
        <text:p text:style-name="P1">1778. 1422243</text:p>
        <text:p text:style-name="P1">1779. 1422244</text:p>
        <text:p text:style-name="P1">1780. 1422322</text:p>
        <text:p text:style-name="P1">1781. 1422323</text:p>
        <text:p text:style-name="P1">1782. 1422324</text:p>
        <text:p text:style-name="P1">1783. 1422332</text:p>
        <text:p text:style-name="P1">1784. 1422333</text:p>
        <text:p text:style-name="P1">1785. 1422334</text:p>
        <text:p text:style-name="P1">1786. 1422342</text:p>
        <text:p text:style-name="P1">1787. 1422343</text:p>
        <text:p text:style-name="P1">1788. 1422344</text:p>
        <text:p text:style-name="P1">1789. 1422422</text:p>
        <text:p text:style-name="P1">1790. 1422423</text:p>
        <text:p text:style-name="P1">1791. 1422424</text:p>
        <text:p text:style-name="P1">1792. 1422432</text:p>
        <text:p text:style-name="P1">1793. 1422433</text:p>
        <text:p text:style-name="P1">1794. 1422434</text:p>
        <text:p text:style-name="P1">1795. 1422442</text:p>
        <text:p text:style-name="P1">1796. 1422443</text:p>
        <text:p text:style-name="P1">1797. 1422444</text:p>
        <text:p text:style-name="P1">1798. 1423143</text:p>
        <text:p text:style-name="P1">1799. 1423144</text:p>
        <text:p text:style-name="P1">1800. 1423222</text:p>
        <text:p text:style-name="P1">1801. 1423223</text:p>
        <text:p text:style-name="P1">1802. 1423224</text:p>
        <text:p text:style-name="P1">1803. 1423232</text:p>
        <text:p text:style-name="P1">1804. 1423233</text:p>
        <text:p text:style-name="P1">1805. 1423234</text:p>
        <text:p text:style-name="P1">1806. 1423242</text:p>
        <text:p text:style-name="P1">1807. 1423243</text:p>
        <text:p text:style-name="P1">1808. 1423244</text:p>
        <text:p text:style-name="P1">1809. 1423322</text:p>
        <text:p text:style-name="P1">1810. 1423323</text:p>
        <text:p text:style-name="P1">1811. 1423324</text:p>
        <text:p text:style-name="P1">1812. 1423332</text:p>
        <text:p text:style-name="P1">1813. 1423333</text:p>
        <text:p text:style-name="P1">1814. 1423334</text:p>
        <text:p text:style-name="P1">1815. 1423342</text:p>
        <text:p text:style-name="P1">1816. 1423343</text:p>
        <text:p text:style-name="P1">1817. 1423344</text:p>
        <text:p text:style-name="P1">1818. 1423422</text:p>
        <text:p text:style-name="P1">1819. 1423423</text:p>
        <text:p text:style-name="P1">1820. 1423424</text:p>
        <text:p text:style-name="P1">1821. 1423432</text:p>
        <text:p text:style-name="P1">1822. 1423433</text:p>
        <text:p text:style-name="P1">1823. 1423434</text:p>
        <text:p text:style-name="P1">1824. 1423442</text:p>
        <text:p text:style-name="P1">1825. 1423443</text:p>
        <text:p text:style-name="P1">1826. 1423444</text:p>
        <text:p text:style-name="P1">1827. 1424143</text:p>
        <text:p text:style-name="P1">1828. 1424144</text:p>
        <text:p text:style-name="P1">1829. 1424222</text:p>
        <text:p text:style-name="P1">1830. 1424223</text:p>
        <text:p text:style-name="P1">1831. 1424224</text:p>
        <text:p text:style-name="P1">1832. 1424232</text:p>
        <text:p text:style-name="P1">1833. 1424233</text:p>
        <text:p text:style-name="P1">1834. 1424234</text:p>
        <text:p text:style-name="P1">1835. 1424242</text:p>
        <text:p text:style-name="P1">1836. 1424243</text:p>
        <text:p text:style-name="P1">1837. 1424244</text:p>
        <text:p text:style-name="P1">1838. 1424322</text:p>
        <text:p text:style-name="P1">1839. 1424323</text:p>
        <text:p text:style-name="P1">1840. 1424324</text:p>
        <text:p text:style-name="P1">1841. 1424332</text:p>
        <text:p text:style-name="P1">1842. 1424333</text:p>
        <text:p text:style-name="P1">1843. 1424334</text:p>
        <text:p text:style-name="P1">1844. 1424342</text:p>
        <text:p text:style-name="P1">1845. 1424343</text:p>
        <text:p text:style-name="P1">1846. 1424344</text:p>
        <text:p text:style-name="P1">1847. 1424422</text:p>
        <text:p text:style-name="P1">1848. 1424423</text:p>
        <text:p text:style-name="P1">1849. 1424424</text:p>
        <text:p text:style-name="P1">1850. 1424432</text:p>
        <text:p text:style-name="P1">1851. 1424433</text:p>
        <text:p text:style-name="P1">1852. 1424434</text:p>
        <text:p text:style-name="P1">1853. 1424442</text:p>
        <text:p text:style-name="P1">1854. 1424443</text:p>
        <text:p text:style-name="P1">1855. 1424444</text:p>
        <text:p text:style-name="P1">1856. 1431432</text:p>
        <text:p text:style-name="P1">1857. 1431433</text:p>
        <text:p text:style-name="P1">1858. 1431434</text:p>
        <text:p text:style-name="P1">1859. 1431442</text:p>
        <text:p text:style-name="P1">1860. 1431443</text:p>
        <text:p text:style-name="P1">1861. 1431444</text:p>
        <text:p text:style-name="P1">1862. 1432144</text:p>
        <text:p text:style-name="P1">1863. 1432222</text:p>
        <text:p text:style-name="P1">1864. 1432223</text:p>
        <text:p text:style-name="P1">1865. 1432224</text:p>
        <text:p text:style-name="P1">1866. 1432232</text:p>
        <text:p text:style-name="P1">1867. 1432233</text:p>
        <text:p text:style-name="P1">1868. 1432234</text:p>
        <text:p text:style-name="P1">1869. 1432242</text:p>
        <text:p text:style-name="P1">1870. 1432243</text:p>
        <text:p text:style-name="P1">1871. 1432244</text:p>
        <text:p text:style-name="P1">1872. 1432322</text:p>
        <text:p text:style-name="P1">1873. 1432323</text:p>
        <text:p text:style-name="P1">1874. 1432324</text:p>
        <text:p text:style-name="P1">1875. 1432332</text:p>
        <text:p text:style-name="P1">1876. 1432333</text:p>
        <text:p text:style-name="P1">1877. 1432334</text:p>
        <text:p text:style-name="P1">1878. 1432342</text:p>
        <text:p text:style-name="P1">1879. 1432343</text:p>
        <text:p text:style-name="P1">1880. 1432344</text:p>
        <text:p text:style-name="P1">1881. 1432422</text:p>
        <text:p text:style-name="P1">1882. 1432423</text:p>
        <text:p text:style-name="P1">1883. 1432424</text:p>
        <text:p text:style-name="P1">1884. 1432432</text:p>
        <text:p text:style-name="P1">1885. 1432433</text:p>
        <text:p text:style-name="P1">1886. 1432434</text:p>
        <text:p text:style-name="P1">1887. 1432442</text:p>
        <text:p text:style-name="P1">1888. 1432443</text:p>
        <text:p text:style-name="P1">1889. 1432444</text:p>
        <text:p text:style-name="P1">1890. 1433144</text:p>
        <text:p text:style-name="P1">1891. 1433222</text:p>
        <text:p text:style-name="P1">1892. 1433223</text:p>
        <text:p text:style-name="P1">1893. 1433224</text:p>
        <text:p text:style-name="P1">1894. 1433232</text:p>
        <text:p text:style-name="P1">1895. 1433233</text:p>
        <text:p text:style-name="P1">1896. 1433234</text:p>
        <text:p text:style-name="P1">1897. 1433242</text:p>
        <text:p text:style-name="P1">1898. 1433243</text:p>
        <text:p text:style-name="P1">1899. 1433244</text:p>
        <text:p text:style-name="P1">1900. 1433322</text:p>
        <text:p text:style-name="P1">1901. 1433323</text:p>
        <text:p text:style-name="P1">1902. 1433324</text:p>
        <text:p text:style-name="P1">1903. 1433332</text:p>
        <text:p text:style-name="P1">1904. 1433333</text:p>
        <text:p text:style-name="P1">1905. 1433334</text:p>
        <text:p text:style-name="P1">1906. 1433342</text:p>
        <text:p text:style-name="P1">1907. 1433343</text:p>
        <text:p text:style-name="P1">1908. 1433344</text:p>
        <text:p text:style-name="P1">1909. 1433422</text:p>
        <text:p text:style-name="P1">1910. 1433423</text:p>
        <text:p text:style-name="P1">1911. 1433424</text:p>
        <text:p text:style-name="P1">1912. 1433432</text:p>
        <text:p text:style-name="P1">1913. 1433433</text:p>
        <text:p text:style-name="P1">1914. 1433434</text:p>
        <text:p text:style-name="P1">1915. 1433442</text:p>
        <text:p text:style-name="P1">1916. 1433443</text:p>
        <text:p text:style-name="P1">1917. 1433444</text:p>
        <text:p text:style-name="P1">1918. 1434144</text:p>
        <text:p text:style-name="P1">1919. 1434222</text:p>
        <text:p text:style-name="P1">1920. 1434223</text:p>
        <text:p text:style-name="P1">1921. 1434224</text:p>
        <text:p text:style-name="P1">1922. 1434232</text:p>
        <text:p text:style-name="P1">1923. 1434233</text:p>
        <text:p text:style-name="P1">1924. 1434234</text:p>
        <text:p text:style-name="P1">1925. 1434242</text:p>
        <text:p text:style-name="P1">1926. 1434243</text:p>
        <text:p text:style-name="P1">1927. 1434244</text:p>
        <text:p text:style-name="P1">1928. 1434322</text:p>
        <text:p text:style-name="P1">1929. 1434323</text:p>
        <text:p text:style-name="P1">1930. 1434324</text:p>
        <text:p text:style-name="P1">1931. 1434332</text:p>
        <text:p text:style-name="P1">1932. 1434333</text:p>
        <text:p text:style-name="P1">1933. 1434334</text:p>
        <text:p text:style-name="P1">1934. 1434342</text:p>
        <text:p text:style-name="P1">1935. 1434343</text:p>
        <text:p text:style-name="P1">1936. 1434344</text:p>
        <text:p text:style-name="P1">1937. 1434422</text:p>
        <text:p text:style-name="P1">1938. 1434423</text:p>
        <text:p text:style-name="P1">1939. 1434424</text:p>
        <text:p text:style-name="P1">1940. 1434432</text:p>
        <text:p text:style-name="P1">1941. 1434433</text:p>
        <text:p text:style-name="P1">1942. 1434434</text:p>
        <text:p text:style-name="P1">1943. 1434442</text:p>
        <text:p text:style-name="P1">1944. 1434443</text:p>
        <text:p text:style-name="P1">1945. 1434444</text:p>
        <text:p text:style-name="P1">1946. 1441442</text:p>
        <text:p text:style-name="P1">1947. 1441443</text:p>
        <text:p text:style-name="P1">1948. 1441444</text:p>
        <text:p text:style-name="P1">1949. 1442222</text:p>
        <text:p text:style-name="P1">1950. 1442223</text:p>
        <text:p text:style-name="P1">1951. 1442224</text:p>
        <text:p text:style-name="P1">1952. 1442232</text:p>
        <text:p text:style-name="P1">1953. 1442233</text:p>
        <text:p text:style-name="P1">1954. 1442234</text:p>
        <text:p text:style-name="P1">1955. 1442242</text:p>
        <text:p text:style-name="P1">1956. 1442243</text:p>
        <text:p text:style-name="P1">1957. 1442244</text:p>
        <text:p text:style-name="P1">1958. 1442322</text:p>
        <text:p text:style-name="P1">1959. 1442323</text:p>
        <text:p text:style-name="P1"><text:soft-page-break/>1960. 1442324</text:p>
        <text:p text:style-name="P1">1961. 1442332</text:p>
        <text:p text:style-name="P1">1962. 1442333</text:p>
        <text:p text:style-name="P1">1963. 1442334</text:p>
        <text:p text:style-name="P1">1964. 1442342</text:p>
        <text:p text:style-name="P1">1965. 1442343</text:p>
        <text:p text:style-name="P1">1966. 1442344</text:p>
        <text:p text:style-name="P1">1967. 1442422</text:p>
        <text:p text:style-name="P1">1968. 1442423</text:p>
        <text:p text:style-name="P1">1969. 1442424</text:p>
        <text:p text:style-name="P1">1970. 1442432</text:p>
        <text:p text:style-name="P1">1971. 1442433</text:p>
        <text:p text:style-name="P1">1972. 1442434</text:p>
        <text:p text:style-name="P1">1973. 1442442</text:p>
        <text:p text:style-name="P1">1974. 1442443</text:p>
        <text:p text:style-name="P1">1975. 1442444</text:p>
        <text:p text:style-name="P1">1976. 1443222</text:p>
        <text:p text:style-name="P1">1977. 1443223</text:p>
        <text:p text:style-name="P1">1978. 1443224</text:p>
        <text:p text:style-name="P1">1979. 1443232</text:p>
        <text:p text:style-name="P1">1980. 1443233</text:p>
        <text:p text:style-name="P1">1981. 1443234</text:p>
        <text:p text:style-name="P1">1982. 1443242</text:p>
        <text:p text:style-name="P1">1983. 1443243</text:p>
        <text:p text:style-name="P1">1984. 1443244</text:p>
        <text:p text:style-name="P1">1985. 1443322</text:p>
        <text:p text:style-name="P1">1986. 1443323</text:p>
        <text:p text:style-name="P1">1987. 1443324</text:p>
        <text:p text:style-name="P1">1988. 1443332</text:p>
        <text:p text:style-name="P1">1989. 1443333</text:p>
        <text:p text:style-name="P1">1990. 1443334</text:p>
        <text:p text:style-name="P1">1991. 1443342</text:p>
        <text:p text:style-name="P1">1992. 1443343</text:p>
        <text:p text:style-name="P1">1993. 1443344</text:p>
        <text:p text:style-name="P1">1994. 1443422</text:p>
        <text:p text:style-name="P1">1995. 1443423</text:p>
        <text:p text:style-name="P1">1996. 1443424</text:p>
        <text:p text:style-name="P1">1997. 1443432</text:p>
        <text:p text:style-name="P1">1998. 1443433</text:p>
        <text:p text:style-name="P1">1999. 1443434</text:p>
        <text:p text:style-name="P1">2000. 1443442</text:p>
        <text:p text:style-name="P1">2001. 1443443</text:p>
        <text:p text:style-name="P1">2002. 1443444</text:p>
        <text:p text:style-name="P1">2003. 1444222</text:p>
        <text:p text:style-name="P1">2004. 1444223</text:p>
        <text:p text:style-name="P1">2005. 1444224</text:p>
        <text:p text:style-name="P1">2006. 1444232</text:p>
        <text:p text:style-name="P1">2007. 1444233</text:p>
        <text:p text:style-name="P1">2008. 1444234</text:p>
        <text:p text:style-name="P1">2009. 1444242</text:p>
        <text:p text:style-name="P1">2010. 1444243</text:p>
        <text:p text:style-name="P1">2011. 1444244</text:p>
        <text:p text:style-name="P1">2012. 1444322</text:p>
        <text:p text:style-name="P1">2013. 1444323</text:p>
        <text:p text:style-name="P1">2014. 1444324</text:p>
        <text:p text:style-name="P1">2015. 1444332</text:p>
        <text:p text:style-name="P1">2016. 1444333</text:p>
        <text:p text:style-name="P1">2017. 1444334</text:p>
        <text:p text:style-name="P1">2018. 1444342</text:p>
        <text:p text:style-name="P1">2019. 1444343</text:p>
        <text:p text:style-name="P1">2020. 1444344</text:p>
        <text:p text:style-name="P1">2021. 1444422</text:p>
        <text:p text:style-name="P1">2022. 1444423</text:p>
        <text:p text:style-name="P1">2023. 1444424</text:p>
        <text:p text:style-name="P1">2024. 1444432</text:p>
        <text:p text:style-name="P1">2025. 1444433</text:p>
        <text:p text:style-name="P1">2026. 1444434</text:p>
        <text:p text:style-name="P1">2027. 1444442</text:p>
        <text:p text:style-name="P1">2028. 1444443</text:p>
        <text:p text:style-name="P1">2029. 1444444</text:p>
        <text:p text:style-name="P1">2030. 2222222</text:p>
        <text:p text:style-name="P1">2031. 2222223</text:p>
        <text:p text:style-name="P1">2032. 2222224</text:p>
        <text:p text:style-name="P1">2033. 2222233</text:p>
        <text:p text:style-name="P1">2034. 2222234</text:p>
        <text:p text:style-name="P1">2035. 2222243</text:p>
        <text:p text:style-name="P1">2036. 2222244</text:p>
        <text:p text:style-name="P1">2037. 2222323</text:p>
        <text:p text:style-name="P1">2038. 2222324</text:p>
        <text:p text:style-name="P1">2039. 2222333</text:p>
        <text:p text:style-name="P1">2040. 2222334</text:p>
        <text:p text:style-name="P1">2041. 2222343</text:p>
        <text:p text:style-name="P1">2042. 2222344</text:p>
        <text:p text:style-name="P1">2043. 2222423</text:p>
        <text:p text:style-name="P1">2044. 2222424</text:p>
        <text:p text:style-name="P1">2045. 2222433</text:p>
        <text:p text:style-name="P1">2046. 2222434</text:p>
        <text:p text:style-name="P1">2047. 2222443</text:p>
        <text:p text:style-name="P1">2048. 2222444</text:p>
        <text:p text:style-name="P1">2049. 2223223</text:p>
        <text:p text:style-name="P1">2050. 2223224</text:p>
        <text:p text:style-name="P1">2051. 2223233</text:p>
        <text:p text:style-name="P1">2052. 2223234</text:p>
        <text:p text:style-name="P1">2053. 2223243</text:p>
        <text:p text:style-name="P1">2054. 2223244</text:p>
        <text:p text:style-name="P1">2055. 2223323</text:p>
        <text:p text:style-name="P1">2056. 2223324</text:p>
        <text:p text:style-name="P1">2057. 2223333</text:p>
        <text:p text:style-name="P1">2058. 2223334</text:p>
        <text:p text:style-name="P1">2059. 2223343</text:p>
        <text:p text:style-name="P1">2060. 2223344</text:p>
        <text:p text:style-name="P1">2061. 2223423</text:p>
        <text:p text:style-name="P1">2062. 2223424</text:p>
        <text:p text:style-name="P1">2063. 2223433</text:p>
        <text:p text:style-name="P1">2064. 2223434</text:p>
        <text:p text:style-name="P1">2065. 2223443</text:p>
        <text:p text:style-name="P1">2066. 2223444</text:p>
        <text:p text:style-name="P1">2067. 2224223</text:p>
        <text:p text:style-name="P1">2068. 2224224</text:p>
        <text:p text:style-name="P1">2069. 2224233</text:p>
        <text:p text:style-name="P1">2070. 2224234</text:p>
        <text:p text:style-name="P1">2071. 2224243</text:p>
        <text:p text:style-name="P1">2072. 2224244</text:p>
        <text:p text:style-name="P1">2073. 2224323</text:p>
        <text:p text:style-name="P1">2074. 2224324</text:p>
        <text:p text:style-name="P1">2075. 2224333</text:p>
        <text:p text:style-name="P1">2076. 2224334</text:p>
        <text:p text:style-name="P1">2077. 2224343</text:p>
        <text:p text:style-name="P1">2078. 2224344</text:p>
        <text:p text:style-name="P1">2079. 2224423</text:p>
        <text:p text:style-name="P1">2080. 2224424</text:p>
        <text:p text:style-name="P1">2081. 2224433</text:p>
        <text:p text:style-name="P1">2082. 2224434</text:p>
        <text:p text:style-name="P1">2083. 2224443</text:p>
        <text:p text:style-name="P1">2084. 2224444</text:p>
        <text:p text:style-name="P1">2085. 2232233</text:p>
        <text:p text:style-name="P1">2086. 2232234</text:p>
        <text:p text:style-name="P1">2087. 2232243</text:p>
        <text:p text:style-name="P1">2088. 2232244</text:p>
        <text:p text:style-name="P1">2089. 2232323</text:p>
        <text:p text:style-name="P1">2090. 2232324</text:p>
        <text:p text:style-name="P1">2091. 2232333</text:p>
        <text:p text:style-name="P1">2092. 2232334</text:p>
        <text:p text:style-name="P1">2093. 2232343</text:p>
        <text:p text:style-name="P1">2094. 2232344</text:p>
        <text:p text:style-name="P1">2095. 2232423</text:p>
        <text:p text:style-name="P1">2096. 2232424</text:p>
        <text:p text:style-name="P1">2097. 2232433</text:p>
        <text:p text:style-name="P1">2098. 2232434</text:p>
        <text:p text:style-name="P1">2099. 2232443</text:p>
        <text:p text:style-name="P1">2100. 2232444</text:p>
        <text:p text:style-name="P1">2101. 2233224</text:p>
        <text:p text:style-name="P1">2102. 2233233</text:p>
        <text:p text:style-name="P1">2103. 2233234</text:p>
        <text:p text:style-name="P1">2104. 2233243</text:p>
        <text:p text:style-name="P1">2105. 2233244</text:p>
        <text:p text:style-name="P1">2106. 2233323</text:p>
        <text:p text:style-name="P1">2107. 2233324</text:p>
        <text:p text:style-name="P1">2108. 2233333</text:p>
        <text:p text:style-name="P1">2109. 2233334</text:p>
        <text:p text:style-name="P1">2110. 2233343</text:p>
        <text:p text:style-name="P1">2111. 2233344</text:p>
        <text:p text:style-name="P1">2112. 2233423</text:p>
        <text:p text:style-name="P1">2113. 2233424</text:p>
        <text:p text:style-name="P1">2114. 2233433</text:p>
        <text:p text:style-name="P1">2115. 2233434</text:p>
        <text:p text:style-name="P1">2116. 2233443</text:p>
        <text:p text:style-name="P1">2117. 2233444</text:p>
        <text:p text:style-name="P1">2118. 2234224</text:p>
        <text:p text:style-name="P1">2119. 2234233</text:p>
        <text:p text:style-name="P1">2120. 2234234</text:p>
        <text:p text:style-name="P1">2121. 2234243</text:p>
        <text:p text:style-name="P1">2122. 2234244</text:p>
        <text:p text:style-name="P1">2123. 2234323</text:p>
        <text:p text:style-name="P1">2124. 2234324</text:p>
        <text:p text:style-name="P1">2125. 2234333</text:p>
        <text:p text:style-name="P1">2126. 2234334</text:p>
        <text:p text:style-name="P1">2127. 2234343</text:p>
        <text:p text:style-name="P1">2128. 2234344</text:p>
        <text:p text:style-name="P1">2129. 2234423</text:p>
        <text:p text:style-name="P1">2130. 2234424</text:p>
        <text:p text:style-name="P1">2131. 2234433</text:p>
        <text:p text:style-name="P1">2132. 2234434</text:p>
        <text:p text:style-name="P1">2133. 2234443</text:p>
        <text:p text:style-name="P1">2134. 2234444</text:p>
        <text:p text:style-name="P1">2135. 2242243</text:p>
        <text:p text:style-name="P1">2136. 2242244</text:p>
        <text:p text:style-name="P1">2137. 2242323</text:p>
        <text:p text:style-name="P1">2138. 2242324</text:p>
        <text:p text:style-name="P1">2139. 2242333</text:p>
        <text:p text:style-name="P1">2140. 2242334</text:p>
        <text:p text:style-name="P1">2141. 2242343</text:p>
        <text:p text:style-name="P1">2142. 2242344</text:p>
        <text:p text:style-name="P1">2143. 2242423</text:p>
        <text:p text:style-name="P1">2144. 2242424</text:p>
        <text:p text:style-name="P1">2145. 2242433</text:p>
        <text:p text:style-name="P1">2146. 2242434</text:p>
        <text:p text:style-name="P1">2147. 2242443</text:p>
        <text:p text:style-name="P1">2148. 2242444</text:p>
        <text:p text:style-name="P1">2149. 2243233</text:p>
        <text:p text:style-name="P1">2150. 2243234</text:p>
        <text:p text:style-name="P1">2151. 2243243</text:p>
        <text:p text:style-name="P1">2152. 2243244</text:p>
        <text:p text:style-name="P1">2153. 2243323</text:p>
        <text:p text:style-name="P1">2154. 2243324</text:p>
        <text:p text:style-name="P1">2155. 2243333</text:p>
        <text:p text:style-name="P1"><text:soft-page-break/>2156. 2243334</text:p>
        <text:p text:style-name="P1">2157. 2243343</text:p>
        <text:p text:style-name="P1">2158. 2243344</text:p>
        <text:p text:style-name="P1">2159. 2243423</text:p>
        <text:p text:style-name="P1">2160. 2243424</text:p>
        <text:p text:style-name="P1">2161. 2243433</text:p>
        <text:p text:style-name="P1">2162. 2243434</text:p>
        <text:p text:style-name="P1">2163. 2243443</text:p>
        <text:p text:style-name="P1">2164. 2243444</text:p>
        <text:p text:style-name="P1">2165. 2244233</text:p>
        <text:p text:style-name="P1">2166. 2244234</text:p>
        <text:p text:style-name="P1">2167. 2244243</text:p>
        <text:p text:style-name="P1">2168. 2244244</text:p>
        <text:p text:style-name="P1">2169. 2244323</text:p>
        <text:p text:style-name="P1">2170. 2244324</text:p>
        <text:p text:style-name="P1">2171. 2244333</text:p>
        <text:p text:style-name="P1">2172. 2244334</text:p>
        <text:p text:style-name="P1">2173. 2244343</text:p>
        <text:p text:style-name="P1">2174. 2244344</text:p>
        <text:p text:style-name="P1">2175. 2244423</text:p>
        <text:p text:style-name="P1">2176. 2244424</text:p>
        <text:p text:style-name="P1">2177. 2244433</text:p>
        <text:p text:style-name="P1">2178. 2244434</text:p>
        <text:p text:style-name="P1">2179. 2244443</text:p>
        <text:p text:style-name="P1">2180. 2244444</text:p>
        <text:p text:style-name="P1">2181. 2323233</text:p>
        <text:p text:style-name="P1">2182. 2323234</text:p>
        <text:p text:style-name="P1">2183. 2323243</text:p>
        <text:p text:style-name="P1">2184. 2323244</text:p>
        <text:p text:style-name="P1">2185. 2323324</text:p>
        <text:p text:style-name="P1">2186. 2323333</text:p>
        <text:p text:style-name="P1">2187. 2323334</text:p>
        <text:p text:style-name="P1">2188. 2323343</text:p>
        <text:p text:style-name="P1">2189. 2323344</text:p>
        <text:p text:style-name="P1">2190. 2323424</text:p>
        <text:p text:style-name="P1">2191. 2323433</text:p>
        <text:p text:style-name="P1">2192. 2323434</text:p>
        <text:p text:style-name="P1">2193. 2323443</text:p>
        <text:p text:style-name="P1">2194. 2323444</text:p>
        <text:p text:style-name="P1">2195. 2324233</text:p>
        <text:p text:style-name="P1">2196. 2324234</text:p>
        <text:p text:style-name="P1">2197. 2324243</text:p>
        <text:p text:style-name="P1">2198. 2324244</text:p>
        <text:p text:style-name="P1">2199. 2324324</text:p>
        <text:p text:style-name="P1">2200. 2324333</text:p>
        <text:p text:style-name="P1">2201. 2324334</text:p>
        <text:p text:style-name="P1">2202. 2324343</text:p>
        <text:p text:style-name="P1">2203. 2324344</text:p>
        <text:p text:style-name="P1">2204. 2324424</text:p>
        <text:p text:style-name="P1">2205. 2324433</text:p>
        <text:p text:style-name="P1">2206. 2324434</text:p>
        <text:p text:style-name="P1">2207. 2324443</text:p>
        <text:p text:style-name="P1">2208. 2324444</text:p>
        <text:p text:style-name="P1">2209. 2332333</text:p>
        <text:p text:style-name="P1">2210. 2332334</text:p>
        <text:p text:style-name="P1">2211. 2332343</text:p>
        <text:p text:style-name="P1">2212. 2332344</text:p>
        <text:p text:style-name="P1">2213. 2332424</text:p>
        <text:p text:style-name="P1">2214. 2332433</text:p>
        <text:p text:style-name="P1">2215. 2332434</text:p>
        <text:p text:style-name="P1">2216. 2332443</text:p>
        <text:p text:style-name="P1">2217. 2332444</text:p>
        <text:p text:style-name="P1">2218. 2333234</text:p>
        <text:p text:style-name="P1">2219. 2333243</text:p>
        <text:p text:style-name="P1">2220. 2333244</text:p>
        <text:p text:style-name="P1">2221. 2333324</text:p>
        <text:p text:style-name="P1">2222. 2333333</text:p>
        <text:p text:style-name="P1">2223. 2333334</text:p>
        <text:p text:style-name="P1">2224. 2333343</text:p>
        <text:p text:style-name="P1">2225. 2333344</text:p>
        <text:p text:style-name="P1">2226. 2333424</text:p>
        <text:p text:style-name="P1">2227. 2333433</text:p>
        <text:p text:style-name="P1">2228. 2333434</text:p>
        <text:p text:style-name="P1">2229. 2333443</text:p>
        <text:p text:style-name="P1">2230. 2333444</text:p>
        <text:p text:style-name="P1">2231. 2334234</text:p>
        <text:p text:style-name="P1">2232. 2334243</text:p>
        <text:p text:style-name="P1">2233. 2334244</text:p>
        <text:p text:style-name="P1">2234. 2334324</text:p>
        <text:p text:style-name="P1">2235. 2334333</text:p>
        <text:p text:style-name="P1">2236. 2334334</text:p>
        <text:p text:style-name="P1">2237. 2334343</text:p>
        <text:p text:style-name="P1">2238. 2334344</text:p>
        <text:p text:style-name="P1">2239. 2334424</text:p>
        <text:p text:style-name="P1">2240. 2334433</text:p>
        <text:p text:style-name="P1">2241. 2334434</text:p>
        <text:p text:style-name="P1">2242. 2334443</text:p>
        <text:p text:style-name="P1">2243. 2334444</text:p>
        <text:p text:style-name="P1">2244. 2342343</text:p>
        <text:p text:style-name="P1">2245. 2342344</text:p>
        <text:p text:style-name="P1">2246. 2342424</text:p>
        <text:p text:style-name="P1">2247. 2342433</text:p>
        <text:p text:style-name="P1">2248. 2342434</text:p>
        <text:p text:style-name="P1">2249. 2342443</text:p>
        <text:p text:style-name="P1">2250. 2342444</text:p>
        <text:p text:style-name="P1">2251. 2343243</text:p>
        <text:p text:style-name="P1">2252. 2343244</text:p>
        <text:p text:style-name="P1">2253. 2343324</text:p>
        <text:p text:style-name="P1">2254. 2343333</text:p>
        <text:p text:style-name="P1">2255. 2343334</text:p>
        <text:p text:style-name="P1">2256. 2343343</text:p>
        <text:p text:style-name="P1">2257. 2343344</text:p>
        <text:p text:style-name="P1">2258. 2343424</text:p>
        <text:p text:style-name="P1">2259. 2343433</text:p>
        <text:p text:style-name="P1">2260. 2343434</text:p>
        <text:p text:style-name="P1">2261. 2343443</text:p>
        <text:p text:style-name="P1">2262. 2343444</text:p>
        <text:p text:style-name="P1">2263. 2344243</text:p>
        <text:p text:style-name="P1">2264. 2344244</text:p>
        <text:p text:style-name="P1">2265. 2344324</text:p>
        <text:p text:style-name="P1">2266. 2344333</text:p>
        <text:p text:style-name="P1">2267. 2344334</text:p>
        <text:p text:style-name="P1">2268. 2344343</text:p>
        <text:p text:style-name="P1">2269. 2344344</text:p>
        <text:p text:style-name="P1">2270. 2344424</text:p>
        <text:p text:style-name="P1">2271. 2344433</text:p>
        <text:p text:style-name="P1">2272. 2344434</text:p>
        <text:p text:style-name="P1">2273. 2344443</text:p>
        <text:p text:style-name="P1">2274. 2344444</text:p>
        <text:p text:style-name="P1">2275. 2424243</text:p>
        <text:p text:style-name="P1">2276. 2424244</text:p>
        <text:p text:style-name="P1">2277. 2424333</text:p>
        <text:p text:style-name="P1">2278. 2424334</text:p>
        <text:p text:style-name="P1">2279. 2424343</text:p>
        <text:p text:style-name="P1">2280. 2424344</text:p>
        <text:p text:style-name="P1">2281. 2424433</text:p>
        <text:p text:style-name="P1">2282. 2424434</text:p>
        <text:p text:style-name="P1">2283. 2424443</text:p>
        <text:p text:style-name="P1">2284. 2424444</text:p>
        <text:p text:style-name="P1">2285. 2432433</text:p>
        <text:p text:style-name="P1">2286. 2432434</text:p>
        <text:p text:style-name="P1">2287. 2432443</text:p>
        <text:p text:style-name="P1">2288. 2432444</text:p>
        <text:p text:style-name="P1">2289. 2433244</text:p>
        <text:p text:style-name="P1">2290. 2433333</text:p>
        <text:p text:style-name="P1">2291. 2433334</text:p>
        <text:p text:style-name="P1">2292. 2433343</text:p>
        <text:p text:style-name="P1">2293. 2433344</text:p>
        <text:p text:style-name="P1">2294. 2433433</text:p>
        <text:p text:style-name="P1">2295. 2433434</text:p>
        <text:p text:style-name="P1">2296. 2433443</text:p>
        <text:p text:style-name="P1">2297. 2433444</text:p>
        <text:p text:style-name="P1">2298. 2434244</text:p>
        <text:p text:style-name="P1">2299. 2434333</text:p>
        <text:p text:style-name="P1">2300. 2434334</text:p>
        <text:p text:style-name="P1">2301. 2434343</text:p>
        <text:p text:style-name="P1">2302. 2434344</text:p>
        <text:p text:style-name="P1">2303. 2434433</text:p>
        <text:p text:style-name="P1">2304. 2434434</text:p>
        <text:p text:style-name="P1">2305. 2434443</text:p>
        <text:p text:style-name="P1">2306. 2434444</text:p>
        <text:p text:style-name="P1">2307. 2442443</text:p>
        <text:p text:style-name="P1">2308. 2442444</text:p>
        <text:p text:style-name="P1">2309. 2443333</text:p>
        <text:p text:style-name="P1">2310. 2443334</text:p>
        <text:p text:style-name="P1">2311. 2443343</text:p>
        <text:p text:style-name="P1">2312. 2443344</text:p>
        <text:p text:style-name="P1">2313. 2443433</text:p>
        <text:p text:style-name="P1">2314. 2443434</text:p>
        <text:p text:style-name="P1">2315. 2443443</text:p>
        <text:p text:style-name="P1">2316. 2443444</text:p>
        <text:p text:style-name="P1">2317. 2444333</text:p>
        <text:p text:style-name="P1">2318. 2444334</text:p>
        <text:p text:style-name="P1">2319. 2444343</text:p>
        <text:p text:style-name="P1">2320. 2444344</text:p>
        <text:p text:style-name="P1">2321. 2444433</text:p>
        <text:p text:style-name="P1">2322. 2444434</text:p>
        <text:p text:style-name="P1">2323. 2444443</text:p>
        <text:p text:style-name="P1">2324. 2444444</text:p>
        <text:p text:style-name="P1">2325. 3333333</text:p>
        <text:p text:style-name="P1">2326. 3333334</text:p>
        <text:p text:style-name="P1">2327. 3333344</text:p>
        <text:p text:style-name="P1">2328. 3333434</text:p>
        <text:p text:style-name="P1">2329. 3333444</text:p>
        <text:p text:style-name="P1">2330. 3334334</text:p>
        <text:p text:style-name="P1">2331. 3334344</text:p>
        <text:p text:style-name="P1">2332. 3334434</text:p>
        <text:p text:style-name="P1">2333. 3334444</text:p>
        <text:p text:style-name="P1">2334. 3343344</text:p>
        <text:p text:style-name="P1">2335. 3343434</text:p>
        <text:p text:style-name="P1">2336. 3343444</text:p>
        <text:p text:style-name="P1">2337. 3344344</text:p>
        <text:p text:style-name="P1">2338. 3344434</text:p>
        <text:p text:style-name="P1">2339. 3344444</text:p>
        <text:p text:style-name="P1">2340. 3434344</text:p>
        <text:p text:style-name="P1">2341. 3434444</text:p>
        <text:p text:style-name="P1">2342. 3443444</text:p>
        <text:p text:style-name="P1">2343. 3444444</text:p>
        <text:p text:style-name="P1">2344. 4444444</text:p>
        <text:p text:style-name="P1"/>
        <text:p text:style-name="P1">Use All Four Mallets</text:p>
        <text:p text:style-name="P1">1. 1111234</text:p>
        <text:p text:style-name="P1">2. 1111243</text:p>
        <text:p text:style-name="P1">3. 1111324</text:p>
        <text:p text:style-name="P1">4. 1111342</text:p>
        <text:p text:style-name="P1"><text:soft-page-break/>5. 1111423</text:p>
        <text:p text:style-name="P1">6. 1111432</text:p>
        <text:p text:style-name="P1">7. 1112134</text:p>
        <text:p text:style-name="P1">8. 1112143</text:p>
        <text:p text:style-name="P1">9. 1112234</text:p>
        <text:p text:style-name="P1">10. 1112243</text:p>
        <text:p text:style-name="P1">11. 1112314</text:p>
        <text:p text:style-name="P1">12. 1112324</text:p>
        <text:p text:style-name="P1">13. 1112334</text:p>
        <text:p text:style-name="P1">14. 1112341</text:p>
        <text:p text:style-name="P1">15. 1112342</text:p>
        <text:p text:style-name="P1">16. 1112343</text:p>
        <text:p text:style-name="P1">17. 1112344</text:p>
        <text:p text:style-name="P1">18. 1112413</text:p>
        <text:p text:style-name="P1">19. 1112423</text:p>
        <text:p text:style-name="P1">20. 1112431</text:p>
        <text:p text:style-name="P1">21. 1112432</text:p>
        <text:p text:style-name="P1">22. 1112433</text:p>
        <text:p text:style-name="P1">23. 1112434</text:p>
        <text:p text:style-name="P1">24. 1112443</text:p>
        <text:p text:style-name="P1">25. 1113124</text:p>
        <text:p text:style-name="P1">26. 1113142</text:p>
        <text:p text:style-name="P1">27. 1113214</text:p>
        <text:p text:style-name="P1">28. 1113224</text:p>
        <text:p text:style-name="P1">29. 1113234</text:p>
        <text:p text:style-name="P1">30. 1113241</text:p>
        <text:p text:style-name="P1">31. 1113242</text:p>
        <text:p text:style-name="P1">32. 1113243</text:p>
        <text:p text:style-name="P1">33. 1113244</text:p>
        <text:p text:style-name="P1">34. 1113324</text:p>
        <text:p text:style-name="P1">35. 1113342</text:p>
        <text:p text:style-name="P1">36. 1113412</text:p>
        <text:p text:style-name="P1">37. 1113421</text:p>
        <text:p text:style-name="P1">38. 1113422</text:p>
        <text:p text:style-name="P1">39. 1113423</text:p>
        <text:p text:style-name="P1">40. 1113424</text:p>
        <text:p text:style-name="P1">41. 1113432</text:p>
        <text:p text:style-name="P1">42. 1113442</text:p>
        <text:p text:style-name="P1">43. 1114123</text:p>
        <text:p text:style-name="P1">44. 1114132</text:p>
        <text:p text:style-name="P1">45. 1114213</text:p>
        <text:p text:style-name="P1">46. 1114223</text:p>
        <text:p text:style-name="P1">47. 1114231</text:p>
        <text:p text:style-name="P1">48. 1114232</text:p>
        <text:p text:style-name="P1">49. 1114233</text:p>
        <text:p text:style-name="P1">50. 1114234</text:p>
        <text:p text:style-name="P1">51. 1114243</text:p>
        <text:p text:style-name="P1">52. 1114312</text:p>
        <text:p text:style-name="P1">53. 1114321</text:p>
        <text:p text:style-name="P1">54. 1114322</text:p>
        <text:p text:style-name="P1">55. 1114323</text:p>
        <text:p text:style-name="P1">56. 1114324</text:p>
        <text:p text:style-name="P1">57. 1114332</text:p>
        <text:p text:style-name="P1">58. 1114342</text:p>
        <text:p text:style-name="P1">59. 1114423</text:p>
        <text:p text:style-name="P1">60. 1114432</text:p>
        <text:p text:style-name="P1">61. 1121134</text:p>
        <text:p text:style-name="P1">62. 1121143</text:p>
        <text:p text:style-name="P1">63. 1121234</text:p>
        <text:p text:style-name="P1">64. 1121243</text:p>
        <text:p text:style-name="P1">65. 1121314</text:p>
        <text:p text:style-name="P1">66. 1121324</text:p>
        <text:p text:style-name="P1">67. 1121334</text:p>
        <text:p text:style-name="P1">68. 1121341</text:p>
        <text:p text:style-name="P1">69. 1121342</text:p>
        <text:p text:style-name="P1">70. 1121343</text:p>
        <text:p text:style-name="P1">71. 1121344</text:p>
        <text:p text:style-name="P1">72. 1121413</text:p>
        <text:p text:style-name="P1">73. 1121423</text:p>
        <text:p text:style-name="P1">74. 1121431</text:p>
        <text:p text:style-name="P1">75. 1121432</text:p>
        <text:p text:style-name="P1">76. 1121433</text:p>
        <text:p text:style-name="P1">77. 1121434</text:p>
        <text:p text:style-name="P1">78. 1121443</text:p>
        <text:p text:style-name="P1">79. 1122134</text:p>
        <text:p text:style-name="P1">80. 1122143</text:p>
        <text:p text:style-name="P1">81. 1122234</text:p>
        <text:p text:style-name="P1">82. 1122243</text:p>
        <text:p text:style-name="P1">83. 1122314</text:p>
        <text:p text:style-name="P1">84. 1122324</text:p>
        <text:p text:style-name="P1">85. 1122334</text:p>
        <text:p text:style-name="P1">86. 1122341</text:p>
        <text:p text:style-name="P1">87. 1122342</text:p>
        <text:p text:style-name="P1">88. 1122343</text:p>
        <text:p text:style-name="P1">89. 1122344</text:p>
        <text:p text:style-name="P1">90. 1122413</text:p>
        <text:p text:style-name="P1">91. 1122423</text:p>
        <text:p text:style-name="P1">92. 1122431</text:p>
        <text:p text:style-name="P1">93. 1122432</text:p>
        <text:p text:style-name="P1">94. 1122433</text:p>
        <text:p text:style-name="P1">95. 1122434</text:p>
        <text:p text:style-name="P1">96. 1122443</text:p>
        <text:p text:style-name="P1">97. 1123114</text:p>
        <text:p text:style-name="P1">98. 1123124</text:p>
        <text:p text:style-name="P1">99. 1123134</text:p>
        <text:p text:style-name="P1">100. 1123141</text:p>
        <text:p text:style-name="P1">101. 1123142</text:p>
        <text:p text:style-name="P1">102. 1123143</text:p>
        <text:p text:style-name="P1">103. 1123144</text:p>
        <text:p text:style-name="P1">104. 1123214</text:p>
        <text:p text:style-name="P1">105. 1123224</text:p>
        <text:p text:style-name="P1">106. 1123234</text:p>
        <text:p text:style-name="P1">107. 1123241</text:p>
        <text:p text:style-name="P1">108. 1123242</text:p>
        <text:p text:style-name="P1">109. 1123243</text:p>
        <text:p text:style-name="P1">110. 1123244</text:p>
        <text:p text:style-name="P1">111. 1123314</text:p>
        <text:p text:style-name="P1">112. 1123324</text:p>
        <text:p text:style-name="P1">113. 1123334</text:p>
        <text:p text:style-name="P1">114. 1123341</text:p>
        <text:p text:style-name="P1">115. 1123342</text:p>
        <text:p text:style-name="P1">116. 1123343</text:p>
        <text:p text:style-name="P1">117. 1123344</text:p>
        <text:p text:style-name="P1">118. 1123411</text:p>
        <text:p text:style-name="P1">119. 1123412</text:p>
        <text:p text:style-name="P1">120. 1123413</text:p>
        <text:p text:style-name="P1">121. 1123414</text:p>
        <text:p text:style-name="P1">122. 1123421</text:p>
        <text:p text:style-name="P1">123. 1123422</text:p>
        <text:p text:style-name="P1">124. 1123423</text:p>
        <text:p text:style-name="P1">125. 1123424</text:p>
        <text:p text:style-name="P1">126. 1123431</text:p>
        <text:p text:style-name="P1">127. 1123432</text:p>
        <text:p text:style-name="P1">128. 1123433</text:p>
        <text:p text:style-name="P1">129. 1123434</text:p>
        <text:p text:style-name="P1">130. 1123441</text:p>
        <text:p text:style-name="P1">131. 1123442</text:p>
        <text:p text:style-name="P1">132. 1123443</text:p>
        <text:p text:style-name="P1">133. 1123444</text:p>
        <text:p text:style-name="P1">134. 1124113</text:p>
        <text:p text:style-name="P1">135. 1124123</text:p>
        <text:p text:style-name="P1">136. 1124131</text:p>
        <text:p text:style-name="P1">137. 1124132</text:p>
        <text:p text:style-name="P1">138. 1124133</text:p>
        <text:p text:style-name="P1">139. 1124134</text:p>
        <text:p text:style-name="P1">140. 1124143</text:p>
        <text:p text:style-name="P1">141. 1124213</text:p>
        <text:p text:style-name="P1">142. 1124223</text:p>
        <text:p text:style-name="P1">143. 1124231</text:p>
        <text:p text:style-name="P1">144. 1124232</text:p>
        <text:p text:style-name="P1">145. 1124233</text:p>
        <text:p text:style-name="P1">146. 1124234</text:p>
        <text:p text:style-name="P1">147. 1124243</text:p>
        <text:p text:style-name="P1">148. 1124311</text:p>
        <text:p text:style-name="P1">149. 1124312</text:p>
        <text:p text:style-name="P1">150. 1124313</text:p>
        <text:p text:style-name="P1">151. 1124314</text:p>
        <text:p text:style-name="P1">152. 1124321</text:p>
        <text:p text:style-name="P1">153. 1124322</text:p>
        <text:p text:style-name="P1">154. 1124323</text:p>
        <text:p text:style-name="P1">155. 1124324</text:p>
        <text:p text:style-name="P1">156. 1124331</text:p>
        <text:p text:style-name="P1">157. 1124332</text:p>
        <text:p text:style-name="P1">158. 1124333</text:p>
        <text:p text:style-name="P1">159. 1124334</text:p>
        <text:p text:style-name="P1">160. 1124341</text:p>
        <text:p text:style-name="P1">161. 1124342</text:p>
        <text:p text:style-name="P1">162. 1124343</text:p>
        <text:p text:style-name="P1">163. 1124344</text:p>
        <text:p text:style-name="P1">164. 1124413</text:p>
        <text:p text:style-name="P1">165. 1124423</text:p>
        <text:p text:style-name="P1">166. 1124431</text:p>
        <text:p text:style-name="P1">167. 1124432</text:p>
        <text:p text:style-name="P1">168. 1124433</text:p>
        <text:p text:style-name="P1">169. 1124434</text:p>
        <text:p text:style-name="P1">170. 1124443</text:p>
        <text:p text:style-name="P1">171. 1131124</text:p>
        <text:p text:style-name="P1">172. 1131142</text:p>
        <text:p text:style-name="P1">173. 1131214</text:p>
        <text:p text:style-name="P1">174. 1131224</text:p>
        <text:p text:style-name="P1">175. 1131234</text:p>
        <text:p text:style-name="P1">176. 1131241</text:p>
        <text:p text:style-name="P1">177. 1131242</text:p>
        <text:p text:style-name="P1">178. 1131243</text:p>
        <text:p text:style-name="P1">179. 1131244</text:p>
        <text:p text:style-name="P1">180. 1131324</text:p>
        <text:p text:style-name="P1">181. 1131342</text:p>
        <text:p text:style-name="P1">182. 1131412</text:p>
        <text:p text:style-name="P1">183. 1131421</text:p>
        <text:p text:style-name="P1">184. 1131422</text:p>
        <text:p text:style-name="P1">185. 1131423</text:p>
        <text:p text:style-name="P1">186. 1131424</text:p>
        <text:p text:style-name="P1">187. 1131432</text:p>
        <text:p text:style-name="P1">188. 1131442</text:p>
        <text:p text:style-name="P1">189. 1132114</text:p>
        <text:p text:style-name="P1">190. 1132124</text:p>
        <text:p text:style-name="P1">191. 1132134</text:p>
        <text:p text:style-name="P1">192. 1132141</text:p>
        <text:p text:style-name="P1">193. 1132142</text:p>
        <text:p text:style-name="P1">194. 1132143</text:p>
        <text:p text:style-name="P1">195. 1132144</text:p>
        <text:p text:style-name="P1">196. 1132214</text:p>
        <text:p text:style-name="P1">197. 1132224</text:p>
        <text:p text:style-name="P1">198. 1132234</text:p>
        <text:p text:style-name="P1">199. 1132241</text:p>
        <text:p text:style-name="P1">200. 1132242</text:p>
        <text:p text:style-name="P1"><text:soft-page-break/>201. 1132243</text:p>
        <text:p text:style-name="P1">202. 1132244</text:p>
        <text:p text:style-name="P1">203. 1132314</text:p>
        <text:p text:style-name="P1">204. 1132324</text:p>
        <text:p text:style-name="P1">205. 1132334</text:p>
        <text:p text:style-name="P1">206. 1132341</text:p>
        <text:p text:style-name="P1">207. 1132342</text:p>
        <text:p text:style-name="P1">208. 1132343</text:p>
        <text:p text:style-name="P1">209. 1132344</text:p>
        <text:p text:style-name="P1">210. 1132411</text:p>
        <text:p text:style-name="P1">211. 1132412</text:p>
        <text:p text:style-name="P1">212. 1132413</text:p>
        <text:p text:style-name="P1">213. 1132414</text:p>
        <text:p text:style-name="P1">214. 1132421</text:p>
        <text:p text:style-name="P1">215. 1132422</text:p>
        <text:p text:style-name="P1">216. 1132423</text:p>
        <text:p text:style-name="P1">217. 1132424</text:p>
        <text:p text:style-name="P1">218. 1132431</text:p>
        <text:p text:style-name="P1">219. 1132432</text:p>
        <text:p text:style-name="P1">220. 1132433</text:p>
        <text:p text:style-name="P1">221. 1132434</text:p>
        <text:p text:style-name="P1">222. 1132441</text:p>
        <text:p text:style-name="P1">223. 1132442</text:p>
        <text:p text:style-name="P1">224. 1132443</text:p>
        <text:p text:style-name="P1">225. 1132444</text:p>
        <text:p text:style-name="P1">226. 1133124</text:p>
        <text:p text:style-name="P1">227. 1133142</text:p>
        <text:p text:style-name="P1">228. 1133214</text:p>
        <text:p text:style-name="P1">229. 1133224</text:p>
        <text:p text:style-name="P1">230. 1133234</text:p>
        <text:p text:style-name="P1">231. 1133241</text:p>
        <text:p text:style-name="P1">232. 1133242</text:p>
        <text:p text:style-name="P1">233. 1133243</text:p>
        <text:p text:style-name="P1">234. 1133244</text:p>
        <text:p text:style-name="P1">235. 1133324</text:p>
        <text:p text:style-name="P1">236. 1133342</text:p>
        <text:p text:style-name="P1">237. 1133412</text:p>
        <text:p text:style-name="P1">238. 1133421</text:p>
        <text:p text:style-name="P1">239. 1133422</text:p>
        <text:p text:style-name="P1">240. 1133423</text:p>
        <text:p text:style-name="P1">241. 1133424</text:p>
        <text:p text:style-name="P1">242. 1133432</text:p>
        <text:p text:style-name="P1">243. 1133442</text:p>
        <text:p text:style-name="P1">244. 1134112</text:p>
        <text:p text:style-name="P1">245. 1134121</text:p>
        <text:p text:style-name="P1">246. 1134122</text:p>
        <text:p text:style-name="P1">247. 1134123</text:p>
        <text:p text:style-name="P1">248. 1134124</text:p>
        <text:p text:style-name="P1">249. 1134132</text:p>
        <text:p text:style-name="P1">250. 1134142</text:p>
        <text:p text:style-name="P1">251. 1134211</text:p>
        <text:p text:style-name="P1">252. 1134212</text:p>
        <text:p text:style-name="P1">253. 1134213</text:p>
        <text:p text:style-name="P1">254. 1134214</text:p>
        <text:p text:style-name="P1">255. 1134221</text:p>
        <text:p text:style-name="P1">256. 1134222</text:p>
        <text:p text:style-name="P1">257. 1134223</text:p>
        <text:p text:style-name="P1">258. 1134224</text:p>
        <text:p text:style-name="P1">259. 1134231</text:p>
        <text:p text:style-name="P1">260. 1134232</text:p>
        <text:p text:style-name="P1">261. 1134233</text:p>
        <text:p text:style-name="P1">262. 1134234</text:p>
        <text:p text:style-name="P1">263. 1134241</text:p>
        <text:p text:style-name="P1">264. 1134242</text:p>
        <text:p text:style-name="P1">265. 1134243</text:p>
        <text:p text:style-name="P1">266. 1134244</text:p>
        <text:p text:style-name="P1">267. 1134312</text:p>
        <text:p text:style-name="P1">268. 1134321</text:p>
        <text:p text:style-name="P1">269. 1134322</text:p>
        <text:p text:style-name="P1">270. 1134323</text:p>
        <text:p text:style-name="P1">271. 1134324</text:p>
        <text:p text:style-name="P1">272. 1134332</text:p>
        <text:p text:style-name="P1">273. 1134342</text:p>
        <text:p text:style-name="P1">274. 1134412</text:p>
        <text:p text:style-name="P1">275. 1134421</text:p>
        <text:p text:style-name="P1">276. 1134422</text:p>
        <text:p text:style-name="P1">277. 1134423</text:p>
        <text:p text:style-name="P1">278. 1134424</text:p>
        <text:p text:style-name="P1">279. 1134432</text:p>
        <text:p text:style-name="P1">280. 1134442</text:p>
        <text:p text:style-name="P1">281. 1141123</text:p>
        <text:p text:style-name="P1">282. 1141132</text:p>
        <text:p text:style-name="P1">283. 1141213</text:p>
        <text:p text:style-name="P1">284. 1141223</text:p>
        <text:p text:style-name="P1">285. 1141231</text:p>
        <text:p text:style-name="P1">286. 1141232</text:p>
        <text:p text:style-name="P1">287. 1141233</text:p>
        <text:p text:style-name="P1">288. 1141234</text:p>
        <text:p text:style-name="P1">289. 1141243</text:p>
        <text:p text:style-name="P1">290. 1141312</text:p>
        <text:p text:style-name="P1">291. 1141321</text:p>
        <text:p text:style-name="P1">292. 1141322</text:p>
        <text:p text:style-name="P1">293. 1141323</text:p>
        <text:p text:style-name="P1">294. 1141324</text:p>
        <text:p text:style-name="P1">295. 1141332</text:p>
        <text:p text:style-name="P1">296. 1141342</text:p>
        <text:p text:style-name="P1">297. 1141423</text:p>
        <text:p text:style-name="P1">298. 1141432</text:p>
        <text:p text:style-name="P1">299. 1142113</text:p>
        <text:p text:style-name="P1">300. 1142123</text:p>
        <text:p text:style-name="P1">301. 1142131</text:p>
        <text:p text:style-name="P1">302. 1142132</text:p>
        <text:p text:style-name="P1">303. 1142133</text:p>
        <text:p text:style-name="P1">304. 1142134</text:p>
        <text:p text:style-name="P1">305. 1142143</text:p>
        <text:p text:style-name="P1">306. 1142213</text:p>
        <text:p text:style-name="P1">307. 1142223</text:p>
        <text:p text:style-name="P1">308. 1142231</text:p>
        <text:p text:style-name="P1">309. 1142232</text:p>
        <text:p text:style-name="P1">310. 1142233</text:p>
        <text:p text:style-name="P1">311. 1142234</text:p>
        <text:p text:style-name="P1">312. 1142243</text:p>
        <text:p text:style-name="P1">313. 1142311</text:p>
        <text:p text:style-name="P1">314. 1142312</text:p>
        <text:p text:style-name="P1">315. 1142313</text:p>
        <text:p text:style-name="P1">316. 1142314</text:p>
        <text:p text:style-name="P1">317. 1142321</text:p>
        <text:p text:style-name="P1">318. 1142322</text:p>
        <text:p text:style-name="P1">319. 1142323</text:p>
        <text:p text:style-name="P1">320. 1142324</text:p>
        <text:p text:style-name="P1">321. 1142331</text:p>
        <text:p text:style-name="P1">322. 1142332</text:p>
        <text:p text:style-name="P1">323. 1142333</text:p>
        <text:p text:style-name="P1">324. 1142334</text:p>
        <text:p text:style-name="P1">325. 1142341</text:p>
        <text:p text:style-name="P1">326. 1142342</text:p>
        <text:p text:style-name="P1">327. 1142343</text:p>
        <text:p text:style-name="P1">328. 1142344</text:p>
        <text:p text:style-name="P1">329. 1142413</text:p>
        <text:p text:style-name="P1">330. 1142423</text:p>
        <text:p text:style-name="P1">331. 1142431</text:p>
        <text:p text:style-name="P1">332. 1142432</text:p>
        <text:p text:style-name="P1">333. 1142433</text:p>
        <text:p text:style-name="P1">334. 1142434</text:p>
        <text:p text:style-name="P1">335. 1142443</text:p>
        <text:p text:style-name="P1">336. 1143112</text:p>
        <text:p text:style-name="P1">337. 1143121</text:p>
        <text:p text:style-name="P1">338. 1143122</text:p>
        <text:p text:style-name="P1">339. 1143123</text:p>
        <text:p text:style-name="P1">340. 1143124</text:p>
        <text:p text:style-name="P1">341. 1143132</text:p>
        <text:p text:style-name="P1">342. 1143142</text:p>
        <text:p text:style-name="P1">343. 1143211</text:p>
        <text:p text:style-name="P1">344. 1143212</text:p>
        <text:p text:style-name="P1">345. 1143213</text:p>
        <text:p text:style-name="P1">346. 1143214</text:p>
        <text:p text:style-name="P1">347. 1143221</text:p>
        <text:p text:style-name="P1">348. 1143222</text:p>
        <text:p text:style-name="P1">349. 1143223</text:p>
        <text:p text:style-name="P1">350. 1143224</text:p>
        <text:p text:style-name="P1">351. 1143231</text:p>
        <text:p text:style-name="P1">352. 1143232</text:p>
        <text:p text:style-name="P1">353. 1143233</text:p>
        <text:p text:style-name="P1">354. 1143234</text:p>
        <text:p text:style-name="P1">355. 1143241</text:p>
        <text:p text:style-name="P1">356. 1143242</text:p>
        <text:p text:style-name="P1">357. 1143243</text:p>
        <text:p text:style-name="P1">358. 1143244</text:p>
        <text:p text:style-name="P1">359. 1143312</text:p>
        <text:p text:style-name="P1">360. 1143321</text:p>
        <text:p text:style-name="P1">361. 1143322</text:p>
        <text:p text:style-name="P1">362. 1143323</text:p>
        <text:p text:style-name="P1">363. 1143324</text:p>
        <text:p text:style-name="P1">364. 1143332</text:p>
        <text:p text:style-name="P1">365. 1143342</text:p>
        <text:p text:style-name="P1">366. 1143412</text:p>
        <text:p text:style-name="P1">367. 1143421</text:p>
        <text:p text:style-name="P1">368. 1143422</text:p>
        <text:p text:style-name="P1">369. 1143423</text:p>
        <text:p text:style-name="P1">370. 1143424</text:p>
        <text:p text:style-name="P1">371. 1143432</text:p>
        <text:p text:style-name="P1">372. 1143442</text:p>
        <text:p text:style-name="P1">373. 1144123</text:p>
        <text:p text:style-name="P1">374. 1144132</text:p>
        <text:p text:style-name="P1">375. 1144213</text:p>
        <text:p text:style-name="P1">376. 1144223</text:p>
        <text:p text:style-name="P1">377. 1144231</text:p>
        <text:p text:style-name="P1">378. 1144232</text:p>
        <text:p text:style-name="P1">379. 1144233</text:p>
        <text:p text:style-name="P1">380. 1144234</text:p>
        <text:p text:style-name="P1">381. 1144243</text:p>
        <text:p text:style-name="P1">382. 1144312</text:p>
        <text:p text:style-name="P1">383. 1144321</text:p>
        <text:p text:style-name="P1">384. 1144322</text:p>
        <text:p text:style-name="P1">385. 1144323</text:p>
        <text:p text:style-name="P1">386. 1144324</text:p>
        <text:p text:style-name="P1">387. 1144332</text:p>
        <text:p text:style-name="P1">388. 1144342</text:p>
        <text:p text:style-name="P1">389. 1144423</text:p>
        <text:p text:style-name="P1">390. 1144432</text:p>
        <text:p text:style-name="P1">391. 1211134</text:p>
        <text:p text:style-name="P1">392. 1211143</text:p>
        <text:p text:style-name="P1">393. 1211234</text:p>
        <text:p text:style-name="P1">394. 1211243</text:p>
        <text:p text:style-name="P1">395. 1211314</text:p>
        <text:p text:style-name="P1">396. 1211324</text:p>
        <text:p text:style-name="P1"><text:soft-page-break/>397. 1211334</text:p>
        <text:p text:style-name="P1">398. 1211341</text:p>
        <text:p text:style-name="P1">399. 1211342</text:p>
        <text:p text:style-name="P1">400. 1211343</text:p>
        <text:p text:style-name="P1">401. 1211344</text:p>
        <text:p text:style-name="P1">402. 1211413</text:p>
        <text:p text:style-name="P1">403. 1211423</text:p>
        <text:p text:style-name="P1">404. 1211431</text:p>
        <text:p text:style-name="P1">405. 1211432</text:p>
        <text:p text:style-name="P1">406. 1211433</text:p>
        <text:p text:style-name="P1">407. 1211434</text:p>
        <text:p text:style-name="P1">408. 1211443</text:p>
        <text:p text:style-name="P1">409. 1212134</text:p>
        <text:p text:style-name="P1">410. 1212143</text:p>
        <text:p text:style-name="P1">411. 1212234</text:p>
        <text:p text:style-name="P1">412. 1212243</text:p>
        <text:p text:style-name="P1">413. 1212314</text:p>
        <text:p text:style-name="P1">414. 1212324</text:p>
        <text:p text:style-name="P1">415. 1212334</text:p>
        <text:p text:style-name="P1">416. 1212341</text:p>
        <text:p text:style-name="P1">417. 1212342</text:p>
        <text:p text:style-name="P1">418. 1212343</text:p>
        <text:p text:style-name="P1">419. 1212344</text:p>
        <text:p text:style-name="P1">420. 1212413</text:p>
        <text:p text:style-name="P1">421. 1212423</text:p>
        <text:p text:style-name="P1">422. 1212431</text:p>
        <text:p text:style-name="P1">423. 1212432</text:p>
        <text:p text:style-name="P1">424. 1212433</text:p>
        <text:p text:style-name="P1">425. 1212434</text:p>
        <text:p text:style-name="P1">426. 1212443</text:p>
        <text:p text:style-name="P1">427. 1213114</text:p>
        <text:p text:style-name="P1">428. 1213124</text:p>
        <text:p text:style-name="P1">429. 1213134</text:p>
        <text:p text:style-name="P1">430. 1213141</text:p>
        <text:p text:style-name="P1">431. 1213142</text:p>
        <text:p text:style-name="P1">432. 1213143</text:p>
        <text:p text:style-name="P1">433. 1213144</text:p>
        <text:p text:style-name="P1">434. 1213214</text:p>
        <text:p text:style-name="P1">435. 1213224</text:p>
        <text:p text:style-name="P1">436. 1213234</text:p>
        <text:p text:style-name="P1">437. 1213241</text:p>
        <text:p text:style-name="P1">438. 1213242</text:p>
        <text:p text:style-name="P1">439. 1213243</text:p>
        <text:p text:style-name="P1">440. 1213244</text:p>
        <text:p text:style-name="P1">441. 1213314</text:p>
        <text:p text:style-name="P1">442. 1213324</text:p>
        <text:p text:style-name="P1">443. 1213334</text:p>
        <text:p text:style-name="P1">444. 1213341</text:p>
        <text:p text:style-name="P1">445. 1213342</text:p>
        <text:p text:style-name="P1">446. 1213343</text:p>
        <text:p text:style-name="P1">447. 1213344</text:p>
        <text:p text:style-name="P1">448. 1213411</text:p>
        <text:p text:style-name="P1">449. 1213412</text:p>
        <text:p text:style-name="P1">450. 1213413</text:p>
        <text:p text:style-name="P1">451. 1213414</text:p>
        <text:p text:style-name="P1">452. 1213421</text:p>
        <text:p text:style-name="P1">453. 1213422</text:p>
        <text:p text:style-name="P1">454. 1213423</text:p>
        <text:p text:style-name="P1">455. 1213424</text:p>
        <text:p text:style-name="P1">456. 1213431</text:p>
        <text:p text:style-name="P1">457. 1213432</text:p>
        <text:p text:style-name="P1">458. 1213433</text:p>
        <text:p text:style-name="P1">459. 1213434</text:p>
        <text:p text:style-name="P1">460. 1213441</text:p>
        <text:p text:style-name="P1">461. 1213442</text:p>
        <text:p text:style-name="P1">462. 1213443</text:p>
        <text:p text:style-name="P1">463. 1213444</text:p>
        <text:p text:style-name="P1">464. 1214113</text:p>
        <text:p text:style-name="P1">465. 1214123</text:p>
        <text:p text:style-name="P1">466. 1214131</text:p>
        <text:p text:style-name="P1">467. 1214132</text:p>
        <text:p text:style-name="P1">468. 1214133</text:p>
        <text:p text:style-name="P1">469. 1214134</text:p>
        <text:p text:style-name="P1">470. 1214143</text:p>
        <text:p text:style-name="P1">471. 1214213</text:p>
        <text:p text:style-name="P1">472. 1214223</text:p>
        <text:p text:style-name="P1">473. 1214231</text:p>
        <text:p text:style-name="P1">474. 1214232</text:p>
        <text:p text:style-name="P1">475. 1214233</text:p>
        <text:p text:style-name="P1">476. 1214234</text:p>
        <text:p text:style-name="P1">477. 1214243</text:p>
        <text:p text:style-name="P1">478. 1214311</text:p>
        <text:p text:style-name="P1">479. 1214312</text:p>
        <text:p text:style-name="P1">480. 1214313</text:p>
        <text:p text:style-name="P1">481. 1214314</text:p>
        <text:p text:style-name="P1">482. 1214321</text:p>
        <text:p text:style-name="P1">483. 1214322</text:p>
        <text:p text:style-name="P1">484. 1214323</text:p>
        <text:p text:style-name="P1">485. 1214324</text:p>
        <text:p text:style-name="P1">486. 1214331</text:p>
        <text:p text:style-name="P1">487. 1214332</text:p>
        <text:p text:style-name="P1">488. 1214333</text:p>
        <text:p text:style-name="P1">489. 1214334</text:p>
        <text:p text:style-name="P1">490. 1214341</text:p>
        <text:p text:style-name="P1">491. 1214342</text:p>
        <text:p text:style-name="P1">492. 1214343</text:p>
        <text:p text:style-name="P1">493. 1214344</text:p>
        <text:p text:style-name="P1">494. 1214413</text:p>
        <text:p text:style-name="P1">495. 1214423</text:p>
        <text:p text:style-name="P1">496. 1214431</text:p>
        <text:p text:style-name="P1">497. 1214432</text:p>
        <text:p text:style-name="P1">498. 1214433</text:p>
        <text:p text:style-name="P1">499. 1214434</text:p>
        <text:p text:style-name="P1">500. 1214443</text:p>
        <text:p text:style-name="P1">501. 1221134</text:p>
        <text:p text:style-name="P1">502. 1221143</text:p>
        <text:p text:style-name="P1">503. 1221234</text:p>
        <text:p text:style-name="P1">504. 1221243</text:p>
        <text:p text:style-name="P1">505. 1221314</text:p>
        <text:p text:style-name="P1">506. 1221324</text:p>
        <text:p text:style-name="P1">507. 1221334</text:p>
        <text:p text:style-name="P1">508. 1221341</text:p>
        <text:p text:style-name="P1">509. 1221342</text:p>
        <text:p text:style-name="P1">510. 1221343</text:p>
        <text:p text:style-name="P1">511. 1221344</text:p>
        <text:p text:style-name="P1">512. 1221413</text:p>
        <text:p text:style-name="P1">513. 1221423</text:p>
        <text:p text:style-name="P1">514. 1221431</text:p>
        <text:p text:style-name="P1">515. 1221432</text:p>
        <text:p text:style-name="P1">516. 1221433</text:p>
        <text:p text:style-name="P1">517. 1221434</text:p>
        <text:p text:style-name="P1">518. 1221443</text:p>
        <text:p text:style-name="P1">519. 1222134</text:p>
        <text:p text:style-name="P1">520. 1222143</text:p>
        <text:p text:style-name="P1">521. 1222234</text:p>
        <text:p text:style-name="P1">522. 1222243</text:p>
        <text:p text:style-name="P1">523. 1222314</text:p>
        <text:p text:style-name="P1">524. 1222324</text:p>
        <text:p text:style-name="P1">525. 1222334</text:p>
        <text:p text:style-name="P1">526. 1222341</text:p>
        <text:p text:style-name="P1">527. 1222342</text:p>
        <text:p text:style-name="P1">528. 1222343</text:p>
        <text:p text:style-name="P1">529. 1222344</text:p>
        <text:p text:style-name="P1">530. 1222413</text:p>
        <text:p text:style-name="P1">531. 1222423</text:p>
        <text:p text:style-name="P1">532. 1222431</text:p>
        <text:p text:style-name="P1">533. 1222432</text:p>
        <text:p text:style-name="P1">534. 1222433</text:p>
        <text:p text:style-name="P1">535. 1222434</text:p>
        <text:p text:style-name="P1">536. 1222443</text:p>
        <text:p text:style-name="P1">537. 1223114</text:p>
        <text:p text:style-name="P1">538. 1223124</text:p>
        <text:p text:style-name="P1">539. 1223134</text:p>
        <text:p text:style-name="P1">540. 1223141</text:p>
        <text:p text:style-name="P1">541. 1223142</text:p>
        <text:p text:style-name="P1">542. 1223143</text:p>
        <text:p text:style-name="P1">543. 1223144</text:p>
        <text:p text:style-name="P1">544. 1223214</text:p>
        <text:p text:style-name="P1">545. 1223224</text:p>
        <text:p text:style-name="P1">546. 1223234</text:p>
        <text:p text:style-name="P1">547. 1223241</text:p>
        <text:p text:style-name="P1">548. 1223242</text:p>
        <text:p text:style-name="P1">549. 1223243</text:p>
        <text:p text:style-name="P1">550. 1223244</text:p>
        <text:p text:style-name="P1">551. 1223314</text:p>
        <text:p text:style-name="P1">552. 1223324</text:p>
        <text:p text:style-name="P1">553. 1223334</text:p>
        <text:p text:style-name="P1">554. 1223341</text:p>
        <text:p text:style-name="P1">555. 1223342</text:p>
        <text:p text:style-name="P1">556. 1223343</text:p>
        <text:p text:style-name="P1">557. 1223344</text:p>
        <text:p text:style-name="P1">558. 1223411</text:p>
        <text:p text:style-name="P1">559. 1223412</text:p>
        <text:p text:style-name="P1">560. 1223413</text:p>
        <text:p text:style-name="P1">561. 1223414</text:p>
        <text:p text:style-name="P1">562. 1223421</text:p>
        <text:p text:style-name="P1">563. 1223422</text:p>
        <text:p text:style-name="P1">564. 1223423</text:p>
        <text:p text:style-name="P1">565. 1223424</text:p>
        <text:p text:style-name="P1">566. 1223431</text:p>
        <text:p text:style-name="P1">567. 1223432</text:p>
        <text:p text:style-name="P1">568. 1223433</text:p>
        <text:p text:style-name="P1">569. 1223434</text:p>
        <text:p text:style-name="P1">570. 1223441</text:p>
        <text:p text:style-name="P1">571. 1223442</text:p>
        <text:p text:style-name="P1">572. 1223443</text:p>
        <text:p text:style-name="P1">573. 1223444</text:p>
        <text:p text:style-name="P1">574. 1224113</text:p>
        <text:p text:style-name="P1">575. 1224123</text:p>
        <text:p text:style-name="P1">576. 1224131</text:p>
        <text:p text:style-name="P1">577. 1224132</text:p>
        <text:p text:style-name="P1">578. 1224133</text:p>
        <text:p text:style-name="P1">579. 1224134</text:p>
        <text:p text:style-name="P1">580. 1224143</text:p>
        <text:p text:style-name="P1">581. 1224213</text:p>
        <text:p text:style-name="P1">582. 1224223</text:p>
        <text:p text:style-name="P1">583. 1224231</text:p>
        <text:p text:style-name="P1">584. 1224232</text:p>
        <text:p text:style-name="P1">585. 1224233</text:p>
        <text:p text:style-name="P1">586. 1224234</text:p>
        <text:p text:style-name="P1">587. 1224243</text:p>
        <text:p text:style-name="P1">588. 1224311</text:p>
        <text:p text:style-name="P1">589. 1224312</text:p>
        <text:p text:style-name="P1">590. 1224313</text:p>
        <text:p text:style-name="P1">591. 1224314</text:p>
        <text:p text:style-name="P1">592. 1224321</text:p>
        <text:p text:style-name="P1"><text:soft-page-break/>593. 1224322</text:p>
        <text:p text:style-name="P1">594. 1224323</text:p>
        <text:p text:style-name="P1">595. 1224324</text:p>
        <text:p text:style-name="P1">596. 1224331</text:p>
        <text:p text:style-name="P1">597. 1224332</text:p>
        <text:p text:style-name="P1">598. 1224333</text:p>
        <text:p text:style-name="P1">599. 1224334</text:p>
        <text:p text:style-name="P1">600. 1224341</text:p>
        <text:p text:style-name="P1">601. 1224342</text:p>
        <text:p text:style-name="P1">602. 1224343</text:p>
        <text:p text:style-name="P1">603. 1224344</text:p>
        <text:p text:style-name="P1">604. 1224413</text:p>
        <text:p text:style-name="P1">605. 1224423</text:p>
        <text:p text:style-name="P1">606. 1224431</text:p>
        <text:p text:style-name="P1">607. 1224432</text:p>
        <text:p text:style-name="P1">608. 1224433</text:p>
        <text:p text:style-name="P1">609. 1224434</text:p>
        <text:p text:style-name="P1">610. 1224443</text:p>
        <text:p text:style-name="P1">611. 1231114</text:p>
        <text:p text:style-name="P1">612. 1231124</text:p>
        <text:p text:style-name="P1">613. 1231134</text:p>
        <text:p text:style-name="P1">614. 1231141</text:p>
        <text:p text:style-name="P1">615. 1231142</text:p>
        <text:p text:style-name="P1">616. 1231143</text:p>
        <text:p text:style-name="P1">617. 1231144</text:p>
        <text:p text:style-name="P1">618. 1231214</text:p>
        <text:p text:style-name="P1">619. 1231224</text:p>
        <text:p text:style-name="P1">620. 1231234</text:p>
        <text:p text:style-name="P1">621. 1231241</text:p>
        <text:p text:style-name="P1">622. 1231242</text:p>
        <text:p text:style-name="P1">623. 1231243</text:p>
        <text:p text:style-name="P1">624. 1231244</text:p>
        <text:p text:style-name="P1">625. 1231314</text:p>
        <text:p text:style-name="P1">626. 1231324</text:p>
        <text:p text:style-name="P1">627. 1231334</text:p>
        <text:p text:style-name="P1">628. 1231341</text:p>
        <text:p text:style-name="P1">629. 1231342</text:p>
        <text:p text:style-name="P1">630. 1231343</text:p>
        <text:p text:style-name="P1">631. 1231344</text:p>
        <text:p text:style-name="P1">632. 1231411</text:p>
        <text:p text:style-name="P1">633. 1231412</text:p>
        <text:p text:style-name="P1">634. 1231413</text:p>
        <text:p text:style-name="P1">635. 1231414</text:p>
        <text:p text:style-name="P1">636. 1231421</text:p>
        <text:p text:style-name="P1">637. 1231422</text:p>
        <text:p text:style-name="P1">638. 1231423</text:p>
        <text:p text:style-name="P1">639. 1231424</text:p>
        <text:p text:style-name="P1">640. 1231431</text:p>
        <text:p text:style-name="P1">641. 1231432</text:p>
        <text:p text:style-name="P1">642. 1231433</text:p>
        <text:p text:style-name="P1">643. 1231434</text:p>
        <text:p text:style-name="P1">644. 1231441</text:p>
        <text:p text:style-name="P1">645. 1231442</text:p>
        <text:p text:style-name="P1">646. 1231443</text:p>
        <text:p text:style-name="P1">647. 1231444</text:p>
        <text:p text:style-name="P1">648. 1232114</text:p>
        <text:p text:style-name="P1">649. 1232124</text:p>
        <text:p text:style-name="P1">650. 1232134</text:p>
        <text:p text:style-name="P1">651. 1232141</text:p>
        <text:p text:style-name="P1">652. 1232142</text:p>
        <text:p text:style-name="P1">653. 1232143</text:p>
        <text:p text:style-name="P1">654. 1232144</text:p>
        <text:p text:style-name="P1">655. 1232214</text:p>
        <text:p text:style-name="P1">656. 1232224</text:p>
        <text:p text:style-name="P1">657. 1232234</text:p>
        <text:p text:style-name="P1">658. 1232241</text:p>
        <text:p text:style-name="P1">659. 1232242</text:p>
        <text:p text:style-name="P1">660. 1232243</text:p>
        <text:p text:style-name="P1">661. 1232244</text:p>
        <text:p text:style-name="P1">662. 1232314</text:p>
        <text:p text:style-name="P1">663. 1232324</text:p>
        <text:p text:style-name="P1">664. 1232334</text:p>
        <text:p text:style-name="P1">665. 1232341</text:p>
        <text:p text:style-name="P1">666. 1232342</text:p>
        <text:p text:style-name="P1">667. 1232343</text:p>
        <text:p text:style-name="P1">668. 1232344</text:p>
        <text:p text:style-name="P1">669. 1232411</text:p>
        <text:p text:style-name="P1">670. 1232412</text:p>
        <text:p text:style-name="P1">671. 1232413</text:p>
        <text:p text:style-name="P1">672. 1232414</text:p>
        <text:p text:style-name="P1">673. 1232421</text:p>
        <text:p text:style-name="P1">674. 1232422</text:p>
        <text:p text:style-name="P1">675. 1232423</text:p>
        <text:p text:style-name="P1">676. 1232424</text:p>
        <text:p text:style-name="P1">677. 1232431</text:p>
        <text:p text:style-name="P1">678. 1232432</text:p>
        <text:p text:style-name="P1">679. 1232433</text:p>
        <text:p text:style-name="P1">680. 1232434</text:p>
        <text:p text:style-name="P1">681. 1232441</text:p>
        <text:p text:style-name="P1">682. 1232442</text:p>
        <text:p text:style-name="P1">683. 1232443</text:p>
        <text:p text:style-name="P1">684. 1232444</text:p>
        <text:p text:style-name="P1">685. 1233114</text:p>
        <text:p text:style-name="P1">686. 1233124</text:p>
        <text:p text:style-name="P1">687. 1233134</text:p>
        <text:p text:style-name="P1">688. 1233141</text:p>
        <text:p text:style-name="P1">689. 1233142</text:p>
        <text:p text:style-name="P1">690. 1233143</text:p>
        <text:p text:style-name="P1">691. 1233144</text:p>
        <text:p text:style-name="P1">692. 1233214</text:p>
        <text:p text:style-name="P1">693. 1233224</text:p>
        <text:p text:style-name="P1">694. 1233234</text:p>
        <text:p text:style-name="P1">695. 1233241</text:p>
        <text:p text:style-name="P1">696. 1233242</text:p>
        <text:p text:style-name="P1">697. 1233243</text:p>
        <text:p text:style-name="P1">698. 1233244</text:p>
        <text:p text:style-name="P1">699. 1233314</text:p>
        <text:p text:style-name="P1">700. 1233324</text:p>
        <text:p text:style-name="P1">701. 1233334</text:p>
        <text:p text:style-name="P1">702. 1233341</text:p>
        <text:p text:style-name="P1">703. 1233342</text:p>
        <text:p text:style-name="P1">704. 1233343</text:p>
        <text:p text:style-name="P1">705. 1233344</text:p>
        <text:p text:style-name="P1">706. 1233411</text:p>
        <text:p text:style-name="P1">707. 1233412</text:p>
        <text:p text:style-name="P1">708. 1233413</text:p>
        <text:p text:style-name="P1">709. 1233414</text:p>
        <text:p text:style-name="P1">710. 1233421</text:p>
        <text:p text:style-name="P1">711. 1233422</text:p>
        <text:p text:style-name="P1">712. 1233423</text:p>
        <text:p text:style-name="P1">713. 1233424</text:p>
        <text:p text:style-name="P1">714. 1233431</text:p>
        <text:p text:style-name="P1">715. 1233432</text:p>
        <text:p text:style-name="P1">716. 1233433</text:p>
        <text:p text:style-name="P1">717. 1233434</text:p>
        <text:p text:style-name="P1">718. 1233441</text:p>
        <text:p text:style-name="P1">719. 1233442</text:p>
        <text:p text:style-name="P1">720. 1233443</text:p>
        <text:p text:style-name="P1">721. 1233444</text:p>
        <text:p text:style-name="P1">722. 1234111</text:p>
        <text:p text:style-name="P1">723. 1234112</text:p>
        <text:p text:style-name="P1">724. 1234113</text:p>
        <text:p text:style-name="P1">725. 1234114</text:p>
        <text:p text:style-name="P1">726. 1234121</text:p>
        <text:p text:style-name="P1">727. 1234122</text:p>
        <text:p text:style-name="P1">728. 1234123</text:p>
        <text:p text:style-name="P1">729. 1234124</text:p>
        <text:p text:style-name="P1">730. 1234131</text:p>
        <text:p text:style-name="P1">731. 1234132</text:p>
        <text:p text:style-name="P1">732. 1234133</text:p>
        <text:p text:style-name="P1">733. 1234134</text:p>
        <text:p text:style-name="P1">734. 1234141</text:p>
        <text:p text:style-name="P1">735. 1234142</text:p>
        <text:p text:style-name="P1">736. 1234143</text:p>
        <text:p text:style-name="P1">737. 1234144</text:p>
        <text:p text:style-name="P1">738. 1234211</text:p>
        <text:p text:style-name="P1">739. 1234212</text:p>
        <text:p text:style-name="P1">740. 1234213</text:p>
        <text:p text:style-name="P1">741. 1234214</text:p>
        <text:p text:style-name="P1">742. 1234221</text:p>
        <text:p text:style-name="P1">743. 1234222</text:p>
        <text:p text:style-name="P1">744. 1234223</text:p>
        <text:p text:style-name="P1">745. 1234224</text:p>
        <text:p text:style-name="P1">746. 1234231</text:p>
        <text:p text:style-name="P1">747. 1234232</text:p>
        <text:p text:style-name="P1">748. 1234233</text:p>
        <text:p text:style-name="P1">749. 1234234</text:p>
        <text:p text:style-name="P1">750. 1234241</text:p>
        <text:p text:style-name="P1">751. 1234242</text:p>
        <text:p text:style-name="P1">752. 1234243</text:p>
        <text:p text:style-name="P1">753. 1234244</text:p>
        <text:p text:style-name="P1">754. 1234311</text:p>
        <text:p text:style-name="P1">755. 1234312</text:p>
        <text:p text:style-name="P1">756. 1234313</text:p>
        <text:p text:style-name="P1">757. 1234314</text:p>
        <text:p text:style-name="P1">758. 1234321</text:p>
        <text:p text:style-name="P1">759. 1234322</text:p>
        <text:p text:style-name="P1">760. 1234323</text:p>
        <text:p text:style-name="P1">761. 1234324</text:p>
        <text:p text:style-name="P1">762. 1234331</text:p>
        <text:p text:style-name="P1">763. 1234332</text:p>
        <text:p text:style-name="P1">764. 1234333</text:p>
        <text:p text:style-name="P1">765. 1234334</text:p>
        <text:p text:style-name="P1">766. 1234341</text:p>
        <text:p text:style-name="P1">767. 1234342</text:p>
        <text:p text:style-name="P1">768. 1234343</text:p>
        <text:p text:style-name="P1">769. 1234344</text:p>
        <text:p text:style-name="P1">770. 1234411</text:p>
        <text:p text:style-name="P1">771. 1234412</text:p>
        <text:p text:style-name="P1">772. 1234413</text:p>
        <text:p text:style-name="P1">773. 1234414</text:p>
        <text:p text:style-name="P1">774. 1234421</text:p>
        <text:p text:style-name="P1">775. 1234422</text:p>
        <text:p text:style-name="P1">776. 1234423</text:p>
        <text:p text:style-name="P1">777. 1234424</text:p>
        <text:p text:style-name="P1">778. 1234431</text:p>
        <text:p text:style-name="P1">779. 1234432</text:p>
        <text:p text:style-name="P1">780. 1234433</text:p>
        <text:p text:style-name="P1">781. 1234434</text:p>
        <text:p text:style-name="P1">782. 1234441</text:p>
        <text:p text:style-name="P1">783. 1234442</text:p>
        <text:p text:style-name="P1">784. 1234443</text:p>
        <text:p text:style-name="P1">785. 1234444</text:p>
        <text:p text:style-name="P1">786. 1241113</text:p>
        <text:p text:style-name="P1">787. 1241123</text:p>
        <text:p text:style-name="P1">788. 1241131</text:p>
        <text:p text:style-name="P1"><text:soft-page-break/>789. 1241132</text:p>
        <text:p text:style-name="P1">790. 1241133</text:p>
        <text:p text:style-name="P1">791. 1241134</text:p>
        <text:p text:style-name="P1">792. 1241143</text:p>
        <text:p text:style-name="P1">793. 1241213</text:p>
        <text:p text:style-name="P1">794. 1241223</text:p>
        <text:p text:style-name="P1">795. 1241231</text:p>
        <text:p text:style-name="P1">796. 1241232</text:p>
        <text:p text:style-name="P1">797. 1241233</text:p>
        <text:p text:style-name="P1">798. 1241234</text:p>
        <text:p text:style-name="P1">799. 1241243</text:p>
        <text:p text:style-name="P1">800. 1241311</text:p>
        <text:p text:style-name="P1">801. 1241312</text:p>
        <text:p text:style-name="P1">802. 1241313</text:p>
        <text:p text:style-name="P1">803. 1241314</text:p>
        <text:p text:style-name="P1">804. 1241321</text:p>
        <text:p text:style-name="P1">805. 1241322</text:p>
        <text:p text:style-name="P1">806. 1241323</text:p>
        <text:p text:style-name="P1">807. 1241324</text:p>
        <text:p text:style-name="P1">808. 1241331</text:p>
        <text:p text:style-name="P1">809. 1241332</text:p>
        <text:p text:style-name="P1">810. 1241333</text:p>
        <text:p text:style-name="P1">811. 1241334</text:p>
        <text:p text:style-name="P1">812. 1241341</text:p>
        <text:p text:style-name="P1">813. 1241342</text:p>
        <text:p text:style-name="P1">814. 1241343</text:p>
        <text:p text:style-name="P1">815. 1241344</text:p>
        <text:p text:style-name="P1">816. 1241413</text:p>
        <text:p text:style-name="P1">817. 1241423</text:p>
        <text:p text:style-name="P1">818. 1241431</text:p>
        <text:p text:style-name="P1">819. 1241432</text:p>
        <text:p text:style-name="P1">820. 1241433</text:p>
        <text:p text:style-name="P1">821. 1241434</text:p>
        <text:p text:style-name="P1">822. 1241443</text:p>
        <text:p text:style-name="P1">823. 1242113</text:p>
        <text:p text:style-name="P1">824. 1242123</text:p>
        <text:p text:style-name="P1">825. 1242131</text:p>
        <text:p text:style-name="P1">826. 1242132</text:p>
        <text:p text:style-name="P1">827. 1242133</text:p>
        <text:p text:style-name="P1">828. 1242134</text:p>
        <text:p text:style-name="P1">829. 1242143</text:p>
        <text:p text:style-name="P1">830. 1242213</text:p>
        <text:p text:style-name="P1">831. 1242223</text:p>
        <text:p text:style-name="P1">832. 1242231</text:p>
        <text:p text:style-name="P1">833. 1242232</text:p>
        <text:p text:style-name="P1">834. 1242233</text:p>
        <text:p text:style-name="P1">835. 1242234</text:p>
        <text:p text:style-name="P1">836. 1242243</text:p>
        <text:p text:style-name="P1">837. 1242311</text:p>
        <text:p text:style-name="P1">838. 1242312</text:p>
        <text:p text:style-name="P1">839. 1242313</text:p>
        <text:p text:style-name="P1">840. 1242314</text:p>
        <text:p text:style-name="P1">841. 1242321</text:p>
        <text:p text:style-name="P1">842. 1242322</text:p>
        <text:p text:style-name="P1">843. 1242323</text:p>
        <text:p text:style-name="P1">844. 1242324</text:p>
        <text:p text:style-name="P1">845. 1242331</text:p>
        <text:p text:style-name="P1">846. 1242332</text:p>
        <text:p text:style-name="P1">847. 1242333</text:p>
        <text:p text:style-name="P1">848. 1242334</text:p>
        <text:p text:style-name="P1">849. 1242341</text:p>
        <text:p text:style-name="P1">850. 1242342</text:p>
        <text:p text:style-name="P1">851. 1242343</text:p>
        <text:p text:style-name="P1">852. 1242344</text:p>
        <text:p text:style-name="P1">853. 1242413</text:p>
        <text:p text:style-name="P1">854. 1242423</text:p>
        <text:p text:style-name="P1">855. 1242431</text:p>
        <text:p text:style-name="P1">856. 1242432</text:p>
        <text:p text:style-name="P1">857. 1242433</text:p>
        <text:p text:style-name="P1">858. 1242434</text:p>
        <text:p text:style-name="P1">859. 1242443</text:p>
        <text:p text:style-name="P1">860. 1243111</text:p>
        <text:p text:style-name="P1">861. 1243112</text:p>
        <text:p text:style-name="P1">862. 1243113</text:p>
        <text:p text:style-name="P1">863. 1243114</text:p>
        <text:p text:style-name="P1">864. 1243121</text:p>
        <text:p text:style-name="P1">865. 1243122</text:p>
        <text:p text:style-name="P1">866. 1243123</text:p>
        <text:p text:style-name="P1">867. 1243124</text:p>
        <text:p text:style-name="P1">868. 1243131</text:p>
        <text:p text:style-name="P1">869. 1243132</text:p>
        <text:p text:style-name="P1">870. 1243133</text:p>
        <text:p text:style-name="P1">871. 1243134</text:p>
        <text:p text:style-name="P1">872. 1243141</text:p>
        <text:p text:style-name="P1">873. 1243142</text:p>
        <text:p text:style-name="P1">874. 1243143</text:p>
        <text:p text:style-name="P1">875. 1243144</text:p>
        <text:p text:style-name="P1">876. 1243211</text:p>
        <text:p text:style-name="P1">877. 1243212</text:p>
        <text:p text:style-name="P1">878. 1243213</text:p>
        <text:p text:style-name="P1">879. 1243214</text:p>
        <text:p text:style-name="P1">880. 1243221</text:p>
        <text:p text:style-name="P1">881. 1243222</text:p>
        <text:p text:style-name="P1">882. 1243223</text:p>
        <text:p text:style-name="P1">883. 1243224</text:p>
        <text:p text:style-name="P1">884. 1243231</text:p>
        <text:p text:style-name="P1">885. 1243232</text:p>
        <text:p text:style-name="P1">886. 1243233</text:p>
        <text:p text:style-name="P1">887. 1243234</text:p>
        <text:p text:style-name="P1">888. 1243241</text:p>
        <text:p text:style-name="P1">889. 1243242</text:p>
        <text:p text:style-name="P1">890. 1243243</text:p>
        <text:p text:style-name="P1">891. 1243244</text:p>
        <text:p text:style-name="P1">892. 1243311</text:p>
        <text:p text:style-name="P1">893. 1243312</text:p>
        <text:p text:style-name="P1">894. 1243313</text:p>
        <text:p text:style-name="P1">895. 1243314</text:p>
        <text:p text:style-name="P1">896. 1243321</text:p>
        <text:p text:style-name="P1">897. 1243322</text:p>
        <text:p text:style-name="P1">898. 1243323</text:p>
        <text:p text:style-name="P1">899. 1243324</text:p>
        <text:p text:style-name="P1">900. 1243331</text:p>
        <text:p text:style-name="P1">901. 1243332</text:p>
        <text:p text:style-name="P1">902. 1243333</text:p>
        <text:p text:style-name="P1">903. 1243334</text:p>
        <text:p text:style-name="P1">904. 1243341</text:p>
        <text:p text:style-name="P1">905. 1243342</text:p>
        <text:p text:style-name="P1">906. 1243343</text:p>
        <text:p text:style-name="P1">907. 1243344</text:p>
        <text:p text:style-name="P1">908. 1243411</text:p>
        <text:p text:style-name="P1">909. 1243412</text:p>
        <text:p text:style-name="P1">910. 1243413</text:p>
        <text:p text:style-name="P1">911. 1243414</text:p>
        <text:p text:style-name="P1">912. 1243421</text:p>
        <text:p text:style-name="P1">913. 1243422</text:p>
        <text:p text:style-name="P1">914. 1243423</text:p>
        <text:p text:style-name="P1">915. 1243424</text:p>
        <text:p text:style-name="P1">916. 1243431</text:p>
        <text:p text:style-name="P1">917. 1243432</text:p>
        <text:p text:style-name="P1">918. 1243433</text:p>
        <text:p text:style-name="P1">919. 1243434</text:p>
        <text:p text:style-name="P1">920. 1243441</text:p>
        <text:p text:style-name="P1">921. 1243442</text:p>
        <text:p text:style-name="P1">922. 1243443</text:p>
        <text:p text:style-name="P1">923. 1243444</text:p>
        <text:p text:style-name="P1">924. 1244113</text:p>
        <text:p text:style-name="P1">925. 1244123</text:p>
        <text:p text:style-name="P1">926. 1244131</text:p>
        <text:p text:style-name="P1">927. 1244132</text:p>
        <text:p text:style-name="P1">928. 1244133</text:p>
        <text:p text:style-name="P1">929. 1244134</text:p>
        <text:p text:style-name="P1">930. 1244143</text:p>
        <text:p text:style-name="P1">931. 1244213</text:p>
        <text:p text:style-name="P1">932. 1244223</text:p>
        <text:p text:style-name="P1">933. 1244231</text:p>
        <text:p text:style-name="P1">934. 1244232</text:p>
        <text:p text:style-name="P1">935. 1244233</text:p>
        <text:p text:style-name="P1">936. 1244234</text:p>
        <text:p text:style-name="P1">937. 1244243</text:p>
        <text:p text:style-name="P1">938. 1244311</text:p>
        <text:p text:style-name="P1">939. 1244312</text:p>
        <text:p text:style-name="P1">940. 1244313</text:p>
        <text:p text:style-name="P1">941. 1244314</text:p>
        <text:p text:style-name="P1">942. 1244321</text:p>
        <text:p text:style-name="P1">943. 1244322</text:p>
        <text:p text:style-name="P1">944. 1244323</text:p>
        <text:p text:style-name="P1">945. 1244324</text:p>
        <text:p text:style-name="P1">946. 1244331</text:p>
        <text:p text:style-name="P1">947. 1244332</text:p>
        <text:p text:style-name="P1">948. 1244333</text:p>
        <text:p text:style-name="P1">949. 1244334</text:p>
        <text:p text:style-name="P1">950. 1244341</text:p>
        <text:p text:style-name="P1">951. 1244342</text:p>
        <text:p text:style-name="P1">952. 1244343</text:p>
        <text:p text:style-name="P1">953. 1244344</text:p>
        <text:p text:style-name="P1">954. 1244413</text:p>
        <text:p text:style-name="P1">955. 1244423</text:p>
        <text:p text:style-name="P1">956. 1244431</text:p>
        <text:p text:style-name="P1">957. 1244432</text:p>
        <text:p text:style-name="P1">958. 1244433</text:p>
        <text:p text:style-name="P1">959. 1244434</text:p>
        <text:p text:style-name="P1">960. 1244443</text:p>
        <text:p text:style-name="P1">961. 1311124</text:p>
        <text:p text:style-name="P1">962. 1311142</text:p>
        <text:p text:style-name="P1">963. 1311214</text:p>
        <text:p text:style-name="P1">964. 1311224</text:p>
        <text:p text:style-name="P1">965. 1311234</text:p>
        <text:p text:style-name="P1">966. 1311241</text:p>
        <text:p text:style-name="P1">967. 1311242</text:p>
        <text:p text:style-name="P1">968. 1311243</text:p>
        <text:p text:style-name="P1">969. 1311244</text:p>
        <text:p text:style-name="P1">970. 1311324</text:p>
        <text:p text:style-name="P1">971. 1311342</text:p>
        <text:p text:style-name="P1">972. 1311412</text:p>
        <text:p text:style-name="P1">973. 1311421</text:p>
        <text:p text:style-name="P1">974. 1311422</text:p>
        <text:p text:style-name="P1">975. 1311423</text:p>
        <text:p text:style-name="P1">976. 1311424</text:p>
        <text:p text:style-name="P1">977. 1311432</text:p>
        <text:p text:style-name="P1">978. 1311442</text:p>
        <text:p text:style-name="P1">979. 1312114</text:p>
        <text:p text:style-name="P1">980. 1312124</text:p>
        <text:p text:style-name="P1">981. 1312134</text:p>
        <text:p text:style-name="P1">982. 1312141</text:p>
        <text:p text:style-name="P1">983. 1312142</text:p>
        <text:p text:style-name="P1">984. 1312143</text:p>
        <text:p text:style-name="P1"><text:soft-page-break/>985. 1312144</text:p>
        <text:p text:style-name="P1">986. 1312214</text:p>
        <text:p text:style-name="P1">987. 1312224</text:p>
        <text:p text:style-name="P1">988. 1312234</text:p>
        <text:p text:style-name="P1">989. 1312241</text:p>
        <text:p text:style-name="P1">990. 1312242</text:p>
        <text:p text:style-name="P1">991. 1312243</text:p>
        <text:p text:style-name="P1">992. 1312244</text:p>
        <text:p text:style-name="P1">993. 1312314</text:p>
        <text:p text:style-name="P1">994. 1312324</text:p>
        <text:p text:style-name="P1">995. 1312334</text:p>
        <text:p text:style-name="P1">996. 1312341</text:p>
        <text:p text:style-name="P1">997. 1312342</text:p>
        <text:p text:style-name="P1">998. 1312343</text:p>
        <text:p text:style-name="P1">999. 1312344</text:p>
        <text:p text:style-name="P1">1000. 1312411</text:p>
        <text:p text:style-name="P1">1001. 1312412</text:p>
        <text:p text:style-name="P1">1002. 1312413</text:p>
        <text:p text:style-name="P1">1003. 1312414</text:p>
        <text:p text:style-name="P1">1004. 1312421</text:p>
        <text:p text:style-name="P1">1005. 1312422</text:p>
        <text:p text:style-name="P1">1006. 1312423</text:p>
        <text:p text:style-name="P1">1007. 1312424</text:p>
        <text:p text:style-name="P1">1008. 1312431</text:p>
        <text:p text:style-name="P1">1009. 1312432</text:p>
        <text:p text:style-name="P1">1010. 1312433</text:p>
        <text:p text:style-name="P1">1011. 1312434</text:p>
        <text:p text:style-name="P1">1012. 1312441</text:p>
        <text:p text:style-name="P1">1013. 1312442</text:p>
        <text:p text:style-name="P1">1014. 1312443</text:p>
        <text:p text:style-name="P1">1015. 1312444</text:p>
        <text:p text:style-name="P1">1016. 1313124</text:p>
        <text:p text:style-name="P1">1017. 1313142</text:p>
        <text:p text:style-name="P1">1018. 1313214</text:p>
        <text:p text:style-name="P1">1019. 1313224</text:p>
        <text:p text:style-name="P1">1020. 1313234</text:p>
        <text:p text:style-name="P1">1021. 1313241</text:p>
        <text:p text:style-name="P1">1022. 1313242</text:p>
        <text:p text:style-name="P1">1023. 1313243</text:p>
        <text:p text:style-name="P1">1024. 1313244</text:p>
        <text:p text:style-name="P1">1025. 1313324</text:p>
        <text:p text:style-name="P1">1026. 1313342</text:p>
        <text:p text:style-name="P1">1027. 1313412</text:p>
        <text:p text:style-name="P1">1028. 1313421</text:p>
        <text:p text:style-name="P1">1029. 1313422</text:p>
        <text:p text:style-name="P1">1030. 1313423</text:p>
        <text:p text:style-name="P1">1031. 1313424</text:p>
        <text:p text:style-name="P1">1032. 1313432</text:p>
        <text:p text:style-name="P1">1033. 1313442</text:p>
        <text:p text:style-name="P1">1034. 1314112</text:p>
        <text:p text:style-name="P1">1035. 1314121</text:p>
        <text:p text:style-name="P1">1036. 1314122</text:p>
        <text:p text:style-name="P1">1037. 1314123</text:p>
        <text:p text:style-name="P1">1038. 1314124</text:p>
        <text:p text:style-name="P1">1039. 1314132</text:p>
        <text:p text:style-name="P1">1040. 1314142</text:p>
        <text:p text:style-name="P1">1041. 1314211</text:p>
        <text:p text:style-name="P1">1042. 1314212</text:p>
        <text:p text:style-name="P1">1043. 1314213</text:p>
        <text:p text:style-name="P1">1044. 1314214</text:p>
        <text:p text:style-name="P1">1045. 1314221</text:p>
        <text:p text:style-name="P1">1046. 1314222</text:p>
        <text:p text:style-name="P1">1047. 1314223</text:p>
        <text:p text:style-name="P1">1048. 1314224</text:p>
        <text:p text:style-name="P1">1049. 1314231</text:p>
        <text:p text:style-name="P1">1050. 1314232</text:p>
        <text:p text:style-name="P1">1051. 1314233</text:p>
        <text:p text:style-name="P1">1052. 1314234</text:p>
        <text:p text:style-name="P1">1053. 1314241</text:p>
        <text:p text:style-name="P1">1054. 1314242</text:p>
        <text:p text:style-name="P1">1055. 1314243</text:p>
        <text:p text:style-name="P1">1056. 1314244</text:p>
        <text:p text:style-name="P1">1057. 1314312</text:p>
        <text:p text:style-name="P1">1058. 1314321</text:p>
        <text:p text:style-name="P1">1059. 1314322</text:p>
        <text:p text:style-name="P1">1060. 1314323</text:p>
        <text:p text:style-name="P1">1061. 1314324</text:p>
        <text:p text:style-name="P1">1062. 1314332</text:p>
        <text:p text:style-name="P1">1063. 1314342</text:p>
        <text:p text:style-name="P1">1064. 1314412</text:p>
        <text:p text:style-name="P1">1065. 1314421</text:p>
        <text:p text:style-name="P1">1066. 1314422</text:p>
        <text:p text:style-name="P1">1067. 1314423</text:p>
        <text:p text:style-name="P1">1068. 1314424</text:p>
        <text:p text:style-name="P1">1069. 1314432</text:p>
        <text:p text:style-name="P1">1070. 1314442</text:p>
        <text:p text:style-name="P1">1071. 1321114</text:p>
        <text:p text:style-name="P1">1072. 1321124</text:p>
        <text:p text:style-name="P1">1073. 1321134</text:p>
        <text:p text:style-name="P1">1074. 1321141</text:p>
        <text:p text:style-name="P1">1075. 1321142</text:p>
        <text:p text:style-name="P1">1076. 1321143</text:p>
        <text:p text:style-name="P1">1077. 1321144</text:p>
        <text:p text:style-name="P1">1078. 1321214</text:p>
        <text:p text:style-name="P1">1079. 1321224</text:p>
        <text:p text:style-name="P1">1080. 1321234</text:p>
        <text:p text:style-name="P1">1081. 1321241</text:p>
        <text:p text:style-name="P1">1082. 1321242</text:p>
        <text:p text:style-name="P1">1083. 1321243</text:p>
        <text:p text:style-name="P1">1084. 1321244</text:p>
        <text:p text:style-name="P1">1085. 1321314</text:p>
        <text:p text:style-name="P1">1086. 1321324</text:p>
        <text:p text:style-name="P1">1087. 1321334</text:p>
        <text:p text:style-name="P1">1088. 1321341</text:p>
        <text:p text:style-name="P1">1089. 1321342</text:p>
        <text:p text:style-name="P1">1090. 1321343</text:p>
        <text:p text:style-name="P1">1091. 1321344</text:p>
        <text:p text:style-name="P1">1092. 1321411</text:p>
        <text:p text:style-name="P1">1093. 1321412</text:p>
        <text:p text:style-name="P1">1094. 1321413</text:p>
        <text:p text:style-name="P1">1095. 1321414</text:p>
        <text:p text:style-name="P1">1096. 1321421</text:p>
        <text:p text:style-name="P1">1097. 1321422</text:p>
        <text:p text:style-name="P1">1098. 1321423</text:p>
        <text:p text:style-name="P1">1099. 1321424</text:p>
        <text:p text:style-name="P1">1100. 1321431</text:p>
        <text:p text:style-name="P1">1101. 1321432</text:p>
        <text:p text:style-name="P1">1102. 1321433</text:p>
        <text:p text:style-name="P1">1103. 1321434</text:p>
        <text:p text:style-name="P1">1104. 1321441</text:p>
        <text:p text:style-name="P1">1105. 1321442</text:p>
        <text:p text:style-name="P1">1106. 1321443</text:p>
        <text:p text:style-name="P1">1107. 1321444</text:p>
        <text:p text:style-name="P1">1108. 1322114</text:p>
        <text:p text:style-name="P1">1109. 1322124</text:p>
        <text:p text:style-name="P1">1110. 1322134</text:p>
        <text:p text:style-name="P1">1111. 1322141</text:p>
        <text:p text:style-name="P1">1112. 1322142</text:p>
        <text:p text:style-name="P1">1113. 1322143</text:p>
        <text:p text:style-name="P1">1114. 1322144</text:p>
        <text:p text:style-name="P1">1115. 1322214</text:p>
        <text:p text:style-name="P1">1116. 1322224</text:p>
        <text:p text:style-name="P1">1117. 1322234</text:p>
        <text:p text:style-name="P1">1118. 1322241</text:p>
        <text:p text:style-name="P1">1119. 1322242</text:p>
        <text:p text:style-name="P1">1120. 1322243</text:p>
        <text:p text:style-name="P1">1121. 1322244</text:p>
        <text:p text:style-name="P1">1122. 1322314</text:p>
        <text:p text:style-name="P1">1123. 1322324</text:p>
        <text:p text:style-name="P1">1124. 1322334</text:p>
        <text:p text:style-name="P1">1125. 1322341</text:p>
        <text:p text:style-name="P1">1126. 1322342</text:p>
        <text:p text:style-name="P1">1127. 1322343</text:p>
        <text:p text:style-name="P1">1128. 1322344</text:p>
        <text:p text:style-name="P1">1129. 1322411</text:p>
        <text:p text:style-name="P1">1130. 1322412</text:p>
        <text:p text:style-name="P1">1131. 1322413</text:p>
        <text:p text:style-name="P1">1132. 1322414</text:p>
        <text:p text:style-name="P1">1133. 1322421</text:p>
        <text:p text:style-name="P1">1134. 1322422</text:p>
        <text:p text:style-name="P1">1135. 1322423</text:p>
        <text:p text:style-name="P1">1136. 1322424</text:p>
        <text:p text:style-name="P1">1137. 1322431</text:p>
        <text:p text:style-name="P1">1138. 1322432</text:p>
        <text:p text:style-name="P1">1139. 1322433</text:p>
        <text:p text:style-name="P1">1140. 1322434</text:p>
        <text:p text:style-name="P1">1141. 1322441</text:p>
        <text:p text:style-name="P1">1142. 1322442</text:p>
        <text:p text:style-name="P1">1143. 1322443</text:p>
        <text:p text:style-name="P1">1144. 1322444</text:p>
        <text:p text:style-name="P1">1145. 1323114</text:p>
        <text:p text:style-name="P1">1146. 1323124</text:p>
        <text:p text:style-name="P1">1147. 1323134</text:p>
        <text:p text:style-name="P1">1148. 1323141</text:p>
        <text:p text:style-name="P1">1149. 1323142</text:p>
        <text:p text:style-name="P1">1150. 1323143</text:p>
        <text:p text:style-name="P1">1151. 1323144</text:p>
        <text:p text:style-name="P1">1152. 1323214</text:p>
        <text:p text:style-name="P1">1153. 1323224</text:p>
        <text:p text:style-name="P1">1154. 1323234</text:p>
        <text:p text:style-name="P1">1155. 1323241</text:p>
        <text:p text:style-name="P1">1156. 1323242</text:p>
        <text:p text:style-name="P1">1157. 1323243</text:p>
        <text:p text:style-name="P1">1158. 1323244</text:p>
        <text:p text:style-name="P1">1159. 1323314</text:p>
        <text:p text:style-name="P1">1160. 1323324</text:p>
        <text:p text:style-name="P1">1161. 1323334</text:p>
        <text:p text:style-name="P1">1162. 1323341</text:p>
        <text:p text:style-name="P1">1163. 1323342</text:p>
        <text:p text:style-name="P1">1164. 1323343</text:p>
        <text:p text:style-name="P1">1165. 1323344</text:p>
        <text:p text:style-name="P1">1166. 1323411</text:p>
        <text:p text:style-name="P1">1167. 1323412</text:p>
        <text:p text:style-name="P1">1168. 1323413</text:p>
        <text:p text:style-name="P1">1169. 1323414</text:p>
        <text:p text:style-name="P1">1170. 1323421</text:p>
        <text:p text:style-name="P1">1171. 1323422</text:p>
        <text:p text:style-name="P1">1172. 1323423</text:p>
        <text:p text:style-name="P1">1173. 1323424</text:p>
        <text:p text:style-name="P1">1174. 1323431</text:p>
        <text:p text:style-name="P1">1175. 1323432</text:p>
        <text:p text:style-name="P1">1176. 1323433</text:p>
        <text:p text:style-name="P1">1177. 1323434</text:p>
        <text:p text:style-name="P1">1178. 1323441</text:p>
        <text:p text:style-name="P1">1179. 1323442</text:p>
        <text:p text:style-name="P1">1180. 1323443</text:p>
        <text:p text:style-name="P1"><text:soft-page-break/>1181. 1323444</text:p>
        <text:p text:style-name="P1">1182. 1324111</text:p>
        <text:p text:style-name="P1">1183. 1324112</text:p>
        <text:p text:style-name="P1">1184. 1324113</text:p>
        <text:p text:style-name="P1">1185. 1324114</text:p>
        <text:p text:style-name="P1">1186. 1324121</text:p>
        <text:p text:style-name="P1">1187. 1324122</text:p>
        <text:p text:style-name="P1">1188. 1324123</text:p>
        <text:p text:style-name="P1">1189. 1324124</text:p>
        <text:p text:style-name="P1">1190. 1324131</text:p>
        <text:p text:style-name="P1">1191. 1324132</text:p>
        <text:p text:style-name="P1">1192. 1324133</text:p>
        <text:p text:style-name="P1">1193. 1324134</text:p>
        <text:p text:style-name="P1">1194. 1324141</text:p>
        <text:p text:style-name="P1">1195. 1324142</text:p>
        <text:p text:style-name="P1">1196. 1324143</text:p>
        <text:p text:style-name="P1">1197. 1324144</text:p>
        <text:p text:style-name="P1">1198. 1324211</text:p>
        <text:p text:style-name="P1">1199. 1324212</text:p>
        <text:p text:style-name="P1">1200. 1324213</text:p>
        <text:p text:style-name="P1">1201. 1324214</text:p>
        <text:p text:style-name="P1">1202. 1324221</text:p>
        <text:p text:style-name="P1">1203. 1324222</text:p>
        <text:p text:style-name="P1">1204. 1324223</text:p>
        <text:p text:style-name="P1">1205. 1324224</text:p>
        <text:p text:style-name="P1">1206. 1324231</text:p>
        <text:p text:style-name="P1">1207. 1324232</text:p>
        <text:p text:style-name="P1">1208. 1324233</text:p>
        <text:p text:style-name="P1">1209. 1324234</text:p>
        <text:p text:style-name="P1">1210. 1324241</text:p>
        <text:p text:style-name="P1">1211. 1324242</text:p>
        <text:p text:style-name="P1">1212. 1324243</text:p>
        <text:p text:style-name="P1">1213. 1324244</text:p>
        <text:p text:style-name="P1">1214. 1324311</text:p>
        <text:p text:style-name="P1">1215. 1324312</text:p>
        <text:p text:style-name="P1">1216. 1324313</text:p>
        <text:p text:style-name="P1">1217. 1324314</text:p>
        <text:p text:style-name="P1">1218. 1324321</text:p>
        <text:p text:style-name="P1">1219. 1324322</text:p>
        <text:p text:style-name="P1">1220. 1324323</text:p>
        <text:p text:style-name="P1">1221. 1324324</text:p>
        <text:p text:style-name="P1">1222. 1324331</text:p>
        <text:p text:style-name="P1">1223. 1324332</text:p>
        <text:p text:style-name="P1">1224. 1324333</text:p>
        <text:p text:style-name="P1">1225. 1324334</text:p>
        <text:p text:style-name="P1">1226. 1324341</text:p>
        <text:p text:style-name="P1">1227. 1324342</text:p>
        <text:p text:style-name="P1">1228. 1324343</text:p>
        <text:p text:style-name="P1">1229. 1324344</text:p>
        <text:p text:style-name="P1">1230. 1324411</text:p>
        <text:p text:style-name="P1">1231. 1324412</text:p>
        <text:p text:style-name="P1">1232. 1324413</text:p>
        <text:p text:style-name="P1">1233. 1324414</text:p>
        <text:p text:style-name="P1">1234. 1324421</text:p>
        <text:p text:style-name="P1">1235. 1324422</text:p>
        <text:p text:style-name="P1">1236. 1324423</text:p>
        <text:p text:style-name="P1">1237. 1324424</text:p>
        <text:p text:style-name="P1">1238. 1324431</text:p>
        <text:p text:style-name="P1">1239. 1324432</text:p>
        <text:p text:style-name="P1">1240. 1324433</text:p>
        <text:p text:style-name="P1">1241. 1324434</text:p>
        <text:p text:style-name="P1">1242. 1324441</text:p>
        <text:p text:style-name="P1">1243. 1324442</text:p>
        <text:p text:style-name="P1">1244. 1324443</text:p>
        <text:p text:style-name="P1">1245. 1324444</text:p>
        <text:p text:style-name="P1">1246. 1331124</text:p>
        <text:p text:style-name="P1">1247. 1331142</text:p>
        <text:p text:style-name="P1">1248. 1331214</text:p>
        <text:p text:style-name="P1">1249. 1331224</text:p>
        <text:p text:style-name="P1">1250. 1331234</text:p>
        <text:p text:style-name="P1">1251. 1331241</text:p>
        <text:p text:style-name="P1">1252. 1331242</text:p>
        <text:p text:style-name="P1">1253. 1331243</text:p>
        <text:p text:style-name="P1">1254. 1331244</text:p>
        <text:p text:style-name="P1">1255. 1331324</text:p>
        <text:p text:style-name="P1">1256. 1331342</text:p>
        <text:p text:style-name="P1">1257. 1331412</text:p>
        <text:p text:style-name="P1">1258. 1331421</text:p>
        <text:p text:style-name="P1">1259. 1331422</text:p>
        <text:p text:style-name="P1">1260. 1331423</text:p>
        <text:p text:style-name="P1">1261. 1331424</text:p>
        <text:p text:style-name="P1">1262. 1331432</text:p>
        <text:p text:style-name="P1">1263. 1331442</text:p>
        <text:p text:style-name="P1">1264. 1332114</text:p>
        <text:p text:style-name="P1">1265. 1332124</text:p>
        <text:p text:style-name="P1">1266. 1332134</text:p>
        <text:p text:style-name="P1">1267. 1332141</text:p>
        <text:p text:style-name="P1">1268. 1332142</text:p>
        <text:p text:style-name="P1">1269. 1332143</text:p>
        <text:p text:style-name="P1">1270. 1332144</text:p>
        <text:p text:style-name="P1">1271. 1332214</text:p>
        <text:p text:style-name="P1">1272. 1332224</text:p>
        <text:p text:style-name="P1">1273. 1332234</text:p>
        <text:p text:style-name="P1">1274. 1332241</text:p>
        <text:p text:style-name="P1">1275. 1332242</text:p>
        <text:p text:style-name="P1">1276. 1332243</text:p>
        <text:p text:style-name="P1">1277. 1332244</text:p>
        <text:p text:style-name="P1">1278. 1332314</text:p>
        <text:p text:style-name="P1">1279. 1332324</text:p>
        <text:p text:style-name="P1">1280. 1332334</text:p>
        <text:p text:style-name="P1">1281. 1332341</text:p>
        <text:p text:style-name="P1">1282. 1332342</text:p>
        <text:p text:style-name="P1">1283. 1332343</text:p>
        <text:p text:style-name="P1">1284. 1332344</text:p>
        <text:p text:style-name="P1">1285. 1332411</text:p>
        <text:p text:style-name="P1">1286. 1332412</text:p>
        <text:p text:style-name="P1">1287. 1332413</text:p>
        <text:p text:style-name="P1">1288. 1332414</text:p>
        <text:p text:style-name="P1">1289. 1332421</text:p>
        <text:p text:style-name="P1">1290. 1332422</text:p>
        <text:p text:style-name="P1">1291. 1332423</text:p>
        <text:p text:style-name="P1">1292. 1332424</text:p>
        <text:p text:style-name="P1">1293. 1332431</text:p>
        <text:p text:style-name="P1">1294. 1332432</text:p>
        <text:p text:style-name="P1">1295. 1332433</text:p>
        <text:p text:style-name="P1">1296. 1332434</text:p>
        <text:p text:style-name="P1">1297. 1332441</text:p>
        <text:p text:style-name="P1">1298. 1332442</text:p>
        <text:p text:style-name="P1">1299. 1332443</text:p>
        <text:p text:style-name="P1">1300. 1332444</text:p>
        <text:p text:style-name="P1">1301. 1333124</text:p>
        <text:p text:style-name="P1">1302. 1333142</text:p>
        <text:p text:style-name="P1">1303. 1333214</text:p>
        <text:p text:style-name="P1">1304. 1333224</text:p>
        <text:p text:style-name="P1">1305. 1333234</text:p>
        <text:p text:style-name="P1">1306. 1333241</text:p>
        <text:p text:style-name="P1">1307. 1333242</text:p>
        <text:p text:style-name="P1">1308. 1333243</text:p>
        <text:p text:style-name="P1">1309. 1333244</text:p>
        <text:p text:style-name="P1">1310. 1333324</text:p>
        <text:p text:style-name="P1">1311. 1333342</text:p>
        <text:p text:style-name="P1">1312. 1333412</text:p>
        <text:p text:style-name="P1">1313. 1333421</text:p>
        <text:p text:style-name="P1">1314. 1333422</text:p>
        <text:p text:style-name="P1">1315. 1333423</text:p>
        <text:p text:style-name="P1">1316. 1333424</text:p>
        <text:p text:style-name="P1">1317. 1333432</text:p>
        <text:p text:style-name="P1">1318. 1333442</text:p>
        <text:p text:style-name="P1">1319. 1334112</text:p>
        <text:p text:style-name="P1">1320. 1334121</text:p>
        <text:p text:style-name="P1">1321. 1334122</text:p>
        <text:p text:style-name="P1">1322. 1334123</text:p>
        <text:p text:style-name="P1">1323. 1334124</text:p>
        <text:p text:style-name="P1">1324. 1334132</text:p>
        <text:p text:style-name="P1">1325. 1334142</text:p>
        <text:p text:style-name="P1">1326. 1334211</text:p>
        <text:p text:style-name="P1">1327. 1334212</text:p>
        <text:p text:style-name="P1">1328. 1334213</text:p>
        <text:p text:style-name="P1">1329. 1334214</text:p>
        <text:p text:style-name="P1">1330. 1334221</text:p>
        <text:p text:style-name="P1">1331. 1334222</text:p>
        <text:p text:style-name="P1">1332. 1334223</text:p>
        <text:p text:style-name="P1">1333. 1334224</text:p>
        <text:p text:style-name="P1">1334. 1334231</text:p>
        <text:p text:style-name="P1">1335. 1334232</text:p>
        <text:p text:style-name="P1">1336. 1334233</text:p>
        <text:p text:style-name="P1">1337. 1334234</text:p>
        <text:p text:style-name="P1">1338. 1334241</text:p>
        <text:p text:style-name="P1">1339. 1334242</text:p>
        <text:p text:style-name="P1">1340. 1334243</text:p>
        <text:p text:style-name="P1">1341. 1334244</text:p>
        <text:p text:style-name="P1">1342. 1334312</text:p>
        <text:p text:style-name="P1">1343. 1334321</text:p>
        <text:p text:style-name="P1">1344. 1334322</text:p>
        <text:p text:style-name="P1">1345. 1334323</text:p>
        <text:p text:style-name="P1">1346. 1334324</text:p>
        <text:p text:style-name="P1">1347. 1334332</text:p>
        <text:p text:style-name="P1">1348. 1334342</text:p>
        <text:p text:style-name="P1">1349. 1334412</text:p>
        <text:p text:style-name="P1">1350. 1334421</text:p>
        <text:p text:style-name="P1">1351. 1334422</text:p>
        <text:p text:style-name="P1">1352. 1334423</text:p>
        <text:p text:style-name="P1">1353. 1334424</text:p>
        <text:p text:style-name="P1">1354. 1334432</text:p>
        <text:p text:style-name="P1">1355. 1334442</text:p>
        <text:p text:style-name="P1">1356. 1341112</text:p>
        <text:p text:style-name="P1">1357. 1341121</text:p>
        <text:p text:style-name="P1">1358. 1341122</text:p>
        <text:p text:style-name="P1">1359. 1341123</text:p>
        <text:p text:style-name="P1">1360. 1341124</text:p>
        <text:p text:style-name="P1">1361. 1341132</text:p>
        <text:p text:style-name="P1">1362. 1341142</text:p>
        <text:p text:style-name="P1">1363. 1341211</text:p>
        <text:p text:style-name="P1">1364. 1341212</text:p>
        <text:p text:style-name="P1">1365. 1341213</text:p>
        <text:p text:style-name="P1">1366. 1341214</text:p>
        <text:p text:style-name="P1">1367. 1341221</text:p>
        <text:p text:style-name="P1">1368. 1341222</text:p>
        <text:p text:style-name="P1">1369. 1341223</text:p>
        <text:p text:style-name="P1">1370. 1341224</text:p>
        <text:p text:style-name="P1">1371. 1341231</text:p>
        <text:p text:style-name="P1">1372. 1341232</text:p>
        <text:p text:style-name="P1">1373. 1341233</text:p>
        <text:p text:style-name="P1">1374. 1341234</text:p>
        <text:p text:style-name="P1">1375. 1341241</text:p>
        <text:p text:style-name="P1">1376. 1341242</text:p>
        <text:p text:style-name="P1"><text:soft-page-break/>1377. 1341243</text:p>
        <text:p text:style-name="P1">1378. 1341244</text:p>
        <text:p text:style-name="P1">1379. 1341312</text:p>
        <text:p text:style-name="P1">1380. 1341321</text:p>
        <text:p text:style-name="P1">1381. 1341322</text:p>
        <text:p text:style-name="P1">1382. 1341323</text:p>
        <text:p text:style-name="P1">1383. 1341324</text:p>
        <text:p text:style-name="P1">1384. 1341332</text:p>
        <text:p text:style-name="P1">1385. 1341342</text:p>
        <text:p text:style-name="P1">1386. 1341412</text:p>
        <text:p text:style-name="P1">1387. 1341421</text:p>
        <text:p text:style-name="P1">1388. 1341422</text:p>
        <text:p text:style-name="P1">1389. 1341423</text:p>
        <text:p text:style-name="P1">1390. 1341424</text:p>
        <text:p text:style-name="P1">1391. 1341432</text:p>
        <text:p text:style-name="P1">1392. 1341442</text:p>
        <text:p text:style-name="P1">1393. 1342111</text:p>
        <text:p text:style-name="P1">1394. 1342112</text:p>
        <text:p text:style-name="P1">1395. 1342113</text:p>
        <text:p text:style-name="P1">1396. 1342114</text:p>
        <text:p text:style-name="P1">1397. 1342121</text:p>
        <text:p text:style-name="P1">1398. 1342122</text:p>
        <text:p text:style-name="P1">1399. 1342123</text:p>
        <text:p text:style-name="P1">1400. 1342124</text:p>
        <text:p text:style-name="P1">1401. 1342131</text:p>
        <text:p text:style-name="P1">1402. 1342132</text:p>
        <text:p text:style-name="P1">1403. 1342133</text:p>
        <text:p text:style-name="P1">1404. 1342134</text:p>
        <text:p text:style-name="P1">1405. 1342141</text:p>
        <text:p text:style-name="P1">1406. 1342142</text:p>
        <text:p text:style-name="P1">1407. 1342143</text:p>
        <text:p text:style-name="P1">1408. 1342144</text:p>
        <text:p text:style-name="P1">1409. 1342211</text:p>
        <text:p text:style-name="P1">1410. 1342212</text:p>
        <text:p text:style-name="P1">1411. 1342213</text:p>
        <text:p text:style-name="P1">1412. 1342214</text:p>
        <text:p text:style-name="P1">1413. 1342221</text:p>
        <text:p text:style-name="P1">1414. 1342222</text:p>
        <text:p text:style-name="P1">1415. 1342223</text:p>
        <text:p text:style-name="P1">1416. 1342224</text:p>
        <text:p text:style-name="P1">1417. 1342231</text:p>
        <text:p text:style-name="P1">1418. 1342232</text:p>
        <text:p text:style-name="P1">1419. 1342233</text:p>
        <text:p text:style-name="P1">1420. 1342234</text:p>
        <text:p text:style-name="P1">1421. 1342241</text:p>
        <text:p text:style-name="P1">1422. 1342242</text:p>
        <text:p text:style-name="P1">1423. 1342243</text:p>
        <text:p text:style-name="P1">1424. 1342244</text:p>
        <text:p text:style-name="P1">1425. 1342311</text:p>
        <text:p text:style-name="P1">1426. 1342312</text:p>
        <text:p text:style-name="P1">1427. 1342313</text:p>
        <text:p text:style-name="P1">1428. 1342314</text:p>
        <text:p text:style-name="P1">1429. 1342321</text:p>
        <text:p text:style-name="P1">1430. 1342322</text:p>
        <text:p text:style-name="P1">1431. 1342323</text:p>
        <text:p text:style-name="P1">1432. 1342324</text:p>
        <text:p text:style-name="P1">1433. 1342331</text:p>
        <text:p text:style-name="P1">1434. 1342332</text:p>
        <text:p text:style-name="P1">1435. 1342333</text:p>
        <text:p text:style-name="P1">1436. 1342334</text:p>
        <text:p text:style-name="P1">1437. 1342341</text:p>
        <text:p text:style-name="P1">1438. 1342342</text:p>
        <text:p text:style-name="P1">1439. 1342343</text:p>
        <text:p text:style-name="P1">1440. 1342344</text:p>
        <text:p text:style-name="P1">1441. 1342411</text:p>
        <text:p text:style-name="P1">1442. 1342412</text:p>
        <text:p text:style-name="P1">1443. 1342413</text:p>
        <text:p text:style-name="P1">1444. 1342414</text:p>
        <text:p text:style-name="P1">1445. 1342421</text:p>
        <text:p text:style-name="P1">1446. 1342422</text:p>
        <text:p text:style-name="P1">1447. 1342423</text:p>
        <text:p text:style-name="P1">1448. 1342424</text:p>
        <text:p text:style-name="P1">1449. 1342431</text:p>
        <text:p text:style-name="P1">1450. 1342432</text:p>
        <text:p text:style-name="P1">1451. 1342433</text:p>
        <text:p text:style-name="P1">1452. 1342434</text:p>
        <text:p text:style-name="P1">1453. 1342441</text:p>
        <text:p text:style-name="P1">1454. 1342442</text:p>
        <text:p text:style-name="P1">1455. 1342443</text:p>
        <text:p text:style-name="P1">1456. 1342444</text:p>
        <text:p text:style-name="P1">1457. 1343112</text:p>
        <text:p text:style-name="P1">1458. 1343121</text:p>
        <text:p text:style-name="P1">1459. 1343122</text:p>
        <text:p text:style-name="P1">1460. 1343123</text:p>
        <text:p text:style-name="P1">1461. 1343124</text:p>
        <text:p text:style-name="P1">1462. 1343132</text:p>
        <text:p text:style-name="P1">1463. 1343142</text:p>
        <text:p text:style-name="P1">1464. 1343211</text:p>
        <text:p text:style-name="P1">1465. 1343212</text:p>
        <text:p text:style-name="P1">1466. 1343213</text:p>
        <text:p text:style-name="P1">1467. 1343214</text:p>
        <text:p text:style-name="P1">1468. 1343221</text:p>
        <text:p text:style-name="P1">1469. 1343222</text:p>
        <text:p text:style-name="P1">1470. 1343223</text:p>
        <text:p text:style-name="P1">1471. 1343224</text:p>
        <text:p text:style-name="P1">1472. 1343231</text:p>
        <text:p text:style-name="P1">1473. 1343232</text:p>
        <text:p text:style-name="P1">1474. 1343233</text:p>
        <text:p text:style-name="P1">1475. 1343234</text:p>
        <text:p text:style-name="P1">1476. 1343241</text:p>
        <text:p text:style-name="P1">1477. 1343242</text:p>
        <text:p text:style-name="P1">1478. 1343243</text:p>
        <text:p text:style-name="P1">1479. 1343244</text:p>
        <text:p text:style-name="P1">1480. 1343312</text:p>
        <text:p text:style-name="P1">1481. 1343321</text:p>
        <text:p text:style-name="P1">1482. 1343322</text:p>
        <text:p text:style-name="P1">1483. 1343323</text:p>
        <text:p text:style-name="P1">1484. 1343324</text:p>
        <text:p text:style-name="P1">1485. 1343332</text:p>
        <text:p text:style-name="P1">1486. 1343342</text:p>
        <text:p text:style-name="P1">1487. 1343412</text:p>
        <text:p text:style-name="P1">1488. 1343421</text:p>
        <text:p text:style-name="P1">1489. 1343422</text:p>
        <text:p text:style-name="P1">1490. 1343423</text:p>
        <text:p text:style-name="P1">1491. 1343424</text:p>
        <text:p text:style-name="P1">1492. 1343432</text:p>
        <text:p text:style-name="P1">1493. 1343442</text:p>
        <text:p text:style-name="P1">1494. 1344112</text:p>
        <text:p text:style-name="P1">1495. 1344121</text:p>
        <text:p text:style-name="P1">1496. 1344122</text:p>
        <text:p text:style-name="P1">1497. 1344123</text:p>
        <text:p text:style-name="P1">1498. 1344124</text:p>
        <text:p text:style-name="P1">1499. 1344132</text:p>
        <text:p text:style-name="P1">1500. 1344142</text:p>
        <text:p text:style-name="P1">1501. 1344211</text:p>
        <text:p text:style-name="P1">1502. 1344212</text:p>
        <text:p text:style-name="P1">1503. 1344213</text:p>
        <text:p text:style-name="P1">1504. 1344214</text:p>
        <text:p text:style-name="P1">1505. 1344221</text:p>
        <text:p text:style-name="P1">1506. 1344222</text:p>
        <text:p text:style-name="P1">1507. 1344223</text:p>
        <text:p text:style-name="P1">1508. 1344224</text:p>
        <text:p text:style-name="P1">1509. 1344231</text:p>
        <text:p text:style-name="P1">1510. 1344232</text:p>
        <text:p text:style-name="P1">1511. 1344233</text:p>
        <text:p text:style-name="P1">1512. 1344234</text:p>
        <text:p text:style-name="P1">1513. 1344241</text:p>
        <text:p text:style-name="P1">1514. 1344242</text:p>
        <text:p text:style-name="P1">1515. 1344243</text:p>
        <text:p text:style-name="P1">1516. 1344244</text:p>
        <text:p text:style-name="P1">1517. 1344312</text:p>
        <text:p text:style-name="P1">1518. 1344321</text:p>
        <text:p text:style-name="P1">1519. 1344322</text:p>
        <text:p text:style-name="P1">1520. 1344323</text:p>
        <text:p text:style-name="P1">1521. 1344324</text:p>
        <text:p text:style-name="P1">1522. 1344332</text:p>
        <text:p text:style-name="P1">1523. 1344342</text:p>
        <text:p text:style-name="P1">1524. 1344412</text:p>
        <text:p text:style-name="P1">1525. 1344421</text:p>
        <text:p text:style-name="P1">1526. 1344422</text:p>
        <text:p text:style-name="P1">1527. 1344423</text:p>
        <text:p text:style-name="P1">1528. 1344424</text:p>
        <text:p text:style-name="P1">1529. 1344432</text:p>
        <text:p text:style-name="P1">1530. 1344442</text:p>
        <text:p text:style-name="P1">1531. 1411123</text:p>
        <text:p text:style-name="P1">1532. 1411132</text:p>
        <text:p text:style-name="P1">1533. 1411213</text:p>
        <text:p text:style-name="P1">1534. 1411223</text:p>
        <text:p text:style-name="P1">1535. 1411231</text:p>
        <text:p text:style-name="P1">1536. 1411232</text:p>
        <text:p text:style-name="P1">1537. 1411233</text:p>
        <text:p text:style-name="P1">1538. 1411234</text:p>
        <text:p text:style-name="P1">1539. 1411243</text:p>
        <text:p text:style-name="P1">1540. 1411312</text:p>
        <text:p text:style-name="P1">1541. 1411321</text:p>
        <text:p text:style-name="P1">1542. 1411322</text:p>
        <text:p text:style-name="P1">1543. 1411323</text:p>
        <text:p text:style-name="P1">1544. 1411324</text:p>
        <text:p text:style-name="P1">1545. 1411332</text:p>
        <text:p text:style-name="P1">1546. 1411342</text:p>
        <text:p text:style-name="P1">1547. 1411423</text:p>
        <text:p text:style-name="P1">1548. 1411432</text:p>
        <text:p text:style-name="P1">1549. 1412113</text:p>
        <text:p text:style-name="P1">1550. 1412123</text:p>
        <text:p text:style-name="P1">1551. 1412131</text:p>
        <text:p text:style-name="P1">1552. 1412132</text:p>
        <text:p text:style-name="P1">1553. 1412133</text:p>
        <text:p text:style-name="P1">1554. 1412134</text:p>
        <text:p text:style-name="P1">1555. 1412143</text:p>
        <text:p text:style-name="P1">1556. 1412213</text:p>
        <text:p text:style-name="P1">1557. 1412223</text:p>
        <text:p text:style-name="P1">1558. 1412231</text:p>
        <text:p text:style-name="P1">1559. 1412232</text:p>
        <text:p text:style-name="P1">1560. 1412233</text:p>
        <text:p text:style-name="P1">1561. 1412234</text:p>
        <text:p text:style-name="P1">1562. 1412243</text:p>
        <text:p text:style-name="P1">1563. 1412311</text:p>
        <text:p text:style-name="P1">1564. 1412312</text:p>
        <text:p text:style-name="P1">1565. 1412313</text:p>
        <text:p text:style-name="P1">1566. 1412314</text:p>
        <text:p text:style-name="P1">1567. 1412321</text:p>
        <text:p text:style-name="P1">1568. 1412322</text:p>
        <text:p text:style-name="P1">1569. 1412323</text:p>
        <text:p text:style-name="P1">1570. 1412324</text:p>
        <text:p text:style-name="P1">1571. 1412331</text:p>
        <text:p text:style-name="P1">1572. 1412332</text:p>
        <text:p text:style-name="P1"><text:soft-page-break/>1573. 1412333</text:p>
        <text:p text:style-name="P1">1574. 1412334</text:p>
        <text:p text:style-name="P1">1575. 1412341</text:p>
        <text:p text:style-name="P1">1576. 1412342</text:p>
        <text:p text:style-name="P1">1577. 1412343</text:p>
        <text:p text:style-name="P1">1578. 1412344</text:p>
        <text:p text:style-name="P1">1579. 1412413</text:p>
        <text:p text:style-name="P1">1580. 1412423</text:p>
        <text:p text:style-name="P1">1581. 1412431</text:p>
        <text:p text:style-name="P1">1582. 1412432</text:p>
        <text:p text:style-name="P1">1583. 1412433</text:p>
        <text:p text:style-name="P1">1584. 1412434</text:p>
        <text:p text:style-name="P1">1585. 1412443</text:p>
        <text:p text:style-name="P1">1586. 1413112</text:p>
        <text:p text:style-name="P1">1587. 1413121</text:p>
        <text:p text:style-name="P1">1588. 1413122</text:p>
        <text:p text:style-name="P1">1589. 1413123</text:p>
        <text:p text:style-name="P1">1590. 1413124</text:p>
        <text:p text:style-name="P1">1591. 1413132</text:p>
        <text:p text:style-name="P1">1592. 1413142</text:p>
        <text:p text:style-name="P1">1593. 1413211</text:p>
        <text:p text:style-name="P1">1594. 1413212</text:p>
        <text:p text:style-name="P1">1595. 1413213</text:p>
        <text:p text:style-name="P1">1596. 1413214</text:p>
        <text:p text:style-name="P1">1597. 1413221</text:p>
        <text:p text:style-name="P1">1598. 1413222</text:p>
        <text:p text:style-name="P1">1599. 1413223</text:p>
        <text:p text:style-name="P1">1600. 1413224</text:p>
        <text:p text:style-name="P1">1601. 1413231</text:p>
        <text:p text:style-name="P1">1602. 1413232</text:p>
        <text:p text:style-name="P1">1603. 1413233</text:p>
        <text:p text:style-name="P1">1604. 1413234</text:p>
        <text:p text:style-name="P1">1605. 1413241</text:p>
        <text:p text:style-name="P1">1606. 1413242</text:p>
        <text:p text:style-name="P1">1607. 1413243</text:p>
        <text:p text:style-name="P1">1608. 1413244</text:p>
        <text:p text:style-name="P1">1609. 1413312</text:p>
        <text:p text:style-name="P1">1610. 1413321</text:p>
        <text:p text:style-name="P1">1611. 1413322</text:p>
        <text:p text:style-name="P1">1612. 1413323</text:p>
        <text:p text:style-name="P1">1613. 1413324</text:p>
        <text:p text:style-name="P1">1614. 1413332</text:p>
        <text:p text:style-name="P1">1615. 1413342</text:p>
        <text:p text:style-name="P1">1616. 1413412</text:p>
        <text:p text:style-name="P1">1617. 1413421</text:p>
        <text:p text:style-name="P1">1618. 1413422</text:p>
        <text:p text:style-name="P1">1619. 1413423</text:p>
        <text:p text:style-name="P1">1620. 1413424</text:p>
        <text:p text:style-name="P1">1621. 1413432</text:p>
        <text:p text:style-name="P1">1622. 1413442</text:p>
        <text:p text:style-name="P1">1623. 1414123</text:p>
        <text:p text:style-name="P1">1624. 1414132</text:p>
        <text:p text:style-name="P1">1625. 1414213</text:p>
        <text:p text:style-name="P1">1626. 1414223</text:p>
        <text:p text:style-name="P1">1627. 1414231</text:p>
        <text:p text:style-name="P1">1628. 1414232</text:p>
        <text:p text:style-name="P1">1629. 1414233</text:p>
        <text:p text:style-name="P1">1630. 1414234</text:p>
        <text:p text:style-name="P1">1631. 1414243</text:p>
        <text:p text:style-name="P1">1632. 1414312</text:p>
        <text:p text:style-name="P1">1633. 1414321</text:p>
        <text:p text:style-name="P1">1634. 1414322</text:p>
        <text:p text:style-name="P1">1635. 1414323</text:p>
        <text:p text:style-name="P1">1636. 1414324</text:p>
        <text:p text:style-name="P1">1637. 1414332</text:p>
        <text:p text:style-name="P1">1638. 1414342</text:p>
        <text:p text:style-name="P1">1639. 1414423</text:p>
        <text:p text:style-name="P1">1640. 1414432</text:p>
        <text:p text:style-name="P1">1641. 1421113</text:p>
        <text:p text:style-name="P1">1642. 1421123</text:p>
        <text:p text:style-name="P1">1643. 1421131</text:p>
        <text:p text:style-name="P1">1644. 1421132</text:p>
        <text:p text:style-name="P1">1645. 1421133</text:p>
        <text:p text:style-name="P1">1646. 1421134</text:p>
        <text:p text:style-name="P1">1647. 1421143</text:p>
        <text:p text:style-name="P1">1648. 1421213</text:p>
        <text:p text:style-name="P1">1649. 1421223</text:p>
        <text:p text:style-name="P1">1650. 1421231</text:p>
        <text:p text:style-name="P1">1651. 1421232</text:p>
        <text:p text:style-name="P1">1652. 1421233</text:p>
        <text:p text:style-name="P1">1653. 1421234</text:p>
        <text:p text:style-name="P1">1654. 1421243</text:p>
        <text:p text:style-name="P1">1655. 1421311</text:p>
        <text:p text:style-name="P1">1656. 1421312</text:p>
        <text:p text:style-name="P1">1657. 1421313</text:p>
        <text:p text:style-name="P1">1658. 1421314</text:p>
        <text:p text:style-name="P1">1659. 1421321</text:p>
        <text:p text:style-name="P1">1660. 1421322</text:p>
        <text:p text:style-name="P1">1661. 1421323</text:p>
        <text:p text:style-name="P1">1662. 1421324</text:p>
        <text:p text:style-name="P1">1663. 1421331</text:p>
        <text:p text:style-name="P1">1664. 1421332</text:p>
        <text:p text:style-name="P1">1665. 1421333</text:p>
        <text:p text:style-name="P1">1666. 1421334</text:p>
        <text:p text:style-name="P1">1667. 1421341</text:p>
        <text:p text:style-name="P1">1668. 1421342</text:p>
        <text:p text:style-name="P1">1669. 1421343</text:p>
        <text:p text:style-name="P1">1670. 1421344</text:p>
        <text:p text:style-name="P1">1671. 1421413</text:p>
        <text:p text:style-name="P1">1672. 1421423</text:p>
        <text:p text:style-name="P1">1673. 1421431</text:p>
        <text:p text:style-name="P1">1674. 1421432</text:p>
        <text:p text:style-name="P1">1675. 1421433</text:p>
        <text:p text:style-name="P1">1676. 1421434</text:p>
        <text:p text:style-name="P1">1677. 1421443</text:p>
        <text:p text:style-name="P1">1678. 1422113</text:p>
        <text:p text:style-name="P1">1679. 1422123</text:p>
        <text:p text:style-name="P1">1680. 1422131</text:p>
        <text:p text:style-name="P1">1681. 1422132</text:p>
        <text:p text:style-name="P1">1682. 1422133</text:p>
        <text:p text:style-name="P1">1683. 1422134</text:p>
        <text:p text:style-name="P1">1684. 1422143</text:p>
        <text:p text:style-name="P1">1685. 1422213</text:p>
        <text:p text:style-name="P1">1686. 1422223</text:p>
        <text:p text:style-name="P1">1687. 1422231</text:p>
        <text:p text:style-name="P1">1688. 1422232</text:p>
        <text:p text:style-name="P1">1689. 1422233</text:p>
        <text:p text:style-name="P1">1690. 1422234</text:p>
        <text:p text:style-name="P1">1691. 1422243</text:p>
        <text:p text:style-name="P1">1692. 1422311</text:p>
        <text:p text:style-name="P1">1693. 1422312</text:p>
        <text:p text:style-name="P1">1694. 1422313</text:p>
        <text:p text:style-name="P1">1695. 1422314</text:p>
        <text:p text:style-name="P1">1696. 1422321</text:p>
        <text:p text:style-name="P1">1697. 1422322</text:p>
        <text:p text:style-name="P1">1698. 1422323</text:p>
        <text:p text:style-name="P1">1699. 1422324</text:p>
        <text:p text:style-name="P1">1700. 1422331</text:p>
        <text:p text:style-name="P1">1701. 1422332</text:p>
        <text:p text:style-name="P1">1702. 1422333</text:p>
        <text:p text:style-name="P1">1703. 1422334</text:p>
        <text:p text:style-name="P1">1704. 1422341</text:p>
        <text:p text:style-name="P1">1705. 1422342</text:p>
        <text:p text:style-name="P1">1706. 1422343</text:p>
        <text:p text:style-name="P1">1707. 1422344</text:p>
        <text:p text:style-name="P1">1708. 1422413</text:p>
        <text:p text:style-name="P1">1709. 1422423</text:p>
        <text:p text:style-name="P1">1710. 1422431</text:p>
        <text:p text:style-name="P1">1711. 1422432</text:p>
        <text:p text:style-name="P1">1712. 1422433</text:p>
        <text:p text:style-name="P1">1713. 1422434</text:p>
        <text:p text:style-name="P1">1714. 1422443</text:p>
        <text:p text:style-name="P1">1715. 1423111</text:p>
        <text:p text:style-name="P1">1716. 1423112</text:p>
        <text:p text:style-name="P1">1717. 1423113</text:p>
        <text:p text:style-name="P1">1718. 1423114</text:p>
        <text:p text:style-name="P1">1719. 1423121</text:p>
        <text:p text:style-name="P1">1720. 1423122</text:p>
        <text:p text:style-name="P1">1721. 1423123</text:p>
        <text:p text:style-name="P1">1722. 1423124</text:p>
        <text:p text:style-name="P1">1723. 1423131</text:p>
        <text:p text:style-name="P1">1724. 1423132</text:p>
        <text:p text:style-name="P1">1725. 1423133</text:p>
        <text:p text:style-name="P1">1726. 1423134</text:p>
        <text:p text:style-name="P1">1727. 1423141</text:p>
        <text:p text:style-name="P1">1728. 1423142</text:p>
        <text:p text:style-name="P1">1729. 1423143</text:p>
        <text:p text:style-name="P1">1730. 1423144</text:p>
        <text:p text:style-name="P1">1731. 1423211</text:p>
        <text:p text:style-name="P1">1732. 1423212</text:p>
        <text:p text:style-name="P1">1733. 1423213</text:p>
        <text:p text:style-name="P1">1734. 1423214</text:p>
        <text:p text:style-name="P1">1735. 1423221</text:p>
        <text:p text:style-name="P1">1736. 1423222</text:p>
        <text:p text:style-name="P1">1737. 1423223</text:p>
        <text:p text:style-name="P1">1738. 1423224</text:p>
        <text:p text:style-name="P1">1739. 1423231</text:p>
        <text:p text:style-name="P1">1740. 1423232</text:p>
        <text:p text:style-name="P1">1741. 1423233</text:p>
        <text:p text:style-name="P1">1742. 1423234</text:p>
        <text:p text:style-name="P1">1743. 1423241</text:p>
        <text:p text:style-name="P1">1744. 1423242</text:p>
        <text:p text:style-name="P1">1745. 1423243</text:p>
        <text:p text:style-name="P1">1746. 1423244</text:p>
        <text:p text:style-name="P1">1747. 1423311</text:p>
        <text:p text:style-name="P1">1748. 1423312</text:p>
        <text:p text:style-name="P1">1749. 1423313</text:p>
        <text:p text:style-name="P1">1750. 1423314</text:p>
        <text:p text:style-name="P1">1751. 1423321</text:p>
        <text:p text:style-name="P1">1752. 1423322</text:p>
        <text:p text:style-name="P1">1753. 1423323</text:p>
        <text:p text:style-name="P1">1754. 1423324</text:p>
        <text:p text:style-name="P1">1755. 1423331</text:p>
        <text:p text:style-name="P1">1756. 1423332</text:p>
        <text:p text:style-name="P1">1757. 1423333</text:p>
        <text:p text:style-name="P1">1758. 1423334</text:p>
        <text:p text:style-name="P1">1759. 1423341</text:p>
        <text:p text:style-name="P1">1760. 1423342</text:p>
        <text:p text:style-name="P1">1761. 1423343</text:p>
        <text:p text:style-name="P1">1762. 1423344</text:p>
        <text:p text:style-name="P1">1763. 1423411</text:p>
        <text:p text:style-name="P1">1764. 1423412</text:p>
        <text:p text:style-name="P1">1765. 1423413</text:p>
        <text:p text:style-name="P1">1766. 1423414</text:p>
        <text:p text:style-name="P1">1767. 1423421</text:p>
        <text:p text:style-name="P1">1768. 1423422</text:p>
        <text:p text:style-name="P1"><text:soft-page-break/>1769. 1423423</text:p>
        <text:p text:style-name="P1">1770. 1423424</text:p>
        <text:p text:style-name="P1">1771. 1423431</text:p>
        <text:p text:style-name="P1">1772. 1423432</text:p>
        <text:p text:style-name="P1">1773. 1423433</text:p>
        <text:p text:style-name="P1">1774. 1423434</text:p>
        <text:p text:style-name="P1">1775. 1423441</text:p>
        <text:p text:style-name="P1">1776. 1423442</text:p>
        <text:p text:style-name="P1">1777. 1423443</text:p>
        <text:p text:style-name="P1">1778. 1423444</text:p>
        <text:p text:style-name="P1">1779. 1424113</text:p>
        <text:p text:style-name="P1">1780. 1424123</text:p>
        <text:p text:style-name="P1">1781. 1424131</text:p>
        <text:p text:style-name="P1">1782. 1424132</text:p>
        <text:p text:style-name="P1">1783. 1424133</text:p>
        <text:p text:style-name="P1">1784. 1424134</text:p>
        <text:p text:style-name="P1">1785. 1424143</text:p>
        <text:p text:style-name="P1">1786. 1424213</text:p>
        <text:p text:style-name="P1">1787. 1424223</text:p>
        <text:p text:style-name="P1">1788. 1424231</text:p>
        <text:p text:style-name="P1">1789. 1424232</text:p>
        <text:p text:style-name="P1">1790. 1424233</text:p>
        <text:p text:style-name="P1">1791. 1424234</text:p>
        <text:p text:style-name="P1">1792. 1424243</text:p>
        <text:p text:style-name="P1">1793. 1424311</text:p>
        <text:p text:style-name="P1">1794. 1424312</text:p>
        <text:p text:style-name="P1">1795. 1424313</text:p>
        <text:p text:style-name="P1">1796. 1424314</text:p>
        <text:p text:style-name="P1">1797. 1424321</text:p>
        <text:p text:style-name="P1">1798. 1424322</text:p>
        <text:p text:style-name="P1">1799. 1424323</text:p>
        <text:p text:style-name="P1">1800. 1424324</text:p>
        <text:p text:style-name="P1">1801. 1424331</text:p>
        <text:p text:style-name="P1">1802. 1424332</text:p>
        <text:p text:style-name="P1">1803. 1424333</text:p>
        <text:p text:style-name="P1">1804. 1424334</text:p>
        <text:p text:style-name="P1">1805. 1424341</text:p>
        <text:p text:style-name="P1">1806. 1424342</text:p>
        <text:p text:style-name="P1">1807. 1424343</text:p>
        <text:p text:style-name="P1">1808. 1424344</text:p>
        <text:p text:style-name="P1">1809. 1424413</text:p>
        <text:p text:style-name="P1">1810. 1424423</text:p>
        <text:p text:style-name="P1">1811. 1424431</text:p>
        <text:p text:style-name="P1">1812. 1424432</text:p>
        <text:p text:style-name="P1">1813. 1424433</text:p>
        <text:p text:style-name="P1">1814. 1424434</text:p>
        <text:p text:style-name="P1">1815. 1424443</text:p>
        <text:p text:style-name="P1">1816. 1431112</text:p>
        <text:p text:style-name="P1">1817. 1431121</text:p>
        <text:p text:style-name="P1">1818. 1431122</text:p>
        <text:p text:style-name="P1">1819. 1431123</text:p>
        <text:p text:style-name="P1">1820. 1431124</text:p>
        <text:p text:style-name="P1">1821. 1431132</text:p>
        <text:p text:style-name="P1">1822. 1431142</text:p>
        <text:p text:style-name="P1">1823. 1431211</text:p>
        <text:p text:style-name="P1">1824. 1431212</text:p>
        <text:p text:style-name="P1">1825. 1431213</text:p>
        <text:p text:style-name="P1">1826. 1431214</text:p>
        <text:p text:style-name="P1">1827. 1431221</text:p>
        <text:p text:style-name="P1">1828. 1431222</text:p>
        <text:p text:style-name="P1">1829. 1431223</text:p>
        <text:p text:style-name="P1">1830. 1431224</text:p>
        <text:p text:style-name="P1">1831. 1431231</text:p>
        <text:p text:style-name="P1">1832. 1431232</text:p>
        <text:p text:style-name="P1">1833. 1431233</text:p>
        <text:p text:style-name="P1">1834. 1431234</text:p>
        <text:p text:style-name="P1">1835. 1431241</text:p>
        <text:p text:style-name="P1">1836. 1431242</text:p>
        <text:p text:style-name="P1">1837. 1431243</text:p>
        <text:p text:style-name="P1">1838. 1431244</text:p>
        <text:p text:style-name="P1">1839. 1431312</text:p>
        <text:p text:style-name="P1">1840. 1431321</text:p>
        <text:p text:style-name="P1">1841. 1431322</text:p>
        <text:p text:style-name="P1">1842. 1431323</text:p>
        <text:p text:style-name="P1">1843. 1431324</text:p>
        <text:p text:style-name="P1">1844. 1431332</text:p>
        <text:p text:style-name="P1">1845. 1431342</text:p>
        <text:p text:style-name="P1">1846. 1431412</text:p>
        <text:p text:style-name="P1">1847. 1431421</text:p>
        <text:p text:style-name="P1">1848. 1431422</text:p>
        <text:p text:style-name="P1">1849. 1431423</text:p>
        <text:p text:style-name="P1">1850. 1431424</text:p>
        <text:p text:style-name="P1">1851. 1431432</text:p>
        <text:p text:style-name="P1">1852. 1431442</text:p>
        <text:p text:style-name="P1">1853. 1432111</text:p>
        <text:p text:style-name="P1">1854. 1432112</text:p>
        <text:p text:style-name="P1">1855. 1432113</text:p>
        <text:p text:style-name="P1">1856. 1432114</text:p>
        <text:p text:style-name="P1">1857. 1432121</text:p>
        <text:p text:style-name="P1">1858. 1432122</text:p>
        <text:p text:style-name="P1">1859. 1432123</text:p>
        <text:p text:style-name="P1">1860. 1432124</text:p>
        <text:p text:style-name="P1">1861. 1432131</text:p>
        <text:p text:style-name="P1">1862. 1432132</text:p>
        <text:p text:style-name="P1">1863. 1432133</text:p>
        <text:p text:style-name="P1">1864. 1432134</text:p>
        <text:p text:style-name="P1">1865. 1432141</text:p>
        <text:p text:style-name="P1">1866. 1432142</text:p>
        <text:p text:style-name="P1">1867. 1432143</text:p>
        <text:p text:style-name="P1">1868. 1432144</text:p>
        <text:p text:style-name="P1">1869. 1432211</text:p>
        <text:p text:style-name="P1">1870. 1432212</text:p>
        <text:p text:style-name="P1">1871. 1432213</text:p>
        <text:p text:style-name="P1">1872. 1432214</text:p>
        <text:p text:style-name="P1">1873. 1432221</text:p>
        <text:p text:style-name="P1">1874. 1432222</text:p>
        <text:p text:style-name="P1">1875. 1432223</text:p>
        <text:p text:style-name="P1">1876. 1432224</text:p>
        <text:p text:style-name="P1">1877. 1432231</text:p>
        <text:p text:style-name="P1">1878. 1432232</text:p>
        <text:p text:style-name="P1">1879. 1432233</text:p>
        <text:p text:style-name="P1">1880. 1432234</text:p>
        <text:p text:style-name="P1">1881. 1432241</text:p>
        <text:p text:style-name="P1">1882. 1432242</text:p>
        <text:p text:style-name="P1">1883. 1432243</text:p>
        <text:p text:style-name="P1">1884. 1432244</text:p>
        <text:p text:style-name="P1">1885. 1432311</text:p>
        <text:p text:style-name="P1">1886. 1432312</text:p>
        <text:p text:style-name="P1">1887. 1432313</text:p>
        <text:p text:style-name="P1">1888. 1432314</text:p>
        <text:p text:style-name="P1">1889. 1432321</text:p>
        <text:p text:style-name="P1">1890. 1432322</text:p>
        <text:p text:style-name="P1">1891. 1432323</text:p>
        <text:p text:style-name="P1">1892. 1432324</text:p>
        <text:p text:style-name="P1">1893. 1432331</text:p>
        <text:p text:style-name="P1">1894. 1432332</text:p>
        <text:p text:style-name="P1">1895. 1432333</text:p>
        <text:p text:style-name="P1">1896. 1432334</text:p>
        <text:p text:style-name="P1">1897. 1432341</text:p>
        <text:p text:style-name="P1">1898. 1432342</text:p>
        <text:p text:style-name="P1">1899. 1432343</text:p>
        <text:p text:style-name="P1">1900. 1432344</text:p>
        <text:p text:style-name="P1">1901. 1432411</text:p>
        <text:p text:style-name="P1">1902. 1432412</text:p>
        <text:p text:style-name="P1">1903. 1432413</text:p>
        <text:p text:style-name="P1">1904. 1432414</text:p>
        <text:p text:style-name="P1">1905. 1432421</text:p>
        <text:p text:style-name="P1">1906. 1432422</text:p>
        <text:p text:style-name="P1">1907. 1432423</text:p>
        <text:p text:style-name="P1">1908. 1432424</text:p>
        <text:p text:style-name="P1">1909. 1432431</text:p>
        <text:p text:style-name="P1">1910. 1432432</text:p>
        <text:p text:style-name="P1">1911. 1432433</text:p>
        <text:p text:style-name="P1">1912. 1432434</text:p>
        <text:p text:style-name="P1">1913. 1432441</text:p>
        <text:p text:style-name="P1">1914. 1432442</text:p>
        <text:p text:style-name="P1">1915. 1432443</text:p>
        <text:p text:style-name="P1">1916. 1432444</text:p>
        <text:p text:style-name="P1">1917. 1433112</text:p>
        <text:p text:style-name="P1">1918. 1433121</text:p>
        <text:p text:style-name="P1">1919. 1433122</text:p>
        <text:p text:style-name="P1">1920. 1433123</text:p>
        <text:p text:style-name="P1">1921. 1433124</text:p>
        <text:p text:style-name="P1">1922. 1433132</text:p>
        <text:p text:style-name="P1">1923. 1433142</text:p>
        <text:p text:style-name="P1">1924. 1433211</text:p>
        <text:p text:style-name="P1">1925. 1433212</text:p>
        <text:p text:style-name="P1">1926. 1433213</text:p>
        <text:p text:style-name="P1">1927. 1433214</text:p>
        <text:p text:style-name="P1">1928. 1433221</text:p>
        <text:p text:style-name="P1">1929. 1433222</text:p>
        <text:p text:style-name="P1">1930. 1433223</text:p>
        <text:p text:style-name="P1">1931. 1433224</text:p>
        <text:p text:style-name="P1">1932. 1433231</text:p>
        <text:p text:style-name="P1">1933. 1433232</text:p>
        <text:p text:style-name="P1">1934. 1433233</text:p>
        <text:p text:style-name="P1">1935. 1433234</text:p>
        <text:p text:style-name="P1">1936. 1433241</text:p>
        <text:p text:style-name="P1">1937. 1433242</text:p>
        <text:p text:style-name="P1">1938. 1433243</text:p>
        <text:p text:style-name="P1">1939. 1433244</text:p>
        <text:p text:style-name="P1">1940. 1433312</text:p>
        <text:p text:style-name="P1">1941. 1433321</text:p>
        <text:p text:style-name="P1">1942. 1433322</text:p>
        <text:p text:style-name="P1">1943. 1433323</text:p>
        <text:p text:style-name="P1">1944. 1433324</text:p>
        <text:p text:style-name="P1">1945. 1433332</text:p>
        <text:p text:style-name="P1">1946. 1433342</text:p>
        <text:p text:style-name="P1">1947. 1433412</text:p>
        <text:p text:style-name="P1">1948. 1433421</text:p>
        <text:p text:style-name="P1">1949. 1433422</text:p>
        <text:p text:style-name="P1">1950. 1433423</text:p>
        <text:p text:style-name="P1">1951. 1433424</text:p>
        <text:p text:style-name="P1">1952. 1433432</text:p>
        <text:p text:style-name="P1">1953. 1433442</text:p>
        <text:p text:style-name="P1">1954. 1434112</text:p>
        <text:p text:style-name="P1">1955. 1434121</text:p>
        <text:p text:style-name="P1">1956. 1434122</text:p>
        <text:p text:style-name="P1">1957. 1434123</text:p>
        <text:p text:style-name="P1">1958. 1434124</text:p>
        <text:p text:style-name="P1">1959. 1434132</text:p>
        <text:p text:style-name="P1">1960. 1434142</text:p>
        <text:p text:style-name="P1">1961. 1434211</text:p>
        <text:p text:style-name="P1">1962. 1434212</text:p>
        <text:p text:style-name="P1">1963. 1434213</text:p>
        <text:p text:style-name="P1">1964. 1434214</text:p>
        <text:p text:style-name="P1"><text:soft-page-break/>1965. 1434221</text:p>
        <text:p text:style-name="P1">1966. 1434222</text:p>
        <text:p text:style-name="P1">1967. 1434223</text:p>
        <text:p text:style-name="P1">1968. 1434224</text:p>
        <text:p text:style-name="P1">1969. 1434231</text:p>
        <text:p text:style-name="P1">1970. 1434232</text:p>
        <text:p text:style-name="P1">1971. 1434233</text:p>
        <text:p text:style-name="P1">1972. 1434234</text:p>
        <text:p text:style-name="P1">1973. 1434241</text:p>
        <text:p text:style-name="P1">1974. 1434242</text:p>
        <text:p text:style-name="P1">1975. 1434243</text:p>
        <text:p text:style-name="P1">1976. 1434244</text:p>
        <text:p text:style-name="P1">1977. 1434312</text:p>
        <text:p text:style-name="P1">1978. 1434321</text:p>
        <text:p text:style-name="P1">1979. 1434322</text:p>
        <text:p text:style-name="P1">1980. 1434323</text:p>
        <text:p text:style-name="P1">1981. 1434324</text:p>
        <text:p text:style-name="P1">1982. 1434332</text:p>
        <text:p text:style-name="P1">1983. 1434342</text:p>
        <text:p text:style-name="P1">1984. 1434412</text:p>
        <text:p text:style-name="P1">1985. 1434421</text:p>
        <text:p text:style-name="P1">1986. 1434422</text:p>
        <text:p text:style-name="P1">1987. 1434423</text:p>
        <text:p text:style-name="P1">1988. 1434424</text:p>
        <text:p text:style-name="P1">1989. 1434432</text:p>
        <text:p text:style-name="P1">1990. 1434442</text:p>
        <text:p text:style-name="P1">1991. 1441123</text:p>
        <text:p text:style-name="P1">1992. 1441132</text:p>
        <text:p text:style-name="P1">1993. 1441213</text:p>
        <text:p text:style-name="P1">1994. 1441223</text:p>
        <text:p text:style-name="P1">1995. 1441231</text:p>
        <text:p text:style-name="P1">1996. 1441232</text:p>
        <text:p text:style-name="P1">1997. 1441233</text:p>
        <text:p text:style-name="P1">1998. 1441234</text:p>
        <text:p text:style-name="P1">1999. 1441243</text:p>
        <text:p text:style-name="P1">2000. 1441312</text:p>
        <text:p text:style-name="P1">2001. 1441321</text:p>
        <text:p text:style-name="P1">2002. 1441322</text:p>
        <text:p text:style-name="P1">2003. 1441323</text:p>
        <text:p text:style-name="P1">2004. 1441324</text:p>
        <text:p text:style-name="P1">2005. 1441332</text:p>
        <text:p text:style-name="P1">2006. 1441342</text:p>
        <text:p text:style-name="P1">2007. 1441423</text:p>
        <text:p text:style-name="P1">2008. 1441432</text:p>
        <text:p text:style-name="P1">2009. 1442113</text:p>
        <text:p text:style-name="P1">2010. 1442123</text:p>
        <text:p text:style-name="P1">2011. 1442131</text:p>
        <text:p text:style-name="P1">2012. 1442132</text:p>
        <text:p text:style-name="P1">2013. 1442133</text:p>
        <text:p text:style-name="P1">2014. 1442134</text:p>
        <text:p text:style-name="P1">2015. 1442143</text:p>
        <text:p text:style-name="P1">2016. 1442213</text:p>
        <text:p text:style-name="P1">2017. 1442223</text:p>
        <text:p text:style-name="P1">2018. 1442231</text:p>
        <text:p text:style-name="P1">2019. 1442232</text:p>
        <text:p text:style-name="P1">2020. 1442233</text:p>
        <text:p text:style-name="P1">2021. 1442234</text:p>
        <text:p text:style-name="P1">2022. 1442243</text:p>
        <text:p text:style-name="P1">2023. 1442311</text:p>
        <text:p text:style-name="P1">2024. 1442312</text:p>
        <text:p text:style-name="P1">2025. 1442313</text:p>
        <text:p text:style-name="P1">2026. 1442314</text:p>
        <text:p text:style-name="P1">2027. 1442321</text:p>
        <text:p text:style-name="P1">2028. 1442322</text:p>
        <text:p text:style-name="P1">2029. 1442323</text:p>
        <text:p text:style-name="P1">2030. 1442324</text:p>
        <text:p text:style-name="P1">2031. 1442331</text:p>
        <text:p text:style-name="P1">2032. 1442332</text:p>
        <text:p text:style-name="P1">2033. 1442333</text:p>
        <text:p text:style-name="P1">2034. 1442334</text:p>
        <text:p text:style-name="P1">2035. 1442341</text:p>
        <text:p text:style-name="P1">2036. 1442342</text:p>
        <text:p text:style-name="P1">2037. 1442343</text:p>
        <text:p text:style-name="P1">2038. 1442344</text:p>
        <text:p text:style-name="P1">2039. 1442413</text:p>
        <text:p text:style-name="P1">2040. 1442423</text:p>
        <text:p text:style-name="P1">2041. 1442431</text:p>
        <text:p text:style-name="P1">2042. 1442432</text:p>
        <text:p text:style-name="P1">2043. 1442433</text:p>
        <text:p text:style-name="P1">2044. 1442434</text:p>
        <text:p text:style-name="P1">2045. 1442443</text:p>
        <text:p text:style-name="P1">2046. 1443112</text:p>
        <text:p text:style-name="P1">2047. 1443121</text:p>
        <text:p text:style-name="P1">2048. 1443122</text:p>
        <text:p text:style-name="P1">2049. 1443123</text:p>
        <text:p text:style-name="P1">2050. 1443124</text:p>
        <text:p text:style-name="P1">2051. 1443132</text:p>
        <text:p text:style-name="P1">2052. 1443142</text:p>
        <text:p text:style-name="P1">2053. 1443211</text:p>
        <text:p text:style-name="P1">2054. 1443212</text:p>
        <text:p text:style-name="P1">2055. 1443213</text:p>
        <text:p text:style-name="P1">2056. 1443214</text:p>
        <text:p text:style-name="P1">2057. 1443221</text:p>
        <text:p text:style-name="P1">2058. 1443222</text:p>
        <text:p text:style-name="P1">2059. 1443223</text:p>
        <text:p text:style-name="P1">2060. 1443224</text:p>
        <text:p text:style-name="P1">2061. 1443231</text:p>
        <text:p text:style-name="P1">2062. 1443232</text:p>
        <text:p text:style-name="P1">2063. 1443233</text:p>
        <text:p text:style-name="P1">2064. 1443234</text:p>
        <text:p text:style-name="P1">2065. 1443241</text:p>
        <text:p text:style-name="P1">2066. 1443242</text:p>
        <text:p text:style-name="P1">2067. 1443243</text:p>
        <text:p text:style-name="P1">2068. 1443244</text:p>
        <text:p text:style-name="P1">2069. 1443312</text:p>
        <text:p text:style-name="P1">2070. 1443321</text:p>
        <text:p text:style-name="P1">2071. 1443322</text:p>
        <text:p text:style-name="P1">2072. 1443323</text:p>
        <text:p text:style-name="P1">2073. 1443324</text:p>
        <text:p text:style-name="P1">2074. 1443332</text:p>
        <text:p text:style-name="P1">2075. 1443342</text:p>
        <text:p text:style-name="P1">2076. 1443412</text:p>
        <text:p text:style-name="P1">2077. 1443421</text:p>
        <text:p text:style-name="P1">2078. 1443422</text:p>
        <text:p text:style-name="P1">2079. 1443423</text:p>
        <text:p text:style-name="P1">2080. 1443424</text:p>
        <text:p text:style-name="P1">2081. 1443432</text:p>
        <text:p text:style-name="P1">2082. 1443442</text:p>
        <text:p text:style-name="P1">2083. 1444123</text:p>
        <text:p text:style-name="P1">2084. 1444132</text:p>
        <text:p text:style-name="P1">2085. 1444213</text:p>
        <text:p text:style-name="P1">2086. 1444223</text:p>
        <text:p text:style-name="P1">2087. 1444231</text:p>
        <text:p text:style-name="P1">2088. 1444232</text:p>
        <text:p text:style-name="P1">2089. 1444233</text:p>
        <text:p text:style-name="P1">2090. 1444234</text:p>
        <text:p text:style-name="P1">2091. 1444243</text:p>
        <text:p text:style-name="P1">2092. 1444312</text:p>
        <text:p text:style-name="P1">2093. 1444321</text:p>
        <text:p text:style-name="P1">2094. 1444322</text:p>
        <text:p text:style-name="P1">2095. 1444323</text:p>
        <text:p text:style-name="P1">2096. 1444324</text:p>
        <text:p text:style-name="P1">2097. 1444332</text:p>
        <text:p text:style-name="P1">2098. 1444342</text:p>
        <text:p text:style-name="P1">2099. 1444423</text:p>
        <text:p text:style-name="P1">2100. 1444432</text:p>
        <text:p text:style-name="P1">2101. 2111134</text:p>
        <text:p text:style-name="P1">2102. 2111143</text:p>
        <text:p text:style-name="P1">2103. 2111234</text:p>
        <text:p text:style-name="P1">2104. 2111243</text:p>
        <text:p text:style-name="P1">2105. 2111314</text:p>
        <text:p text:style-name="P1">2106. 2111324</text:p>
        <text:p text:style-name="P1">2107. 2111334</text:p>
        <text:p text:style-name="P1">2108. 2111341</text:p>
        <text:p text:style-name="P1">2109. 2111342</text:p>
        <text:p text:style-name="P1">2110. 2111343</text:p>
        <text:p text:style-name="P1">2111. 2111344</text:p>
        <text:p text:style-name="P1">2112. 2111413</text:p>
        <text:p text:style-name="P1">2113. 2111423</text:p>
        <text:p text:style-name="P1">2114. 2111431</text:p>
        <text:p text:style-name="P1">2115. 2111432</text:p>
        <text:p text:style-name="P1">2116. 2111433</text:p>
        <text:p text:style-name="P1">2117. 2111434</text:p>
        <text:p text:style-name="P1">2118. 2111443</text:p>
        <text:p text:style-name="P1">2119. 2112134</text:p>
        <text:p text:style-name="P1">2120. 2112143</text:p>
        <text:p text:style-name="P1">2121. 2112234</text:p>
        <text:p text:style-name="P1">2122. 2112243</text:p>
        <text:p text:style-name="P1">2123. 2112314</text:p>
        <text:p text:style-name="P1">2124. 2112324</text:p>
        <text:p text:style-name="P1">2125. 2112334</text:p>
        <text:p text:style-name="P1">2126. 2112341</text:p>
        <text:p text:style-name="P1">2127. 2112342</text:p>
        <text:p text:style-name="P1">2128. 2112343</text:p>
        <text:p text:style-name="P1">2129. 2112344</text:p>
        <text:p text:style-name="P1">2130. 2112413</text:p>
        <text:p text:style-name="P1">2131. 2112423</text:p>
        <text:p text:style-name="P1">2132. 2112431</text:p>
        <text:p text:style-name="P1">2133. 2112432</text:p>
        <text:p text:style-name="P1">2134. 2112433</text:p>
        <text:p text:style-name="P1">2135. 2112434</text:p>
        <text:p text:style-name="P1">2136. 2112443</text:p>
        <text:p text:style-name="P1">2137. 2113114</text:p>
        <text:p text:style-name="P1">2138. 2113124</text:p>
        <text:p text:style-name="P1">2139. 2113134</text:p>
        <text:p text:style-name="P1">2140. 2113141</text:p>
        <text:p text:style-name="P1">2141. 2113142</text:p>
        <text:p text:style-name="P1">2142. 2113143</text:p>
        <text:p text:style-name="P1">2143. 2113144</text:p>
        <text:p text:style-name="P1">2144. 2113214</text:p>
        <text:p text:style-name="P1">2145. 2113224</text:p>
        <text:p text:style-name="P1">2146. 2113234</text:p>
        <text:p text:style-name="P1">2147. 2113241</text:p>
        <text:p text:style-name="P1">2148. 2113242</text:p>
        <text:p text:style-name="P1">2149. 2113243</text:p>
        <text:p text:style-name="P1">2150. 2113244</text:p>
        <text:p text:style-name="P1">2151. 2113314</text:p>
        <text:p text:style-name="P1">2152. 2113324</text:p>
        <text:p text:style-name="P1">2153. 2113334</text:p>
        <text:p text:style-name="P1">2154. 2113341</text:p>
        <text:p text:style-name="P1">2155. 2113342</text:p>
        <text:p text:style-name="P1">2156. 2113343</text:p>
        <text:p text:style-name="P1">2157. 2113344</text:p>
        <text:p text:style-name="P1">2158. 2113411</text:p>
        <text:p text:style-name="P1">2159. 2113412</text:p>
        <text:p text:style-name="P1">2160. 2113413</text:p>
        <text:p text:style-name="P1"><text:soft-page-break/>2161. 2113414</text:p>
        <text:p text:style-name="P1">2162. 2113421</text:p>
        <text:p text:style-name="P1">2163. 2113422</text:p>
        <text:p text:style-name="P1">2164. 2113423</text:p>
        <text:p text:style-name="P1">2165. 2113424</text:p>
        <text:p text:style-name="P1">2166. 2113431</text:p>
        <text:p text:style-name="P1">2167. 2113432</text:p>
        <text:p text:style-name="P1">2168. 2113433</text:p>
        <text:p text:style-name="P1">2169. 2113434</text:p>
        <text:p text:style-name="P1">2170. 2113441</text:p>
        <text:p text:style-name="P1">2171. 2113442</text:p>
        <text:p text:style-name="P1">2172. 2113443</text:p>
        <text:p text:style-name="P1">2173. 2113444</text:p>
        <text:p text:style-name="P1">2174. 2114113</text:p>
        <text:p text:style-name="P1">2175. 2114123</text:p>
        <text:p text:style-name="P1">2176. 2114131</text:p>
        <text:p text:style-name="P1">2177. 2114132</text:p>
        <text:p text:style-name="P1">2178. 2114133</text:p>
        <text:p text:style-name="P1">2179. 2114134</text:p>
        <text:p text:style-name="P1">2180. 2114143</text:p>
        <text:p text:style-name="P1">2181. 2114213</text:p>
        <text:p text:style-name="P1">2182. 2114223</text:p>
        <text:p text:style-name="P1">2183. 2114231</text:p>
        <text:p text:style-name="P1">2184. 2114232</text:p>
        <text:p text:style-name="P1">2185. 2114233</text:p>
        <text:p text:style-name="P1">2186. 2114234</text:p>
        <text:p text:style-name="P1">2187. 2114243</text:p>
        <text:p text:style-name="P1">2188. 2114311</text:p>
        <text:p text:style-name="P1">2189. 2114312</text:p>
        <text:p text:style-name="P1">2190. 2114313</text:p>
        <text:p text:style-name="P1">2191. 2114314</text:p>
        <text:p text:style-name="P1">2192. 2114321</text:p>
        <text:p text:style-name="P1">2193. 2114322</text:p>
        <text:p text:style-name="P1">2194. 2114323</text:p>
        <text:p text:style-name="P1">2195. 2114324</text:p>
        <text:p text:style-name="P1">2196. 2114331</text:p>
        <text:p text:style-name="P1">2197. 2114332</text:p>
        <text:p text:style-name="P1">2198. 2114333</text:p>
        <text:p text:style-name="P1">2199. 2114334</text:p>
        <text:p text:style-name="P1">2200. 2114341</text:p>
        <text:p text:style-name="P1">2201. 2114342</text:p>
        <text:p text:style-name="P1">2202. 2114343</text:p>
        <text:p text:style-name="P1">2203. 2114344</text:p>
        <text:p text:style-name="P1">2204. 2114413</text:p>
        <text:p text:style-name="P1">2205. 2114423</text:p>
        <text:p text:style-name="P1">2206. 2114431</text:p>
        <text:p text:style-name="P1">2207. 2114432</text:p>
        <text:p text:style-name="P1">2208. 2114433</text:p>
        <text:p text:style-name="P1">2209. 2114434</text:p>
        <text:p text:style-name="P1">2210. 2114443</text:p>
        <text:p text:style-name="P1">2211. 2121134</text:p>
        <text:p text:style-name="P1">2212. 2121143</text:p>
        <text:p text:style-name="P1">2213. 2121234</text:p>
        <text:p text:style-name="P1">2214. 2121243</text:p>
        <text:p text:style-name="P1">2215. 2121314</text:p>
        <text:p text:style-name="P1">2216. 2121324</text:p>
        <text:p text:style-name="P1">2217. 2121334</text:p>
        <text:p text:style-name="P1">2218. 2121341</text:p>
        <text:p text:style-name="P1">2219. 2121342</text:p>
        <text:p text:style-name="P1">2220. 2121343</text:p>
        <text:p text:style-name="P1">2221. 2121344</text:p>
        <text:p text:style-name="P1">2222. 2121413</text:p>
        <text:p text:style-name="P1">2223. 2121423</text:p>
        <text:p text:style-name="P1">2224. 2121431</text:p>
        <text:p text:style-name="P1">2225. 2121432</text:p>
        <text:p text:style-name="P1">2226. 2121433</text:p>
        <text:p text:style-name="P1">2227. 2121434</text:p>
        <text:p text:style-name="P1">2228. 2121443</text:p>
        <text:p text:style-name="P1">2229. 2122134</text:p>
        <text:p text:style-name="P1">2230. 2122143</text:p>
        <text:p text:style-name="P1">2231. 2122234</text:p>
        <text:p text:style-name="P1">2232. 2122243</text:p>
        <text:p text:style-name="P1">2233. 2122314</text:p>
        <text:p text:style-name="P1">2234. 2122324</text:p>
        <text:p text:style-name="P1">2235. 2122334</text:p>
        <text:p text:style-name="P1">2236. 2122341</text:p>
        <text:p text:style-name="P1">2237. 2122342</text:p>
        <text:p text:style-name="P1">2238. 2122343</text:p>
        <text:p text:style-name="P1">2239. 2122344</text:p>
        <text:p text:style-name="P1">2240. 2122413</text:p>
        <text:p text:style-name="P1">2241. 2122423</text:p>
        <text:p text:style-name="P1">2242. 2122431</text:p>
        <text:p text:style-name="P1">2243. 2122432</text:p>
        <text:p text:style-name="P1">2244. 2122433</text:p>
        <text:p text:style-name="P1">2245. 2122434</text:p>
        <text:p text:style-name="P1">2246. 2122443</text:p>
        <text:p text:style-name="P1">2247. 2123114</text:p>
        <text:p text:style-name="P1">2248. 2123124</text:p>
        <text:p text:style-name="P1">2249. 2123134</text:p>
        <text:p text:style-name="P1">2250. 2123141</text:p>
        <text:p text:style-name="P1">2251. 2123142</text:p>
        <text:p text:style-name="P1">2252. 2123143</text:p>
        <text:p text:style-name="P1">2253. 2123144</text:p>
        <text:p text:style-name="P1">2254. 2123214</text:p>
        <text:p text:style-name="P1">2255. 2123224</text:p>
        <text:p text:style-name="P1">2256. 2123234</text:p>
        <text:p text:style-name="P1">2257. 2123241</text:p>
        <text:p text:style-name="P1">2258. 2123242</text:p>
        <text:p text:style-name="P1">2259. 2123243</text:p>
        <text:p text:style-name="P1">2260. 2123244</text:p>
        <text:p text:style-name="P1">2261. 2123314</text:p>
        <text:p text:style-name="P1">2262. 2123324</text:p>
        <text:p text:style-name="P1">2263. 2123334</text:p>
        <text:p text:style-name="P1">2264. 2123341</text:p>
        <text:p text:style-name="P1">2265. 2123342</text:p>
        <text:p text:style-name="P1">2266. 2123343</text:p>
        <text:p text:style-name="P1">2267. 2123344</text:p>
        <text:p text:style-name="P1">2268. 2123411</text:p>
        <text:p text:style-name="P1">2269. 2123412</text:p>
        <text:p text:style-name="P1">2270. 2123413</text:p>
        <text:p text:style-name="P1">2271. 2123414</text:p>
        <text:p text:style-name="P1">2272. 2123421</text:p>
        <text:p text:style-name="P1">2273. 2123422</text:p>
        <text:p text:style-name="P1">2274. 2123423</text:p>
        <text:p text:style-name="P1">2275. 2123424</text:p>
        <text:p text:style-name="P1">2276. 2123431</text:p>
        <text:p text:style-name="P1">2277. 2123432</text:p>
        <text:p text:style-name="P1">2278. 2123433</text:p>
        <text:p text:style-name="P1">2279. 2123434</text:p>
        <text:p text:style-name="P1">2280. 2123441</text:p>
        <text:p text:style-name="P1">2281. 2123442</text:p>
        <text:p text:style-name="P1">2282. 2123443</text:p>
        <text:p text:style-name="P1">2283. 2123444</text:p>
        <text:p text:style-name="P1">2284. 2124113</text:p>
        <text:p text:style-name="P1">2285. 2124123</text:p>
        <text:p text:style-name="P1">2286. 2124131</text:p>
        <text:p text:style-name="P1">2287. 2124132</text:p>
        <text:p text:style-name="P1">2288. 2124133</text:p>
        <text:p text:style-name="P1">2289. 2124134</text:p>
        <text:p text:style-name="P1">2290. 2124143</text:p>
        <text:p text:style-name="P1">2291. 2124213</text:p>
        <text:p text:style-name="P1">2292. 2124223</text:p>
        <text:p text:style-name="P1">2293. 2124231</text:p>
        <text:p text:style-name="P1">2294. 2124232</text:p>
        <text:p text:style-name="P1">2295. 2124233</text:p>
        <text:p text:style-name="P1">2296. 2124234</text:p>
        <text:p text:style-name="P1">2297. 2124243</text:p>
        <text:p text:style-name="P1">2298. 2124311</text:p>
        <text:p text:style-name="P1">2299. 2124312</text:p>
        <text:p text:style-name="P1">2300. 2124313</text:p>
        <text:p text:style-name="P1">2301. 2124314</text:p>
        <text:p text:style-name="P1">2302. 2124321</text:p>
        <text:p text:style-name="P1">2303. 2124322</text:p>
        <text:p text:style-name="P1">2304. 2124323</text:p>
        <text:p text:style-name="P1">2305. 2124324</text:p>
        <text:p text:style-name="P1">2306. 2124331</text:p>
        <text:p text:style-name="P1">2307. 2124332</text:p>
        <text:p text:style-name="P1">2308. 2124333</text:p>
        <text:p text:style-name="P1">2309. 2124334</text:p>
        <text:p text:style-name="P1">2310. 2124341</text:p>
        <text:p text:style-name="P1">2311. 2124342</text:p>
        <text:p text:style-name="P1">2312. 2124343</text:p>
        <text:p text:style-name="P1">2313. 2124344</text:p>
        <text:p text:style-name="P1">2314. 2124413</text:p>
        <text:p text:style-name="P1">2315. 2124423</text:p>
        <text:p text:style-name="P1">2316. 2124431</text:p>
        <text:p text:style-name="P1">2317. 2124432</text:p>
        <text:p text:style-name="P1">2318. 2124433</text:p>
        <text:p text:style-name="P1">2319. 2124434</text:p>
        <text:p text:style-name="P1">2320. 2124443</text:p>
        <text:p text:style-name="P1">2321. 2131114</text:p>
        <text:p text:style-name="P1">2322. 2131124</text:p>
        <text:p text:style-name="P1">2323. 2131134</text:p>
        <text:p text:style-name="P1">2324. 2131141</text:p>
        <text:p text:style-name="P1">2325. 2131142</text:p>
        <text:p text:style-name="P1">2326. 2131143</text:p>
        <text:p text:style-name="P1">2327. 2131144</text:p>
        <text:p text:style-name="P1">2328. 2131214</text:p>
        <text:p text:style-name="P1">2329. 2131224</text:p>
        <text:p text:style-name="P1">2330. 2131234</text:p>
        <text:p text:style-name="P1">2331. 2131241</text:p>
        <text:p text:style-name="P1">2332. 2131242</text:p>
        <text:p text:style-name="P1">2333. 2131243</text:p>
        <text:p text:style-name="P1">2334. 2131244</text:p>
        <text:p text:style-name="P1">2335. 2131314</text:p>
        <text:p text:style-name="P1">2336. 2131324</text:p>
        <text:p text:style-name="P1">2337. 2131334</text:p>
        <text:p text:style-name="P1">2338. 2131341</text:p>
        <text:p text:style-name="P1">2339. 2131342</text:p>
        <text:p text:style-name="P1">2340. 2131343</text:p>
        <text:p text:style-name="P1">2341. 2131344</text:p>
        <text:p text:style-name="P1">2342. 2131411</text:p>
        <text:p text:style-name="P1">2343. 2131412</text:p>
        <text:p text:style-name="P1">2344. 2131413</text:p>
        <text:p text:style-name="P1">2345. 2131414</text:p>
        <text:p text:style-name="P1">2346. 2131421</text:p>
        <text:p text:style-name="P1">2347. 2131422</text:p>
        <text:p text:style-name="P1">2348. 2131423</text:p>
        <text:p text:style-name="P1">2349. 2131424</text:p>
        <text:p text:style-name="P1">2350. 2131431</text:p>
        <text:p text:style-name="P1">2351. 2131432</text:p>
        <text:p text:style-name="P1">2352. 2131433</text:p>
        <text:p text:style-name="P1">2353. 2131434</text:p>
        <text:p text:style-name="P1">2354. 2131441</text:p>
        <text:p text:style-name="P1">2355. 2131442</text:p>
        <text:p text:style-name="P1">2356. 2131443</text:p>
        <text:p text:style-name="P1"><text:soft-page-break/>2357. 2131444</text:p>
        <text:p text:style-name="P1">2358. 2132114</text:p>
        <text:p text:style-name="P1">2359. 2132124</text:p>
        <text:p text:style-name="P1">2360. 2132134</text:p>
        <text:p text:style-name="P1">2361. 2132141</text:p>
        <text:p text:style-name="P1">2362. 2132142</text:p>
        <text:p text:style-name="P1">2363. 2132143</text:p>
        <text:p text:style-name="P1">2364. 2132144</text:p>
        <text:p text:style-name="P1">2365. 2132214</text:p>
        <text:p text:style-name="P1">2366. 2132224</text:p>
        <text:p text:style-name="P1">2367. 2132234</text:p>
        <text:p text:style-name="P1">2368. 2132241</text:p>
        <text:p text:style-name="P1">2369. 2132242</text:p>
        <text:p text:style-name="P1">2370. 2132243</text:p>
        <text:p text:style-name="P1">2371. 2132244</text:p>
        <text:p text:style-name="P1">2372. 2132314</text:p>
        <text:p text:style-name="P1">2373. 2132324</text:p>
        <text:p text:style-name="P1">2374. 2132334</text:p>
        <text:p text:style-name="P1">2375. 2132341</text:p>
        <text:p text:style-name="P1">2376. 2132342</text:p>
        <text:p text:style-name="P1">2377. 2132343</text:p>
        <text:p text:style-name="P1">2378. 2132344</text:p>
        <text:p text:style-name="P1">2379. 2132411</text:p>
        <text:p text:style-name="P1">2380. 2132412</text:p>
        <text:p text:style-name="P1">2381. 2132413</text:p>
        <text:p text:style-name="P1">2382. 2132414</text:p>
        <text:p text:style-name="P1">2383. 2132421</text:p>
        <text:p text:style-name="P1">2384. 2132422</text:p>
        <text:p text:style-name="P1">2385. 2132423</text:p>
        <text:p text:style-name="P1">2386. 2132424</text:p>
        <text:p text:style-name="P1">2387. 2132431</text:p>
        <text:p text:style-name="P1">2388. 2132432</text:p>
        <text:p text:style-name="P1">2389. 2132433</text:p>
        <text:p text:style-name="P1">2390. 2132434</text:p>
        <text:p text:style-name="P1">2391. 2132441</text:p>
        <text:p text:style-name="P1">2392. 2132442</text:p>
        <text:p text:style-name="P1">2393. 2132443</text:p>
        <text:p text:style-name="P1">2394. 2132444</text:p>
        <text:p text:style-name="P1">2395. 2133114</text:p>
        <text:p text:style-name="P1">2396. 2133124</text:p>
        <text:p text:style-name="P1">2397. 2133134</text:p>
        <text:p text:style-name="P1">2398. 2133141</text:p>
        <text:p text:style-name="P1">2399. 2133142</text:p>
        <text:p text:style-name="P1">2400. 2133143</text:p>
        <text:p text:style-name="P1">2401. 2133144</text:p>
        <text:p text:style-name="P1">2402. 2133214</text:p>
        <text:p text:style-name="P1">2403. 2133224</text:p>
        <text:p text:style-name="P1">2404. 2133234</text:p>
        <text:p text:style-name="P1">2405. 2133241</text:p>
        <text:p text:style-name="P1">2406. 2133242</text:p>
        <text:p text:style-name="P1">2407. 2133243</text:p>
        <text:p text:style-name="P1">2408. 2133244</text:p>
        <text:p text:style-name="P1">2409. 2133314</text:p>
        <text:p text:style-name="P1">2410. 2133324</text:p>
        <text:p text:style-name="P1">2411. 2133334</text:p>
        <text:p text:style-name="P1">2412. 2133341</text:p>
        <text:p text:style-name="P1">2413. 2133342</text:p>
        <text:p text:style-name="P1">2414. 2133343</text:p>
        <text:p text:style-name="P1">2415. 2133344</text:p>
        <text:p text:style-name="P1">2416. 2133411</text:p>
        <text:p text:style-name="P1">2417. 2133412</text:p>
        <text:p text:style-name="P1">2418. 2133413</text:p>
        <text:p text:style-name="P1">2419. 2133414</text:p>
        <text:p text:style-name="P1">2420. 2133421</text:p>
        <text:p text:style-name="P1">2421. 2133422</text:p>
        <text:p text:style-name="P1">2422. 2133423</text:p>
        <text:p text:style-name="P1">2423. 2133424</text:p>
        <text:p text:style-name="P1">2424. 2133431</text:p>
        <text:p text:style-name="P1">2425. 2133432</text:p>
        <text:p text:style-name="P1">2426. 2133433</text:p>
        <text:p text:style-name="P1">2427. 2133434</text:p>
        <text:p text:style-name="P1">2428. 2133441</text:p>
        <text:p text:style-name="P1">2429. 2133442</text:p>
        <text:p text:style-name="P1">2430. 2133443</text:p>
        <text:p text:style-name="P1">2431. 2133444</text:p>
        <text:p text:style-name="P1">2432. 2134111</text:p>
        <text:p text:style-name="P1">2433. 2134112</text:p>
        <text:p text:style-name="P1">2434. 2134113</text:p>
        <text:p text:style-name="P1">2435. 2134114</text:p>
        <text:p text:style-name="P1">2436. 2134121</text:p>
        <text:p text:style-name="P1">2437. 2134122</text:p>
        <text:p text:style-name="P1">2438. 2134123</text:p>
        <text:p text:style-name="P1">2439. 2134124</text:p>
        <text:p text:style-name="P1">2440. 2134131</text:p>
        <text:p text:style-name="P1">2441. 2134132</text:p>
        <text:p text:style-name="P1">2442. 2134133</text:p>
        <text:p text:style-name="P1">2443. 2134134</text:p>
        <text:p text:style-name="P1">2444. 2134141</text:p>
        <text:p text:style-name="P1">2445. 2134142</text:p>
        <text:p text:style-name="P1">2446. 2134143</text:p>
        <text:p text:style-name="P1">2447. 2134144</text:p>
        <text:p text:style-name="P1">2448. 2134211</text:p>
        <text:p text:style-name="P1">2449. 2134212</text:p>
        <text:p text:style-name="P1">2450. 2134213</text:p>
        <text:p text:style-name="P1">2451. 2134214</text:p>
        <text:p text:style-name="P1">2452. 2134221</text:p>
        <text:p text:style-name="P1">2453. 2134222</text:p>
        <text:p text:style-name="P1">2454. 2134223</text:p>
        <text:p text:style-name="P1">2455. 2134224</text:p>
        <text:p text:style-name="P1">2456. 2134231</text:p>
        <text:p text:style-name="P1">2457. 2134232</text:p>
        <text:p text:style-name="P1">2458. 2134233</text:p>
        <text:p text:style-name="P1">2459. 2134234</text:p>
        <text:p text:style-name="P1">2460. 2134241</text:p>
        <text:p text:style-name="P1">2461. 2134242</text:p>
        <text:p text:style-name="P1">2462. 2134243</text:p>
        <text:p text:style-name="P1">2463. 2134244</text:p>
        <text:p text:style-name="P1">2464. 2134311</text:p>
        <text:p text:style-name="P1">2465. 2134312</text:p>
        <text:p text:style-name="P1">2466. 2134313</text:p>
        <text:p text:style-name="P1">2467. 2134314</text:p>
        <text:p text:style-name="P1">2468. 2134321</text:p>
        <text:p text:style-name="P1">2469. 2134322</text:p>
        <text:p text:style-name="P1">2470. 2134323</text:p>
        <text:p text:style-name="P1">2471. 2134324</text:p>
        <text:p text:style-name="P1">2472. 2134331</text:p>
        <text:p text:style-name="P1">2473. 2134332</text:p>
        <text:p text:style-name="P1">2474. 2134333</text:p>
        <text:p text:style-name="P1">2475. 2134334</text:p>
        <text:p text:style-name="P1">2476. 2134341</text:p>
        <text:p text:style-name="P1">2477. 2134342</text:p>
        <text:p text:style-name="P1">2478. 2134343</text:p>
        <text:p text:style-name="P1">2479. 2134344</text:p>
        <text:p text:style-name="P1">2480. 2134411</text:p>
        <text:p text:style-name="P1">2481. 2134412</text:p>
        <text:p text:style-name="P1">2482. 2134413</text:p>
        <text:p text:style-name="P1">2483. 2134414</text:p>
        <text:p text:style-name="P1">2484. 2134421</text:p>
        <text:p text:style-name="P1">2485. 2134422</text:p>
        <text:p text:style-name="P1">2486. 2134423</text:p>
        <text:p text:style-name="P1">2487. 2134424</text:p>
        <text:p text:style-name="P1">2488. 2134431</text:p>
        <text:p text:style-name="P1">2489. 2134432</text:p>
        <text:p text:style-name="P1">2490. 2134433</text:p>
        <text:p text:style-name="P1">2491. 2134434</text:p>
        <text:p text:style-name="P1">2492. 2134441</text:p>
        <text:p text:style-name="P1">2493. 2134442</text:p>
        <text:p text:style-name="P1">2494. 2134443</text:p>
        <text:p text:style-name="P1">2495. 2134444</text:p>
        <text:p text:style-name="P1">2496. 2141113</text:p>
        <text:p text:style-name="P1">2497. 2141123</text:p>
        <text:p text:style-name="P1">2498. 2141131</text:p>
        <text:p text:style-name="P1">2499. 2141132</text:p>
        <text:p text:style-name="P1">2500. 2141133</text:p>
        <text:p text:style-name="P1">2501. 2141134</text:p>
        <text:p text:style-name="P1">2502. 2141143</text:p>
        <text:p text:style-name="P1">2503. 2141213</text:p>
        <text:p text:style-name="P1">2504. 2141223</text:p>
        <text:p text:style-name="P1">2505. 2141231</text:p>
        <text:p text:style-name="P1">2506. 2141232</text:p>
        <text:p text:style-name="P1">2507. 2141233</text:p>
        <text:p text:style-name="P1">2508. 2141234</text:p>
        <text:p text:style-name="P1">2509. 2141243</text:p>
        <text:p text:style-name="P1">2510. 2141311</text:p>
        <text:p text:style-name="P1">2511. 2141312</text:p>
        <text:p text:style-name="P1">2512. 2141313</text:p>
        <text:p text:style-name="P1">2513. 2141314</text:p>
        <text:p text:style-name="P1">2514. 2141321</text:p>
        <text:p text:style-name="P1">2515. 2141322</text:p>
        <text:p text:style-name="P1">2516. 2141323</text:p>
        <text:p text:style-name="P1">2517. 2141324</text:p>
        <text:p text:style-name="P1">2518. 2141331</text:p>
        <text:p text:style-name="P1">2519. 2141332</text:p>
        <text:p text:style-name="P1">2520. 2141333</text:p>
        <text:p text:style-name="P1">2521. 2141334</text:p>
        <text:p text:style-name="P1">2522. 2141341</text:p>
        <text:p text:style-name="P1">2523. 2141342</text:p>
        <text:p text:style-name="P1">2524. 2141343</text:p>
        <text:p text:style-name="P1">2525. 2141344</text:p>
        <text:p text:style-name="P1">2526. 2141413</text:p>
        <text:p text:style-name="P1">2527. 2141423</text:p>
        <text:p text:style-name="P1">2528. 2141431</text:p>
        <text:p text:style-name="P1">2529. 2141432</text:p>
        <text:p text:style-name="P1">2530. 2141433</text:p>
        <text:p text:style-name="P1">2531. 2141434</text:p>
        <text:p text:style-name="P1">2532. 2141443</text:p>
        <text:p text:style-name="P1">2533. 2142113</text:p>
        <text:p text:style-name="P1">2534. 2142123</text:p>
        <text:p text:style-name="P1">2535. 2142131</text:p>
        <text:p text:style-name="P1">2536. 2142132</text:p>
        <text:p text:style-name="P1">2537. 2142133</text:p>
        <text:p text:style-name="P1">2538. 2142134</text:p>
        <text:p text:style-name="P1">2539. 2142143</text:p>
        <text:p text:style-name="P1">2540. 2142213</text:p>
        <text:p text:style-name="P1">2541. 2142223</text:p>
        <text:p text:style-name="P1">2542. 2142231</text:p>
        <text:p text:style-name="P1">2543. 2142232</text:p>
        <text:p text:style-name="P1">2544. 2142233</text:p>
        <text:p text:style-name="P1">2545. 2142234</text:p>
        <text:p text:style-name="P1">2546. 2142243</text:p>
        <text:p text:style-name="P1">2547. 2142311</text:p>
        <text:p text:style-name="P1">2548. 2142312</text:p>
        <text:p text:style-name="P1">2549. 2142313</text:p>
        <text:p text:style-name="P1">2550. 2142314</text:p>
        <text:p text:style-name="P1">2551. 2142321</text:p>
        <text:p text:style-name="P1">2552. 2142322</text:p>
        <text:p text:style-name="P1"><text:soft-page-break/>2553. 2142323</text:p>
        <text:p text:style-name="P1">2554. 2142324</text:p>
        <text:p text:style-name="P1">2555. 2142331</text:p>
        <text:p text:style-name="P1">2556. 2142332</text:p>
        <text:p text:style-name="P1">2557. 2142333</text:p>
        <text:p text:style-name="P1">2558. 2142334</text:p>
        <text:p text:style-name="P1">2559. 2142341</text:p>
        <text:p text:style-name="P1">2560. 2142342</text:p>
        <text:p text:style-name="P1">2561. 2142343</text:p>
        <text:p text:style-name="P1">2562. 2142344</text:p>
        <text:p text:style-name="P1">2563. 2142413</text:p>
        <text:p text:style-name="P1">2564. 2142423</text:p>
        <text:p text:style-name="P1">2565. 2142431</text:p>
        <text:p text:style-name="P1">2566. 2142432</text:p>
        <text:p text:style-name="P1">2567. 2142433</text:p>
        <text:p text:style-name="P1">2568. 2142434</text:p>
        <text:p text:style-name="P1">2569. 2142443</text:p>
        <text:p text:style-name="P1">2570. 2143111</text:p>
        <text:p text:style-name="P1">2571. 2143112</text:p>
        <text:p text:style-name="P1">2572. 2143113</text:p>
        <text:p text:style-name="P1">2573. 2143114</text:p>
        <text:p text:style-name="P1">2574. 2143121</text:p>
        <text:p text:style-name="P1">2575. 2143122</text:p>
        <text:p text:style-name="P1">2576. 2143123</text:p>
        <text:p text:style-name="P1">2577. 2143124</text:p>
        <text:p text:style-name="P1">2578. 2143131</text:p>
        <text:p text:style-name="P1">2579. 2143132</text:p>
        <text:p text:style-name="P1">2580. 2143133</text:p>
        <text:p text:style-name="P1">2581. 2143134</text:p>
        <text:p text:style-name="P1">2582. 2143141</text:p>
        <text:p text:style-name="P1">2583. 2143142</text:p>
        <text:p text:style-name="P1">2584. 2143143</text:p>
        <text:p text:style-name="P1">2585. 2143144</text:p>
        <text:p text:style-name="P1">2586. 2143211</text:p>
        <text:p text:style-name="P1">2587. 2143212</text:p>
        <text:p text:style-name="P1">2588. 2143213</text:p>
        <text:p text:style-name="P1">2589. 2143214</text:p>
        <text:p text:style-name="P1">2590. 2143221</text:p>
        <text:p text:style-name="P1">2591. 2143222</text:p>
        <text:p text:style-name="P1">2592. 2143223</text:p>
        <text:p text:style-name="P1">2593. 2143224</text:p>
        <text:p text:style-name="P1">2594. 2143231</text:p>
        <text:p text:style-name="P1">2595. 2143232</text:p>
        <text:p text:style-name="P1">2596. 2143233</text:p>
        <text:p text:style-name="P1">2597. 2143234</text:p>
        <text:p text:style-name="P1">2598. 2143241</text:p>
        <text:p text:style-name="P1">2599. 2143242</text:p>
        <text:p text:style-name="P1">2600. 2143243</text:p>
        <text:p text:style-name="P1">2601. 2143244</text:p>
        <text:p text:style-name="P1">2602. 2143311</text:p>
        <text:p text:style-name="P1">2603. 2143312</text:p>
        <text:p text:style-name="P1">2604. 2143313</text:p>
        <text:p text:style-name="P1">2605. 2143314</text:p>
        <text:p text:style-name="P1">2606. 2143321</text:p>
        <text:p text:style-name="P1">2607. 2143322</text:p>
        <text:p text:style-name="P1">2608. 2143323</text:p>
        <text:p text:style-name="P1">2609. 2143324</text:p>
        <text:p text:style-name="P1">2610. 2143331</text:p>
        <text:p text:style-name="P1">2611. 2143332</text:p>
        <text:p text:style-name="P1">2612. 2143333</text:p>
        <text:p text:style-name="P1">2613. 2143334</text:p>
        <text:p text:style-name="P1">2614. 2143341</text:p>
        <text:p text:style-name="P1">2615. 2143342</text:p>
        <text:p text:style-name="P1">2616. 2143343</text:p>
        <text:p text:style-name="P1">2617. 2143344</text:p>
        <text:p text:style-name="P1">2618. 2143411</text:p>
        <text:p text:style-name="P1">2619. 2143412</text:p>
        <text:p text:style-name="P1">2620. 2143413</text:p>
        <text:p text:style-name="P1">2621. 2143414</text:p>
        <text:p text:style-name="P1">2622. 2143421</text:p>
        <text:p text:style-name="P1">2623. 2143422</text:p>
        <text:p text:style-name="P1">2624. 2143423</text:p>
        <text:p text:style-name="P1">2625. 2143424</text:p>
        <text:p text:style-name="P1">2626. 2143431</text:p>
        <text:p text:style-name="P1">2627. 2143432</text:p>
        <text:p text:style-name="P1">2628. 2143433</text:p>
        <text:p text:style-name="P1">2629. 2143434</text:p>
        <text:p text:style-name="P1">2630. 2143441</text:p>
        <text:p text:style-name="P1">2631. 2143442</text:p>
        <text:p text:style-name="P1">2632. 2143443</text:p>
        <text:p text:style-name="P1">2633. 2143444</text:p>
        <text:p text:style-name="P1">2634. 2144113</text:p>
        <text:p text:style-name="P1">2635. 2144123</text:p>
        <text:p text:style-name="P1">2636. 2144131</text:p>
        <text:p text:style-name="P1">2637. 2144132</text:p>
        <text:p text:style-name="P1">2638. 2144133</text:p>
        <text:p text:style-name="P1">2639. 2144134</text:p>
        <text:p text:style-name="P1">2640. 2144143</text:p>
        <text:p text:style-name="P1">2641. 2144213</text:p>
        <text:p text:style-name="P1">2642. 2144223</text:p>
        <text:p text:style-name="P1">2643. 2144231</text:p>
        <text:p text:style-name="P1">2644. 2144232</text:p>
        <text:p text:style-name="P1">2645. 2144233</text:p>
        <text:p text:style-name="P1">2646. 2144234</text:p>
        <text:p text:style-name="P1">2647. 2144243</text:p>
        <text:p text:style-name="P1">2648. 2144311</text:p>
        <text:p text:style-name="P1">2649. 2144312</text:p>
        <text:p text:style-name="P1">2650. 2144313</text:p>
        <text:p text:style-name="P1">2651. 2144314</text:p>
        <text:p text:style-name="P1">2652. 2144321</text:p>
        <text:p text:style-name="P1">2653. 2144322</text:p>
        <text:p text:style-name="P1">2654. 2144323</text:p>
        <text:p text:style-name="P1">2655. 2144324</text:p>
        <text:p text:style-name="P1">2656. 2144331</text:p>
        <text:p text:style-name="P1">2657. 2144332</text:p>
        <text:p text:style-name="P1">2658. 2144333</text:p>
        <text:p text:style-name="P1">2659. 2144334</text:p>
        <text:p text:style-name="P1">2660. 2144341</text:p>
        <text:p text:style-name="P1">2661. 2144342</text:p>
        <text:p text:style-name="P1">2662. 2144343</text:p>
        <text:p text:style-name="P1">2663. 2144344</text:p>
        <text:p text:style-name="P1">2664. 2144413</text:p>
        <text:p text:style-name="P1">2665. 2144423</text:p>
        <text:p text:style-name="P1">2666. 2144431</text:p>
        <text:p text:style-name="P1">2667. 2144432</text:p>
        <text:p text:style-name="P1">2668. 2144433</text:p>
        <text:p text:style-name="P1">2669. 2144434</text:p>
        <text:p text:style-name="P1">2670. 2144443</text:p>
        <text:p text:style-name="P1">2671. 2211134</text:p>
        <text:p text:style-name="P1">2672. 2211143</text:p>
        <text:p text:style-name="P1">2673. 2211234</text:p>
        <text:p text:style-name="P1">2674. 2211243</text:p>
        <text:p text:style-name="P1">2675. 2211314</text:p>
        <text:p text:style-name="P1">2676. 2211324</text:p>
        <text:p text:style-name="P1">2677. 2211334</text:p>
        <text:p text:style-name="P1">2678. 2211341</text:p>
        <text:p text:style-name="P1">2679. 2211342</text:p>
        <text:p text:style-name="P1">2680. 2211343</text:p>
        <text:p text:style-name="P1">2681. 2211344</text:p>
        <text:p text:style-name="P1">2682. 2211413</text:p>
        <text:p text:style-name="P1">2683. 2211423</text:p>
        <text:p text:style-name="P1">2684. 2211431</text:p>
        <text:p text:style-name="P1">2685. 2211432</text:p>
        <text:p text:style-name="P1">2686. 2211433</text:p>
        <text:p text:style-name="P1">2687. 2211434</text:p>
        <text:p text:style-name="P1">2688. 2211443</text:p>
        <text:p text:style-name="P1">2689. 2212134</text:p>
        <text:p text:style-name="P1">2690. 2212143</text:p>
        <text:p text:style-name="P1">2691. 2212234</text:p>
        <text:p text:style-name="P1">2692. 2212243</text:p>
        <text:p text:style-name="P1">2693. 2212314</text:p>
        <text:p text:style-name="P1">2694. 2212324</text:p>
        <text:p text:style-name="P1">2695. 2212334</text:p>
        <text:p text:style-name="P1">2696. 2212341</text:p>
        <text:p text:style-name="P1">2697. 2212342</text:p>
        <text:p text:style-name="P1">2698. 2212343</text:p>
        <text:p text:style-name="P1">2699. 2212344</text:p>
        <text:p text:style-name="P1">2700. 2212413</text:p>
        <text:p text:style-name="P1">2701. 2212423</text:p>
        <text:p text:style-name="P1">2702. 2212431</text:p>
        <text:p text:style-name="P1">2703. 2212432</text:p>
        <text:p text:style-name="P1">2704. 2212433</text:p>
        <text:p text:style-name="P1">2705. 2212434</text:p>
        <text:p text:style-name="P1">2706. 2212443</text:p>
        <text:p text:style-name="P1">2707. 2213114</text:p>
        <text:p text:style-name="P1">2708. 2213124</text:p>
        <text:p text:style-name="P1">2709. 2213134</text:p>
        <text:p text:style-name="P1">2710. 2213141</text:p>
        <text:p text:style-name="P1">2711. 2213142</text:p>
        <text:p text:style-name="P1">2712. 2213143</text:p>
        <text:p text:style-name="P1">2713. 2213144</text:p>
        <text:p text:style-name="P1">2714. 2213214</text:p>
        <text:p text:style-name="P1">2715. 2213224</text:p>
        <text:p text:style-name="P1">2716. 2213234</text:p>
        <text:p text:style-name="P1">2717. 2213241</text:p>
        <text:p text:style-name="P1">2718. 2213242</text:p>
        <text:p text:style-name="P1">2719. 2213243</text:p>
        <text:p text:style-name="P1">2720. 2213244</text:p>
        <text:p text:style-name="P1">2721. 2213314</text:p>
        <text:p text:style-name="P1">2722. 2213324</text:p>
        <text:p text:style-name="P1">2723. 2213334</text:p>
        <text:p text:style-name="P1">2724. 2213341</text:p>
        <text:p text:style-name="P1">2725. 2213342</text:p>
        <text:p text:style-name="P1">2726. 2213343</text:p>
        <text:p text:style-name="P1">2727. 2213344</text:p>
        <text:p text:style-name="P1">2728. 2213411</text:p>
        <text:p text:style-name="P1">2729. 2213412</text:p>
        <text:p text:style-name="P1">2730. 2213413</text:p>
        <text:p text:style-name="P1">2731. 2213414</text:p>
        <text:p text:style-name="P1">2732. 2213421</text:p>
        <text:p text:style-name="P1">2733. 2213422</text:p>
        <text:p text:style-name="P1">2734. 2213423</text:p>
        <text:p text:style-name="P1">2735. 2213424</text:p>
        <text:p text:style-name="P1">2736. 2213431</text:p>
        <text:p text:style-name="P1">2737. 2213432</text:p>
        <text:p text:style-name="P1">2738. 2213433</text:p>
        <text:p text:style-name="P1">2739. 2213434</text:p>
        <text:p text:style-name="P1">2740. 2213441</text:p>
        <text:p text:style-name="P1">2741. 2213442</text:p>
        <text:p text:style-name="P1">2742. 2213443</text:p>
        <text:p text:style-name="P1">2743. 2213444</text:p>
        <text:p text:style-name="P1">2744. 2214113</text:p>
        <text:p text:style-name="P1">2745. 2214123</text:p>
        <text:p text:style-name="P1">2746. 2214131</text:p>
        <text:p text:style-name="P1">2747. 2214132</text:p>
        <text:p text:style-name="P1">2748. 2214133</text:p>
        <text:p text:style-name="P1"><text:soft-page-break/>2749. 2214134</text:p>
        <text:p text:style-name="P1">2750. 2214143</text:p>
        <text:p text:style-name="P1">2751. 2214213</text:p>
        <text:p text:style-name="P1">2752. 2214223</text:p>
        <text:p text:style-name="P1">2753. 2214231</text:p>
        <text:p text:style-name="P1">2754. 2214232</text:p>
        <text:p text:style-name="P1">2755. 2214233</text:p>
        <text:p text:style-name="P1">2756. 2214234</text:p>
        <text:p text:style-name="P1">2757. 2214243</text:p>
        <text:p text:style-name="P1">2758. 2214311</text:p>
        <text:p text:style-name="P1">2759. 2214312</text:p>
        <text:p text:style-name="P1">2760. 2214313</text:p>
        <text:p text:style-name="P1">2761. 2214314</text:p>
        <text:p text:style-name="P1">2762. 2214321</text:p>
        <text:p text:style-name="P1">2763. 2214322</text:p>
        <text:p text:style-name="P1">2764. 2214323</text:p>
        <text:p text:style-name="P1">2765. 2214324</text:p>
        <text:p text:style-name="P1">2766. 2214331</text:p>
        <text:p text:style-name="P1">2767. 2214332</text:p>
        <text:p text:style-name="P1">2768. 2214333</text:p>
        <text:p text:style-name="P1">2769. 2214334</text:p>
        <text:p text:style-name="P1">2770. 2214341</text:p>
        <text:p text:style-name="P1">2771. 2214342</text:p>
        <text:p text:style-name="P1">2772. 2214343</text:p>
        <text:p text:style-name="P1">2773. 2214344</text:p>
        <text:p text:style-name="P1">2774. 2214413</text:p>
        <text:p text:style-name="P1">2775. 2214423</text:p>
        <text:p text:style-name="P1">2776. 2214431</text:p>
        <text:p text:style-name="P1">2777. 2214432</text:p>
        <text:p text:style-name="P1">2778. 2214433</text:p>
        <text:p text:style-name="P1">2779. 2214434</text:p>
        <text:p text:style-name="P1">2780. 2214443</text:p>
        <text:p text:style-name="P1">2781. 2221134</text:p>
        <text:p text:style-name="P1">2782. 2221143</text:p>
        <text:p text:style-name="P1">2783. 2221234</text:p>
        <text:p text:style-name="P1">2784. 2221243</text:p>
        <text:p text:style-name="P1">2785. 2221314</text:p>
        <text:p text:style-name="P1">2786. 2221324</text:p>
        <text:p text:style-name="P1">2787. 2221334</text:p>
        <text:p text:style-name="P1">2788. 2221341</text:p>
        <text:p text:style-name="P1">2789. 2221342</text:p>
        <text:p text:style-name="P1">2790. 2221343</text:p>
        <text:p text:style-name="P1">2791. 2221344</text:p>
        <text:p text:style-name="P1">2792. 2221413</text:p>
        <text:p text:style-name="P1">2793. 2221423</text:p>
        <text:p text:style-name="P1">2794. 2221431</text:p>
        <text:p text:style-name="P1">2795. 2221432</text:p>
        <text:p text:style-name="P1">2796. 2221433</text:p>
        <text:p text:style-name="P1">2797. 2221434</text:p>
        <text:p text:style-name="P1">2798. 2221443</text:p>
        <text:p text:style-name="P1">2799. 2222134</text:p>
        <text:p text:style-name="P1">2800. 2222143</text:p>
        <text:p text:style-name="P1">2801. 2222314</text:p>
        <text:p text:style-name="P1">2802. 2222341</text:p>
        <text:p text:style-name="P1">2803. 2222413</text:p>
        <text:p text:style-name="P1">2804. 2222431</text:p>
        <text:p text:style-name="P1">2805. 2223114</text:p>
        <text:p text:style-name="P1">2806. 2223124</text:p>
        <text:p text:style-name="P1">2807. 2223134</text:p>
        <text:p text:style-name="P1">2808. 2223141</text:p>
        <text:p text:style-name="P1">2809. 2223142</text:p>
        <text:p text:style-name="P1">2810. 2223143</text:p>
        <text:p text:style-name="P1">2811. 2223144</text:p>
        <text:p text:style-name="P1">2812. 2223214</text:p>
        <text:p text:style-name="P1">2813. 2223241</text:p>
        <text:p text:style-name="P1">2814. 2223314</text:p>
        <text:p text:style-name="P1">2815. 2223341</text:p>
        <text:p text:style-name="P1">2816. 2223411</text:p>
        <text:p text:style-name="P1">2817. 2223412</text:p>
        <text:p text:style-name="P1">2818. 2223413</text:p>
        <text:p text:style-name="P1">2819. 2223414</text:p>
        <text:p text:style-name="P1">2820. 2223421</text:p>
        <text:p text:style-name="P1">2821. 2223431</text:p>
        <text:p text:style-name="P1">2822. 2223441</text:p>
        <text:p text:style-name="P1">2823. 2224113</text:p>
        <text:p text:style-name="P1">2824. 2224123</text:p>
        <text:p text:style-name="P1">2825. 2224131</text:p>
        <text:p text:style-name="P1">2826. 2224132</text:p>
        <text:p text:style-name="P1">2827. 2224133</text:p>
        <text:p text:style-name="P1">2828. 2224134</text:p>
        <text:p text:style-name="P1">2829. 2224143</text:p>
        <text:p text:style-name="P1">2830. 2224213</text:p>
        <text:p text:style-name="P1">2831. 2224231</text:p>
        <text:p text:style-name="P1">2832. 2224311</text:p>
        <text:p text:style-name="P1">2833. 2224312</text:p>
        <text:p text:style-name="P1">2834. 2224313</text:p>
        <text:p text:style-name="P1">2835. 2224314</text:p>
        <text:p text:style-name="P1">2836. 2224321</text:p>
        <text:p text:style-name="P1">2837. 2224331</text:p>
        <text:p text:style-name="P1">2838. 2224341</text:p>
        <text:p text:style-name="P1">2839. 2224413</text:p>
        <text:p text:style-name="P1">2840. 2224431</text:p>
        <text:p text:style-name="P1">2841. 2231114</text:p>
        <text:p text:style-name="P1">2842. 2231124</text:p>
        <text:p text:style-name="P1">2843. 2231134</text:p>
        <text:p text:style-name="P1">2844. 2231141</text:p>
        <text:p text:style-name="P1">2845. 2231142</text:p>
        <text:p text:style-name="P1">2846. 2231143</text:p>
        <text:p text:style-name="P1">2847. 2231144</text:p>
        <text:p text:style-name="P1">2848. 2231214</text:p>
        <text:p text:style-name="P1">2849. 2231224</text:p>
        <text:p text:style-name="P1">2850. 2231234</text:p>
        <text:p text:style-name="P1">2851. 2231241</text:p>
        <text:p text:style-name="P1">2852. 2231242</text:p>
        <text:p text:style-name="P1">2853. 2231243</text:p>
        <text:p text:style-name="P1">2854. 2231244</text:p>
        <text:p text:style-name="P1">2855. 2231314</text:p>
        <text:p text:style-name="P1">2856. 2231324</text:p>
        <text:p text:style-name="P1">2857. 2231334</text:p>
        <text:p text:style-name="P1">2858. 2231341</text:p>
        <text:p text:style-name="P1">2859. 2231342</text:p>
        <text:p text:style-name="P1">2860. 2231343</text:p>
        <text:p text:style-name="P1">2861. 2231344</text:p>
        <text:p text:style-name="P1">2862. 2231411</text:p>
        <text:p text:style-name="P1">2863. 2231412</text:p>
        <text:p text:style-name="P1">2864. 2231413</text:p>
        <text:p text:style-name="P1">2865. 2231414</text:p>
        <text:p text:style-name="P1">2866. 2231421</text:p>
        <text:p text:style-name="P1">2867. 2231422</text:p>
        <text:p text:style-name="P1">2868. 2231423</text:p>
        <text:p text:style-name="P1">2869. 2231424</text:p>
        <text:p text:style-name="P1">2870. 2231431</text:p>
        <text:p text:style-name="P1">2871. 2231432</text:p>
        <text:p text:style-name="P1">2872. 2231433</text:p>
        <text:p text:style-name="P1">2873. 2231434</text:p>
        <text:p text:style-name="P1">2874. 2231441</text:p>
        <text:p text:style-name="P1">2875. 2231442</text:p>
        <text:p text:style-name="P1">2876. 2231443</text:p>
        <text:p text:style-name="P1">2877. 2231444</text:p>
        <text:p text:style-name="P1">2878. 2232114</text:p>
        <text:p text:style-name="P1">2879. 2232124</text:p>
        <text:p text:style-name="P1">2880. 2232134</text:p>
        <text:p text:style-name="P1">2881. 2232141</text:p>
        <text:p text:style-name="P1">2882. 2232142</text:p>
        <text:p text:style-name="P1">2883. 2232143</text:p>
        <text:p text:style-name="P1">2884. 2232144</text:p>
        <text:p text:style-name="P1">2885. 2232214</text:p>
        <text:p text:style-name="P1">2886. 2232241</text:p>
        <text:p text:style-name="P1">2887. 2232314</text:p>
        <text:p text:style-name="P1">2888. 2232341</text:p>
        <text:p text:style-name="P1">2889. 2232411</text:p>
        <text:p text:style-name="P1">2890. 2232412</text:p>
        <text:p text:style-name="P1">2891. 2232413</text:p>
        <text:p text:style-name="P1">2892. 2232414</text:p>
        <text:p text:style-name="P1">2893. 2232421</text:p>
        <text:p text:style-name="P1">2894. 2232431</text:p>
        <text:p text:style-name="P1">2895. 2232441</text:p>
        <text:p text:style-name="P1">2896. 2233114</text:p>
        <text:p text:style-name="P1">2897. 2233124</text:p>
        <text:p text:style-name="P1">2898. 2233134</text:p>
        <text:p text:style-name="P1">2899. 2233141</text:p>
        <text:p text:style-name="P1">2900. 2233142</text:p>
        <text:p text:style-name="P1">2901. 2233143</text:p>
        <text:p text:style-name="P1">2902. 2233144</text:p>
        <text:p text:style-name="P1">2903. 2233214</text:p>
        <text:p text:style-name="P1">2904. 2233241</text:p>
        <text:p text:style-name="P1">2905. 2233314</text:p>
        <text:p text:style-name="P1">2906. 2233341</text:p>
        <text:p text:style-name="P1">2907. 2233411</text:p>
        <text:p text:style-name="P1">2908. 2233412</text:p>
        <text:p text:style-name="P1">2909. 2233413</text:p>
        <text:p text:style-name="P1">2910. 2233414</text:p>
        <text:p text:style-name="P1">2911. 2233421</text:p>
        <text:p text:style-name="P1">2912. 2233431</text:p>
        <text:p text:style-name="P1">2913. 2233441</text:p>
        <text:p text:style-name="P1">2914. 2234111</text:p>
        <text:p text:style-name="P1">2915. 2234112</text:p>
        <text:p text:style-name="P1">2916. 2234113</text:p>
        <text:p text:style-name="P1">2917. 2234114</text:p>
        <text:p text:style-name="P1">2918. 2234121</text:p>
        <text:p text:style-name="P1">2919. 2234122</text:p>
        <text:p text:style-name="P1">2920. 2234123</text:p>
        <text:p text:style-name="P1">2921. 2234124</text:p>
        <text:p text:style-name="P1">2922. 2234131</text:p>
        <text:p text:style-name="P1">2923. 2234132</text:p>
        <text:p text:style-name="P1">2924. 2234133</text:p>
        <text:p text:style-name="P1">2925. 2234134</text:p>
        <text:p text:style-name="P1">2926. 2234141</text:p>
        <text:p text:style-name="P1">2927. 2234142</text:p>
        <text:p text:style-name="P1">2928. 2234143</text:p>
        <text:p text:style-name="P1">2929. 2234144</text:p>
        <text:p text:style-name="P1">2930. 2234211</text:p>
        <text:p text:style-name="P1">2931. 2234212</text:p>
        <text:p text:style-name="P1">2932. 2234213</text:p>
        <text:p text:style-name="P1">2933. 2234214</text:p>
        <text:p text:style-name="P1">2934. 2234221</text:p>
        <text:p text:style-name="P1">2935. 2234231</text:p>
        <text:p text:style-name="P1">2936. 2234241</text:p>
        <text:p text:style-name="P1">2937. 2234311</text:p>
        <text:p text:style-name="P1">2938. 2234312</text:p>
        <text:p text:style-name="P1">2939. 2234313</text:p>
        <text:p text:style-name="P1">2940. 2234314</text:p>
        <text:p text:style-name="P1">2941. 2234321</text:p>
        <text:p text:style-name="P1">2942. 2234331</text:p>
        <text:p text:style-name="P1">2943. 2234341</text:p>
        <text:p text:style-name="P1">2944. 2234411</text:p>
        <text:p text:style-name="P1"><text:soft-page-break/>2945. 2234412</text:p>
        <text:p text:style-name="P1">2946. 2234413</text:p>
        <text:p text:style-name="P1">2947. 2234414</text:p>
        <text:p text:style-name="P1">2948. 2234421</text:p>
        <text:p text:style-name="P1">2949. 2234431</text:p>
        <text:p text:style-name="P1">2950. 2234441</text:p>
        <text:p text:style-name="P1">2951. 2241113</text:p>
        <text:p text:style-name="P1">2952. 2241123</text:p>
        <text:p text:style-name="P1">2953. 2241131</text:p>
        <text:p text:style-name="P1">2954. 2241132</text:p>
        <text:p text:style-name="P1">2955. 2241133</text:p>
        <text:p text:style-name="P1">2956. 2241134</text:p>
        <text:p text:style-name="P1">2957. 2241143</text:p>
        <text:p text:style-name="P1">2958. 2241213</text:p>
        <text:p text:style-name="P1">2959. 2241223</text:p>
        <text:p text:style-name="P1">2960. 2241231</text:p>
        <text:p text:style-name="P1">2961. 2241232</text:p>
        <text:p text:style-name="P1">2962. 2241233</text:p>
        <text:p text:style-name="P1">2963. 2241234</text:p>
        <text:p text:style-name="P1">2964. 2241243</text:p>
        <text:p text:style-name="P1">2965. 2241311</text:p>
        <text:p text:style-name="P1">2966. 2241312</text:p>
        <text:p text:style-name="P1">2967. 2241313</text:p>
        <text:p text:style-name="P1">2968. 2241314</text:p>
        <text:p text:style-name="P1">2969. 2241321</text:p>
        <text:p text:style-name="P1">2970. 2241322</text:p>
        <text:p text:style-name="P1">2971. 2241323</text:p>
        <text:p text:style-name="P1">2972. 2241324</text:p>
        <text:p text:style-name="P1">2973. 2241331</text:p>
        <text:p text:style-name="P1">2974. 2241332</text:p>
        <text:p text:style-name="P1">2975. 2241333</text:p>
        <text:p text:style-name="P1">2976. 2241334</text:p>
        <text:p text:style-name="P1">2977. 2241341</text:p>
        <text:p text:style-name="P1">2978. 2241342</text:p>
        <text:p text:style-name="P1">2979. 2241343</text:p>
        <text:p text:style-name="P1">2980. 2241344</text:p>
        <text:p text:style-name="P1">2981. 2241413</text:p>
        <text:p text:style-name="P1">2982. 2241423</text:p>
        <text:p text:style-name="P1">2983. 2241431</text:p>
        <text:p text:style-name="P1">2984. 2241432</text:p>
        <text:p text:style-name="P1">2985. 2241433</text:p>
        <text:p text:style-name="P1">2986. 2241434</text:p>
        <text:p text:style-name="P1">2987. 2241443</text:p>
        <text:p text:style-name="P1">2988. 2242113</text:p>
        <text:p text:style-name="P1">2989. 2242123</text:p>
        <text:p text:style-name="P1">2990. 2242131</text:p>
        <text:p text:style-name="P1">2991. 2242132</text:p>
        <text:p text:style-name="P1">2992. 2242133</text:p>
        <text:p text:style-name="P1">2993. 2242134</text:p>
        <text:p text:style-name="P1">2994. 2242143</text:p>
        <text:p text:style-name="P1">2995. 2242213</text:p>
        <text:p text:style-name="P1">2996. 2242231</text:p>
        <text:p text:style-name="P1">2997. 2242311</text:p>
        <text:p text:style-name="P1">2998. 2242312</text:p>
        <text:p text:style-name="P1">2999. 2242313</text:p>
        <text:p text:style-name="P1">3000. 2242314</text:p>
        <text:p text:style-name="P1">3001. 2242321</text:p>
        <text:p text:style-name="P1">3002. 2242331</text:p>
        <text:p text:style-name="P1">3003. 2242341</text:p>
        <text:p text:style-name="P1">3004. 2242413</text:p>
        <text:p text:style-name="P1">3005. 2242431</text:p>
        <text:p text:style-name="P1">3006. 2243111</text:p>
        <text:p text:style-name="P1">3007. 2243112</text:p>
        <text:p text:style-name="P1">3008. 2243113</text:p>
        <text:p text:style-name="P1">3009. 2243114</text:p>
        <text:p text:style-name="P1">3010. 2243121</text:p>
        <text:p text:style-name="P1">3011. 2243122</text:p>
        <text:p text:style-name="P1">3012. 2243123</text:p>
        <text:p text:style-name="P1">3013. 2243124</text:p>
        <text:p text:style-name="P1">3014. 2243131</text:p>
        <text:p text:style-name="P1">3015. 2243132</text:p>
        <text:p text:style-name="P1">3016. 2243133</text:p>
        <text:p text:style-name="P1">3017. 2243134</text:p>
        <text:p text:style-name="P1">3018. 2243141</text:p>
        <text:p text:style-name="P1">3019. 2243142</text:p>
        <text:p text:style-name="P1">3020. 2243143</text:p>
        <text:p text:style-name="P1">3021. 2243144</text:p>
        <text:p text:style-name="P1">3022. 2243211</text:p>
        <text:p text:style-name="P1">3023. 2243212</text:p>
        <text:p text:style-name="P1">3024. 2243213</text:p>
        <text:p text:style-name="P1">3025. 2243214</text:p>
        <text:p text:style-name="P1">3026. 2243221</text:p>
        <text:p text:style-name="P1">3027. 2243231</text:p>
        <text:p text:style-name="P1">3028. 2243241</text:p>
        <text:p text:style-name="P1">3029. 2243311</text:p>
        <text:p text:style-name="P1">3030. 2243312</text:p>
        <text:p text:style-name="P1">3031. 2243313</text:p>
        <text:p text:style-name="P1">3032. 2243314</text:p>
        <text:p text:style-name="P1">3033. 2243321</text:p>
        <text:p text:style-name="P1">3034. 2243331</text:p>
        <text:p text:style-name="P1">3035. 2243341</text:p>
        <text:p text:style-name="P1">3036. 2243411</text:p>
        <text:p text:style-name="P1">3037. 2243412</text:p>
        <text:p text:style-name="P1">3038. 2243413</text:p>
        <text:p text:style-name="P1">3039. 2243414</text:p>
        <text:p text:style-name="P1">3040. 2243421</text:p>
        <text:p text:style-name="P1">3041. 2243431</text:p>
        <text:p text:style-name="P1">3042. 2243441</text:p>
        <text:p text:style-name="P1">3043. 2244113</text:p>
        <text:p text:style-name="P1">3044. 2244123</text:p>
        <text:p text:style-name="P1">3045. 2244131</text:p>
        <text:p text:style-name="P1">3046. 2244132</text:p>
        <text:p text:style-name="P1">3047. 2244133</text:p>
        <text:p text:style-name="P1">3048. 2244134</text:p>
        <text:p text:style-name="P1">3049. 2244143</text:p>
        <text:p text:style-name="P1">3050. 2244213</text:p>
        <text:p text:style-name="P1">3051. 2244231</text:p>
        <text:p text:style-name="P1">3052. 2244311</text:p>
        <text:p text:style-name="P1">3053. 2244312</text:p>
        <text:p text:style-name="P1">3054. 2244313</text:p>
        <text:p text:style-name="P1">3055. 2244314</text:p>
        <text:p text:style-name="P1">3056. 2244321</text:p>
        <text:p text:style-name="P1">3057. 2244331</text:p>
        <text:p text:style-name="P1">3058. 2244341</text:p>
        <text:p text:style-name="P1">3059. 2244413</text:p>
        <text:p text:style-name="P1">3060. 2244431</text:p>
        <text:p text:style-name="P1">3061. 2311114</text:p>
        <text:p text:style-name="P1">3062. 2311124</text:p>
        <text:p text:style-name="P1">3063. 2311134</text:p>
        <text:p text:style-name="P1">3064. 2311141</text:p>
        <text:p text:style-name="P1">3065. 2311142</text:p>
        <text:p text:style-name="P1">3066. 2311143</text:p>
        <text:p text:style-name="P1">3067. 2311144</text:p>
        <text:p text:style-name="P1">3068. 2311214</text:p>
        <text:p text:style-name="P1">3069. 2311224</text:p>
        <text:p text:style-name="P1">3070. 2311234</text:p>
        <text:p text:style-name="P1">3071. 2311241</text:p>
        <text:p text:style-name="P1">3072. 2311242</text:p>
        <text:p text:style-name="P1">3073. 2311243</text:p>
        <text:p text:style-name="P1">3074. 2311244</text:p>
        <text:p text:style-name="P1">3075. 2311314</text:p>
        <text:p text:style-name="P1">3076. 2311324</text:p>
        <text:p text:style-name="P1">3077. 2311334</text:p>
        <text:p text:style-name="P1">3078. 2311341</text:p>
        <text:p text:style-name="P1">3079. 2311342</text:p>
        <text:p text:style-name="P1">3080. 2311343</text:p>
        <text:p text:style-name="P1">3081. 2311344</text:p>
        <text:p text:style-name="P1">3082. 2311411</text:p>
        <text:p text:style-name="P1">3083. 2311412</text:p>
        <text:p text:style-name="P1">3084. 2311413</text:p>
        <text:p text:style-name="P1">3085. 2311414</text:p>
        <text:p text:style-name="P1">3086. 2311421</text:p>
        <text:p text:style-name="P1">3087. 2311422</text:p>
        <text:p text:style-name="P1">3088. 2311423</text:p>
        <text:p text:style-name="P1">3089. 2311424</text:p>
        <text:p text:style-name="P1">3090. 2311431</text:p>
        <text:p text:style-name="P1">3091. 2311432</text:p>
        <text:p text:style-name="P1">3092. 2311433</text:p>
        <text:p text:style-name="P1">3093. 2311434</text:p>
        <text:p text:style-name="P1">3094. 2311441</text:p>
        <text:p text:style-name="P1">3095. 2311442</text:p>
        <text:p text:style-name="P1">3096. 2311443</text:p>
        <text:p text:style-name="P1">3097. 2311444</text:p>
        <text:p text:style-name="P1">3098. 2312114</text:p>
        <text:p text:style-name="P1">3099. 2312124</text:p>
        <text:p text:style-name="P1">3100. 2312134</text:p>
        <text:p text:style-name="P1">3101. 2312141</text:p>
        <text:p text:style-name="P1">3102. 2312142</text:p>
        <text:p text:style-name="P1">3103. 2312143</text:p>
        <text:p text:style-name="P1">3104. 2312144</text:p>
        <text:p text:style-name="P1">3105. 2312214</text:p>
        <text:p text:style-name="P1">3106. 2312224</text:p>
        <text:p text:style-name="P1">3107. 2312234</text:p>
        <text:p text:style-name="P1">3108. 2312241</text:p>
        <text:p text:style-name="P1">3109. 2312242</text:p>
        <text:p text:style-name="P1">3110. 2312243</text:p>
        <text:p text:style-name="P1">3111. 2312244</text:p>
        <text:p text:style-name="P1">3112. 2312314</text:p>
        <text:p text:style-name="P1">3113. 2312324</text:p>
        <text:p text:style-name="P1">3114. 2312334</text:p>
        <text:p text:style-name="P1">3115. 2312341</text:p>
        <text:p text:style-name="P1">3116. 2312342</text:p>
        <text:p text:style-name="P1">3117. 2312343</text:p>
        <text:p text:style-name="P1">3118. 2312344</text:p>
        <text:p text:style-name="P1">3119. 2312411</text:p>
        <text:p text:style-name="P1">3120. 2312412</text:p>
        <text:p text:style-name="P1">3121. 2312413</text:p>
        <text:p text:style-name="P1">3122. 2312414</text:p>
        <text:p text:style-name="P1">3123. 2312421</text:p>
        <text:p text:style-name="P1">3124. 2312422</text:p>
        <text:p text:style-name="P1">3125. 2312423</text:p>
        <text:p text:style-name="P1">3126. 2312424</text:p>
        <text:p text:style-name="P1">3127. 2312431</text:p>
        <text:p text:style-name="P1">3128. 2312432</text:p>
        <text:p text:style-name="P1">3129. 2312433</text:p>
        <text:p text:style-name="P1">3130. 2312434</text:p>
        <text:p text:style-name="P1">3131. 2312441</text:p>
        <text:p text:style-name="P1">3132. 2312442</text:p>
        <text:p text:style-name="P1">3133. 2312443</text:p>
        <text:p text:style-name="P1">3134. 2312444</text:p>
        <text:p text:style-name="P1">3135. 2313114</text:p>
        <text:p text:style-name="P1">3136. 2313124</text:p>
        <text:p text:style-name="P1">3137. 2313134</text:p>
        <text:p text:style-name="P1">3138. 2313141</text:p>
        <text:p text:style-name="P1">3139. 2313142</text:p>
        <text:p text:style-name="P1">3140. 2313143</text:p>
        <text:p text:style-name="P1"><text:soft-page-break/>3141. 2313144</text:p>
        <text:p text:style-name="P1">3142. 2313214</text:p>
        <text:p text:style-name="P1">3143. 2313224</text:p>
        <text:p text:style-name="P1">3144. 2313234</text:p>
        <text:p text:style-name="P1">3145. 2313241</text:p>
        <text:p text:style-name="P1">3146. 2313242</text:p>
        <text:p text:style-name="P1">3147. 2313243</text:p>
        <text:p text:style-name="P1">3148. 2313244</text:p>
        <text:p text:style-name="P1">3149. 2313314</text:p>
        <text:p text:style-name="P1">3150. 2313324</text:p>
        <text:p text:style-name="P1">3151. 2313334</text:p>
        <text:p text:style-name="P1">3152. 2313341</text:p>
        <text:p text:style-name="P1">3153. 2313342</text:p>
        <text:p text:style-name="P1">3154. 2313343</text:p>
        <text:p text:style-name="P1">3155. 2313344</text:p>
        <text:p text:style-name="P1">3156. 2313411</text:p>
        <text:p text:style-name="P1">3157. 2313412</text:p>
        <text:p text:style-name="P1">3158. 2313413</text:p>
        <text:p text:style-name="P1">3159. 2313414</text:p>
        <text:p text:style-name="P1">3160. 2313421</text:p>
        <text:p text:style-name="P1">3161. 2313422</text:p>
        <text:p text:style-name="P1">3162. 2313423</text:p>
        <text:p text:style-name="P1">3163. 2313424</text:p>
        <text:p text:style-name="P1">3164. 2313431</text:p>
        <text:p text:style-name="P1">3165. 2313432</text:p>
        <text:p text:style-name="P1">3166. 2313433</text:p>
        <text:p text:style-name="P1">3167. 2313434</text:p>
        <text:p text:style-name="P1">3168. 2313441</text:p>
        <text:p text:style-name="P1">3169. 2313442</text:p>
        <text:p text:style-name="P1">3170. 2313443</text:p>
        <text:p text:style-name="P1">3171. 2313444</text:p>
        <text:p text:style-name="P1">3172. 2314111</text:p>
        <text:p text:style-name="P1">3173. 2314112</text:p>
        <text:p text:style-name="P1">3174. 2314113</text:p>
        <text:p text:style-name="P1">3175. 2314114</text:p>
        <text:p text:style-name="P1">3176. 2314121</text:p>
        <text:p text:style-name="P1">3177. 2314122</text:p>
        <text:p text:style-name="P1">3178. 2314123</text:p>
        <text:p text:style-name="P1">3179. 2314124</text:p>
        <text:p text:style-name="P1">3180. 2314131</text:p>
        <text:p text:style-name="P1">3181. 2314132</text:p>
        <text:p text:style-name="P1">3182. 2314133</text:p>
        <text:p text:style-name="P1">3183. 2314134</text:p>
        <text:p text:style-name="P1">3184. 2314141</text:p>
        <text:p text:style-name="P1">3185. 2314142</text:p>
        <text:p text:style-name="P1">3186. 2314143</text:p>
        <text:p text:style-name="P1">3187. 2314144</text:p>
        <text:p text:style-name="P1">3188. 2314211</text:p>
        <text:p text:style-name="P1">3189. 2314212</text:p>
        <text:p text:style-name="P1">3190. 2314213</text:p>
        <text:p text:style-name="P1">3191. 2314214</text:p>
        <text:p text:style-name="P1">3192. 2314221</text:p>
        <text:p text:style-name="P1">3193. 2314222</text:p>
        <text:p text:style-name="P1">3194. 2314223</text:p>
        <text:p text:style-name="P1">3195. 2314224</text:p>
        <text:p text:style-name="P1">3196. 2314231</text:p>
        <text:p text:style-name="P1">3197. 2314232</text:p>
        <text:p text:style-name="P1">3198. 2314233</text:p>
        <text:p text:style-name="P1">3199. 2314234</text:p>
        <text:p text:style-name="P1">3200. 2314241</text:p>
        <text:p text:style-name="P1">3201. 2314242</text:p>
        <text:p text:style-name="P1">3202. 2314243</text:p>
        <text:p text:style-name="P1">3203. 2314244</text:p>
        <text:p text:style-name="P1">3204. 2314311</text:p>
        <text:p text:style-name="P1">3205. 2314312</text:p>
        <text:p text:style-name="P1">3206. 2314313</text:p>
        <text:p text:style-name="P1">3207. 2314314</text:p>
        <text:p text:style-name="P1">3208. 2314321</text:p>
        <text:p text:style-name="P1">3209. 2314322</text:p>
        <text:p text:style-name="P1">3210. 2314323</text:p>
        <text:p text:style-name="P1">3211. 2314324</text:p>
        <text:p text:style-name="P1">3212. 2314331</text:p>
        <text:p text:style-name="P1">3213. 2314332</text:p>
        <text:p text:style-name="P1">3214. 2314333</text:p>
        <text:p text:style-name="P1">3215. 2314334</text:p>
        <text:p text:style-name="P1">3216. 2314341</text:p>
        <text:p text:style-name="P1">3217. 2314342</text:p>
        <text:p text:style-name="P1">3218. 2314343</text:p>
        <text:p text:style-name="P1">3219. 2314344</text:p>
        <text:p text:style-name="P1">3220. 2314411</text:p>
        <text:p text:style-name="P1">3221. 2314412</text:p>
        <text:p text:style-name="P1">3222. 2314413</text:p>
        <text:p text:style-name="P1">3223. 2314414</text:p>
        <text:p text:style-name="P1">3224. 2314421</text:p>
        <text:p text:style-name="P1">3225. 2314422</text:p>
        <text:p text:style-name="P1">3226. 2314423</text:p>
        <text:p text:style-name="P1">3227. 2314424</text:p>
        <text:p text:style-name="P1">3228. 2314431</text:p>
        <text:p text:style-name="P1">3229. 2314432</text:p>
        <text:p text:style-name="P1">3230. 2314433</text:p>
        <text:p text:style-name="P1">3231. 2314434</text:p>
        <text:p text:style-name="P1">3232. 2314441</text:p>
        <text:p text:style-name="P1">3233. 2314442</text:p>
        <text:p text:style-name="P1">3234. 2314443</text:p>
        <text:p text:style-name="P1">3235. 2314444</text:p>
        <text:p text:style-name="P1">3236. 2321114</text:p>
        <text:p text:style-name="P1">3237. 2321124</text:p>
        <text:p text:style-name="P1">3238. 2321134</text:p>
        <text:p text:style-name="P1">3239. 2321141</text:p>
        <text:p text:style-name="P1">3240. 2321142</text:p>
        <text:p text:style-name="P1">3241. 2321143</text:p>
        <text:p text:style-name="P1">3242. 2321144</text:p>
        <text:p text:style-name="P1">3243. 2321214</text:p>
        <text:p text:style-name="P1">3244. 2321224</text:p>
        <text:p text:style-name="P1">3245. 2321234</text:p>
        <text:p text:style-name="P1">3246. 2321241</text:p>
        <text:p text:style-name="P1">3247. 2321242</text:p>
        <text:p text:style-name="P1">3248. 2321243</text:p>
        <text:p text:style-name="P1">3249. 2321244</text:p>
        <text:p text:style-name="P1">3250. 2321314</text:p>
        <text:p text:style-name="P1">3251. 2321324</text:p>
        <text:p text:style-name="P1">3252. 2321334</text:p>
        <text:p text:style-name="P1">3253. 2321341</text:p>
        <text:p text:style-name="P1">3254. 2321342</text:p>
        <text:p text:style-name="P1">3255. 2321343</text:p>
        <text:p text:style-name="P1">3256. 2321344</text:p>
        <text:p text:style-name="P1">3257. 2321411</text:p>
        <text:p text:style-name="P1">3258. 2321412</text:p>
        <text:p text:style-name="P1">3259. 2321413</text:p>
        <text:p text:style-name="P1">3260. 2321414</text:p>
        <text:p text:style-name="P1">3261. 2321421</text:p>
        <text:p text:style-name="P1">3262. 2321422</text:p>
        <text:p text:style-name="P1">3263. 2321423</text:p>
        <text:p text:style-name="P1">3264. 2321424</text:p>
        <text:p text:style-name="P1">3265. 2321431</text:p>
        <text:p text:style-name="P1">3266. 2321432</text:p>
        <text:p text:style-name="P1">3267. 2321433</text:p>
        <text:p text:style-name="P1">3268. 2321434</text:p>
        <text:p text:style-name="P1">3269. 2321441</text:p>
        <text:p text:style-name="P1">3270. 2321442</text:p>
        <text:p text:style-name="P1">3271. 2321443</text:p>
        <text:p text:style-name="P1">3272. 2321444</text:p>
        <text:p text:style-name="P1">3273. 2322114</text:p>
        <text:p text:style-name="P1">3274. 2322124</text:p>
        <text:p text:style-name="P1">3275. 2322134</text:p>
        <text:p text:style-name="P1">3276. 2322141</text:p>
        <text:p text:style-name="P1">3277. 2322142</text:p>
        <text:p text:style-name="P1">3278. 2322143</text:p>
        <text:p text:style-name="P1">3279. 2322144</text:p>
        <text:p text:style-name="P1">3280. 2322214</text:p>
        <text:p text:style-name="P1">3281. 2322241</text:p>
        <text:p text:style-name="P1">3282. 2322314</text:p>
        <text:p text:style-name="P1">3283. 2322341</text:p>
        <text:p text:style-name="P1">3284. 2322411</text:p>
        <text:p text:style-name="P1">3285. 2322412</text:p>
        <text:p text:style-name="P1">3286. 2322413</text:p>
        <text:p text:style-name="P1">3287. 2322414</text:p>
        <text:p text:style-name="P1">3288. 2322421</text:p>
        <text:p text:style-name="P1">3289. 2322431</text:p>
        <text:p text:style-name="P1">3290. 2322441</text:p>
        <text:p text:style-name="P1">3291. 2323114</text:p>
        <text:p text:style-name="P1">3292. 2323124</text:p>
        <text:p text:style-name="P1">3293. 2323134</text:p>
        <text:p text:style-name="P1">3294. 2323141</text:p>
        <text:p text:style-name="P1">3295. 2323142</text:p>
        <text:p text:style-name="P1">3296. 2323143</text:p>
        <text:p text:style-name="P1">3297. 2323144</text:p>
        <text:p text:style-name="P1">3298. 2323214</text:p>
        <text:p text:style-name="P1">3299. 2323241</text:p>
        <text:p text:style-name="P1">3300. 2323314</text:p>
        <text:p text:style-name="P1">3301. 2323341</text:p>
        <text:p text:style-name="P1">3302. 2323411</text:p>
        <text:p text:style-name="P1">3303. 2323412</text:p>
        <text:p text:style-name="P1">3304. 2323413</text:p>
        <text:p text:style-name="P1">3305. 2323414</text:p>
        <text:p text:style-name="P1">3306. 2323421</text:p>
        <text:p text:style-name="P1">3307. 2323431</text:p>
        <text:p text:style-name="P1">3308. 2323441</text:p>
        <text:p text:style-name="P1">3309. 2324111</text:p>
        <text:p text:style-name="P1">3310. 2324112</text:p>
        <text:p text:style-name="P1">3311. 2324113</text:p>
        <text:p text:style-name="P1">3312. 2324114</text:p>
        <text:p text:style-name="P1">3313. 2324121</text:p>
        <text:p text:style-name="P1">3314. 2324122</text:p>
        <text:p text:style-name="P1">3315. 2324123</text:p>
        <text:p text:style-name="P1">3316. 2324124</text:p>
        <text:p text:style-name="P1">3317. 2324131</text:p>
        <text:p text:style-name="P1">3318. 2324132</text:p>
        <text:p text:style-name="P1">3319. 2324133</text:p>
        <text:p text:style-name="P1">3320. 2324134</text:p>
        <text:p text:style-name="P1">3321. 2324141</text:p>
        <text:p text:style-name="P1">3322. 2324142</text:p>
        <text:p text:style-name="P1">3323. 2324143</text:p>
        <text:p text:style-name="P1">3324. 2324144</text:p>
        <text:p text:style-name="P1">3325. 2324211</text:p>
        <text:p text:style-name="P1">3326. 2324212</text:p>
        <text:p text:style-name="P1">3327. 2324213</text:p>
        <text:p text:style-name="P1">3328. 2324214</text:p>
        <text:p text:style-name="P1">3329. 2324221</text:p>
        <text:p text:style-name="P1">3330. 2324231</text:p>
        <text:p text:style-name="P1">3331. 2324241</text:p>
        <text:p text:style-name="P1">3332. 2324311</text:p>
        <text:p text:style-name="P1">3333. 2324312</text:p>
        <text:p text:style-name="P1">3334. 2324313</text:p>
        <text:p text:style-name="P1">3335. 2324314</text:p>
        <text:p text:style-name="P1">3336. 2324321</text:p>
        <text:p text:style-name="P1"><text:soft-page-break/>3337. 2324331</text:p>
        <text:p text:style-name="P1">3338. 2324341</text:p>
        <text:p text:style-name="P1">3339. 2324411</text:p>
        <text:p text:style-name="P1">3340. 2324412</text:p>
        <text:p text:style-name="P1">3341. 2324413</text:p>
        <text:p text:style-name="P1">3342. 2324414</text:p>
        <text:p text:style-name="P1">3343. 2324421</text:p>
        <text:p text:style-name="P1">3344. 2324431</text:p>
        <text:p text:style-name="P1">3345. 2324441</text:p>
        <text:p text:style-name="P1">3346. 2331114</text:p>
        <text:p text:style-name="P1">3347. 2331124</text:p>
        <text:p text:style-name="P1">3348. 2331134</text:p>
        <text:p text:style-name="P1">3349. 2331141</text:p>
        <text:p text:style-name="P1">3350. 2331142</text:p>
        <text:p text:style-name="P1">3351. 2331143</text:p>
        <text:p text:style-name="P1">3352. 2331144</text:p>
        <text:p text:style-name="P1">3353. 2331214</text:p>
        <text:p text:style-name="P1">3354. 2331224</text:p>
        <text:p text:style-name="P1">3355. 2331234</text:p>
        <text:p text:style-name="P1">3356. 2331241</text:p>
        <text:p text:style-name="P1">3357. 2331242</text:p>
        <text:p text:style-name="P1">3358. 2331243</text:p>
        <text:p text:style-name="P1">3359. 2331244</text:p>
        <text:p text:style-name="P1">3360. 2331314</text:p>
        <text:p text:style-name="P1">3361. 2331324</text:p>
        <text:p text:style-name="P1">3362. 2331334</text:p>
        <text:p text:style-name="P1">3363. 2331341</text:p>
        <text:p text:style-name="P1">3364. 2331342</text:p>
        <text:p text:style-name="P1">3365. 2331343</text:p>
        <text:p text:style-name="P1">3366. 2331344</text:p>
        <text:p text:style-name="P1">3367. 2331411</text:p>
        <text:p text:style-name="P1">3368. 2331412</text:p>
        <text:p text:style-name="P1">3369. 2331413</text:p>
        <text:p text:style-name="P1">3370. 2331414</text:p>
        <text:p text:style-name="P1">3371. 2331421</text:p>
        <text:p text:style-name="P1">3372. 2331422</text:p>
        <text:p text:style-name="P1">3373. 2331423</text:p>
        <text:p text:style-name="P1">3374. 2331424</text:p>
        <text:p text:style-name="P1">3375. 2331431</text:p>
        <text:p text:style-name="P1">3376. 2331432</text:p>
        <text:p text:style-name="P1">3377. 2331433</text:p>
        <text:p text:style-name="P1">3378. 2331434</text:p>
        <text:p text:style-name="P1">3379. 2331441</text:p>
        <text:p text:style-name="P1">3380. 2331442</text:p>
        <text:p text:style-name="P1">3381. 2331443</text:p>
        <text:p text:style-name="P1">3382. 2331444</text:p>
        <text:p text:style-name="P1">3383. 2332114</text:p>
        <text:p text:style-name="P1">3384. 2332124</text:p>
        <text:p text:style-name="P1">3385. 2332134</text:p>
        <text:p text:style-name="P1">3386. 2332141</text:p>
        <text:p text:style-name="P1">3387. 2332142</text:p>
        <text:p text:style-name="P1">3388. 2332143</text:p>
        <text:p text:style-name="P1">3389. 2332144</text:p>
        <text:p text:style-name="P1">3390. 2332214</text:p>
        <text:p text:style-name="P1">3391. 2332241</text:p>
        <text:p text:style-name="P1">3392. 2332314</text:p>
        <text:p text:style-name="P1">3393. 2332341</text:p>
        <text:p text:style-name="P1">3394. 2332411</text:p>
        <text:p text:style-name="P1">3395. 2332412</text:p>
        <text:p text:style-name="P1">3396. 2332413</text:p>
        <text:p text:style-name="P1">3397. 2332414</text:p>
        <text:p text:style-name="P1">3398. 2332421</text:p>
        <text:p text:style-name="P1">3399. 2332431</text:p>
        <text:p text:style-name="P1">3400. 2332441</text:p>
        <text:p text:style-name="P1">3401. 2333114</text:p>
        <text:p text:style-name="P1">3402. 2333124</text:p>
        <text:p text:style-name="P1">3403. 2333134</text:p>
        <text:p text:style-name="P1">3404. 2333141</text:p>
        <text:p text:style-name="P1">3405. 2333142</text:p>
        <text:p text:style-name="P1">3406. 2333143</text:p>
        <text:p text:style-name="P1">3407. 2333144</text:p>
        <text:p text:style-name="P1">3408. 2333214</text:p>
        <text:p text:style-name="P1">3409. 2333241</text:p>
        <text:p text:style-name="P1">3410. 2333314</text:p>
        <text:p text:style-name="P1">3411. 2333341</text:p>
        <text:p text:style-name="P1">3412. 2333411</text:p>
        <text:p text:style-name="P1">3413. 2333412</text:p>
        <text:p text:style-name="P1">3414. 2333413</text:p>
        <text:p text:style-name="P1">3415. 2333414</text:p>
        <text:p text:style-name="P1">3416. 2333421</text:p>
        <text:p text:style-name="P1">3417. 2333431</text:p>
        <text:p text:style-name="P1">3418. 2333441</text:p>
        <text:p text:style-name="P1">3419. 2334111</text:p>
        <text:p text:style-name="P1">3420. 2334112</text:p>
        <text:p text:style-name="P1">3421. 2334113</text:p>
        <text:p text:style-name="P1">3422. 2334114</text:p>
        <text:p text:style-name="P1">3423. 2334121</text:p>
        <text:p text:style-name="P1">3424. 2334122</text:p>
        <text:p text:style-name="P1">3425. 2334123</text:p>
        <text:p text:style-name="P1">3426. 2334124</text:p>
        <text:p text:style-name="P1">3427. 2334131</text:p>
        <text:p text:style-name="P1">3428. 2334132</text:p>
        <text:p text:style-name="P1">3429. 2334133</text:p>
        <text:p text:style-name="P1">3430. 2334134</text:p>
        <text:p text:style-name="P1">3431. 2334141</text:p>
        <text:p text:style-name="P1">3432. 2334142</text:p>
        <text:p text:style-name="P1">3433. 2334143</text:p>
        <text:p text:style-name="P1">3434. 2334144</text:p>
        <text:p text:style-name="P1">3435. 2334211</text:p>
        <text:p text:style-name="P1">3436. 2334212</text:p>
        <text:p text:style-name="P1">3437. 2334213</text:p>
        <text:p text:style-name="P1">3438. 2334214</text:p>
        <text:p text:style-name="P1">3439. 2334221</text:p>
        <text:p text:style-name="P1">3440. 2334231</text:p>
        <text:p text:style-name="P1">3441. 2334241</text:p>
        <text:p text:style-name="P1">3442. 2334311</text:p>
        <text:p text:style-name="P1">3443. 2334312</text:p>
        <text:p text:style-name="P1">3444. 2334313</text:p>
        <text:p text:style-name="P1">3445. 2334314</text:p>
        <text:p text:style-name="P1">3446. 2334321</text:p>
        <text:p text:style-name="P1">3447. 2334331</text:p>
        <text:p text:style-name="P1">3448. 2334341</text:p>
        <text:p text:style-name="P1">3449. 2334411</text:p>
        <text:p text:style-name="P1">3450. 2334412</text:p>
        <text:p text:style-name="P1">3451. 2334413</text:p>
        <text:p text:style-name="P1">3452. 2334414</text:p>
        <text:p text:style-name="P1">3453. 2334421</text:p>
        <text:p text:style-name="P1">3454. 2334431</text:p>
        <text:p text:style-name="P1">3455. 2334441</text:p>
        <text:p text:style-name="P1">3456. 2341111</text:p>
        <text:p text:style-name="P1">3457. 2341112</text:p>
        <text:p text:style-name="P1">3458. 2341113</text:p>
        <text:p text:style-name="P1">3459. 2341114</text:p>
        <text:p text:style-name="P1">3460. 2341121</text:p>
        <text:p text:style-name="P1">3461. 2341122</text:p>
        <text:p text:style-name="P1">3462. 2341123</text:p>
        <text:p text:style-name="P1">3463. 2341124</text:p>
        <text:p text:style-name="P1">3464. 2341131</text:p>
        <text:p text:style-name="P1">3465. 2341132</text:p>
        <text:p text:style-name="P1">3466. 2341133</text:p>
        <text:p text:style-name="P1">3467. 2341134</text:p>
        <text:p text:style-name="P1">3468. 2341141</text:p>
        <text:p text:style-name="P1">3469. 2341142</text:p>
        <text:p text:style-name="P1">3470. 2341143</text:p>
        <text:p text:style-name="P1">3471. 2341144</text:p>
        <text:p text:style-name="P1">3472. 2341211</text:p>
        <text:p text:style-name="P1">3473. 2341212</text:p>
        <text:p text:style-name="P1">3474. 2341213</text:p>
        <text:p text:style-name="P1">3475. 2341214</text:p>
        <text:p text:style-name="P1">3476. 2341221</text:p>
        <text:p text:style-name="P1">3477. 2341222</text:p>
        <text:p text:style-name="P1">3478. 2341223</text:p>
        <text:p text:style-name="P1">3479. 2341224</text:p>
        <text:p text:style-name="P1">3480. 2341231</text:p>
        <text:p text:style-name="P1">3481. 2341232</text:p>
        <text:p text:style-name="P1">3482. 2341233</text:p>
        <text:p text:style-name="P1">3483. 2341234</text:p>
        <text:p text:style-name="P1">3484. 2341241</text:p>
        <text:p text:style-name="P1">3485. 2341242</text:p>
        <text:p text:style-name="P1">3486. 2341243</text:p>
        <text:p text:style-name="P1">3487. 2341244</text:p>
        <text:p text:style-name="P1">3488. 2341311</text:p>
        <text:p text:style-name="P1">3489. 2341312</text:p>
        <text:p text:style-name="P1">3490. 2341313</text:p>
        <text:p text:style-name="P1">3491. 2341314</text:p>
        <text:p text:style-name="P1">3492. 2341321</text:p>
        <text:p text:style-name="P1">3493. 2341322</text:p>
        <text:p text:style-name="P1">3494. 2341323</text:p>
        <text:p text:style-name="P1">3495. 2341324</text:p>
        <text:p text:style-name="P1">3496. 2341331</text:p>
        <text:p text:style-name="P1">3497. 2341332</text:p>
        <text:p text:style-name="P1">3498. 2341333</text:p>
        <text:p text:style-name="P1">3499. 2341334</text:p>
        <text:p text:style-name="P1">3500. 2341341</text:p>
        <text:p text:style-name="P1">3501. 2341342</text:p>
        <text:p text:style-name="P1">3502. 2341343</text:p>
        <text:p text:style-name="P1">3503. 2341344</text:p>
        <text:p text:style-name="P1">3504. 2341411</text:p>
        <text:p text:style-name="P1">3505. 2341412</text:p>
        <text:p text:style-name="P1">3506. 2341413</text:p>
        <text:p text:style-name="P1">3507. 2341414</text:p>
        <text:p text:style-name="P1">3508. 2341421</text:p>
        <text:p text:style-name="P1">3509. 2341422</text:p>
        <text:p text:style-name="P1">3510. 2341423</text:p>
        <text:p text:style-name="P1">3511. 2341424</text:p>
        <text:p text:style-name="P1">3512. 2341431</text:p>
        <text:p text:style-name="P1">3513. 2341432</text:p>
        <text:p text:style-name="P1">3514. 2341433</text:p>
        <text:p text:style-name="P1">3515. 2341434</text:p>
        <text:p text:style-name="P1">3516. 2341441</text:p>
        <text:p text:style-name="P1">3517. 2341442</text:p>
        <text:p text:style-name="P1">3518. 2341443</text:p>
        <text:p text:style-name="P1">3519. 2341444</text:p>
        <text:p text:style-name="P1">3520. 2342111</text:p>
        <text:p text:style-name="P1">3521. 2342112</text:p>
        <text:p text:style-name="P1">3522. 2342113</text:p>
        <text:p text:style-name="P1">3523. 2342114</text:p>
        <text:p text:style-name="P1">3524. 2342121</text:p>
        <text:p text:style-name="P1">3525. 2342122</text:p>
        <text:p text:style-name="P1">3526. 2342123</text:p>
        <text:p text:style-name="P1">3527. 2342124</text:p>
        <text:p text:style-name="P1">3528. 2342131</text:p>
        <text:p text:style-name="P1">3529. 2342132</text:p>
        <text:p text:style-name="P1">3530. 2342133</text:p>
        <text:p text:style-name="P1">3531. 2342134</text:p>
        <text:p text:style-name="P1">3532. 2342141</text:p>
        <text:p text:style-name="P1"><text:soft-page-break/>3533. 2342142</text:p>
        <text:p text:style-name="P1">3534. 2342143</text:p>
        <text:p text:style-name="P1">3535. 2342144</text:p>
        <text:p text:style-name="P1">3536. 2342211</text:p>
        <text:p text:style-name="P1">3537. 2342212</text:p>
        <text:p text:style-name="P1">3538. 2342213</text:p>
        <text:p text:style-name="P1">3539. 2342214</text:p>
        <text:p text:style-name="P1">3540. 2342221</text:p>
        <text:p text:style-name="P1">3541. 2342231</text:p>
        <text:p text:style-name="P1">3542. 2342241</text:p>
        <text:p text:style-name="P1">3543. 2342311</text:p>
        <text:p text:style-name="P1">3544. 2342312</text:p>
        <text:p text:style-name="P1">3545. 2342313</text:p>
        <text:p text:style-name="P1">3546. 2342314</text:p>
        <text:p text:style-name="P1">3547. 2342321</text:p>
        <text:p text:style-name="P1">3548. 2342331</text:p>
        <text:p text:style-name="P1">3549. 2342341</text:p>
        <text:p text:style-name="P1">3550. 2342411</text:p>
        <text:p text:style-name="P1">3551. 2342412</text:p>
        <text:p text:style-name="P1">3552. 2342413</text:p>
        <text:p text:style-name="P1">3553. 2342414</text:p>
        <text:p text:style-name="P1">3554. 2342421</text:p>
        <text:p text:style-name="P1">3555. 2342431</text:p>
        <text:p text:style-name="P1">3556. 2342441</text:p>
        <text:p text:style-name="P1">3557. 2343111</text:p>
        <text:p text:style-name="P1">3558. 2343112</text:p>
        <text:p text:style-name="P1">3559. 2343113</text:p>
        <text:p text:style-name="P1">3560. 2343114</text:p>
        <text:p text:style-name="P1">3561. 2343121</text:p>
        <text:p text:style-name="P1">3562. 2343122</text:p>
        <text:p text:style-name="P1">3563. 2343123</text:p>
        <text:p text:style-name="P1">3564. 2343124</text:p>
        <text:p text:style-name="P1">3565. 2343131</text:p>
        <text:p text:style-name="P1">3566. 2343132</text:p>
        <text:p text:style-name="P1">3567. 2343133</text:p>
        <text:p text:style-name="P1">3568. 2343134</text:p>
        <text:p text:style-name="P1">3569. 2343141</text:p>
        <text:p text:style-name="P1">3570. 2343142</text:p>
        <text:p text:style-name="P1">3571. 2343143</text:p>
        <text:p text:style-name="P1">3572. 2343144</text:p>
        <text:p text:style-name="P1">3573. 2343211</text:p>
        <text:p text:style-name="P1">3574. 2343212</text:p>
        <text:p text:style-name="P1">3575. 2343213</text:p>
        <text:p text:style-name="P1">3576. 2343214</text:p>
        <text:p text:style-name="P1">3577. 2343221</text:p>
        <text:p text:style-name="P1">3578. 2343231</text:p>
        <text:p text:style-name="P1">3579. 2343241</text:p>
        <text:p text:style-name="P1">3580. 2343311</text:p>
        <text:p text:style-name="P1">3581. 2343312</text:p>
        <text:p text:style-name="P1">3582. 2343313</text:p>
        <text:p text:style-name="P1">3583. 2343314</text:p>
        <text:p text:style-name="P1">3584. 2343321</text:p>
        <text:p text:style-name="P1">3585. 2343331</text:p>
        <text:p text:style-name="P1">3586. 2343341</text:p>
        <text:p text:style-name="P1">3587. 2343411</text:p>
        <text:p text:style-name="P1">3588. 2343412</text:p>
        <text:p text:style-name="P1">3589. 2343413</text:p>
        <text:p text:style-name="P1">3590. 2343414</text:p>
        <text:p text:style-name="P1">3591. 2343421</text:p>
        <text:p text:style-name="P1">3592. 2343431</text:p>
        <text:p text:style-name="P1">3593. 2343441</text:p>
        <text:p text:style-name="P1">3594. 2344111</text:p>
        <text:p text:style-name="P1">3595. 2344112</text:p>
        <text:p text:style-name="P1">3596. 2344113</text:p>
        <text:p text:style-name="P1">3597. 2344114</text:p>
        <text:p text:style-name="P1">3598. 2344121</text:p>
        <text:p text:style-name="P1">3599. 2344122</text:p>
        <text:p text:style-name="P1">3600. 2344123</text:p>
        <text:p text:style-name="P1">3601. 2344124</text:p>
        <text:p text:style-name="P1">3602. 2344131</text:p>
        <text:p text:style-name="P1">3603. 2344132</text:p>
        <text:p text:style-name="P1">3604. 2344133</text:p>
        <text:p text:style-name="P1">3605. 2344134</text:p>
        <text:p text:style-name="P1">3606. 2344141</text:p>
        <text:p text:style-name="P1">3607. 2344142</text:p>
        <text:p text:style-name="P1">3608. 2344143</text:p>
        <text:p text:style-name="P1">3609. 2344144</text:p>
        <text:p text:style-name="P1">3610. 2344211</text:p>
        <text:p text:style-name="P1">3611. 2344212</text:p>
        <text:p text:style-name="P1">3612. 2344213</text:p>
        <text:p text:style-name="P1">3613. 2344214</text:p>
        <text:p text:style-name="P1">3614. 2344221</text:p>
        <text:p text:style-name="P1">3615. 2344231</text:p>
        <text:p text:style-name="P1">3616. 2344241</text:p>
        <text:p text:style-name="P1">3617. 2344311</text:p>
        <text:p text:style-name="P1">3618. 2344312</text:p>
        <text:p text:style-name="P1">3619. 2344313</text:p>
        <text:p text:style-name="P1">3620. 2344314</text:p>
        <text:p text:style-name="P1">3621. 2344321</text:p>
        <text:p text:style-name="P1">3622. 2344331</text:p>
        <text:p text:style-name="P1">3623. 2344341</text:p>
        <text:p text:style-name="P1">3624. 2344411</text:p>
        <text:p text:style-name="P1">3625. 2344412</text:p>
        <text:p text:style-name="P1">3626. 2344413</text:p>
        <text:p text:style-name="P1">3627. 2344414</text:p>
        <text:p text:style-name="P1">3628. 2344421</text:p>
        <text:p text:style-name="P1">3629. 2344431</text:p>
        <text:p text:style-name="P1">3630. 2344441</text:p>
        <text:p text:style-name="P1">3631. 2411113</text:p>
        <text:p text:style-name="P1">3632. 2411123</text:p>
        <text:p text:style-name="P1">3633. 2411131</text:p>
        <text:p text:style-name="P1">3634. 2411132</text:p>
        <text:p text:style-name="P1">3635. 2411133</text:p>
        <text:p text:style-name="P1">3636. 2411134</text:p>
        <text:p text:style-name="P1">3637. 2411143</text:p>
        <text:p text:style-name="P1">3638. 2411213</text:p>
        <text:p text:style-name="P1">3639. 2411223</text:p>
        <text:p text:style-name="P1">3640. 2411231</text:p>
        <text:p text:style-name="P1">3641. 2411232</text:p>
        <text:p text:style-name="P1">3642. 2411233</text:p>
        <text:p text:style-name="P1">3643. 2411234</text:p>
        <text:p text:style-name="P1">3644. 2411243</text:p>
        <text:p text:style-name="P1">3645. 2411311</text:p>
        <text:p text:style-name="P1">3646. 2411312</text:p>
        <text:p text:style-name="P1">3647. 2411313</text:p>
        <text:p text:style-name="P1">3648. 2411314</text:p>
        <text:p text:style-name="P1">3649. 2411321</text:p>
        <text:p text:style-name="P1">3650. 2411322</text:p>
        <text:p text:style-name="P1">3651. 2411323</text:p>
        <text:p text:style-name="P1">3652. 2411324</text:p>
        <text:p text:style-name="P1">3653. 2411331</text:p>
        <text:p text:style-name="P1">3654. 2411332</text:p>
        <text:p text:style-name="P1">3655. 2411333</text:p>
        <text:p text:style-name="P1">3656. 2411334</text:p>
        <text:p text:style-name="P1">3657. 2411341</text:p>
        <text:p text:style-name="P1">3658. 2411342</text:p>
        <text:p text:style-name="P1">3659. 2411343</text:p>
        <text:p text:style-name="P1">3660. 2411344</text:p>
        <text:p text:style-name="P1">3661. 2411413</text:p>
        <text:p text:style-name="P1">3662. 2411423</text:p>
        <text:p text:style-name="P1">3663. 2411431</text:p>
        <text:p text:style-name="P1">3664. 2411432</text:p>
        <text:p text:style-name="P1">3665. 2411433</text:p>
        <text:p text:style-name="P1">3666. 2411434</text:p>
        <text:p text:style-name="P1">3667. 2411443</text:p>
        <text:p text:style-name="P1">3668. 2412113</text:p>
        <text:p text:style-name="P1">3669. 2412123</text:p>
        <text:p text:style-name="P1">3670. 2412131</text:p>
        <text:p text:style-name="P1">3671. 2412132</text:p>
        <text:p text:style-name="P1">3672. 2412133</text:p>
        <text:p text:style-name="P1">3673. 2412134</text:p>
        <text:p text:style-name="P1">3674. 2412143</text:p>
        <text:p text:style-name="P1">3675. 2412213</text:p>
        <text:p text:style-name="P1">3676. 2412223</text:p>
        <text:p text:style-name="P1">3677. 2412231</text:p>
        <text:p text:style-name="P1">3678. 2412232</text:p>
        <text:p text:style-name="P1">3679. 2412233</text:p>
        <text:p text:style-name="P1">3680. 2412234</text:p>
        <text:p text:style-name="P1">3681. 2412243</text:p>
        <text:p text:style-name="P1">3682. 2412311</text:p>
        <text:p text:style-name="P1">3683. 2412312</text:p>
        <text:p text:style-name="P1">3684. 2412313</text:p>
        <text:p text:style-name="P1">3685. 2412314</text:p>
        <text:p text:style-name="P1">3686. 2412321</text:p>
        <text:p text:style-name="P1">3687. 2412322</text:p>
        <text:p text:style-name="P1">3688. 2412323</text:p>
        <text:p text:style-name="P1">3689. 2412324</text:p>
        <text:p text:style-name="P1">3690. 2412331</text:p>
        <text:p text:style-name="P1">3691. 2412332</text:p>
        <text:p text:style-name="P1">3692. 2412333</text:p>
        <text:p text:style-name="P1">3693. 2412334</text:p>
        <text:p text:style-name="P1">3694. 2412341</text:p>
        <text:p text:style-name="P1">3695. 2412342</text:p>
        <text:p text:style-name="P1">3696. 2412343</text:p>
        <text:p text:style-name="P1">3697. 2412344</text:p>
        <text:p text:style-name="P1">3698. 2412413</text:p>
        <text:p text:style-name="P1">3699. 2412423</text:p>
        <text:p text:style-name="P1">3700. 2412431</text:p>
        <text:p text:style-name="P1">3701. 2412432</text:p>
        <text:p text:style-name="P1">3702. 2412433</text:p>
        <text:p text:style-name="P1">3703. 2412434</text:p>
        <text:p text:style-name="P1">3704. 2412443</text:p>
        <text:p text:style-name="P1">3705. 2413111</text:p>
        <text:p text:style-name="P1">3706. 2413112</text:p>
        <text:p text:style-name="P1">3707. 2413113</text:p>
        <text:p text:style-name="P1">3708. 2413114</text:p>
        <text:p text:style-name="P1">3709. 2413121</text:p>
        <text:p text:style-name="P1">3710. 2413122</text:p>
        <text:p text:style-name="P1">3711. 2413123</text:p>
        <text:p text:style-name="P1">3712. 2413124</text:p>
        <text:p text:style-name="P1">3713. 2413131</text:p>
        <text:p text:style-name="P1">3714. 2413132</text:p>
        <text:p text:style-name="P1">3715. 2413133</text:p>
        <text:p text:style-name="P1">3716. 2413134</text:p>
        <text:p text:style-name="P1">3717. 2413141</text:p>
        <text:p text:style-name="P1">3718. 2413142</text:p>
        <text:p text:style-name="P1">3719. 2413143</text:p>
        <text:p text:style-name="P1">3720. 2413144</text:p>
        <text:p text:style-name="P1">3721. 2413211</text:p>
        <text:p text:style-name="P1">3722. 2413212</text:p>
        <text:p text:style-name="P1">3723. 2413213</text:p>
        <text:p text:style-name="P1">3724. 2413214</text:p>
        <text:p text:style-name="P1">3725. 2413221</text:p>
        <text:p text:style-name="P1">3726. 2413222</text:p>
        <text:p text:style-name="P1">3727. 2413223</text:p>
        <text:p text:style-name="P1">3728. 2413224</text:p>
        <text:p text:style-name="P1"><text:soft-page-break/>3729. 2413231</text:p>
        <text:p text:style-name="P1">3730. 2413232</text:p>
        <text:p text:style-name="P1">3731. 2413233</text:p>
        <text:p text:style-name="P1">3732. 2413234</text:p>
        <text:p text:style-name="P1">3733. 2413241</text:p>
        <text:p text:style-name="P1">3734. 2413242</text:p>
        <text:p text:style-name="P1">3735. 2413243</text:p>
        <text:p text:style-name="P1">3736. 2413244</text:p>
        <text:p text:style-name="P1">3737. 2413311</text:p>
        <text:p text:style-name="P1">3738. 2413312</text:p>
        <text:p text:style-name="P1">3739. 2413313</text:p>
        <text:p text:style-name="P1">3740. 2413314</text:p>
        <text:p text:style-name="P1">3741. 2413321</text:p>
        <text:p text:style-name="P1">3742. 2413322</text:p>
        <text:p text:style-name="P1">3743. 2413323</text:p>
        <text:p text:style-name="P1">3744. 2413324</text:p>
        <text:p text:style-name="P1">3745. 2413331</text:p>
        <text:p text:style-name="P1">3746. 2413332</text:p>
        <text:p text:style-name="P1">3747. 2413333</text:p>
        <text:p text:style-name="P1">3748. 2413334</text:p>
        <text:p text:style-name="P1">3749. 2413341</text:p>
        <text:p text:style-name="P1">3750. 2413342</text:p>
        <text:p text:style-name="P1">3751. 2413343</text:p>
        <text:p text:style-name="P1">3752. 2413344</text:p>
        <text:p text:style-name="P1">3753. 2413411</text:p>
        <text:p text:style-name="P1">3754. 2413412</text:p>
        <text:p text:style-name="P1">3755. 2413413</text:p>
        <text:p text:style-name="P1">3756. 2413414</text:p>
        <text:p text:style-name="P1">3757. 2413421</text:p>
        <text:p text:style-name="P1">3758. 2413422</text:p>
        <text:p text:style-name="P1">3759. 2413423</text:p>
        <text:p text:style-name="P1">3760. 2413424</text:p>
        <text:p text:style-name="P1">3761. 2413431</text:p>
        <text:p text:style-name="P1">3762. 2413432</text:p>
        <text:p text:style-name="P1">3763. 2413433</text:p>
        <text:p text:style-name="P1">3764. 2413434</text:p>
        <text:p text:style-name="P1">3765. 2413441</text:p>
        <text:p text:style-name="P1">3766. 2413442</text:p>
        <text:p text:style-name="P1">3767. 2413443</text:p>
        <text:p text:style-name="P1">3768. 2413444</text:p>
        <text:p text:style-name="P1">3769. 2414113</text:p>
        <text:p text:style-name="P1">3770. 2414123</text:p>
        <text:p text:style-name="P1">3771. 2414131</text:p>
        <text:p text:style-name="P1">3772. 2414132</text:p>
        <text:p text:style-name="P1">3773. 2414133</text:p>
        <text:p text:style-name="P1">3774. 2414134</text:p>
        <text:p text:style-name="P1">3775. 2414143</text:p>
        <text:p text:style-name="P1">3776. 2414213</text:p>
        <text:p text:style-name="P1">3777. 2414223</text:p>
        <text:p text:style-name="P1">3778. 2414231</text:p>
        <text:p text:style-name="P1">3779. 2414232</text:p>
        <text:p text:style-name="P1">3780. 2414233</text:p>
        <text:p text:style-name="P1">3781. 2414234</text:p>
        <text:p text:style-name="P1">3782. 2414243</text:p>
        <text:p text:style-name="P1">3783. 2414311</text:p>
        <text:p text:style-name="P1">3784. 2414312</text:p>
        <text:p text:style-name="P1">3785. 2414313</text:p>
        <text:p text:style-name="P1">3786. 2414314</text:p>
        <text:p text:style-name="P1">3787. 2414321</text:p>
        <text:p text:style-name="P1">3788. 2414322</text:p>
        <text:p text:style-name="P1">3789. 2414323</text:p>
        <text:p text:style-name="P1">3790. 2414324</text:p>
        <text:p text:style-name="P1">3791. 2414331</text:p>
        <text:p text:style-name="P1">3792. 2414332</text:p>
        <text:p text:style-name="P1">3793. 2414333</text:p>
        <text:p text:style-name="P1">3794. 2414334</text:p>
        <text:p text:style-name="P1">3795. 2414341</text:p>
        <text:p text:style-name="P1">3796. 2414342</text:p>
        <text:p text:style-name="P1">3797. 2414343</text:p>
        <text:p text:style-name="P1">3798. 2414344</text:p>
        <text:p text:style-name="P1">3799. 2414413</text:p>
        <text:p text:style-name="P1">3800. 2414423</text:p>
        <text:p text:style-name="P1">3801. 2414431</text:p>
        <text:p text:style-name="P1">3802. 2414432</text:p>
        <text:p text:style-name="P1">3803. 2414433</text:p>
        <text:p text:style-name="P1">3804. 2414434</text:p>
        <text:p text:style-name="P1">3805. 2414443</text:p>
        <text:p text:style-name="P1">3806. 2421113</text:p>
        <text:p text:style-name="P1">3807. 2421123</text:p>
        <text:p text:style-name="P1">3808. 2421131</text:p>
        <text:p text:style-name="P1">3809. 2421132</text:p>
        <text:p text:style-name="P1">3810. 2421133</text:p>
        <text:p text:style-name="P1">3811. 2421134</text:p>
        <text:p text:style-name="P1">3812. 2421143</text:p>
        <text:p text:style-name="P1">3813. 2421213</text:p>
        <text:p text:style-name="P1">3814. 2421223</text:p>
        <text:p text:style-name="P1">3815. 2421231</text:p>
        <text:p text:style-name="P1">3816. 2421232</text:p>
        <text:p text:style-name="P1">3817. 2421233</text:p>
        <text:p text:style-name="P1">3818. 2421234</text:p>
        <text:p text:style-name="P1">3819. 2421243</text:p>
        <text:p text:style-name="P1">3820. 2421311</text:p>
        <text:p text:style-name="P1">3821. 2421312</text:p>
        <text:p text:style-name="P1">3822. 2421313</text:p>
        <text:p text:style-name="P1">3823. 2421314</text:p>
        <text:p text:style-name="P1">3824. 2421321</text:p>
        <text:p text:style-name="P1">3825. 2421322</text:p>
        <text:p text:style-name="P1">3826. 2421323</text:p>
        <text:p text:style-name="P1">3827. 2421324</text:p>
        <text:p text:style-name="P1">3828. 2421331</text:p>
        <text:p text:style-name="P1">3829. 2421332</text:p>
        <text:p text:style-name="P1">3830. 2421333</text:p>
        <text:p text:style-name="P1">3831. 2421334</text:p>
        <text:p text:style-name="P1">3832. 2421341</text:p>
        <text:p text:style-name="P1">3833. 2421342</text:p>
        <text:p text:style-name="P1">3834. 2421343</text:p>
        <text:p text:style-name="P1">3835. 2421344</text:p>
        <text:p text:style-name="P1">3836. 2421413</text:p>
        <text:p text:style-name="P1">3837. 2421423</text:p>
        <text:p text:style-name="P1">3838. 2421431</text:p>
        <text:p text:style-name="P1">3839. 2421432</text:p>
        <text:p text:style-name="P1">3840. 2421433</text:p>
        <text:p text:style-name="P1">3841. 2421434</text:p>
        <text:p text:style-name="P1">3842. 2421443</text:p>
        <text:p text:style-name="P1">3843. 2422113</text:p>
        <text:p text:style-name="P1">3844. 2422123</text:p>
        <text:p text:style-name="P1">3845. 2422131</text:p>
        <text:p text:style-name="P1">3846. 2422132</text:p>
        <text:p text:style-name="P1">3847. 2422133</text:p>
        <text:p text:style-name="P1">3848. 2422134</text:p>
        <text:p text:style-name="P1">3849. 2422143</text:p>
        <text:p text:style-name="P1">3850. 2422213</text:p>
        <text:p text:style-name="P1">3851. 2422231</text:p>
        <text:p text:style-name="P1">3852. 2422311</text:p>
        <text:p text:style-name="P1">3853. 2422312</text:p>
        <text:p text:style-name="P1">3854. 2422313</text:p>
        <text:p text:style-name="P1">3855. 2422314</text:p>
        <text:p text:style-name="P1">3856. 2422321</text:p>
        <text:p text:style-name="P1">3857. 2422331</text:p>
        <text:p text:style-name="P1">3858. 2422341</text:p>
        <text:p text:style-name="P1">3859. 2422413</text:p>
        <text:p text:style-name="P1">3860. 2422431</text:p>
        <text:p text:style-name="P1">3861. 2423111</text:p>
        <text:p text:style-name="P1">3862. 2423112</text:p>
        <text:p text:style-name="P1">3863. 2423113</text:p>
        <text:p text:style-name="P1">3864. 2423114</text:p>
        <text:p text:style-name="P1">3865. 2423121</text:p>
        <text:p text:style-name="P1">3866. 2423122</text:p>
        <text:p text:style-name="P1">3867. 2423123</text:p>
        <text:p text:style-name="P1">3868. 2423124</text:p>
        <text:p text:style-name="P1">3869. 2423131</text:p>
        <text:p text:style-name="P1">3870. 2423132</text:p>
        <text:p text:style-name="P1">3871. 2423133</text:p>
        <text:p text:style-name="P1">3872. 2423134</text:p>
        <text:p text:style-name="P1">3873. 2423141</text:p>
        <text:p text:style-name="P1">3874. 2423142</text:p>
        <text:p text:style-name="P1">3875. 2423143</text:p>
        <text:p text:style-name="P1">3876. 2423144</text:p>
        <text:p text:style-name="P1">3877. 2423211</text:p>
        <text:p text:style-name="P1">3878. 2423212</text:p>
        <text:p text:style-name="P1">3879. 2423213</text:p>
        <text:p text:style-name="P1">3880. 2423214</text:p>
        <text:p text:style-name="P1">3881. 2423221</text:p>
        <text:p text:style-name="P1">3882. 2423231</text:p>
        <text:p text:style-name="P1">3883. 2423241</text:p>
        <text:p text:style-name="P1">3884. 2423311</text:p>
        <text:p text:style-name="P1">3885. 2423312</text:p>
        <text:p text:style-name="P1">3886. 2423313</text:p>
        <text:p text:style-name="P1">3887. 2423314</text:p>
        <text:p text:style-name="P1">3888. 2423321</text:p>
        <text:p text:style-name="P1">3889. 2423331</text:p>
        <text:p text:style-name="P1">3890. 2423341</text:p>
        <text:p text:style-name="P1">3891. 2423411</text:p>
        <text:p text:style-name="P1">3892. 2423412</text:p>
        <text:p text:style-name="P1">3893. 2423413</text:p>
        <text:p text:style-name="P1">3894. 2423414</text:p>
        <text:p text:style-name="P1">3895. 2423421</text:p>
        <text:p text:style-name="P1">3896. 2423431</text:p>
        <text:p text:style-name="P1">3897. 2423441</text:p>
        <text:p text:style-name="P1">3898. 2424113</text:p>
        <text:p text:style-name="P1">3899. 2424123</text:p>
        <text:p text:style-name="P1">3900. 2424131</text:p>
        <text:p text:style-name="P1">3901. 2424132</text:p>
        <text:p text:style-name="P1">3902. 2424133</text:p>
        <text:p text:style-name="P1">3903. 2424134</text:p>
        <text:p text:style-name="P1">3904. 2424143</text:p>
        <text:p text:style-name="P1">3905. 2424213</text:p>
        <text:p text:style-name="P1">3906. 2424231</text:p>
        <text:p text:style-name="P1">3907. 2424311</text:p>
        <text:p text:style-name="P1">3908. 2424312</text:p>
        <text:p text:style-name="P1">3909. 2424313</text:p>
        <text:p text:style-name="P1">3910. 2424314</text:p>
        <text:p text:style-name="P1">3911. 2424321</text:p>
        <text:p text:style-name="P1">3912. 2424331</text:p>
        <text:p text:style-name="P1">3913. 2424341</text:p>
        <text:p text:style-name="P1">3914. 2424413</text:p>
        <text:p text:style-name="P1">3915. 2424431</text:p>
        <text:p text:style-name="P1">3916. 2431111</text:p>
        <text:p text:style-name="P1">3917. 2431112</text:p>
        <text:p text:style-name="P1">3918. 2431113</text:p>
        <text:p text:style-name="P1">3919. 2431114</text:p>
        <text:p text:style-name="P1">3920. 2431121</text:p>
        <text:p text:style-name="P1">3921. 2431122</text:p>
        <text:p text:style-name="P1">3922. 2431123</text:p>
        <text:p text:style-name="P1">3923. 2431124</text:p>
        <text:p text:style-name="P1">3924. 2431131</text:p>
        <text:p text:style-name="P1"><text:soft-page-break/>3925. 2431132</text:p>
        <text:p text:style-name="P1">3926. 2431133</text:p>
        <text:p text:style-name="P1">3927. 2431134</text:p>
        <text:p text:style-name="P1">3928. 2431141</text:p>
        <text:p text:style-name="P1">3929. 2431142</text:p>
        <text:p text:style-name="P1">3930. 2431143</text:p>
        <text:p text:style-name="P1">3931. 2431144</text:p>
        <text:p text:style-name="P1">3932. 2431211</text:p>
        <text:p text:style-name="P1">3933. 2431212</text:p>
        <text:p text:style-name="P1">3934. 2431213</text:p>
        <text:p text:style-name="P1">3935. 2431214</text:p>
        <text:p text:style-name="P1">3936. 2431221</text:p>
        <text:p text:style-name="P1">3937. 2431222</text:p>
        <text:p text:style-name="P1">3938. 2431223</text:p>
        <text:p text:style-name="P1">3939. 2431224</text:p>
        <text:p text:style-name="P1">3940. 2431231</text:p>
        <text:p text:style-name="P1">3941. 2431232</text:p>
        <text:p text:style-name="P1">3942. 2431233</text:p>
        <text:p text:style-name="P1">3943. 2431234</text:p>
        <text:p text:style-name="P1">3944. 2431241</text:p>
        <text:p text:style-name="P1">3945. 2431242</text:p>
        <text:p text:style-name="P1">3946. 2431243</text:p>
        <text:p text:style-name="P1">3947. 2431244</text:p>
        <text:p text:style-name="P1">3948. 2431311</text:p>
        <text:p text:style-name="P1">3949. 2431312</text:p>
        <text:p text:style-name="P1">3950. 2431313</text:p>
        <text:p text:style-name="P1">3951. 2431314</text:p>
        <text:p text:style-name="P1">3952. 2431321</text:p>
        <text:p text:style-name="P1">3953. 2431322</text:p>
        <text:p text:style-name="P1">3954. 2431323</text:p>
        <text:p text:style-name="P1">3955. 2431324</text:p>
        <text:p text:style-name="P1">3956. 2431331</text:p>
        <text:p text:style-name="P1">3957. 2431332</text:p>
        <text:p text:style-name="P1">3958. 2431333</text:p>
        <text:p text:style-name="P1">3959. 2431334</text:p>
        <text:p text:style-name="P1">3960. 2431341</text:p>
        <text:p text:style-name="P1">3961. 2431342</text:p>
        <text:p text:style-name="P1">3962. 2431343</text:p>
        <text:p text:style-name="P1">3963. 2431344</text:p>
        <text:p text:style-name="P1">3964. 2431411</text:p>
        <text:p text:style-name="P1">3965. 2431412</text:p>
        <text:p text:style-name="P1">3966. 2431413</text:p>
        <text:p text:style-name="P1">3967. 2431414</text:p>
        <text:p text:style-name="P1">3968. 2431421</text:p>
        <text:p text:style-name="P1">3969. 2431422</text:p>
        <text:p text:style-name="P1">3970. 2431423</text:p>
        <text:p text:style-name="P1">3971. 2431424</text:p>
        <text:p text:style-name="P1">3972. 2431431</text:p>
        <text:p text:style-name="P1">3973. 2431432</text:p>
        <text:p text:style-name="P1">3974. 2431433</text:p>
        <text:p text:style-name="P1">3975. 2431434</text:p>
        <text:p text:style-name="P1">3976. 2431441</text:p>
        <text:p text:style-name="P1">3977. 2431442</text:p>
        <text:p text:style-name="P1">3978. 2431443</text:p>
        <text:p text:style-name="P1">3979. 2431444</text:p>
        <text:p text:style-name="P1">3980. 2432111</text:p>
        <text:p text:style-name="P1">3981. 2432112</text:p>
        <text:p text:style-name="P1">3982. 2432113</text:p>
        <text:p text:style-name="P1">3983. 2432114</text:p>
        <text:p text:style-name="P1">3984. 2432121</text:p>
        <text:p text:style-name="P1">3985. 2432122</text:p>
        <text:p text:style-name="P1">3986. 2432123</text:p>
        <text:p text:style-name="P1">3987. 2432124</text:p>
        <text:p text:style-name="P1">3988. 2432131</text:p>
        <text:p text:style-name="P1">3989. 2432132</text:p>
        <text:p text:style-name="P1">3990. 2432133</text:p>
        <text:p text:style-name="P1">3991. 2432134</text:p>
        <text:p text:style-name="P1">3992. 2432141</text:p>
        <text:p text:style-name="P1">3993. 2432142</text:p>
        <text:p text:style-name="P1">3994. 2432143</text:p>
        <text:p text:style-name="P1">3995. 2432144</text:p>
        <text:p text:style-name="P1">3996. 2432211</text:p>
        <text:p text:style-name="P1">3997. 2432212</text:p>
        <text:p text:style-name="P1">3998. 2432213</text:p>
        <text:p text:style-name="P1">3999. 2432214</text:p>
        <text:p text:style-name="P1">4000. 2432221</text:p>
        <text:p text:style-name="P1">4001. 2432231</text:p>
        <text:p text:style-name="P1">4002. 2432241</text:p>
        <text:p text:style-name="P1">4003. 2432311</text:p>
        <text:p text:style-name="P1">4004. 2432312</text:p>
        <text:p text:style-name="P1">4005. 2432313</text:p>
        <text:p text:style-name="P1">4006. 2432314</text:p>
        <text:p text:style-name="P1">4007. 2432321</text:p>
        <text:p text:style-name="P1">4008. 2432331</text:p>
        <text:p text:style-name="P1">4009. 2432341</text:p>
        <text:p text:style-name="P1">4010. 2432411</text:p>
        <text:p text:style-name="P1">4011. 2432412</text:p>
        <text:p text:style-name="P1">4012. 2432413</text:p>
        <text:p text:style-name="P1">4013. 2432414</text:p>
        <text:p text:style-name="P1">4014. 2432421</text:p>
        <text:p text:style-name="P1">4015. 2432431</text:p>
        <text:p text:style-name="P1">4016. 2432441</text:p>
        <text:p text:style-name="P1">4017. 2433111</text:p>
        <text:p text:style-name="P1">4018. 2433112</text:p>
        <text:p text:style-name="P1">4019. 2433113</text:p>
        <text:p text:style-name="P1">4020. 2433114</text:p>
        <text:p text:style-name="P1">4021. 2433121</text:p>
        <text:p text:style-name="P1">4022. 2433122</text:p>
        <text:p text:style-name="P1">4023. 2433123</text:p>
        <text:p text:style-name="P1">4024. 2433124</text:p>
        <text:p text:style-name="P1">4025. 2433131</text:p>
        <text:p text:style-name="P1">4026. 2433132</text:p>
        <text:p text:style-name="P1">4027. 2433133</text:p>
        <text:p text:style-name="P1">4028. 2433134</text:p>
        <text:p text:style-name="P1">4029. 2433141</text:p>
        <text:p text:style-name="P1">4030. 2433142</text:p>
        <text:p text:style-name="P1">4031. 2433143</text:p>
        <text:p text:style-name="P1">4032. 2433144</text:p>
        <text:p text:style-name="P1">4033. 2433211</text:p>
        <text:p text:style-name="P1">4034. 2433212</text:p>
        <text:p text:style-name="P1">4035. 2433213</text:p>
        <text:p text:style-name="P1">4036. 2433214</text:p>
        <text:p text:style-name="P1">4037. 2433221</text:p>
        <text:p text:style-name="P1">4038. 2433231</text:p>
        <text:p text:style-name="P1">4039. 2433241</text:p>
        <text:p text:style-name="P1">4040. 2433311</text:p>
        <text:p text:style-name="P1">4041. 2433312</text:p>
        <text:p text:style-name="P1">4042. 2433313</text:p>
        <text:p text:style-name="P1">4043. 2433314</text:p>
        <text:p text:style-name="P1">4044. 2433321</text:p>
        <text:p text:style-name="P1">4045. 2433331</text:p>
        <text:p text:style-name="P1">4046. 2433341</text:p>
        <text:p text:style-name="P1">4047. 2433411</text:p>
        <text:p text:style-name="P1">4048. 2433412</text:p>
        <text:p text:style-name="P1">4049. 2433413</text:p>
        <text:p text:style-name="P1">4050. 2433414</text:p>
        <text:p text:style-name="P1">4051. 2433421</text:p>
        <text:p text:style-name="P1">4052. 2433431</text:p>
        <text:p text:style-name="P1">4053. 2433441</text:p>
        <text:p text:style-name="P1">4054. 2434111</text:p>
        <text:p text:style-name="P1">4055. 2434112</text:p>
        <text:p text:style-name="P1">4056. 2434113</text:p>
        <text:p text:style-name="P1">4057. 2434114</text:p>
        <text:p text:style-name="P1">4058. 2434121</text:p>
        <text:p text:style-name="P1">4059. 2434122</text:p>
        <text:p text:style-name="P1">4060. 2434123</text:p>
        <text:p text:style-name="P1">4061. 2434124</text:p>
        <text:p text:style-name="P1">4062. 2434131</text:p>
        <text:p text:style-name="P1">4063. 2434132</text:p>
        <text:p text:style-name="P1">4064. 2434133</text:p>
        <text:p text:style-name="P1">4065. 2434134</text:p>
        <text:p text:style-name="P1">4066. 2434141</text:p>
        <text:p text:style-name="P1">4067. 2434142</text:p>
        <text:p text:style-name="P1">4068. 2434143</text:p>
        <text:p text:style-name="P1">4069. 2434144</text:p>
        <text:p text:style-name="P1">4070. 2434211</text:p>
        <text:p text:style-name="P1">4071. 2434212</text:p>
        <text:p text:style-name="P1">4072. 2434213</text:p>
        <text:p text:style-name="P1">4073. 2434214</text:p>
        <text:p text:style-name="P1">4074. 2434221</text:p>
        <text:p text:style-name="P1">4075. 2434231</text:p>
        <text:p text:style-name="P1">4076. 2434241</text:p>
        <text:p text:style-name="P1">4077. 2434311</text:p>
        <text:p text:style-name="P1">4078. 2434312</text:p>
        <text:p text:style-name="P1">4079. 2434313</text:p>
        <text:p text:style-name="P1">4080. 2434314</text:p>
        <text:p text:style-name="P1">4081. 2434321</text:p>
        <text:p text:style-name="P1">4082. 2434331</text:p>
        <text:p text:style-name="P1">4083. 2434341</text:p>
        <text:p text:style-name="P1">4084. 2434411</text:p>
        <text:p text:style-name="P1">4085. 2434412</text:p>
        <text:p text:style-name="P1">4086. 2434413</text:p>
        <text:p text:style-name="P1">4087. 2434414</text:p>
        <text:p text:style-name="P1">4088. 2434421</text:p>
        <text:p text:style-name="P1">4089. 2434431</text:p>
        <text:p text:style-name="P1">4090. 2434441</text:p>
        <text:p text:style-name="P1">4091. 2441113</text:p>
        <text:p text:style-name="P1">4092. 2441123</text:p>
        <text:p text:style-name="P1">4093. 2441131</text:p>
        <text:p text:style-name="P1">4094. 2441132</text:p>
        <text:p text:style-name="P1">4095. 2441133</text:p>
        <text:p text:style-name="P1">4096. 2441134</text:p>
        <text:p text:style-name="P1">4097. 2441143</text:p>
        <text:p text:style-name="P1">4098. 2441213</text:p>
        <text:p text:style-name="P1">4099. 2441223</text:p>
        <text:p text:style-name="P1">4100. 2441231</text:p>
        <text:p text:style-name="P1">4101. 2441232</text:p>
        <text:p text:style-name="P1">4102. 2441233</text:p>
        <text:p text:style-name="P1">4103. 2441234</text:p>
        <text:p text:style-name="P1">4104. 2441243</text:p>
        <text:p text:style-name="P1">4105. 2441311</text:p>
        <text:p text:style-name="P1">4106. 2441312</text:p>
        <text:p text:style-name="P1">4107. 2441313</text:p>
        <text:p text:style-name="P1">4108. 2441314</text:p>
        <text:p text:style-name="P1">4109. 2441321</text:p>
        <text:p text:style-name="P1">4110. 2441322</text:p>
        <text:p text:style-name="P1">4111. 2441323</text:p>
        <text:p text:style-name="P1">4112. 2441324</text:p>
        <text:p text:style-name="P1">4113. 2441331</text:p>
        <text:p text:style-name="P1">4114. 2441332</text:p>
        <text:p text:style-name="P1">4115. 2441333</text:p>
        <text:p text:style-name="P1">4116. 2441334</text:p>
        <text:p text:style-name="P1">4117. 2441341</text:p>
        <text:p text:style-name="P1">4118. 2441342</text:p>
        <text:p text:style-name="P1">4119. 2441343</text:p>
        <text:p text:style-name="P1">4120. 2441344</text:p>
        <text:p text:style-name="P1"><text:soft-page-break/>4121. 2441413</text:p>
        <text:p text:style-name="P1">4122. 2441423</text:p>
        <text:p text:style-name="P1">4123. 2441431</text:p>
        <text:p text:style-name="P1">4124. 2441432</text:p>
        <text:p text:style-name="P1">4125. 2441433</text:p>
        <text:p text:style-name="P1">4126. 2441434</text:p>
        <text:p text:style-name="P1">4127. 2441443</text:p>
        <text:p text:style-name="P1">4128. 2442113</text:p>
        <text:p text:style-name="P1">4129. 2442123</text:p>
        <text:p text:style-name="P1">4130. 2442131</text:p>
        <text:p text:style-name="P1">4131. 2442132</text:p>
        <text:p text:style-name="P1">4132. 2442133</text:p>
        <text:p text:style-name="P1">4133. 2442134</text:p>
        <text:p text:style-name="P1">4134. 2442143</text:p>
        <text:p text:style-name="P1">4135. 2442213</text:p>
        <text:p text:style-name="P1">4136. 2442231</text:p>
        <text:p text:style-name="P1">4137. 2442311</text:p>
        <text:p text:style-name="P1">4138. 2442312</text:p>
        <text:p text:style-name="P1">4139. 2442313</text:p>
        <text:p text:style-name="P1">4140. 2442314</text:p>
        <text:p text:style-name="P1">4141. 2442321</text:p>
        <text:p text:style-name="P1">4142. 2442331</text:p>
        <text:p text:style-name="P1">4143. 2442341</text:p>
        <text:p text:style-name="P1">4144. 2442413</text:p>
        <text:p text:style-name="P1">4145. 2442431</text:p>
        <text:p text:style-name="P1">4146. 2443111</text:p>
        <text:p text:style-name="P1">4147. 2443112</text:p>
        <text:p text:style-name="P1">4148. 2443113</text:p>
        <text:p text:style-name="P1">4149. 2443114</text:p>
        <text:p text:style-name="P1">4150. 2443121</text:p>
        <text:p text:style-name="P1">4151. 2443122</text:p>
        <text:p text:style-name="P1">4152. 2443123</text:p>
        <text:p text:style-name="P1">4153. 2443124</text:p>
        <text:p text:style-name="P1">4154. 2443131</text:p>
        <text:p text:style-name="P1">4155. 2443132</text:p>
        <text:p text:style-name="P1">4156. 2443133</text:p>
        <text:p text:style-name="P1">4157. 2443134</text:p>
        <text:p text:style-name="P1">4158. 2443141</text:p>
        <text:p text:style-name="P1">4159. 2443142</text:p>
        <text:p text:style-name="P1">4160. 2443143</text:p>
        <text:p text:style-name="P1">4161. 2443144</text:p>
        <text:p text:style-name="P1">4162. 2443211</text:p>
        <text:p text:style-name="P1">4163. 2443212</text:p>
        <text:p text:style-name="P1">4164. 2443213</text:p>
        <text:p text:style-name="P1">4165. 2443214</text:p>
        <text:p text:style-name="P1">4166. 2443221</text:p>
        <text:p text:style-name="P1">4167. 2443231</text:p>
        <text:p text:style-name="P1">4168. 2443241</text:p>
        <text:p text:style-name="P1">4169. 2443311</text:p>
        <text:p text:style-name="P1">4170. 2443312</text:p>
        <text:p text:style-name="P1">4171. 2443313</text:p>
        <text:p text:style-name="P1">4172. 2443314</text:p>
        <text:p text:style-name="P1">4173. 2443321</text:p>
        <text:p text:style-name="P1">4174. 2443331</text:p>
        <text:p text:style-name="P1">4175. 2443341</text:p>
        <text:p text:style-name="P1">4176. 2443411</text:p>
        <text:p text:style-name="P1">4177. 2443412</text:p>
        <text:p text:style-name="P1">4178. 2443413</text:p>
        <text:p text:style-name="P1">4179. 2443414</text:p>
        <text:p text:style-name="P1">4180. 2443421</text:p>
        <text:p text:style-name="P1">4181. 2443431</text:p>
        <text:p text:style-name="P1">4182. 2443441</text:p>
        <text:p text:style-name="P1">4183. 2444113</text:p>
        <text:p text:style-name="P1">4184. 2444123</text:p>
        <text:p text:style-name="P1">4185. 2444131</text:p>
        <text:p text:style-name="P1">4186. 2444132</text:p>
        <text:p text:style-name="P1">4187. 2444133</text:p>
        <text:p text:style-name="P1">4188. 2444134</text:p>
        <text:p text:style-name="P1">4189. 2444143</text:p>
        <text:p text:style-name="P1">4190. 2444213</text:p>
        <text:p text:style-name="P1">4191. 2444231</text:p>
        <text:p text:style-name="P1">4192. 2444311</text:p>
        <text:p text:style-name="P1">4193. 2444312</text:p>
        <text:p text:style-name="P1">4194. 2444313</text:p>
        <text:p text:style-name="P1">4195. 2444314</text:p>
        <text:p text:style-name="P1">4196. 2444321</text:p>
        <text:p text:style-name="P1">4197. 2444331</text:p>
        <text:p text:style-name="P1">4198. 2444341</text:p>
        <text:p text:style-name="P1">4199. 2444413</text:p>
        <text:p text:style-name="P1">4200. 2444431</text:p>
        <text:p text:style-name="P1">4201. 3111124</text:p>
        <text:p text:style-name="P1">4202. 3111142</text:p>
        <text:p text:style-name="P1">4203. 3111214</text:p>
        <text:p text:style-name="P1">4204. 3111224</text:p>
        <text:p text:style-name="P1">4205. 3111234</text:p>
        <text:p text:style-name="P1">4206. 3111241</text:p>
        <text:p text:style-name="P1">4207. 3111242</text:p>
        <text:p text:style-name="P1">4208. 3111243</text:p>
        <text:p text:style-name="P1">4209. 3111244</text:p>
        <text:p text:style-name="P1">4210. 3111324</text:p>
        <text:p text:style-name="P1">4211. 3111342</text:p>
        <text:p text:style-name="P1">4212. 3111412</text:p>
        <text:p text:style-name="P1">4213. 3111421</text:p>
        <text:p text:style-name="P1">4214. 3111422</text:p>
        <text:p text:style-name="P1">4215. 3111423</text:p>
        <text:p text:style-name="P1">4216. 3111424</text:p>
        <text:p text:style-name="P1">4217. 3111432</text:p>
        <text:p text:style-name="P1">4218. 3111442</text:p>
        <text:p text:style-name="P1">4219. 3112114</text:p>
        <text:p text:style-name="P1">4220. 3112124</text:p>
        <text:p text:style-name="P1">4221. 3112134</text:p>
        <text:p text:style-name="P1">4222. 3112141</text:p>
        <text:p text:style-name="P1">4223. 3112142</text:p>
        <text:p text:style-name="P1">4224. 3112143</text:p>
        <text:p text:style-name="P1">4225. 3112144</text:p>
        <text:p text:style-name="P1">4226. 3112214</text:p>
        <text:p text:style-name="P1">4227. 3112224</text:p>
        <text:p text:style-name="P1">4228. 3112234</text:p>
        <text:p text:style-name="P1">4229. 3112241</text:p>
        <text:p text:style-name="P1">4230. 3112242</text:p>
        <text:p text:style-name="P1">4231. 3112243</text:p>
        <text:p text:style-name="P1">4232. 3112244</text:p>
        <text:p text:style-name="P1">4233. 3112314</text:p>
        <text:p text:style-name="P1">4234. 3112324</text:p>
        <text:p text:style-name="P1">4235. 3112334</text:p>
        <text:p text:style-name="P1">4236. 3112341</text:p>
        <text:p text:style-name="P1">4237. 3112342</text:p>
        <text:p text:style-name="P1">4238. 3112343</text:p>
        <text:p text:style-name="P1">4239. 3112344</text:p>
        <text:p text:style-name="P1">4240. 3112411</text:p>
        <text:p text:style-name="P1">4241. 3112412</text:p>
        <text:p text:style-name="P1">4242. 3112413</text:p>
        <text:p text:style-name="P1">4243. 3112414</text:p>
        <text:p text:style-name="P1">4244. 3112421</text:p>
        <text:p text:style-name="P1">4245. 3112422</text:p>
        <text:p text:style-name="P1">4246. 3112423</text:p>
        <text:p text:style-name="P1">4247. 3112424</text:p>
        <text:p text:style-name="P1">4248. 3112431</text:p>
        <text:p text:style-name="P1">4249. 3112432</text:p>
        <text:p text:style-name="P1">4250. 3112433</text:p>
        <text:p text:style-name="P1">4251. 3112434</text:p>
        <text:p text:style-name="P1">4252. 3112441</text:p>
        <text:p text:style-name="P1">4253. 3112442</text:p>
        <text:p text:style-name="P1">4254. 3112443</text:p>
        <text:p text:style-name="P1">4255. 3112444</text:p>
        <text:p text:style-name="P1">4256. 3113124</text:p>
        <text:p text:style-name="P1">4257. 3113142</text:p>
        <text:p text:style-name="P1">4258. 3113214</text:p>
        <text:p text:style-name="P1">4259. 3113224</text:p>
        <text:p text:style-name="P1">4260. 3113234</text:p>
        <text:p text:style-name="P1">4261. 3113241</text:p>
        <text:p text:style-name="P1">4262. 3113242</text:p>
        <text:p text:style-name="P1">4263. 3113243</text:p>
        <text:p text:style-name="P1">4264. 3113244</text:p>
        <text:p text:style-name="P1">4265. 3113324</text:p>
        <text:p text:style-name="P1">4266. 3113342</text:p>
        <text:p text:style-name="P1">4267. 3113412</text:p>
        <text:p text:style-name="P1">4268. 3113421</text:p>
        <text:p text:style-name="P1">4269. 3113422</text:p>
        <text:p text:style-name="P1">4270. 3113423</text:p>
        <text:p text:style-name="P1">4271. 3113424</text:p>
        <text:p text:style-name="P1">4272. 3113432</text:p>
        <text:p text:style-name="P1">4273. 3113442</text:p>
        <text:p text:style-name="P1">4274. 3114112</text:p>
        <text:p text:style-name="P1">4275. 3114121</text:p>
        <text:p text:style-name="P1">4276. 3114122</text:p>
        <text:p text:style-name="P1">4277. 3114123</text:p>
        <text:p text:style-name="P1">4278. 3114124</text:p>
        <text:p text:style-name="P1">4279. 3114132</text:p>
        <text:p text:style-name="P1">4280. 3114142</text:p>
        <text:p text:style-name="P1">4281. 3114211</text:p>
        <text:p text:style-name="P1">4282. 3114212</text:p>
        <text:p text:style-name="P1">4283. 3114213</text:p>
        <text:p text:style-name="P1">4284. 3114214</text:p>
        <text:p text:style-name="P1">4285. 3114221</text:p>
        <text:p text:style-name="P1">4286. 3114222</text:p>
        <text:p text:style-name="P1">4287. 3114223</text:p>
        <text:p text:style-name="P1">4288. 3114224</text:p>
        <text:p text:style-name="P1">4289. 3114231</text:p>
        <text:p text:style-name="P1">4290. 3114232</text:p>
        <text:p text:style-name="P1">4291. 3114233</text:p>
        <text:p text:style-name="P1">4292. 3114234</text:p>
        <text:p text:style-name="P1">4293. 3114241</text:p>
        <text:p text:style-name="P1">4294. 3114242</text:p>
        <text:p text:style-name="P1">4295. 3114243</text:p>
        <text:p text:style-name="P1">4296. 3114244</text:p>
        <text:p text:style-name="P1">4297. 3114312</text:p>
        <text:p text:style-name="P1">4298. 3114321</text:p>
        <text:p text:style-name="P1">4299. 3114322</text:p>
        <text:p text:style-name="P1">4300. 3114323</text:p>
        <text:p text:style-name="P1">4301. 3114324</text:p>
        <text:p text:style-name="P1">4302. 3114332</text:p>
        <text:p text:style-name="P1">4303. 3114342</text:p>
        <text:p text:style-name="P1">4304. 3114412</text:p>
        <text:p text:style-name="P1">4305. 3114421</text:p>
        <text:p text:style-name="P1">4306. 3114422</text:p>
        <text:p text:style-name="P1">4307. 3114423</text:p>
        <text:p text:style-name="P1">4308. 3114424</text:p>
        <text:p text:style-name="P1">4309. 3114432</text:p>
        <text:p text:style-name="P1">4310. 3114442</text:p>
        <text:p text:style-name="P1">4311. 3121114</text:p>
        <text:p text:style-name="P1">4312. 3121124</text:p>
        <text:p text:style-name="P1">4313. 3121134</text:p>
        <text:p text:style-name="P1">4314. 3121141</text:p>
        <text:p text:style-name="P1">4315. 3121142</text:p>
        <text:p text:style-name="P1">4316. 3121143</text:p>
        <text:p text:style-name="P1"><text:soft-page-break/>4317. 3121144</text:p>
        <text:p text:style-name="P1">4318. 3121214</text:p>
        <text:p text:style-name="P1">4319. 3121224</text:p>
        <text:p text:style-name="P1">4320. 3121234</text:p>
        <text:p text:style-name="P1">4321. 3121241</text:p>
        <text:p text:style-name="P1">4322. 3121242</text:p>
        <text:p text:style-name="P1">4323. 3121243</text:p>
        <text:p text:style-name="P1">4324. 3121244</text:p>
        <text:p text:style-name="P1">4325. 3121314</text:p>
        <text:p text:style-name="P1">4326. 3121324</text:p>
        <text:p text:style-name="P1">4327. 3121334</text:p>
        <text:p text:style-name="P1">4328. 3121341</text:p>
        <text:p text:style-name="P1">4329. 3121342</text:p>
        <text:p text:style-name="P1">4330. 3121343</text:p>
        <text:p text:style-name="P1">4331. 3121344</text:p>
        <text:p text:style-name="P1">4332. 3121411</text:p>
        <text:p text:style-name="P1">4333. 3121412</text:p>
        <text:p text:style-name="P1">4334. 3121413</text:p>
        <text:p text:style-name="P1">4335. 3121414</text:p>
        <text:p text:style-name="P1">4336. 3121421</text:p>
        <text:p text:style-name="P1">4337. 3121422</text:p>
        <text:p text:style-name="P1">4338. 3121423</text:p>
        <text:p text:style-name="P1">4339. 3121424</text:p>
        <text:p text:style-name="P1">4340. 3121431</text:p>
        <text:p text:style-name="P1">4341. 3121432</text:p>
        <text:p text:style-name="P1">4342. 3121433</text:p>
        <text:p text:style-name="P1">4343. 3121434</text:p>
        <text:p text:style-name="P1">4344. 3121441</text:p>
        <text:p text:style-name="P1">4345. 3121442</text:p>
        <text:p text:style-name="P1">4346. 3121443</text:p>
        <text:p text:style-name="P1">4347. 3121444</text:p>
        <text:p text:style-name="P1">4348. 3122114</text:p>
        <text:p text:style-name="P1">4349. 3122124</text:p>
        <text:p text:style-name="P1">4350. 3122134</text:p>
        <text:p text:style-name="P1">4351. 3122141</text:p>
        <text:p text:style-name="P1">4352. 3122142</text:p>
        <text:p text:style-name="P1">4353. 3122143</text:p>
        <text:p text:style-name="P1">4354. 3122144</text:p>
        <text:p text:style-name="P1">4355. 3122214</text:p>
        <text:p text:style-name="P1">4356. 3122224</text:p>
        <text:p text:style-name="P1">4357. 3122234</text:p>
        <text:p text:style-name="P1">4358. 3122241</text:p>
        <text:p text:style-name="P1">4359. 3122242</text:p>
        <text:p text:style-name="P1">4360. 3122243</text:p>
        <text:p text:style-name="P1">4361. 3122244</text:p>
        <text:p text:style-name="P1">4362. 3122314</text:p>
        <text:p text:style-name="P1">4363. 3122324</text:p>
        <text:p text:style-name="P1">4364. 3122334</text:p>
        <text:p text:style-name="P1">4365. 3122341</text:p>
        <text:p text:style-name="P1">4366. 3122342</text:p>
        <text:p text:style-name="P1">4367. 3122343</text:p>
        <text:p text:style-name="P1">4368. 3122344</text:p>
        <text:p text:style-name="P1">4369. 3122411</text:p>
        <text:p text:style-name="P1">4370. 3122412</text:p>
        <text:p text:style-name="P1">4371. 3122413</text:p>
        <text:p text:style-name="P1">4372. 3122414</text:p>
        <text:p text:style-name="P1">4373. 3122421</text:p>
        <text:p text:style-name="P1">4374. 3122422</text:p>
        <text:p text:style-name="P1">4375. 3122423</text:p>
        <text:p text:style-name="P1">4376. 3122424</text:p>
        <text:p text:style-name="P1">4377. 3122431</text:p>
        <text:p text:style-name="P1">4378. 3122432</text:p>
        <text:p text:style-name="P1">4379. 3122433</text:p>
        <text:p text:style-name="P1">4380. 3122434</text:p>
        <text:p text:style-name="P1">4381. 3122441</text:p>
        <text:p text:style-name="P1">4382. 3122442</text:p>
        <text:p text:style-name="P1">4383. 3122443</text:p>
        <text:p text:style-name="P1">4384. 3122444</text:p>
        <text:p text:style-name="P1">4385. 3123114</text:p>
        <text:p text:style-name="P1">4386. 3123124</text:p>
        <text:p text:style-name="P1">4387. 3123134</text:p>
        <text:p text:style-name="P1">4388. 3123141</text:p>
        <text:p text:style-name="P1">4389. 3123142</text:p>
        <text:p text:style-name="P1">4390. 3123143</text:p>
        <text:p text:style-name="P1">4391. 3123144</text:p>
        <text:p text:style-name="P1">4392. 3123214</text:p>
        <text:p text:style-name="P1">4393. 3123224</text:p>
        <text:p text:style-name="P1">4394. 3123234</text:p>
        <text:p text:style-name="P1">4395. 3123241</text:p>
        <text:p text:style-name="P1">4396. 3123242</text:p>
        <text:p text:style-name="P1">4397. 3123243</text:p>
        <text:p text:style-name="P1">4398. 3123244</text:p>
        <text:p text:style-name="P1">4399. 3123314</text:p>
        <text:p text:style-name="P1">4400. 3123324</text:p>
        <text:p text:style-name="P1">4401. 3123334</text:p>
        <text:p text:style-name="P1">4402. 3123341</text:p>
        <text:p text:style-name="P1">4403. 3123342</text:p>
        <text:p text:style-name="P1">4404. 3123343</text:p>
        <text:p text:style-name="P1">4405. 3123344</text:p>
        <text:p text:style-name="P1">4406. 3123411</text:p>
        <text:p text:style-name="P1">4407. 3123412</text:p>
        <text:p text:style-name="P1">4408. 3123413</text:p>
        <text:p text:style-name="P1">4409. 3123414</text:p>
        <text:p text:style-name="P1">4410. 3123421</text:p>
        <text:p text:style-name="P1">4411. 3123422</text:p>
        <text:p text:style-name="P1">4412. 3123423</text:p>
        <text:p text:style-name="P1">4413. 3123424</text:p>
        <text:p text:style-name="P1">4414. 3123431</text:p>
        <text:p text:style-name="P1">4415. 3123432</text:p>
        <text:p text:style-name="P1">4416. 3123433</text:p>
        <text:p text:style-name="P1">4417. 3123434</text:p>
        <text:p text:style-name="P1">4418. 3123441</text:p>
        <text:p text:style-name="P1">4419. 3123442</text:p>
        <text:p text:style-name="P1">4420. 3123443</text:p>
        <text:p text:style-name="P1">4421. 3123444</text:p>
        <text:p text:style-name="P1">4422. 3124111</text:p>
        <text:p text:style-name="P1">4423. 3124112</text:p>
        <text:p text:style-name="P1">4424. 3124113</text:p>
        <text:p text:style-name="P1">4425. 3124114</text:p>
        <text:p text:style-name="P1">4426. 3124121</text:p>
        <text:p text:style-name="P1">4427. 3124122</text:p>
        <text:p text:style-name="P1">4428. 3124123</text:p>
        <text:p text:style-name="P1">4429. 3124124</text:p>
        <text:p text:style-name="P1">4430. 3124131</text:p>
        <text:p text:style-name="P1">4431. 3124132</text:p>
        <text:p text:style-name="P1">4432. 3124133</text:p>
        <text:p text:style-name="P1">4433. 3124134</text:p>
        <text:p text:style-name="P1">4434. 3124141</text:p>
        <text:p text:style-name="P1">4435. 3124142</text:p>
        <text:p text:style-name="P1">4436. 3124143</text:p>
        <text:p text:style-name="P1">4437. 3124144</text:p>
        <text:p text:style-name="P1">4438. 3124211</text:p>
        <text:p text:style-name="P1">4439. 3124212</text:p>
        <text:p text:style-name="P1">4440. 3124213</text:p>
        <text:p text:style-name="P1">4441. 3124214</text:p>
        <text:p text:style-name="P1">4442. 3124221</text:p>
        <text:p text:style-name="P1">4443. 3124222</text:p>
        <text:p text:style-name="P1">4444. 3124223</text:p>
        <text:p text:style-name="P1">4445. 3124224</text:p>
        <text:p text:style-name="P1">4446. 3124231</text:p>
        <text:p text:style-name="P1">4447. 3124232</text:p>
        <text:p text:style-name="P1">4448. 3124233</text:p>
        <text:p text:style-name="P1">4449. 3124234</text:p>
        <text:p text:style-name="P1">4450. 3124241</text:p>
        <text:p text:style-name="P1">4451. 3124242</text:p>
        <text:p text:style-name="P1">4452. 3124243</text:p>
        <text:p text:style-name="P1">4453. 3124244</text:p>
        <text:p text:style-name="P1">4454. 3124311</text:p>
        <text:p text:style-name="P1">4455. 3124312</text:p>
        <text:p text:style-name="P1">4456. 3124313</text:p>
        <text:p text:style-name="P1">4457. 3124314</text:p>
        <text:p text:style-name="P1">4458. 3124321</text:p>
        <text:p text:style-name="P1">4459. 3124322</text:p>
        <text:p text:style-name="P1">4460. 3124323</text:p>
        <text:p text:style-name="P1">4461. 3124324</text:p>
        <text:p text:style-name="P1">4462. 3124331</text:p>
        <text:p text:style-name="P1">4463. 3124332</text:p>
        <text:p text:style-name="P1">4464. 3124333</text:p>
        <text:p text:style-name="P1">4465. 3124334</text:p>
        <text:p text:style-name="P1">4466. 3124341</text:p>
        <text:p text:style-name="P1">4467. 3124342</text:p>
        <text:p text:style-name="P1">4468. 3124343</text:p>
        <text:p text:style-name="P1">4469. 3124344</text:p>
        <text:p text:style-name="P1">4470. 3124411</text:p>
        <text:p text:style-name="P1">4471. 3124412</text:p>
        <text:p text:style-name="P1">4472. 3124413</text:p>
        <text:p text:style-name="P1">4473. 3124414</text:p>
        <text:p text:style-name="P1">4474. 3124421</text:p>
        <text:p text:style-name="P1">4475. 3124422</text:p>
        <text:p text:style-name="P1">4476. 3124423</text:p>
        <text:p text:style-name="P1">4477. 3124424</text:p>
        <text:p text:style-name="P1">4478. 3124431</text:p>
        <text:p text:style-name="P1">4479. 3124432</text:p>
        <text:p text:style-name="P1">4480. 3124433</text:p>
        <text:p text:style-name="P1">4481. 3124434</text:p>
        <text:p text:style-name="P1">4482. 3124441</text:p>
        <text:p text:style-name="P1">4483. 3124442</text:p>
        <text:p text:style-name="P1">4484. 3124443</text:p>
        <text:p text:style-name="P1">4485. 3124444</text:p>
        <text:p text:style-name="P1">4486. 3131124</text:p>
        <text:p text:style-name="P1">4487. 3131142</text:p>
        <text:p text:style-name="P1">4488. 3131214</text:p>
        <text:p text:style-name="P1">4489. 3131224</text:p>
        <text:p text:style-name="P1">4490. 3131234</text:p>
        <text:p text:style-name="P1">4491. 3131241</text:p>
        <text:p text:style-name="P1">4492. 3131242</text:p>
        <text:p text:style-name="P1">4493. 3131243</text:p>
        <text:p text:style-name="P1">4494. 3131244</text:p>
        <text:p text:style-name="P1">4495. 3131324</text:p>
        <text:p text:style-name="P1">4496. 3131342</text:p>
        <text:p text:style-name="P1">4497. 3131412</text:p>
        <text:p text:style-name="P1">4498. 3131421</text:p>
        <text:p text:style-name="P1">4499. 3131422</text:p>
        <text:p text:style-name="P1">4500. 3131423</text:p>
        <text:p text:style-name="P1">4501. 3131424</text:p>
        <text:p text:style-name="P1">4502. 3131432</text:p>
        <text:p text:style-name="P1">4503. 3131442</text:p>
        <text:p text:style-name="P1">4504. 3132114</text:p>
        <text:p text:style-name="P1">4505. 3132124</text:p>
        <text:p text:style-name="P1">4506. 3132134</text:p>
        <text:p text:style-name="P1">4507. 3132141</text:p>
        <text:p text:style-name="P1">4508. 3132142</text:p>
        <text:p text:style-name="P1">4509. 3132143</text:p>
        <text:p text:style-name="P1">4510. 3132144</text:p>
        <text:p text:style-name="P1">4511. 3132214</text:p>
        <text:p text:style-name="P1">4512. 3132224</text:p>
        <text:p text:style-name="P1"><text:soft-page-break/>4513. 3132234</text:p>
        <text:p text:style-name="P1">4514. 3132241</text:p>
        <text:p text:style-name="P1">4515. 3132242</text:p>
        <text:p text:style-name="P1">4516. 3132243</text:p>
        <text:p text:style-name="P1">4517. 3132244</text:p>
        <text:p text:style-name="P1">4518. 3132314</text:p>
        <text:p text:style-name="P1">4519. 3132324</text:p>
        <text:p text:style-name="P1">4520. 3132334</text:p>
        <text:p text:style-name="P1">4521. 3132341</text:p>
        <text:p text:style-name="P1">4522. 3132342</text:p>
        <text:p text:style-name="P1">4523. 3132343</text:p>
        <text:p text:style-name="P1">4524. 3132344</text:p>
        <text:p text:style-name="P1">4525. 3132411</text:p>
        <text:p text:style-name="P1">4526. 3132412</text:p>
        <text:p text:style-name="P1">4527. 3132413</text:p>
        <text:p text:style-name="P1">4528. 3132414</text:p>
        <text:p text:style-name="P1">4529. 3132421</text:p>
        <text:p text:style-name="P1">4530. 3132422</text:p>
        <text:p text:style-name="P1">4531. 3132423</text:p>
        <text:p text:style-name="P1">4532. 3132424</text:p>
        <text:p text:style-name="P1">4533. 3132431</text:p>
        <text:p text:style-name="P1">4534. 3132432</text:p>
        <text:p text:style-name="P1">4535. 3132433</text:p>
        <text:p text:style-name="P1">4536. 3132434</text:p>
        <text:p text:style-name="P1">4537. 3132441</text:p>
        <text:p text:style-name="P1">4538. 3132442</text:p>
        <text:p text:style-name="P1">4539. 3132443</text:p>
        <text:p text:style-name="P1">4540. 3132444</text:p>
        <text:p text:style-name="P1">4541. 3133124</text:p>
        <text:p text:style-name="P1">4542. 3133142</text:p>
        <text:p text:style-name="P1">4543. 3133214</text:p>
        <text:p text:style-name="P1">4544. 3133224</text:p>
        <text:p text:style-name="P1">4545. 3133234</text:p>
        <text:p text:style-name="P1">4546. 3133241</text:p>
        <text:p text:style-name="P1">4547. 3133242</text:p>
        <text:p text:style-name="P1">4548. 3133243</text:p>
        <text:p text:style-name="P1">4549. 3133244</text:p>
        <text:p text:style-name="P1">4550. 3133324</text:p>
        <text:p text:style-name="P1">4551. 3133342</text:p>
        <text:p text:style-name="P1">4552. 3133412</text:p>
        <text:p text:style-name="P1">4553. 3133421</text:p>
        <text:p text:style-name="P1">4554. 3133422</text:p>
        <text:p text:style-name="P1">4555. 3133423</text:p>
        <text:p text:style-name="P1">4556. 3133424</text:p>
        <text:p text:style-name="P1">4557. 3133432</text:p>
        <text:p text:style-name="P1">4558. 3133442</text:p>
        <text:p text:style-name="P1">4559. 3134112</text:p>
        <text:p text:style-name="P1">4560. 3134121</text:p>
        <text:p text:style-name="P1">4561. 3134122</text:p>
        <text:p text:style-name="P1">4562. 3134123</text:p>
        <text:p text:style-name="P1">4563. 3134124</text:p>
        <text:p text:style-name="P1">4564. 3134132</text:p>
        <text:p text:style-name="P1">4565. 3134142</text:p>
        <text:p text:style-name="P1">4566. 3134211</text:p>
        <text:p text:style-name="P1">4567. 3134212</text:p>
        <text:p text:style-name="P1">4568. 3134213</text:p>
        <text:p text:style-name="P1">4569. 3134214</text:p>
        <text:p text:style-name="P1">4570. 3134221</text:p>
        <text:p text:style-name="P1">4571. 3134222</text:p>
        <text:p text:style-name="P1">4572. 3134223</text:p>
        <text:p text:style-name="P1">4573. 3134224</text:p>
        <text:p text:style-name="P1">4574. 3134231</text:p>
        <text:p text:style-name="P1">4575. 3134232</text:p>
        <text:p text:style-name="P1">4576. 3134233</text:p>
        <text:p text:style-name="P1">4577. 3134234</text:p>
        <text:p text:style-name="P1">4578. 3134241</text:p>
        <text:p text:style-name="P1">4579. 3134242</text:p>
        <text:p text:style-name="P1">4580. 3134243</text:p>
        <text:p text:style-name="P1">4581. 3134244</text:p>
        <text:p text:style-name="P1">4582. 3134312</text:p>
        <text:p text:style-name="P1">4583. 3134321</text:p>
        <text:p text:style-name="P1">4584. 3134322</text:p>
        <text:p text:style-name="P1">4585. 3134323</text:p>
        <text:p text:style-name="P1">4586. 3134324</text:p>
        <text:p text:style-name="P1">4587. 3134332</text:p>
        <text:p text:style-name="P1">4588. 3134342</text:p>
        <text:p text:style-name="P1">4589. 3134412</text:p>
        <text:p text:style-name="P1">4590. 3134421</text:p>
        <text:p text:style-name="P1">4591. 3134422</text:p>
        <text:p text:style-name="P1">4592. 3134423</text:p>
        <text:p text:style-name="P1">4593. 3134424</text:p>
        <text:p text:style-name="P1">4594. 3134432</text:p>
        <text:p text:style-name="P1">4595. 3134442</text:p>
        <text:p text:style-name="P1">4596. 3141112</text:p>
        <text:p text:style-name="P1">4597. 3141121</text:p>
        <text:p text:style-name="P1">4598. 3141122</text:p>
        <text:p text:style-name="P1">4599. 3141123</text:p>
        <text:p text:style-name="P1">4600. 3141124</text:p>
        <text:p text:style-name="P1">4601. 3141132</text:p>
        <text:p text:style-name="P1">4602. 3141142</text:p>
        <text:p text:style-name="P1">4603. 3141211</text:p>
        <text:p text:style-name="P1">4604. 3141212</text:p>
        <text:p text:style-name="P1">4605. 3141213</text:p>
        <text:p text:style-name="P1">4606. 3141214</text:p>
        <text:p text:style-name="P1">4607. 3141221</text:p>
        <text:p text:style-name="P1">4608. 3141222</text:p>
        <text:p text:style-name="P1">4609. 3141223</text:p>
        <text:p text:style-name="P1">4610. 3141224</text:p>
        <text:p text:style-name="P1">4611. 3141231</text:p>
        <text:p text:style-name="P1">4612. 3141232</text:p>
        <text:p text:style-name="P1">4613. 3141233</text:p>
        <text:p text:style-name="P1">4614. 3141234</text:p>
        <text:p text:style-name="P1">4615. 3141241</text:p>
        <text:p text:style-name="P1">4616. 3141242</text:p>
        <text:p text:style-name="P1">4617. 3141243</text:p>
        <text:p text:style-name="P1">4618. 3141244</text:p>
        <text:p text:style-name="P1">4619. 3141312</text:p>
        <text:p text:style-name="P1">4620. 3141321</text:p>
        <text:p text:style-name="P1">4621. 3141322</text:p>
        <text:p text:style-name="P1">4622. 3141323</text:p>
        <text:p text:style-name="P1">4623. 3141324</text:p>
        <text:p text:style-name="P1">4624. 3141332</text:p>
        <text:p text:style-name="P1">4625. 3141342</text:p>
        <text:p text:style-name="P1">4626. 3141412</text:p>
        <text:p text:style-name="P1">4627. 3141421</text:p>
        <text:p text:style-name="P1">4628. 3141422</text:p>
        <text:p text:style-name="P1">4629. 3141423</text:p>
        <text:p text:style-name="P1">4630. 3141424</text:p>
        <text:p text:style-name="P1">4631. 3141432</text:p>
        <text:p text:style-name="P1">4632. 3141442</text:p>
        <text:p text:style-name="P1">4633. 3142111</text:p>
        <text:p text:style-name="P1">4634. 3142112</text:p>
        <text:p text:style-name="P1">4635. 3142113</text:p>
        <text:p text:style-name="P1">4636. 3142114</text:p>
        <text:p text:style-name="P1">4637. 3142121</text:p>
        <text:p text:style-name="P1">4638. 3142122</text:p>
        <text:p text:style-name="P1">4639. 3142123</text:p>
        <text:p text:style-name="P1">4640. 3142124</text:p>
        <text:p text:style-name="P1">4641. 3142131</text:p>
        <text:p text:style-name="P1">4642. 3142132</text:p>
        <text:p text:style-name="P1">4643. 3142133</text:p>
        <text:p text:style-name="P1">4644. 3142134</text:p>
        <text:p text:style-name="P1">4645. 3142141</text:p>
        <text:p text:style-name="P1">4646. 3142142</text:p>
        <text:p text:style-name="P1">4647. 3142143</text:p>
        <text:p text:style-name="P1">4648. 3142144</text:p>
        <text:p text:style-name="P1">4649. 3142211</text:p>
        <text:p text:style-name="P1">4650. 3142212</text:p>
        <text:p text:style-name="P1">4651. 3142213</text:p>
        <text:p text:style-name="P1">4652. 3142214</text:p>
        <text:p text:style-name="P1">4653. 3142221</text:p>
        <text:p text:style-name="P1">4654. 3142222</text:p>
        <text:p text:style-name="P1">4655. 3142223</text:p>
        <text:p text:style-name="P1">4656. 3142224</text:p>
        <text:p text:style-name="P1">4657. 3142231</text:p>
        <text:p text:style-name="P1">4658. 3142232</text:p>
        <text:p text:style-name="P1">4659. 3142233</text:p>
        <text:p text:style-name="P1">4660. 3142234</text:p>
        <text:p text:style-name="P1">4661. 3142241</text:p>
        <text:p text:style-name="P1">4662. 3142242</text:p>
        <text:p text:style-name="P1">4663. 3142243</text:p>
        <text:p text:style-name="P1">4664. 3142244</text:p>
        <text:p text:style-name="P1">4665. 3142311</text:p>
        <text:p text:style-name="P1">4666. 3142312</text:p>
        <text:p text:style-name="P1">4667. 3142313</text:p>
        <text:p text:style-name="P1">4668. 3142314</text:p>
        <text:p text:style-name="P1">4669. 3142321</text:p>
        <text:p text:style-name="P1">4670. 3142322</text:p>
        <text:p text:style-name="P1">4671. 3142323</text:p>
        <text:p text:style-name="P1">4672. 3142324</text:p>
        <text:p text:style-name="P1">4673. 3142331</text:p>
        <text:p text:style-name="P1">4674. 3142332</text:p>
        <text:p text:style-name="P1">4675. 3142333</text:p>
        <text:p text:style-name="P1">4676. 3142334</text:p>
        <text:p text:style-name="P1">4677. 3142341</text:p>
        <text:p text:style-name="P1">4678. 3142342</text:p>
        <text:p text:style-name="P1">4679. 3142343</text:p>
        <text:p text:style-name="P1">4680. 3142344</text:p>
        <text:p text:style-name="P1">4681. 3142411</text:p>
        <text:p text:style-name="P1">4682. 3142412</text:p>
        <text:p text:style-name="P1">4683. 3142413</text:p>
        <text:p text:style-name="P1">4684. 3142414</text:p>
        <text:p text:style-name="P1">4685. 3142421</text:p>
        <text:p text:style-name="P1">4686. 3142422</text:p>
        <text:p text:style-name="P1">4687. 3142423</text:p>
        <text:p text:style-name="P1">4688. 3142424</text:p>
        <text:p text:style-name="P1">4689. 3142431</text:p>
        <text:p text:style-name="P1">4690. 3142432</text:p>
        <text:p text:style-name="P1">4691. 3142433</text:p>
        <text:p text:style-name="P1">4692. 3142434</text:p>
        <text:p text:style-name="P1">4693. 3142441</text:p>
        <text:p text:style-name="P1">4694. 3142442</text:p>
        <text:p text:style-name="P1">4695. 3142443</text:p>
        <text:p text:style-name="P1">4696. 3142444</text:p>
        <text:p text:style-name="P1">4697. 3143112</text:p>
        <text:p text:style-name="P1">4698. 3143121</text:p>
        <text:p text:style-name="P1">4699. 3143122</text:p>
        <text:p text:style-name="P1">4700. 3143123</text:p>
        <text:p text:style-name="P1">4701. 3143124</text:p>
        <text:p text:style-name="P1">4702. 3143132</text:p>
        <text:p text:style-name="P1">4703. 3143142</text:p>
        <text:p text:style-name="P1">4704. 3143211</text:p>
        <text:p text:style-name="P1">4705. 3143212</text:p>
        <text:p text:style-name="P1">4706. 3143213</text:p>
        <text:p text:style-name="P1">4707. 3143214</text:p>
        <text:p text:style-name="P1">4708. 3143221</text:p>
        <text:p text:style-name="P1"><text:soft-page-break/>4709. 3143222</text:p>
        <text:p text:style-name="P1">4710. 3143223</text:p>
        <text:p text:style-name="P1">4711. 3143224</text:p>
        <text:p text:style-name="P1">4712. 3143231</text:p>
        <text:p text:style-name="P1">4713. 3143232</text:p>
        <text:p text:style-name="P1">4714. 3143233</text:p>
        <text:p text:style-name="P1">4715. 3143234</text:p>
        <text:p text:style-name="P1">4716. 3143241</text:p>
        <text:p text:style-name="P1">4717. 3143242</text:p>
        <text:p text:style-name="P1">4718. 3143243</text:p>
        <text:p text:style-name="P1">4719. 3143244</text:p>
        <text:p text:style-name="P1">4720. 3143312</text:p>
        <text:p text:style-name="P1">4721. 3143321</text:p>
        <text:p text:style-name="P1">4722. 3143322</text:p>
        <text:p text:style-name="P1">4723. 3143323</text:p>
        <text:p text:style-name="P1">4724. 3143324</text:p>
        <text:p text:style-name="P1">4725. 3143332</text:p>
        <text:p text:style-name="P1">4726. 3143342</text:p>
        <text:p text:style-name="P1">4727. 3143412</text:p>
        <text:p text:style-name="P1">4728. 3143421</text:p>
        <text:p text:style-name="P1">4729. 3143422</text:p>
        <text:p text:style-name="P1">4730. 3143423</text:p>
        <text:p text:style-name="P1">4731. 3143424</text:p>
        <text:p text:style-name="P1">4732. 3143432</text:p>
        <text:p text:style-name="P1">4733. 3143442</text:p>
        <text:p text:style-name="P1">4734. 3144112</text:p>
        <text:p text:style-name="P1">4735. 3144121</text:p>
        <text:p text:style-name="P1">4736. 3144122</text:p>
        <text:p text:style-name="P1">4737. 3144123</text:p>
        <text:p text:style-name="P1">4738. 3144124</text:p>
        <text:p text:style-name="P1">4739. 3144132</text:p>
        <text:p text:style-name="P1">4740. 3144142</text:p>
        <text:p text:style-name="P1">4741. 3144211</text:p>
        <text:p text:style-name="P1">4742. 3144212</text:p>
        <text:p text:style-name="P1">4743. 3144213</text:p>
        <text:p text:style-name="P1">4744. 3144214</text:p>
        <text:p text:style-name="P1">4745. 3144221</text:p>
        <text:p text:style-name="P1">4746. 3144222</text:p>
        <text:p text:style-name="P1">4747. 3144223</text:p>
        <text:p text:style-name="P1">4748. 3144224</text:p>
        <text:p text:style-name="P1">4749. 3144231</text:p>
        <text:p text:style-name="P1">4750. 3144232</text:p>
        <text:p text:style-name="P1">4751. 3144233</text:p>
        <text:p text:style-name="P1">4752. 3144234</text:p>
        <text:p text:style-name="P1">4753. 3144241</text:p>
        <text:p text:style-name="P1">4754. 3144242</text:p>
        <text:p text:style-name="P1">4755. 3144243</text:p>
        <text:p text:style-name="P1">4756. 3144244</text:p>
        <text:p text:style-name="P1">4757. 3144312</text:p>
        <text:p text:style-name="P1">4758. 3144321</text:p>
        <text:p text:style-name="P1">4759. 3144322</text:p>
        <text:p text:style-name="P1">4760. 3144323</text:p>
        <text:p text:style-name="P1">4761. 3144324</text:p>
        <text:p text:style-name="P1">4762. 3144332</text:p>
        <text:p text:style-name="P1">4763. 3144342</text:p>
        <text:p text:style-name="P1">4764. 3144412</text:p>
        <text:p text:style-name="P1">4765. 3144421</text:p>
        <text:p text:style-name="P1">4766. 3144422</text:p>
        <text:p text:style-name="P1">4767. 3144423</text:p>
        <text:p text:style-name="P1">4768. 3144424</text:p>
        <text:p text:style-name="P1">4769. 3144432</text:p>
        <text:p text:style-name="P1">4770. 3144442</text:p>
        <text:p text:style-name="P1">4771. 3211114</text:p>
        <text:p text:style-name="P1">4772. 3211124</text:p>
        <text:p text:style-name="P1">4773. 3211134</text:p>
        <text:p text:style-name="P1">4774. 3211141</text:p>
        <text:p text:style-name="P1">4775. 3211142</text:p>
        <text:p text:style-name="P1">4776. 3211143</text:p>
        <text:p text:style-name="P1">4777. 3211144</text:p>
        <text:p text:style-name="P1">4778. 3211214</text:p>
        <text:p text:style-name="P1">4779. 3211224</text:p>
        <text:p text:style-name="P1">4780. 3211234</text:p>
        <text:p text:style-name="P1">4781. 3211241</text:p>
        <text:p text:style-name="P1">4782. 3211242</text:p>
        <text:p text:style-name="P1">4783. 3211243</text:p>
        <text:p text:style-name="P1">4784. 3211244</text:p>
        <text:p text:style-name="P1">4785. 3211314</text:p>
        <text:p text:style-name="P1">4786. 3211324</text:p>
        <text:p text:style-name="P1">4787. 3211334</text:p>
        <text:p text:style-name="P1">4788. 3211341</text:p>
        <text:p text:style-name="P1">4789. 3211342</text:p>
        <text:p text:style-name="P1">4790. 3211343</text:p>
        <text:p text:style-name="P1">4791. 3211344</text:p>
        <text:p text:style-name="P1">4792. 3211411</text:p>
        <text:p text:style-name="P1">4793. 3211412</text:p>
        <text:p text:style-name="P1">4794. 3211413</text:p>
        <text:p text:style-name="P1">4795. 3211414</text:p>
        <text:p text:style-name="P1">4796. 3211421</text:p>
        <text:p text:style-name="P1">4797. 3211422</text:p>
        <text:p text:style-name="P1">4798. 3211423</text:p>
        <text:p text:style-name="P1">4799. 3211424</text:p>
        <text:p text:style-name="P1">4800. 3211431</text:p>
        <text:p text:style-name="P1">4801. 3211432</text:p>
        <text:p text:style-name="P1">4802. 3211433</text:p>
        <text:p text:style-name="P1">4803. 3211434</text:p>
        <text:p text:style-name="P1">4804. 3211441</text:p>
        <text:p text:style-name="P1">4805. 3211442</text:p>
        <text:p text:style-name="P1">4806. 3211443</text:p>
        <text:p text:style-name="P1">4807. 3211444</text:p>
        <text:p text:style-name="P1">4808. 3212114</text:p>
        <text:p text:style-name="P1">4809. 3212124</text:p>
        <text:p text:style-name="P1">4810. 3212134</text:p>
        <text:p text:style-name="P1">4811. 3212141</text:p>
        <text:p text:style-name="P1">4812. 3212142</text:p>
        <text:p text:style-name="P1">4813. 3212143</text:p>
        <text:p text:style-name="P1">4814. 3212144</text:p>
        <text:p text:style-name="P1">4815. 3212214</text:p>
        <text:p text:style-name="P1">4816. 3212224</text:p>
        <text:p text:style-name="P1">4817. 3212234</text:p>
        <text:p text:style-name="P1">4818. 3212241</text:p>
        <text:p text:style-name="P1">4819. 3212242</text:p>
        <text:p text:style-name="P1">4820. 3212243</text:p>
        <text:p text:style-name="P1">4821. 3212244</text:p>
        <text:p text:style-name="P1">4822. 3212314</text:p>
        <text:p text:style-name="P1">4823. 3212324</text:p>
        <text:p text:style-name="P1">4824. 3212334</text:p>
        <text:p text:style-name="P1">4825. 3212341</text:p>
        <text:p text:style-name="P1">4826. 3212342</text:p>
        <text:p text:style-name="P1">4827. 3212343</text:p>
        <text:p text:style-name="P1">4828. 3212344</text:p>
        <text:p text:style-name="P1">4829. 3212411</text:p>
        <text:p text:style-name="P1">4830. 3212412</text:p>
        <text:p text:style-name="P1">4831. 3212413</text:p>
        <text:p text:style-name="P1">4832. 3212414</text:p>
        <text:p text:style-name="P1">4833. 3212421</text:p>
        <text:p text:style-name="P1">4834. 3212422</text:p>
        <text:p text:style-name="P1">4835. 3212423</text:p>
        <text:p text:style-name="P1">4836. 3212424</text:p>
        <text:p text:style-name="P1">4837. 3212431</text:p>
        <text:p text:style-name="P1">4838. 3212432</text:p>
        <text:p text:style-name="P1">4839. 3212433</text:p>
        <text:p text:style-name="P1">4840. 3212434</text:p>
        <text:p text:style-name="P1">4841. 3212441</text:p>
        <text:p text:style-name="P1">4842. 3212442</text:p>
        <text:p text:style-name="P1">4843. 3212443</text:p>
        <text:p text:style-name="P1">4844. 3212444</text:p>
        <text:p text:style-name="P1">4845. 3213114</text:p>
        <text:p text:style-name="P1">4846. 3213124</text:p>
        <text:p text:style-name="P1">4847. 3213134</text:p>
        <text:p text:style-name="P1">4848. 3213141</text:p>
        <text:p text:style-name="P1">4849. 3213142</text:p>
        <text:p text:style-name="P1">4850. 3213143</text:p>
        <text:p text:style-name="P1">4851. 3213144</text:p>
        <text:p text:style-name="P1">4852. 3213214</text:p>
        <text:p text:style-name="P1">4853. 3213224</text:p>
        <text:p text:style-name="P1">4854. 3213234</text:p>
        <text:p text:style-name="P1">4855. 3213241</text:p>
        <text:p text:style-name="P1">4856. 3213242</text:p>
        <text:p text:style-name="P1">4857. 3213243</text:p>
        <text:p text:style-name="P1">4858. 3213244</text:p>
        <text:p text:style-name="P1">4859. 3213314</text:p>
        <text:p text:style-name="P1">4860. 3213324</text:p>
        <text:p text:style-name="P1">4861. 3213334</text:p>
        <text:p text:style-name="P1">4862. 3213341</text:p>
        <text:p text:style-name="P1">4863. 3213342</text:p>
        <text:p text:style-name="P1">4864. 3213343</text:p>
        <text:p text:style-name="P1">4865. 3213344</text:p>
        <text:p text:style-name="P1">4866. 3213411</text:p>
        <text:p text:style-name="P1">4867. 3213412</text:p>
        <text:p text:style-name="P1">4868. 3213413</text:p>
        <text:p text:style-name="P1">4869. 3213414</text:p>
        <text:p text:style-name="P1">4870. 3213421</text:p>
        <text:p text:style-name="P1">4871. 3213422</text:p>
        <text:p text:style-name="P1">4872. 3213423</text:p>
        <text:p text:style-name="P1">4873. 3213424</text:p>
        <text:p text:style-name="P1">4874. 3213431</text:p>
        <text:p text:style-name="P1">4875. 3213432</text:p>
        <text:p text:style-name="P1">4876. 3213433</text:p>
        <text:p text:style-name="P1">4877. 3213434</text:p>
        <text:p text:style-name="P1">4878. 3213441</text:p>
        <text:p text:style-name="P1">4879. 3213442</text:p>
        <text:p text:style-name="P1">4880. 3213443</text:p>
        <text:p text:style-name="P1">4881. 3213444</text:p>
        <text:p text:style-name="P1">4882. 3214111</text:p>
        <text:p text:style-name="P1">4883. 3214112</text:p>
        <text:p text:style-name="P1">4884. 3214113</text:p>
        <text:p text:style-name="P1">4885. 3214114</text:p>
        <text:p text:style-name="P1">4886. 3214121</text:p>
        <text:p text:style-name="P1">4887. 3214122</text:p>
        <text:p text:style-name="P1">4888. 3214123</text:p>
        <text:p text:style-name="P1">4889. 3214124</text:p>
        <text:p text:style-name="P1">4890. 3214131</text:p>
        <text:p text:style-name="P1">4891. 3214132</text:p>
        <text:p text:style-name="P1">4892. 3214133</text:p>
        <text:p text:style-name="P1">4893. 3214134</text:p>
        <text:p text:style-name="P1">4894. 3214141</text:p>
        <text:p text:style-name="P1">4895. 3214142</text:p>
        <text:p text:style-name="P1">4896. 3214143</text:p>
        <text:p text:style-name="P1">4897. 3214144</text:p>
        <text:p text:style-name="P1">4898. 3214211</text:p>
        <text:p text:style-name="P1">4899. 3214212</text:p>
        <text:p text:style-name="P1">4900. 3214213</text:p>
        <text:p text:style-name="P1">4901. 3214214</text:p>
        <text:p text:style-name="P1">4902. 3214221</text:p>
        <text:p text:style-name="P1">4903. 3214222</text:p>
        <text:p text:style-name="P1">4904. 3214223</text:p>
        <text:p text:style-name="P1"><text:soft-page-break/>4905. 3214224</text:p>
        <text:p text:style-name="P1">4906. 3214231</text:p>
        <text:p text:style-name="P1">4907. 3214232</text:p>
        <text:p text:style-name="P1">4908. 3214233</text:p>
        <text:p text:style-name="P1">4909. 3214234</text:p>
        <text:p text:style-name="P1">4910. 3214241</text:p>
        <text:p text:style-name="P1">4911. 3214242</text:p>
        <text:p text:style-name="P1">4912. 3214243</text:p>
        <text:p text:style-name="P1">4913. 3214244</text:p>
        <text:p text:style-name="P1">4914. 3214311</text:p>
        <text:p text:style-name="P1">4915. 3214312</text:p>
        <text:p text:style-name="P1">4916. 3214313</text:p>
        <text:p text:style-name="P1">4917. 3214314</text:p>
        <text:p text:style-name="P1">4918. 3214321</text:p>
        <text:p text:style-name="P1">4919. 3214322</text:p>
        <text:p text:style-name="P1">4920. 3214323</text:p>
        <text:p text:style-name="P1">4921. 3214324</text:p>
        <text:p text:style-name="P1">4922. 3214331</text:p>
        <text:p text:style-name="P1">4923. 3214332</text:p>
        <text:p text:style-name="P1">4924. 3214333</text:p>
        <text:p text:style-name="P1">4925. 3214334</text:p>
        <text:p text:style-name="P1">4926. 3214341</text:p>
        <text:p text:style-name="P1">4927. 3214342</text:p>
        <text:p text:style-name="P1">4928. 3214343</text:p>
        <text:p text:style-name="P1">4929. 3214344</text:p>
        <text:p text:style-name="P1">4930. 3214411</text:p>
        <text:p text:style-name="P1">4931. 3214412</text:p>
        <text:p text:style-name="P1">4932. 3214413</text:p>
        <text:p text:style-name="P1">4933. 3214414</text:p>
        <text:p text:style-name="P1">4934. 3214421</text:p>
        <text:p text:style-name="P1">4935. 3214422</text:p>
        <text:p text:style-name="P1">4936. 3214423</text:p>
        <text:p text:style-name="P1">4937. 3214424</text:p>
        <text:p text:style-name="P1">4938. 3214431</text:p>
        <text:p text:style-name="P1">4939. 3214432</text:p>
        <text:p text:style-name="P1">4940. 3214433</text:p>
        <text:p text:style-name="P1">4941. 3214434</text:p>
        <text:p text:style-name="P1">4942. 3214441</text:p>
        <text:p text:style-name="P1">4943. 3214442</text:p>
        <text:p text:style-name="P1">4944. 3214443</text:p>
        <text:p text:style-name="P1">4945. 3214444</text:p>
        <text:p text:style-name="P1">4946. 3221114</text:p>
        <text:p text:style-name="P1">4947. 3221124</text:p>
        <text:p text:style-name="P1">4948. 3221134</text:p>
        <text:p text:style-name="P1">4949. 3221141</text:p>
        <text:p text:style-name="P1">4950. 3221142</text:p>
        <text:p text:style-name="P1">4951. 3221143</text:p>
        <text:p text:style-name="P1">4952. 3221144</text:p>
        <text:p text:style-name="P1">4953. 3221214</text:p>
        <text:p text:style-name="P1">4954. 3221224</text:p>
        <text:p text:style-name="P1">4955. 3221234</text:p>
        <text:p text:style-name="P1">4956. 3221241</text:p>
        <text:p text:style-name="P1">4957. 3221242</text:p>
        <text:p text:style-name="P1">4958. 3221243</text:p>
        <text:p text:style-name="P1">4959. 3221244</text:p>
        <text:p text:style-name="P1">4960. 3221314</text:p>
        <text:p text:style-name="P1">4961. 3221324</text:p>
        <text:p text:style-name="P1">4962. 3221334</text:p>
        <text:p text:style-name="P1">4963. 3221341</text:p>
        <text:p text:style-name="P1">4964. 3221342</text:p>
        <text:p text:style-name="P1">4965. 3221343</text:p>
        <text:p text:style-name="P1">4966. 3221344</text:p>
        <text:p text:style-name="P1">4967. 3221411</text:p>
        <text:p text:style-name="P1">4968. 3221412</text:p>
        <text:p text:style-name="P1">4969. 3221413</text:p>
        <text:p text:style-name="P1">4970. 3221414</text:p>
        <text:p text:style-name="P1">4971. 3221421</text:p>
        <text:p text:style-name="P1">4972. 3221422</text:p>
        <text:p text:style-name="P1">4973. 3221423</text:p>
        <text:p text:style-name="P1">4974. 3221424</text:p>
        <text:p text:style-name="P1">4975. 3221431</text:p>
        <text:p text:style-name="P1">4976. 3221432</text:p>
        <text:p text:style-name="P1">4977. 3221433</text:p>
        <text:p text:style-name="P1">4978. 3221434</text:p>
        <text:p text:style-name="P1">4979. 3221441</text:p>
        <text:p text:style-name="P1">4980. 3221442</text:p>
        <text:p text:style-name="P1">4981. 3221443</text:p>
        <text:p text:style-name="P1">4982. 3221444</text:p>
        <text:p text:style-name="P1">4983. 3222114</text:p>
        <text:p text:style-name="P1">4984. 3222124</text:p>
        <text:p text:style-name="P1">4985. 3222134</text:p>
        <text:p text:style-name="P1">4986. 3222141</text:p>
        <text:p text:style-name="P1">4987. 3222142</text:p>
        <text:p text:style-name="P1">4988. 3222143</text:p>
        <text:p text:style-name="P1">4989. 3222144</text:p>
        <text:p text:style-name="P1">4990. 3222214</text:p>
        <text:p text:style-name="P1">4991. 3222241</text:p>
        <text:p text:style-name="P1">4992. 3222314</text:p>
        <text:p text:style-name="P1">4993. 3222341</text:p>
        <text:p text:style-name="P1">4994. 3222411</text:p>
        <text:p text:style-name="P1">4995. 3222412</text:p>
        <text:p text:style-name="P1">4996. 3222413</text:p>
        <text:p text:style-name="P1">4997. 3222414</text:p>
        <text:p text:style-name="P1">4998. 3222421</text:p>
        <text:p text:style-name="P1">4999. 3222431</text:p>
        <text:p text:style-name="P1">5000. 3222441</text:p>
        <text:p text:style-name="P1">5001. 3223114</text:p>
        <text:p text:style-name="P1">5002. 3223124</text:p>
        <text:p text:style-name="P1">5003. 3223134</text:p>
        <text:p text:style-name="P1">5004. 3223141</text:p>
        <text:p text:style-name="P1">5005. 3223142</text:p>
        <text:p text:style-name="P1">5006. 3223143</text:p>
        <text:p text:style-name="P1">5007. 3223144</text:p>
        <text:p text:style-name="P1">5008. 3223214</text:p>
        <text:p text:style-name="P1">5009. 3223241</text:p>
        <text:p text:style-name="P1">5010. 3223314</text:p>
        <text:p text:style-name="P1">5011. 3223341</text:p>
        <text:p text:style-name="P1">5012. 3223411</text:p>
        <text:p text:style-name="P1">5013. 3223412</text:p>
        <text:p text:style-name="P1">5014. 3223413</text:p>
        <text:p text:style-name="P1">5015. 3223414</text:p>
        <text:p text:style-name="P1">5016. 3223421</text:p>
        <text:p text:style-name="P1">5017. 3223431</text:p>
        <text:p text:style-name="P1">5018. 3223441</text:p>
        <text:p text:style-name="P1">5019. 3224111</text:p>
        <text:p text:style-name="P1">5020. 3224112</text:p>
        <text:p text:style-name="P1">5021. 3224113</text:p>
        <text:p text:style-name="P1">5022. 3224114</text:p>
        <text:p text:style-name="P1">5023. 3224121</text:p>
        <text:p text:style-name="P1">5024. 3224122</text:p>
        <text:p text:style-name="P1">5025. 3224123</text:p>
        <text:p text:style-name="P1">5026. 3224124</text:p>
        <text:p text:style-name="P1">5027. 3224131</text:p>
        <text:p text:style-name="P1">5028. 3224132</text:p>
        <text:p text:style-name="P1">5029. 3224133</text:p>
        <text:p text:style-name="P1">5030. 3224134</text:p>
        <text:p text:style-name="P1">5031. 3224141</text:p>
        <text:p text:style-name="P1">5032. 3224142</text:p>
        <text:p text:style-name="P1">5033. 3224143</text:p>
        <text:p text:style-name="P1">5034. 3224144</text:p>
        <text:p text:style-name="P1">5035. 3224211</text:p>
        <text:p text:style-name="P1">5036. 3224212</text:p>
        <text:p text:style-name="P1">5037. 3224213</text:p>
        <text:p text:style-name="P1">5038. 3224214</text:p>
        <text:p text:style-name="P1">5039. 3224221</text:p>
        <text:p text:style-name="P1">5040. 3224231</text:p>
        <text:p text:style-name="P1">5041. 3224241</text:p>
        <text:p text:style-name="P1">5042. 3224311</text:p>
        <text:p text:style-name="P1">5043. 3224312</text:p>
        <text:p text:style-name="P1">5044. 3224313</text:p>
        <text:p text:style-name="P1">5045. 3224314</text:p>
        <text:p text:style-name="P1">5046. 3224321</text:p>
        <text:p text:style-name="P1">5047. 3224331</text:p>
        <text:p text:style-name="P1">5048. 3224341</text:p>
        <text:p text:style-name="P1">5049. 3224411</text:p>
        <text:p text:style-name="P1">5050. 3224412</text:p>
        <text:p text:style-name="P1">5051. 3224413</text:p>
        <text:p text:style-name="P1">5052. 3224414</text:p>
        <text:p text:style-name="P1">5053. 3224421</text:p>
        <text:p text:style-name="P1">5054. 3224431</text:p>
        <text:p text:style-name="P1">5055. 3224441</text:p>
        <text:p text:style-name="P1">5056. 3231114</text:p>
        <text:p text:style-name="P1">5057. 3231124</text:p>
        <text:p text:style-name="P1">5058. 3231134</text:p>
        <text:p text:style-name="P1">5059. 3231141</text:p>
        <text:p text:style-name="P1">5060. 3231142</text:p>
        <text:p text:style-name="P1">5061. 3231143</text:p>
        <text:p text:style-name="P1">5062. 3231144</text:p>
        <text:p text:style-name="P1">5063. 3231214</text:p>
        <text:p text:style-name="P1">5064. 3231224</text:p>
        <text:p text:style-name="P1">5065. 3231234</text:p>
        <text:p text:style-name="P1">5066. 3231241</text:p>
        <text:p text:style-name="P1">5067. 3231242</text:p>
        <text:p text:style-name="P1">5068. 3231243</text:p>
        <text:p text:style-name="P1">5069. 3231244</text:p>
        <text:p text:style-name="P1">5070. 3231314</text:p>
        <text:p text:style-name="P1">5071. 3231324</text:p>
        <text:p text:style-name="P1">5072. 3231334</text:p>
        <text:p text:style-name="P1">5073. 3231341</text:p>
        <text:p text:style-name="P1">5074. 3231342</text:p>
        <text:p text:style-name="P1">5075. 3231343</text:p>
        <text:p text:style-name="P1">5076. 3231344</text:p>
        <text:p text:style-name="P1">5077. 3231411</text:p>
        <text:p text:style-name="P1">5078. 3231412</text:p>
        <text:p text:style-name="P1">5079. 3231413</text:p>
        <text:p text:style-name="P1">5080. 3231414</text:p>
        <text:p text:style-name="P1">5081. 3231421</text:p>
        <text:p text:style-name="P1">5082. 3231422</text:p>
        <text:p text:style-name="P1">5083. 3231423</text:p>
        <text:p text:style-name="P1">5084. 3231424</text:p>
        <text:p text:style-name="P1">5085. 3231431</text:p>
        <text:p text:style-name="P1">5086. 3231432</text:p>
        <text:p text:style-name="P1">5087. 3231433</text:p>
        <text:p text:style-name="P1">5088. 3231434</text:p>
        <text:p text:style-name="P1">5089. 3231441</text:p>
        <text:p text:style-name="P1">5090. 3231442</text:p>
        <text:p text:style-name="P1">5091. 3231443</text:p>
        <text:p text:style-name="P1">5092. 3231444</text:p>
        <text:p text:style-name="P1">5093. 3232114</text:p>
        <text:p text:style-name="P1">5094. 3232124</text:p>
        <text:p text:style-name="P1">5095. 3232134</text:p>
        <text:p text:style-name="P1">5096. 3232141</text:p>
        <text:p text:style-name="P1">5097. 3232142</text:p>
        <text:p text:style-name="P1">5098. 3232143</text:p>
        <text:p text:style-name="P1">5099. 3232144</text:p>
        <text:p text:style-name="P1">5100. 3232214</text:p>
        <text:p text:style-name="P1"><text:soft-page-break/>5101. 3232241</text:p>
        <text:p text:style-name="P1">5102. 3232314</text:p>
        <text:p text:style-name="P1">5103. 3232341</text:p>
        <text:p text:style-name="P1">5104. 3232411</text:p>
        <text:p text:style-name="P1">5105. 3232412</text:p>
        <text:p text:style-name="P1">5106. 3232413</text:p>
        <text:p text:style-name="P1">5107. 3232414</text:p>
        <text:p text:style-name="P1">5108. 3232421</text:p>
        <text:p text:style-name="P1">5109. 3232431</text:p>
        <text:p text:style-name="P1">5110. 3232441</text:p>
        <text:p text:style-name="P1">5111. 3233114</text:p>
        <text:p text:style-name="P1">5112. 3233124</text:p>
        <text:p text:style-name="P1">5113. 3233134</text:p>
        <text:p text:style-name="P1">5114. 3233141</text:p>
        <text:p text:style-name="P1">5115. 3233142</text:p>
        <text:p text:style-name="P1">5116. 3233143</text:p>
        <text:p text:style-name="P1">5117. 3233144</text:p>
        <text:p text:style-name="P1">5118. 3233214</text:p>
        <text:p text:style-name="P1">5119. 3233241</text:p>
        <text:p text:style-name="P1">5120. 3233314</text:p>
        <text:p text:style-name="P1">5121. 3233341</text:p>
        <text:p text:style-name="P1">5122. 3233411</text:p>
        <text:p text:style-name="P1">5123. 3233412</text:p>
        <text:p text:style-name="P1">5124. 3233413</text:p>
        <text:p text:style-name="P1">5125. 3233414</text:p>
        <text:p text:style-name="P1">5126. 3233421</text:p>
        <text:p text:style-name="P1">5127. 3233431</text:p>
        <text:p text:style-name="P1">5128. 3233441</text:p>
        <text:p text:style-name="P1">5129. 3234111</text:p>
        <text:p text:style-name="P1">5130. 3234112</text:p>
        <text:p text:style-name="P1">5131. 3234113</text:p>
        <text:p text:style-name="P1">5132. 3234114</text:p>
        <text:p text:style-name="P1">5133. 3234121</text:p>
        <text:p text:style-name="P1">5134. 3234122</text:p>
        <text:p text:style-name="P1">5135. 3234123</text:p>
        <text:p text:style-name="P1">5136. 3234124</text:p>
        <text:p text:style-name="P1">5137. 3234131</text:p>
        <text:p text:style-name="P1">5138. 3234132</text:p>
        <text:p text:style-name="P1">5139. 3234133</text:p>
        <text:p text:style-name="P1">5140. 3234134</text:p>
        <text:p text:style-name="P1">5141. 3234141</text:p>
        <text:p text:style-name="P1">5142. 3234142</text:p>
        <text:p text:style-name="P1">5143. 3234143</text:p>
        <text:p text:style-name="P1">5144. 3234144</text:p>
        <text:p text:style-name="P1">5145. 3234211</text:p>
        <text:p text:style-name="P1">5146. 3234212</text:p>
        <text:p text:style-name="P1">5147. 3234213</text:p>
        <text:p text:style-name="P1">5148. 3234214</text:p>
        <text:p text:style-name="P1">5149. 3234221</text:p>
        <text:p text:style-name="P1">5150. 3234231</text:p>
        <text:p text:style-name="P1">5151. 3234241</text:p>
        <text:p text:style-name="P1">5152. 3234311</text:p>
        <text:p text:style-name="P1">5153. 3234312</text:p>
        <text:p text:style-name="P1">5154. 3234313</text:p>
        <text:p text:style-name="P1">5155. 3234314</text:p>
        <text:p text:style-name="P1">5156. 3234321</text:p>
        <text:p text:style-name="P1">5157. 3234331</text:p>
        <text:p text:style-name="P1">5158. 3234341</text:p>
        <text:p text:style-name="P1">5159. 3234411</text:p>
        <text:p text:style-name="P1">5160. 3234412</text:p>
        <text:p text:style-name="P1">5161. 3234413</text:p>
        <text:p text:style-name="P1">5162. 3234414</text:p>
        <text:p text:style-name="P1">5163. 3234421</text:p>
        <text:p text:style-name="P1">5164. 3234431</text:p>
        <text:p text:style-name="P1">5165. 3234441</text:p>
        <text:p text:style-name="P1">5166. 3241111</text:p>
        <text:p text:style-name="P1">5167. 3241112</text:p>
        <text:p text:style-name="P1">5168. 3241113</text:p>
        <text:p text:style-name="P1">5169. 3241114</text:p>
        <text:p text:style-name="P1">5170. 3241121</text:p>
        <text:p text:style-name="P1">5171. 3241122</text:p>
        <text:p text:style-name="P1">5172. 3241123</text:p>
        <text:p text:style-name="P1">5173. 3241124</text:p>
        <text:p text:style-name="P1">5174. 3241131</text:p>
        <text:p text:style-name="P1">5175. 3241132</text:p>
        <text:p text:style-name="P1">5176. 3241133</text:p>
        <text:p text:style-name="P1">5177. 3241134</text:p>
        <text:p text:style-name="P1">5178. 3241141</text:p>
        <text:p text:style-name="P1">5179. 3241142</text:p>
        <text:p text:style-name="P1">5180. 3241143</text:p>
        <text:p text:style-name="P1">5181. 3241144</text:p>
        <text:p text:style-name="P1">5182. 3241211</text:p>
        <text:p text:style-name="P1">5183. 3241212</text:p>
        <text:p text:style-name="P1">5184. 3241213</text:p>
        <text:p text:style-name="P1">5185. 3241214</text:p>
        <text:p text:style-name="P1">5186. 3241221</text:p>
        <text:p text:style-name="P1">5187. 3241222</text:p>
        <text:p text:style-name="P1">5188. 3241223</text:p>
        <text:p text:style-name="P1">5189. 3241224</text:p>
        <text:p text:style-name="P1">5190. 3241231</text:p>
        <text:p text:style-name="P1">5191. 3241232</text:p>
        <text:p text:style-name="P1">5192. 3241233</text:p>
        <text:p text:style-name="P1">5193. 3241234</text:p>
        <text:p text:style-name="P1">5194. 3241241</text:p>
        <text:p text:style-name="P1">5195. 3241242</text:p>
        <text:p text:style-name="P1">5196. 3241243</text:p>
        <text:p text:style-name="P1">5197. 3241244</text:p>
        <text:p text:style-name="P1">5198. 3241311</text:p>
        <text:p text:style-name="P1">5199. 3241312</text:p>
        <text:p text:style-name="P1">5200. 3241313</text:p>
        <text:p text:style-name="P1">5201. 3241314</text:p>
        <text:p text:style-name="P1">5202. 3241321</text:p>
        <text:p text:style-name="P1">5203. 3241322</text:p>
        <text:p text:style-name="P1">5204. 3241323</text:p>
        <text:p text:style-name="P1">5205. 3241324</text:p>
        <text:p text:style-name="P1">5206. 3241331</text:p>
        <text:p text:style-name="P1">5207. 3241332</text:p>
        <text:p text:style-name="P1">5208. 3241333</text:p>
        <text:p text:style-name="P1">5209. 3241334</text:p>
        <text:p text:style-name="P1">5210. 3241341</text:p>
        <text:p text:style-name="P1">5211. 3241342</text:p>
        <text:p text:style-name="P1">5212. 3241343</text:p>
        <text:p text:style-name="P1">5213. 3241344</text:p>
        <text:p text:style-name="P1">5214. 3241411</text:p>
        <text:p text:style-name="P1">5215. 3241412</text:p>
        <text:p text:style-name="P1">5216. 3241413</text:p>
        <text:p text:style-name="P1">5217. 3241414</text:p>
        <text:p text:style-name="P1">5218. 3241421</text:p>
        <text:p text:style-name="P1">5219. 3241422</text:p>
        <text:p text:style-name="P1">5220. 3241423</text:p>
        <text:p text:style-name="P1">5221. 3241424</text:p>
        <text:p text:style-name="P1">5222. 3241431</text:p>
        <text:p text:style-name="P1">5223. 3241432</text:p>
        <text:p text:style-name="P1">5224. 3241433</text:p>
        <text:p text:style-name="P1">5225. 3241434</text:p>
        <text:p text:style-name="P1">5226. 3241441</text:p>
        <text:p text:style-name="P1">5227. 3241442</text:p>
        <text:p text:style-name="P1">5228. 3241443</text:p>
        <text:p text:style-name="P1">5229. 3241444</text:p>
        <text:p text:style-name="P1">5230. 3242111</text:p>
        <text:p text:style-name="P1">5231. 3242112</text:p>
        <text:p text:style-name="P1">5232. 3242113</text:p>
        <text:p text:style-name="P1">5233. 3242114</text:p>
        <text:p text:style-name="P1">5234. 3242121</text:p>
        <text:p text:style-name="P1">5235. 3242122</text:p>
        <text:p text:style-name="P1">5236. 3242123</text:p>
        <text:p text:style-name="P1">5237. 3242124</text:p>
        <text:p text:style-name="P1">5238. 3242131</text:p>
        <text:p text:style-name="P1">5239. 3242132</text:p>
        <text:p text:style-name="P1">5240. 3242133</text:p>
        <text:p text:style-name="P1">5241. 3242134</text:p>
        <text:p text:style-name="P1">5242. 3242141</text:p>
        <text:p text:style-name="P1">5243. 3242142</text:p>
        <text:p text:style-name="P1">5244. 3242143</text:p>
        <text:p text:style-name="P1">5245. 3242144</text:p>
        <text:p text:style-name="P1">5246. 3242211</text:p>
        <text:p text:style-name="P1">5247. 3242212</text:p>
        <text:p text:style-name="P1">5248. 3242213</text:p>
        <text:p text:style-name="P1">5249. 3242214</text:p>
        <text:p text:style-name="P1">5250. 3242221</text:p>
        <text:p text:style-name="P1">5251. 3242231</text:p>
        <text:p text:style-name="P1">5252. 3242241</text:p>
        <text:p text:style-name="P1">5253. 3242311</text:p>
        <text:p text:style-name="P1">5254. 3242312</text:p>
        <text:p text:style-name="P1">5255. 3242313</text:p>
        <text:p text:style-name="P1">5256. 3242314</text:p>
        <text:p text:style-name="P1">5257. 3242321</text:p>
        <text:p text:style-name="P1">5258. 3242331</text:p>
        <text:p text:style-name="P1">5259. 3242341</text:p>
        <text:p text:style-name="P1">5260. 3242411</text:p>
        <text:p text:style-name="P1">5261. 3242412</text:p>
        <text:p text:style-name="P1">5262. 3242413</text:p>
        <text:p text:style-name="P1">5263. 3242414</text:p>
        <text:p text:style-name="P1">5264. 3242421</text:p>
        <text:p text:style-name="P1">5265. 3242431</text:p>
        <text:p text:style-name="P1">5266. 3242441</text:p>
        <text:p text:style-name="P1">5267. 3243111</text:p>
        <text:p text:style-name="P1">5268. 3243112</text:p>
        <text:p text:style-name="P1">5269. 3243113</text:p>
        <text:p text:style-name="P1">5270. 3243114</text:p>
        <text:p text:style-name="P1">5271. 3243121</text:p>
        <text:p text:style-name="P1">5272. 3243122</text:p>
        <text:p text:style-name="P1">5273. 3243123</text:p>
        <text:p text:style-name="P1">5274. 3243124</text:p>
        <text:p text:style-name="P1">5275. 3243131</text:p>
        <text:p text:style-name="P1">5276. 3243132</text:p>
        <text:p text:style-name="P1">5277. 3243133</text:p>
        <text:p text:style-name="P1">5278. 3243134</text:p>
        <text:p text:style-name="P1">5279. 3243141</text:p>
        <text:p text:style-name="P1">5280. 3243142</text:p>
        <text:p text:style-name="P1">5281. 3243143</text:p>
        <text:p text:style-name="P1">5282. 3243144</text:p>
        <text:p text:style-name="P1">5283. 3243211</text:p>
        <text:p text:style-name="P1">5284. 3243212</text:p>
        <text:p text:style-name="P1">5285. 3243213</text:p>
        <text:p text:style-name="P1">5286. 3243214</text:p>
        <text:p text:style-name="P1">5287. 3243221</text:p>
        <text:p text:style-name="P1">5288. 3243231</text:p>
        <text:p text:style-name="P1">5289. 3243241</text:p>
        <text:p text:style-name="P1">5290. 3243311</text:p>
        <text:p text:style-name="P1">5291. 3243312</text:p>
        <text:p text:style-name="P1">5292. 3243313</text:p>
        <text:p text:style-name="P1">5293. 3243314</text:p>
        <text:p text:style-name="P1">5294. 3243321</text:p>
        <text:p text:style-name="P1">5295. 3243331</text:p>
        <text:p text:style-name="P1">5296. 3243341</text:p>
        <text:p text:style-name="P1"><text:soft-page-break/>5297. 3243411</text:p>
        <text:p text:style-name="P1">5298. 3243412</text:p>
        <text:p text:style-name="P1">5299. 3243413</text:p>
        <text:p text:style-name="P1">5300. 3243414</text:p>
        <text:p text:style-name="P1">5301. 3243421</text:p>
        <text:p text:style-name="P1">5302. 3243431</text:p>
        <text:p text:style-name="P1">5303. 3243441</text:p>
        <text:p text:style-name="P1">5304. 3244111</text:p>
        <text:p text:style-name="P1">5305. 3244112</text:p>
        <text:p text:style-name="P1">5306. 3244113</text:p>
        <text:p text:style-name="P1">5307. 3244114</text:p>
        <text:p text:style-name="P1">5308. 3244121</text:p>
        <text:p text:style-name="P1">5309. 3244122</text:p>
        <text:p text:style-name="P1">5310. 3244123</text:p>
        <text:p text:style-name="P1">5311. 3244124</text:p>
        <text:p text:style-name="P1">5312. 3244131</text:p>
        <text:p text:style-name="P1">5313. 3244132</text:p>
        <text:p text:style-name="P1">5314. 3244133</text:p>
        <text:p text:style-name="P1">5315. 3244134</text:p>
        <text:p text:style-name="P1">5316. 3244141</text:p>
        <text:p text:style-name="P1">5317. 3244142</text:p>
        <text:p text:style-name="P1">5318. 3244143</text:p>
        <text:p text:style-name="P1">5319. 3244144</text:p>
        <text:p text:style-name="P1">5320. 3244211</text:p>
        <text:p text:style-name="P1">5321. 3244212</text:p>
        <text:p text:style-name="P1">5322. 3244213</text:p>
        <text:p text:style-name="P1">5323. 3244214</text:p>
        <text:p text:style-name="P1">5324. 3244221</text:p>
        <text:p text:style-name="P1">5325. 3244231</text:p>
        <text:p text:style-name="P1">5326. 3244241</text:p>
        <text:p text:style-name="P1">5327. 3244311</text:p>
        <text:p text:style-name="P1">5328. 3244312</text:p>
        <text:p text:style-name="P1">5329. 3244313</text:p>
        <text:p text:style-name="P1">5330. 3244314</text:p>
        <text:p text:style-name="P1">5331. 3244321</text:p>
        <text:p text:style-name="P1">5332. 3244331</text:p>
        <text:p text:style-name="P1">5333. 3244341</text:p>
        <text:p text:style-name="P1">5334. 3244411</text:p>
        <text:p text:style-name="P1">5335. 3244412</text:p>
        <text:p text:style-name="P1">5336. 3244413</text:p>
        <text:p text:style-name="P1">5337. 3244414</text:p>
        <text:p text:style-name="P1">5338. 3244421</text:p>
        <text:p text:style-name="P1">5339. 3244431</text:p>
        <text:p text:style-name="P1">5340. 3244441</text:p>
        <text:p text:style-name="P1">5341. 3311124</text:p>
        <text:p text:style-name="P1">5342. 3311142</text:p>
        <text:p text:style-name="P1">5343. 3311214</text:p>
        <text:p text:style-name="P1">5344. 3311224</text:p>
        <text:p text:style-name="P1">5345. 3311234</text:p>
        <text:p text:style-name="P1">5346. 3311241</text:p>
        <text:p text:style-name="P1">5347. 3311242</text:p>
        <text:p text:style-name="P1">5348. 3311243</text:p>
        <text:p text:style-name="P1">5349. 3311244</text:p>
        <text:p text:style-name="P1">5350. 3311324</text:p>
        <text:p text:style-name="P1">5351. 3311342</text:p>
        <text:p text:style-name="P1">5352. 3311412</text:p>
        <text:p text:style-name="P1">5353. 3311421</text:p>
        <text:p text:style-name="P1">5354. 3311422</text:p>
        <text:p text:style-name="P1">5355. 3311423</text:p>
        <text:p text:style-name="P1">5356. 3311424</text:p>
        <text:p text:style-name="P1">5357. 3311432</text:p>
        <text:p text:style-name="P1">5358. 3311442</text:p>
        <text:p text:style-name="P1">5359. 3312114</text:p>
        <text:p text:style-name="P1">5360. 3312124</text:p>
        <text:p text:style-name="P1">5361. 3312134</text:p>
        <text:p text:style-name="P1">5362. 3312141</text:p>
        <text:p text:style-name="P1">5363. 3312142</text:p>
        <text:p text:style-name="P1">5364. 3312143</text:p>
        <text:p text:style-name="P1">5365. 3312144</text:p>
        <text:p text:style-name="P1">5366. 3312214</text:p>
        <text:p text:style-name="P1">5367. 3312224</text:p>
        <text:p text:style-name="P1">5368. 3312234</text:p>
        <text:p text:style-name="P1">5369. 3312241</text:p>
        <text:p text:style-name="P1">5370. 3312242</text:p>
        <text:p text:style-name="P1">5371. 3312243</text:p>
        <text:p text:style-name="P1">5372. 3312244</text:p>
        <text:p text:style-name="P1">5373. 3312314</text:p>
        <text:p text:style-name="P1">5374. 3312324</text:p>
        <text:p text:style-name="P1">5375. 3312334</text:p>
        <text:p text:style-name="P1">5376. 3312341</text:p>
        <text:p text:style-name="P1">5377. 3312342</text:p>
        <text:p text:style-name="P1">5378. 3312343</text:p>
        <text:p text:style-name="P1">5379. 3312344</text:p>
        <text:p text:style-name="P1">5380. 3312411</text:p>
        <text:p text:style-name="P1">5381. 3312412</text:p>
        <text:p text:style-name="P1">5382. 3312413</text:p>
        <text:p text:style-name="P1">5383. 3312414</text:p>
        <text:p text:style-name="P1">5384. 3312421</text:p>
        <text:p text:style-name="P1">5385. 3312422</text:p>
        <text:p text:style-name="P1">5386. 3312423</text:p>
        <text:p text:style-name="P1">5387. 3312424</text:p>
        <text:p text:style-name="P1">5388. 3312431</text:p>
        <text:p text:style-name="P1">5389. 3312432</text:p>
        <text:p text:style-name="P1">5390. 3312433</text:p>
        <text:p text:style-name="P1">5391. 3312434</text:p>
        <text:p text:style-name="P1">5392. 3312441</text:p>
        <text:p text:style-name="P1">5393. 3312442</text:p>
        <text:p text:style-name="P1">5394. 3312443</text:p>
        <text:p text:style-name="P1">5395. 3312444</text:p>
        <text:p text:style-name="P1">5396. 3313124</text:p>
        <text:p text:style-name="P1">5397. 3313142</text:p>
        <text:p text:style-name="P1">5398. 3313214</text:p>
        <text:p text:style-name="P1">5399. 3313224</text:p>
        <text:p text:style-name="P1">5400. 3313234</text:p>
        <text:p text:style-name="P1">5401. 3313241</text:p>
        <text:p text:style-name="P1">5402. 3313242</text:p>
        <text:p text:style-name="P1">5403. 3313243</text:p>
        <text:p text:style-name="P1">5404. 3313244</text:p>
        <text:p text:style-name="P1">5405. 3313324</text:p>
        <text:p text:style-name="P1">5406. 3313342</text:p>
        <text:p text:style-name="P1">5407. 3313412</text:p>
        <text:p text:style-name="P1">5408. 3313421</text:p>
        <text:p text:style-name="P1">5409. 3313422</text:p>
        <text:p text:style-name="P1">5410. 3313423</text:p>
        <text:p text:style-name="P1">5411. 3313424</text:p>
        <text:p text:style-name="P1">5412. 3313432</text:p>
        <text:p text:style-name="P1">5413. 3313442</text:p>
        <text:p text:style-name="P1">5414. 3314112</text:p>
        <text:p text:style-name="P1">5415. 3314121</text:p>
        <text:p text:style-name="P1">5416. 3314122</text:p>
        <text:p text:style-name="P1">5417. 3314123</text:p>
        <text:p text:style-name="P1">5418. 3314124</text:p>
        <text:p text:style-name="P1">5419. 3314132</text:p>
        <text:p text:style-name="P1">5420. 3314142</text:p>
        <text:p text:style-name="P1">5421. 3314211</text:p>
        <text:p text:style-name="P1">5422. 3314212</text:p>
        <text:p text:style-name="P1">5423. 3314213</text:p>
        <text:p text:style-name="P1">5424. 3314214</text:p>
        <text:p text:style-name="P1">5425. 3314221</text:p>
        <text:p text:style-name="P1">5426. 3314222</text:p>
        <text:p text:style-name="P1">5427. 3314223</text:p>
        <text:p text:style-name="P1">5428. 3314224</text:p>
        <text:p text:style-name="P1">5429. 3314231</text:p>
        <text:p text:style-name="P1">5430. 3314232</text:p>
        <text:p text:style-name="P1">5431. 3314233</text:p>
        <text:p text:style-name="P1">5432. 3314234</text:p>
        <text:p text:style-name="P1">5433. 3314241</text:p>
        <text:p text:style-name="P1">5434. 3314242</text:p>
        <text:p text:style-name="P1">5435. 3314243</text:p>
        <text:p text:style-name="P1">5436. 3314244</text:p>
        <text:p text:style-name="P1">5437. 3314312</text:p>
        <text:p text:style-name="P1">5438. 3314321</text:p>
        <text:p text:style-name="P1">5439. 3314322</text:p>
        <text:p text:style-name="P1">5440. 3314323</text:p>
        <text:p text:style-name="P1">5441. 3314324</text:p>
        <text:p text:style-name="P1">5442. 3314332</text:p>
        <text:p text:style-name="P1">5443. 3314342</text:p>
        <text:p text:style-name="P1">5444. 3314412</text:p>
        <text:p text:style-name="P1">5445. 3314421</text:p>
        <text:p text:style-name="P1">5446. 3314422</text:p>
        <text:p text:style-name="P1">5447. 3314423</text:p>
        <text:p text:style-name="P1">5448. 3314424</text:p>
        <text:p text:style-name="P1">5449. 3314432</text:p>
        <text:p text:style-name="P1">5450. 3314442</text:p>
        <text:p text:style-name="P1">5451. 3321114</text:p>
        <text:p text:style-name="P1">5452. 3321124</text:p>
        <text:p text:style-name="P1">5453. 3321134</text:p>
        <text:p text:style-name="P1">5454. 3321141</text:p>
        <text:p text:style-name="P1">5455. 3321142</text:p>
        <text:p text:style-name="P1">5456. 3321143</text:p>
        <text:p text:style-name="P1">5457. 3321144</text:p>
        <text:p text:style-name="P1">5458. 3321214</text:p>
        <text:p text:style-name="P1">5459. 3321224</text:p>
        <text:p text:style-name="P1">5460. 3321234</text:p>
        <text:p text:style-name="P1">5461. 3321241</text:p>
        <text:p text:style-name="P1">5462. 3321242</text:p>
        <text:p text:style-name="P1">5463. 3321243</text:p>
        <text:p text:style-name="P1">5464. 3321244</text:p>
        <text:p text:style-name="P1">5465. 3321314</text:p>
        <text:p text:style-name="P1">5466. 3321324</text:p>
        <text:p text:style-name="P1">5467. 3321334</text:p>
        <text:p text:style-name="P1">5468. 3321341</text:p>
        <text:p text:style-name="P1">5469. 3321342</text:p>
        <text:p text:style-name="P1">5470. 3321343</text:p>
        <text:p text:style-name="P1">5471. 3321344</text:p>
        <text:p text:style-name="P1">5472. 3321411</text:p>
        <text:p text:style-name="P1">5473. 3321412</text:p>
        <text:p text:style-name="P1">5474. 3321413</text:p>
        <text:p text:style-name="P1">5475. 3321414</text:p>
        <text:p text:style-name="P1">5476. 3321421</text:p>
        <text:p text:style-name="P1">5477. 3321422</text:p>
        <text:p text:style-name="P1">5478. 3321423</text:p>
        <text:p text:style-name="P1">5479. 3321424</text:p>
        <text:p text:style-name="P1">5480. 3321431</text:p>
        <text:p text:style-name="P1">5481. 3321432</text:p>
        <text:p text:style-name="P1">5482. 3321433</text:p>
        <text:p text:style-name="P1">5483. 3321434</text:p>
        <text:p text:style-name="P1">5484. 3321441</text:p>
        <text:p text:style-name="P1">5485. 3321442</text:p>
        <text:p text:style-name="P1">5486. 3321443</text:p>
        <text:p text:style-name="P1">5487. 3321444</text:p>
        <text:p text:style-name="P1">5488. 3322114</text:p>
        <text:p text:style-name="P1">5489. 3322124</text:p>
        <text:p text:style-name="P1">5490. 3322134</text:p>
        <text:p text:style-name="P1">5491. 3322141</text:p>
        <text:p text:style-name="P1">5492. 3322142</text:p>
        <text:p text:style-name="P1"><text:soft-page-break/>5493. 3322143</text:p>
        <text:p text:style-name="P1">5494. 3322144</text:p>
        <text:p text:style-name="P1">5495. 3322214</text:p>
        <text:p text:style-name="P1">5496. 3322241</text:p>
        <text:p text:style-name="P1">5497. 3322314</text:p>
        <text:p text:style-name="P1">5498. 3322341</text:p>
        <text:p text:style-name="P1">5499. 3322411</text:p>
        <text:p text:style-name="P1">5500. 3322412</text:p>
        <text:p text:style-name="P1">5501. 3322413</text:p>
        <text:p text:style-name="P1">5502. 3322414</text:p>
        <text:p text:style-name="P1">5503. 3322421</text:p>
        <text:p text:style-name="P1">5504. 3322431</text:p>
        <text:p text:style-name="P1">5505. 3322441</text:p>
        <text:p text:style-name="P1">5506. 3323114</text:p>
        <text:p text:style-name="P1">5507. 3323124</text:p>
        <text:p text:style-name="P1">5508. 3323134</text:p>
        <text:p text:style-name="P1">5509. 3323141</text:p>
        <text:p text:style-name="P1">5510. 3323142</text:p>
        <text:p text:style-name="P1">5511. 3323143</text:p>
        <text:p text:style-name="P1">5512. 3323144</text:p>
        <text:p text:style-name="P1">5513. 3323214</text:p>
        <text:p text:style-name="P1">5514. 3323241</text:p>
        <text:p text:style-name="P1">5515. 3323314</text:p>
        <text:p text:style-name="P1">5516. 3323341</text:p>
        <text:p text:style-name="P1">5517. 3323411</text:p>
        <text:p text:style-name="P1">5518. 3323412</text:p>
        <text:p text:style-name="P1">5519. 3323413</text:p>
        <text:p text:style-name="P1">5520. 3323414</text:p>
        <text:p text:style-name="P1">5521. 3323421</text:p>
        <text:p text:style-name="P1">5522. 3323431</text:p>
        <text:p text:style-name="P1">5523. 3323441</text:p>
        <text:p text:style-name="P1">5524. 3324111</text:p>
        <text:p text:style-name="P1">5525. 3324112</text:p>
        <text:p text:style-name="P1">5526. 3324113</text:p>
        <text:p text:style-name="P1">5527. 3324114</text:p>
        <text:p text:style-name="P1">5528. 3324121</text:p>
        <text:p text:style-name="P1">5529. 3324122</text:p>
        <text:p text:style-name="P1">5530. 3324123</text:p>
        <text:p text:style-name="P1">5531. 3324124</text:p>
        <text:p text:style-name="P1">5532. 3324131</text:p>
        <text:p text:style-name="P1">5533. 3324132</text:p>
        <text:p text:style-name="P1">5534. 3324133</text:p>
        <text:p text:style-name="P1">5535. 3324134</text:p>
        <text:p text:style-name="P1">5536. 3324141</text:p>
        <text:p text:style-name="P1">5537. 3324142</text:p>
        <text:p text:style-name="P1">5538. 3324143</text:p>
        <text:p text:style-name="P1">5539. 3324144</text:p>
        <text:p text:style-name="P1">5540. 3324211</text:p>
        <text:p text:style-name="P1">5541. 3324212</text:p>
        <text:p text:style-name="P1">5542. 3324213</text:p>
        <text:p text:style-name="P1">5543. 3324214</text:p>
        <text:p text:style-name="P1">5544. 3324221</text:p>
        <text:p text:style-name="P1">5545. 3324231</text:p>
        <text:p text:style-name="P1">5546. 3324241</text:p>
        <text:p text:style-name="P1">5547. 3324311</text:p>
        <text:p text:style-name="P1">5548. 3324312</text:p>
        <text:p text:style-name="P1">5549. 3324313</text:p>
        <text:p text:style-name="P1">5550. 3324314</text:p>
        <text:p text:style-name="P1">5551. 3324321</text:p>
        <text:p text:style-name="P1">5552. 3324331</text:p>
        <text:p text:style-name="P1">5553. 3324341</text:p>
        <text:p text:style-name="P1">5554. 3324411</text:p>
        <text:p text:style-name="P1">5555. 3324412</text:p>
        <text:p text:style-name="P1">5556. 3324413</text:p>
        <text:p text:style-name="P1">5557. 3324414</text:p>
        <text:p text:style-name="P1">5558. 3324421</text:p>
        <text:p text:style-name="P1">5559. 3324431</text:p>
        <text:p text:style-name="P1">5560. 3324441</text:p>
        <text:p text:style-name="P1">5561. 3331124</text:p>
        <text:p text:style-name="P1">5562. 3331142</text:p>
        <text:p text:style-name="P1">5563. 3331214</text:p>
        <text:p text:style-name="P1">5564. 3331224</text:p>
        <text:p text:style-name="P1">5565. 3331234</text:p>
        <text:p text:style-name="P1">5566. 3331241</text:p>
        <text:p text:style-name="P1">5567. 3331242</text:p>
        <text:p text:style-name="P1">5568. 3331243</text:p>
        <text:p text:style-name="P1">5569. 3331244</text:p>
        <text:p text:style-name="P1">5570. 3331324</text:p>
        <text:p text:style-name="P1">5571. 3331342</text:p>
        <text:p text:style-name="P1">5572. 3331412</text:p>
        <text:p text:style-name="P1">5573. 3331421</text:p>
        <text:p text:style-name="P1">5574. 3331422</text:p>
        <text:p text:style-name="P1">5575. 3331423</text:p>
        <text:p text:style-name="P1">5576. 3331424</text:p>
        <text:p text:style-name="P1">5577. 3331432</text:p>
        <text:p text:style-name="P1">5578. 3331442</text:p>
        <text:p text:style-name="P1">5579. 3332114</text:p>
        <text:p text:style-name="P1">5580. 3332124</text:p>
        <text:p text:style-name="P1">5581. 3332134</text:p>
        <text:p text:style-name="P1">5582. 3332141</text:p>
        <text:p text:style-name="P1">5583. 3332142</text:p>
        <text:p text:style-name="P1">5584. 3332143</text:p>
        <text:p text:style-name="P1">5585. 3332144</text:p>
        <text:p text:style-name="P1">5586. 3332214</text:p>
        <text:p text:style-name="P1">5587. 3332241</text:p>
        <text:p text:style-name="P1">5588. 3332314</text:p>
        <text:p text:style-name="P1">5589. 3332341</text:p>
        <text:p text:style-name="P1">5590. 3332411</text:p>
        <text:p text:style-name="P1">5591. 3332412</text:p>
        <text:p text:style-name="P1">5592. 3332413</text:p>
        <text:p text:style-name="P1">5593. 3332414</text:p>
        <text:p text:style-name="P1">5594. 3332421</text:p>
        <text:p text:style-name="P1">5595. 3332431</text:p>
        <text:p text:style-name="P1">5596. 3332441</text:p>
        <text:p text:style-name="P1">5597. 3333124</text:p>
        <text:p text:style-name="P1">5598. 3333142</text:p>
        <text:p text:style-name="P1">5599. 3333214</text:p>
        <text:p text:style-name="P1">5600. 3333241</text:p>
        <text:p text:style-name="P1">5601. 3333412</text:p>
        <text:p text:style-name="P1">5602. 3333421</text:p>
        <text:p text:style-name="P1">5603. 3334112</text:p>
        <text:p text:style-name="P1">5604. 3334121</text:p>
        <text:p text:style-name="P1">5605. 3334122</text:p>
        <text:p text:style-name="P1">5606. 3334123</text:p>
        <text:p text:style-name="P1">5607. 3334124</text:p>
        <text:p text:style-name="P1">5608. 3334132</text:p>
        <text:p text:style-name="P1">5609. 3334142</text:p>
        <text:p text:style-name="P1">5610. 3334211</text:p>
        <text:p text:style-name="P1">5611. 3334212</text:p>
        <text:p text:style-name="P1">5612. 3334213</text:p>
        <text:p text:style-name="P1">5613. 3334214</text:p>
        <text:p text:style-name="P1">5614. 3334221</text:p>
        <text:p text:style-name="P1">5615. 3334231</text:p>
        <text:p text:style-name="P1">5616. 3334241</text:p>
        <text:p text:style-name="P1">5617. 3334312</text:p>
        <text:p text:style-name="P1">5618. 3334321</text:p>
        <text:p text:style-name="P1">5619. 3334412</text:p>
        <text:p text:style-name="P1">5620. 3334421</text:p>
        <text:p text:style-name="P1">5621. 3341112</text:p>
        <text:p text:style-name="P1">5622. 3341121</text:p>
        <text:p text:style-name="P1">5623. 3341122</text:p>
        <text:p text:style-name="P1">5624. 3341123</text:p>
        <text:p text:style-name="P1">5625. 3341124</text:p>
        <text:p text:style-name="P1">5626. 3341132</text:p>
        <text:p text:style-name="P1">5627. 3341142</text:p>
        <text:p text:style-name="P1">5628. 3341211</text:p>
        <text:p text:style-name="P1">5629. 3341212</text:p>
        <text:p text:style-name="P1">5630. 3341213</text:p>
        <text:p text:style-name="P1">5631. 3341214</text:p>
        <text:p text:style-name="P1">5632. 3341221</text:p>
        <text:p text:style-name="P1">5633. 3341222</text:p>
        <text:p text:style-name="P1">5634. 3341223</text:p>
        <text:p text:style-name="P1">5635. 3341224</text:p>
        <text:p text:style-name="P1">5636. 3341231</text:p>
        <text:p text:style-name="P1">5637. 3341232</text:p>
        <text:p text:style-name="P1">5638. 3341233</text:p>
        <text:p text:style-name="P1">5639. 3341234</text:p>
        <text:p text:style-name="P1">5640. 3341241</text:p>
        <text:p text:style-name="P1">5641. 3341242</text:p>
        <text:p text:style-name="P1">5642. 3341243</text:p>
        <text:p text:style-name="P1">5643. 3341244</text:p>
        <text:p text:style-name="P1">5644. 3341312</text:p>
        <text:p text:style-name="P1">5645. 3341321</text:p>
        <text:p text:style-name="P1">5646. 3341322</text:p>
        <text:p text:style-name="P1">5647. 3341323</text:p>
        <text:p text:style-name="P1">5648. 3341324</text:p>
        <text:p text:style-name="P1">5649. 3341332</text:p>
        <text:p text:style-name="P1">5650. 3341342</text:p>
        <text:p text:style-name="P1">5651. 3341412</text:p>
        <text:p text:style-name="P1">5652. 3341421</text:p>
        <text:p text:style-name="P1">5653. 3341422</text:p>
        <text:p text:style-name="P1">5654. 3341423</text:p>
        <text:p text:style-name="P1">5655. 3341424</text:p>
        <text:p text:style-name="P1">5656. 3341432</text:p>
        <text:p text:style-name="P1">5657. 3341442</text:p>
        <text:p text:style-name="P1">5658. 3342111</text:p>
        <text:p text:style-name="P1">5659. 3342112</text:p>
        <text:p text:style-name="P1">5660. 3342113</text:p>
        <text:p text:style-name="P1">5661. 3342114</text:p>
        <text:p text:style-name="P1">5662. 3342121</text:p>
        <text:p text:style-name="P1">5663. 3342122</text:p>
        <text:p text:style-name="P1">5664. 3342123</text:p>
        <text:p text:style-name="P1">5665. 3342124</text:p>
        <text:p text:style-name="P1">5666. 3342131</text:p>
        <text:p text:style-name="P1">5667. 3342132</text:p>
        <text:p text:style-name="P1">5668. 3342133</text:p>
        <text:p text:style-name="P1">5669. 3342134</text:p>
        <text:p text:style-name="P1">5670. 3342141</text:p>
        <text:p text:style-name="P1">5671. 3342142</text:p>
        <text:p text:style-name="P1">5672. 3342143</text:p>
        <text:p text:style-name="P1">5673. 3342144</text:p>
        <text:p text:style-name="P1">5674. 3342211</text:p>
        <text:p text:style-name="P1">5675. 3342212</text:p>
        <text:p text:style-name="P1">5676. 3342213</text:p>
        <text:p text:style-name="P1">5677. 3342214</text:p>
        <text:p text:style-name="P1">5678. 3342221</text:p>
        <text:p text:style-name="P1">5679. 3342231</text:p>
        <text:p text:style-name="P1">5680. 3342241</text:p>
        <text:p text:style-name="P1">5681. 3342311</text:p>
        <text:p text:style-name="P1">5682. 3342312</text:p>
        <text:p text:style-name="P1">5683. 3342313</text:p>
        <text:p text:style-name="P1">5684. 3342314</text:p>
        <text:p text:style-name="P1">5685. 3342321</text:p>
        <text:p text:style-name="P1">5686. 3342331</text:p>
        <text:p text:style-name="P1">5687. 3342341</text:p>
        <text:p text:style-name="P1">5688. 3342411</text:p>
        <text:p text:style-name="P1"><text:soft-page-break/>5689. 3342412</text:p>
        <text:p text:style-name="P1">5690. 3342413</text:p>
        <text:p text:style-name="P1">5691. 3342414</text:p>
        <text:p text:style-name="P1">5692. 3342421</text:p>
        <text:p text:style-name="P1">5693. 3342431</text:p>
        <text:p text:style-name="P1">5694. 3342441</text:p>
        <text:p text:style-name="P1">5695. 3343112</text:p>
        <text:p text:style-name="P1">5696. 3343121</text:p>
        <text:p text:style-name="P1">5697. 3343122</text:p>
        <text:p text:style-name="P1">5698. 3343123</text:p>
        <text:p text:style-name="P1">5699. 3343124</text:p>
        <text:p text:style-name="P1">5700. 3343132</text:p>
        <text:p text:style-name="P1">5701. 3343142</text:p>
        <text:p text:style-name="P1">5702. 3343211</text:p>
        <text:p text:style-name="P1">5703. 3343212</text:p>
        <text:p text:style-name="P1">5704. 3343213</text:p>
        <text:p text:style-name="P1">5705. 3343214</text:p>
        <text:p text:style-name="P1">5706. 3343221</text:p>
        <text:p text:style-name="P1">5707. 3343231</text:p>
        <text:p text:style-name="P1">5708. 3343241</text:p>
        <text:p text:style-name="P1">5709. 3343312</text:p>
        <text:p text:style-name="P1">5710. 3343321</text:p>
        <text:p text:style-name="P1">5711. 3343412</text:p>
        <text:p text:style-name="P1">5712. 3343421</text:p>
        <text:p text:style-name="P1">5713. 3344112</text:p>
        <text:p text:style-name="P1">5714. 3344121</text:p>
        <text:p text:style-name="P1">5715. 3344122</text:p>
        <text:p text:style-name="P1">5716. 3344123</text:p>
        <text:p text:style-name="P1">5717. 3344124</text:p>
        <text:p text:style-name="P1">5718. 3344132</text:p>
        <text:p text:style-name="P1">5719. 3344142</text:p>
        <text:p text:style-name="P1">5720. 3344211</text:p>
        <text:p text:style-name="P1">5721. 3344212</text:p>
        <text:p text:style-name="P1">5722. 3344213</text:p>
        <text:p text:style-name="P1">5723. 3344214</text:p>
        <text:p text:style-name="P1">5724. 3344221</text:p>
        <text:p text:style-name="P1">5725. 3344231</text:p>
        <text:p text:style-name="P1">5726. 3344241</text:p>
        <text:p text:style-name="P1">5727. 3344312</text:p>
        <text:p text:style-name="P1">5728. 3344321</text:p>
        <text:p text:style-name="P1">5729. 3344412</text:p>
        <text:p text:style-name="P1">5730. 3344421</text:p>
        <text:p text:style-name="P1">5731. 3411112</text:p>
        <text:p text:style-name="P1">5732. 3411121</text:p>
        <text:p text:style-name="P1">5733. 3411122</text:p>
        <text:p text:style-name="P1">5734. 3411123</text:p>
        <text:p text:style-name="P1">5735. 3411124</text:p>
        <text:p text:style-name="P1">5736. 3411132</text:p>
        <text:p text:style-name="P1">5737. 3411142</text:p>
        <text:p text:style-name="P1">5738. 3411211</text:p>
        <text:p text:style-name="P1">5739. 3411212</text:p>
        <text:p text:style-name="P1">5740. 3411213</text:p>
        <text:p text:style-name="P1">5741. 3411214</text:p>
        <text:p text:style-name="P1">5742. 3411221</text:p>
        <text:p text:style-name="P1">5743. 3411222</text:p>
        <text:p text:style-name="P1">5744. 3411223</text:p>
        <text:p text:style-name="P1">5745. 3411224</text:p>
        <text:p text:style-name="P1">5746. 3411231</text:p>
        <text:p text:style-name="P1">5747. 3411232</text:p>
        <text:p text:style-name="P1">5748. 3411233</text:p>
        <text:p text:style-name="P1">5749. 3411234</text:p>
        <text:p text:style-name="P1">5750. 3411241</text:p>
        <text:p text:style-name="P1">5751. 3411242</text:p>
        <text:p text:style-name="P1">5752. 3411243</text:p>
        <text:p text:style-name="P1">5753. 3411244</text:p>
        <text:p text:style-name="P1">5754. 3411312</text:p>
        <text:p text:style-name="P1">5755. 3411321</text:p>
        <text:p text:style-name="P1">5756. 3411322</text:p>
        <text:p text:style-name="P1">5757. 3411323</text:p>
        <text:p text:style-name="P1">5758. 3411324</text:p>
        <text:p text:style-name="P1">5759. 3411332</text:p>
        <text:p text:style-name="P1">5760. 3411342</text:p>
        <text:p text:style-name="P1">5761. 3411412</text:p>
        <text:p text:style-name="P1">5762. 3411421</text:p>
        <text:p text:style-name="P1">5763. 3411422</text:p>
        <text:p text:style-name="P1">5764. 3411423</text:p>
        <text:p text:style-name="P1">5765. 3411424</text:p>
        <text:p text:style-name="P1">5766. 3411432</text:p>
        <text:p text:style-name="P1">5767. 3411442</text:p>
        <text:p text:style-name="P1">5768. 3412111</text:p>
        <text:p text:style-name="P1">5769. 3412112</text:p>
        <text:p text:style-name="P1">5770. 3412113</text:p>
        <text:p text:style-name="P1">5771. 3412114</text:p>
        <text:p text:style-name="P1">5772. 3412121</text:p>
        <text:p text:style-name="P1">5773. 3412122</text:p>
        <text:p text:style-name="P1">5774. 3412123</text:p>
        <text:p text:style-name="P1">5775. 3412124</text:p>
        <text:p text:style-name="P1">5776. 3412131</text:p>
        <text:p text:style-name="P1">5777. 3412132</text:p>
        <text:p text:style-name="P1">5778. 3412133</text:p>
        <text:p text:style-name="P1">5779. 3412134</text:p>
        <text:p text:style-name="P1">5780. 3412141</text:p>
        <text:p text:style-name="P1">5781. 3412142</text:p>
        <text:p text:style-name="P1">5782. 3412143</text:p>
        <text:p text:style-name="P1">5783. 3412144</text:p>
        <text:p text:style-name="P1">5784. 3412211</text:p>
        <text:p text:style-name="P1">5785. 3412212</text:p>
        <text:p text:style-name="P1">5786. 3412213</text:p>
        <text:p text:style-name="P1">5787. 3412214</text:p>
        <text:p text:style-name="P1">5788. 3412221</text:p>
        <text:p text:style-name="P1">5789. 3412222</text:p>
        <text:p text:style-name="P1">5790. 3412223</text:p>
        <text:p text:style-name="P1">5791. 3412224</text:p>
        <text:p text:style-name="P1">5792. 3412231</text:p>
        <text:p text:style-name="P1">5793. 3412232</text:p>
        <text:p text:style-name="P1">5794. 3412233</text:p>
        <text:p text:style-name="P1">5795. 3412234</text:p>
        <text:p text:style-name="P1">5796. 3412241</text:p>
        <text:p text:style-name="P1">5797. 3412242</text:p>
        <text:p text:style-name="P1">5798. 3412243</text:p>
        <text:p text:style-name="P1">5799. 3412244</text:p>
        <text:p text:style-name="P1">5800. 3412311</text:p>
        <text:p text:style-name="P1">5801. 3412312</text:p>
        <text:p text:style-name="P1">5802. 3412313</text:p>
        <text:p text:style-name="P1">5803. 3412314</text:p>
        <text:p text:style-name="P1">5804. 3412321</text:p>
        <text:p text:style-name="P1">5805. 3412322</text:p>
        <text:p text:style-name="P1">5806. 3412323</text:p>
        <text:p text:style-name="P1">5807. 3412324</text:p>
        <text:p text:style-name="P1">5808. 3412331</text:p>
        <text:p text:style-name="P1">5809. 3412332</text:p>
        <text:p text:style-name="P1">5810. 3412333</text:p>
        <text:p text:style-name="P1">5811. 3412334</text:p>
        <text:p text:style-name="P1">5812. 3412341</text:p>
        <text:p text:style-name="P1">5813. 3412342</text:p>
        <text:p text:style-name="P1">5814. 3412343</text:p>
        <text:p text:style-name="P1">5815. 3412344</text:p>
        <text:p text:style-name="P1">5816. 3412411</text:p>
        <text:p text:style-name="P1">5817. 3412412</text:p>
        <text:p text:style-name="P1">5818. 3412413</text:p>
        <text:p text:style-name="P1">5819. 3412414</text:p>
        <text:p text:style-name="P1">5820. 3412421</text:p>
        <text:p text:style-name="P1">5821. 3412422</text:p>
        <text:p text:style-name="P1">5822. 3412423</text:p>
        <text:p text:style-name="P1">5823. 3412424</text:p>
        <text:p text:style-name="P1">5824. 3412431</text:p>
        <text:p text:style-name="P1">5825. 3412432</text:p>
        <text:p text:style-name="P1">5826. 3412433</text:p>
        <text:p text:style-name="P1">5827. 3412434</text:p>
        <text:p text:style-name="P1">5828. 3412441</text:p>
        <text:p text:style-name="P1">5829. 3412442</text:p>
        <text:p text:style-name="P1">5830. 3412443</text:p>
        <text:p text:style-name="P1">5831. 3412444</text:p>
        <text:p text:style-name="P1">5832. 3413112</text:p>
        <text:p text:style-name="P1">5833. 3413121</text:p>
        <text:p text:style-name="P1">5834. 3413122</text:p>
        <text:p text:style-name="P1">5835. 3413123</text:p>
        <text:p text:style-name="P1">5836. 3413124</text:p>
        <text:p text:style-name="P1">5837. 3413132</text:p>
        <text:p text:style-name="P1">5838. 3413142</text:p>
        <text:p text:style-name="P1">5839. 3413211</text:p>
        <text:p text:style-name="P1">5840. 3413212</text:p>
        <text:p text:style-name="P1">5841. 3413213</text:p>
        <text:p text:style-name="P1">5842. 3413214</text:p>
        <text:p text:style-name="P1">5843. 3413221</text:p>
        <text:p text:style-name="P1">5844. 3413222</text:p>
        <text:p text:style-name="P1">5845. 3413223</text:p>
        <text:p text:style-name="P1">5846. 3413224</text:p>
        <text:p text:style-name="P1">5847. 3413231</text:p>
        <text:p text:style-name="P1">5848. 3413232</text:p>
        <text:p text:style-name="P1">5849. 3413233</text:p>
        <text:p text:style-name="P1">5850. 3413234</text:p>
        <text:p text:style-name="P1">5851. 3413241</text:p>
        <text:p text:style-name="P1">5852. 3413242</text:p>
        <text:p text:style-name="P1">5853. 3413243</text:p>
        <text:p text:style-name="P1">5854. 3413244</text:p>
        <text:p text:style-name="P1">5855. 3413312</text:p>
        <text:p text:style-name="P1">5856. 3413321</text:p>
        <text:p text:style-name="P1">5857. 3413322</text:p>
        <text:p text:style-name="P1">5858. 3413323</text:p>
        <text:p text:style-name="P1">5859. 3413324</text:p>
        <text:p text:style-name="P1">5860. 3413332</text:p>
        <text:p text:style-name="P1">5861. 3413342</text:p>
        <text:p text:style-name="P1">5862. 3413412</text:p>
        <text:p text:style-name="P1">5863. 3413421</text:p>
        <text:p text:style-name="P1">5864. 3413422</text:p>
        <text:p text:style-name="P1">5865. 3413423</text:p>
        <text:p text:style-name="P1">5866. 3413424</text:p>
        <text:p text:style-name="P1">5867. 3413432</text:p>
        <text:p text:style-name="P1">5868. 3413442</text:p>
        <text:p text:style-name="P1">5869. 3414112</text:p>
        <text:p text:style-name="P1">5870. 3414121</text:p>
        <text:p text:style-name="P1">5871. 3414122</text:p>
        <text:p text:style-name="P1">5872. 3414123</text:p>
        <text:p text:style-name="P1">5873. 3414124</text:p>
        <text:p text:style-name="P1">5874. 3414132</text:p>
        <text:p text:style-name="P1">5875. 3414142</text:p>
        <text:p text:style-name="P1">5876. 3414211</text:p>
        <text:p text:style-name="P1">5877. 3414212</text:p>
        <text:p text:style-name="P1">5878. 3414213</text:p>
        <text:p text:style-name="P1">5879. 3414214</text:p>
        <text:p text:style-name="P1">5880. 3414221</text:p>
        <text:p text:style-name="P1">5881. 3414222</text:p>
        <text:p text:style-name="P1">5882. 3414223</text:p>
        <text:p text:style-name="P1">5883. 3414224</text:p>
        <text:p text:style-name="P1">5884. 3414231</text:p>
        <text:p text:style-name="P1"><text:soft-page-break/>5885. 3414232</text:p>
        <text:p text:style-name="P1">5886. 3414233</text:p>
        <text:p text:style-name="P1">5887. 3414234</text:p>
        <text:p text:style-name="P1">5888. 3414241</text:p>
        <text:p text:style-name="P1">5889. 3414242</text:p>
        <text:p text:style-name="P1">5890. 3414243</text:p>
        <text:p text:style-name="P1">5891. 3414244</text:p>
        <text:p text:style-name="P1">5892. 3414312</text:p>
        <text:p text:style-name="P1">5893. 3414321</text:p>
        <text:p text:style-name="P1">5894. 3414322</text:p>
        <text:p text:style-name="P1">5895. 3414323</text:p>
        <text:p text:style-name="P1">5896. 3414324</text:p>
        <text:p text:style-name="P1">5897. 3414332</text:p>
        <text:p text:style-name="P1">5898. 3414342</text:p>
        <text:p text:style-name="P1">5899. 3414412</text:p>
        <text:p text:style-name="P1">5900. 3414421</text:p>
        <text:p text:style-name="P1">5901. 3414422</text:p>
        <text:p text:style-name="P1">5902. 3414423</text:p>
        <text:p text:style-name="P1">5903. 3414424</text:p>
        <text:p text:style-name="P1">5904. 3414432</text:p>
        <text:p text:style-name="P1">5905. 3414442</text:p>
        <text:p text:style-name="P1">5906. 3421111</text:p>
        <text:p text:style-name="P1">5907. 3421112</text:p>
        <text:p text:style-name="P1">5908. 3421113</text:p>
        <text:p text:style-name="P1">5909. 3421114</text:p>
        <text:p text:style-name="P1">5910. 3421121</text:p>
        <text:p text:style-name="P1">5911. 3421122</text:p>
        <text:p text:style-name="P1">5912. 3421123</text:p>
        <text:p text:style-name="P1">5913. 3421124</text:p>
        <text:p text:style-name="P1">5914. 3421131</text:p>
        <text:p text:style-name="P1">5915. 3421132</text:p>
        <text:p text:style-name="P1">5916. 3421133</text:p>
        <text:p text:style-name="P1">5917. 3421134</text:p>
        <text:p text:style-name="P1">5918. 3421141</text:p>
        <text:p text:style-name="P1">5919. 3421142</text:p>
        <text:p text:style-name="P1">5920. 3421143</text:p>
        <text:p text:style-name="P1">5921. 3421144</text:p>
        <text:p text:style-name="P1">5922. 3421211</text:p>
        <text:p text:style-name="P1">5923. 3421212</text:p>
        <text:p text:style-name="P1">5924. 3421213</text:p>
        <text:p text:style-name="P1">5925. 3421214</text:p>
        <text:p text:style-name="P1">5926. 3421221</text:p>
        <text:p text:style-name="P1">5927. 3421222</text:p>
        <text:p text:style-name="P1">5928. 3421223</text:p>
        <text:p text:style-name="P1">5929. 3421224</text:p>
        <text:p text:style-name="P1">5930. 3421231</text:p>
        <text:p text:style-name="P1">5931. 3421232</text:p>
        <text:p text:style-name="P1">5932. 3421233</text:p>
        <text:p text:style-name="P1">5933. 3421234</text:p>
        <text:p text:style-name="P1">5934. 3421241</text:p>
        <text:p text:style-name="P1">5935. 3421242</text:p>
        <text:p text:style-name="P1">5936. 3421243</text:p>
        <text:p text:style-name="P1">5937. 3421244</text:p>
        <text:p text:style-name="P1">5938. 3421311</text:p>
        <text:p text:style-name="P1">5939. 3421312</text:p>
        <text:p text:style-name="P1">5940. 3421313</text:p>
        <text:p text:style-name="P1">5941. 3421314</text:p>
        <text:p text:style-name="P1">5942. 3421321</text:p>
        <text:p text:style-name="P1">5943. 3421322</text:p>
        <text:p text:style-name="P1">5944. 3421323</text:p>
        <text:p text:style-name="P1">5945. 3421324</text:p>
        <text:p text:style-name="P1">5946. 3421331</text:p>
        <text:p text:style-name="P1">5947. 3421332</text:p>
        <text:p text:style-name="P1">5948. 3421333</text:p>
        <text:p text:style-name="P1">5949. 3421334</text:p>
        <text:p text:style-name="P1">5950. 3421341</text:p>
        <text:p text:style-name="P1">5951. 3421342</text:p>
        <text:p text:style-name="P1">5952. 3421343</text:p>
        <text:p text:style-name="P1">5953. 3421344</text:p>
        <text:p text:style-name="P1">5954. 3421411</text:p>
        <text:p text:style-name="P1">5955. 3421412</text:p>
        <text:p text:style-name="P1">5956. 3421413</text:p>
        <text:p text:style-name="P1">5957. 3421414</text:p>
        <text:p text:style-name="P1">5958. 3421421</text:p>
        <text:p text:style-name="P1">5959. 3421422</text:p>
        <text:p text:style-name="P1">5960. 3421423</text:p>
        <text:p text:style-name="P1">5961. 3421424</text:p>
        <text:p text:style-name="P1">5962. 3421431</text:p>
        <text:p text:style-name="P1">5963. 3421432</text:p>
        <text:p text:style-name="P1">5964. 3421433</text:p>
        <text:p text:style-name="P1">5965. 3421434</text:p>
        <text:p text:style-name="P1">5966. 3421441</text:p>
        <text:p text:style-name="P1">5967. 3421442</text:p>
        <text:p text:style-name="P1">5968. 3421443</text:p>
        <text:p text:style-name="P1">5969. 3421444</text:p>
        <text:p text:style-name="P1">5970. 3422111</text:p>
        <text:p text:style-name="P1">5971. 3422112</text:p>
        <text:p text:style-name="P1">5972. 3422113</text:p>
        <text:p text:style-name="P1">5973. 3422114</text:p>
        <text:p text:style-name="P1">5974. 3422121</text:p>
        <text:p text:style-name="P1">5975. 3422122</text:p>
        <text:p text:style-name="P1">5976. 3422123</text:p>
        <text:p text:style-name="P1">5977. 3422124</text:p>
        <text:p text:style-name="P1">5978. 3422131</text:p>
        <text:p text:style-name="P1">5979. 3422132</text:p>
        <text:p text:style-name="P1">5980. 3422133</text:p>
        <text:p text:style-name="P1">5981. 3422134</text:p>
        <text:p text:style-name="P1">5982. 3422141</text:p>
        <text:p text:style-name="P1">5983. 3422142</text:p>
        <text:p text:style-name="P1">5984. 3422143</text:p>
        <text:p text:style-name="P1">5985. 3422144</text:p>
        <text:p text:style-name="P1">5986. 3422211</text:p>
        <text:p text:style-name="P1">5987. 3422212</text:p>
        <text:p text:style-name="P1">5988. 3422213</text:p>
        <text:p text:style-name="P1">5989. 3422214</text:p>
        <text:p text:style-name="P1">5990. 3422221</text:p>
        <text:p text:style-name="P1">5991. 3422231</text:p>
        <text:p text:style-name="P1">5992. 3422241</text:p>
        <text:p text:style-name="P1">5993. 3422311</text:p>
        <text:p text:style-name="P1">5994. 3422312</text:p>
        <text:p text:style-name="P1">5995. 3422313</text:p>
        <text:p text:style-name="P1">5996. 3422314</text:p>
        <text:p text:style-name="P1">5997. 3422321</text:p>
        <text:p text:style-name="P1">5998. 3422331</text:p>
        <text:p text:style-name="P1">5999. 3422341</text:p>
        <text:p text:style-name="P1">6000. 3422411</text:p>
        <text:p text:style-name="P1">6001. 3422412</text:p>
        <text:p text:style-name="P1">6002. 3422413</text:p>
        <text:p text:style-name="P1">6003. 3422414</text:p>
        <text:p text:style-name="P1">6004. 3422421</text:p>
        <text:p text:style-name="P1">6005. 3422431</text:p>
        <text:p text:style-name="P1">6006. 3422441</text:p>
        <text:p text:style-name="P1">6007. 3423111</text:p>
        <text:p text:style-name="P1">6008. 3423112</text:p>
        <text:p text:style-name="P1">6009. 3423113</text:p>
        <text:p text:style-name="P1">6010. 3423114</text:p>
        <text:p text:style-name="P1">6011. 3423121</text:p>
        <text:p text:style-name="P1">6012. 3423122</text:p>
        <text:p text:style-name="P1">6013. 3423123</text:p>
        <text:p text:style-name="P1">6014. 3423124</text:p>
        <text:p text:style-name="P1">6015. 3423131</text:p>
        <text:p text:style-name="P1">6016. 3423132</text:p>
        <text:p text:style-name="P1">6017. 3423133</text:p>
        <text:p text:style-name="P1">6018. 3423134</text:p>
        <text:p text:style-name="P1">6019. 3423141</text:p>
        <text:p text:style-name="P1">6020. 3423142</text:p>
        <text:p text:style-name="P1">6021. 3423143</text:p>
        <text:p text:style-name="P1">6022. 3423144</text:p>
        <text:p text:style-name="P1">6023. 3423211</text:p>
        <text:p text:style-name="P1">6024. 3423212</text:p>
        <text:p text:style-name="P1">6025. 3423213</text:p>
        <text:p text:style-name="P1">6026. 3423214</text:p>
        <text:p text:style-name="P1">6027. 3423221</text:p>
        <text:p text:style-name="P1">6028. 3423231</text:p>
        <text:p text:style-name="P1">6029. 3423241</text:p>
        <text:p text:style-name="P1">6030. 3423311</text:p>
        <text:p text:style-name="P1">6031. 3423312</text:p>
        <text:p text:style-name="P1">6032. 3423313</text:p>
        <text:p text:style-name="P1">6033. 3423314</text:p>
        <text:p text:style-name="P1">6034. 3423321</text:p>
        <text:p text:style-name="P1">6035. 3423331</text:p>
        <text:p text:style-name="P1">6036. 3423341</text:p>
        <text:p text:style-name="P1">6037. 3423411</text:p>
        <text:p text:style-name="P1">6038. 3423412</text:p>
        <text:p text:style-name="P1">6039. 3423413</text:p>
        <text:p text:style-name="P1">6040. 3423414</text:p>
        <text:p text:style-name="P1">6041. 3423421</text:p>
        <text:p text:style-name="P1">6042. 3423431</text:p>
        <text:p text:style-name="P1">6043. 3423441</text:p>
        <text:p text:style-name="P1">6044. 3424111</text:p>
        <text:p text:style-name="P1">6045. 3424112</text:p>
        <text:p text:style-name="P1">6046. 3424113</text:p>
        <text:p text:style-name="P1">6047. 3424114</text:p>
        <text:p text:style-name="P1">6048. 3424121</text:p>
        <text:p text:style-name="P1">6049. 3424122</text:p>
        <text:p text:style-name="P1">6050. 3424123</text:p>
        <text:p text:style-name="P1">6051. 3424124</text:p>
        <text:p text:style-name="P1">6052. 3424131</text:p>
        <text:p text:style-name="P1">6053. 3424132</text:p>
        <text:p text:style-name="P1">6054. 3424133</text:p>
        <text:p text:style-name="P1">6055. 3424134</text:p>
        <text:p text:style-name="P1">6056. 3424141</text:p>
        <text:p text:style-name="P1">6057. 3424142</text:p>
        <text:p text:style-name="P1">6058. 3424143</text:p>
        <text:p text:style-name="P1">6059. 3424144</text:p>
        <text:p text:style-name="P1">6060. 3424211</text:p>
        <text:p text:style-name="P1">6061. 3424212</text:p>
        <text:p text:style-name="P1">6062. 3424213</text:p>
        <text:p text:style-name="P1">6063. 3424214</text:p>
        <text:p text:style-name="P1">6064. 3424221</text:p>
        <text:p text:style-name="P1">6065. 3424231</text:p>
        <text:p text:style-name="P1">6066. 3424241</text:p>
        <text:p text:style-name="P1">6067. 3424311</text:p>
        <text:p text:style-name="P1">6068. 3424312</text:p>
        <text:p text:style-name="P1">6069. 3424313</text:p>
        <text:p text:style-name="P1">6070. 3424314</text:p>
        <text:p text:style-name="P1">6071. 3424321</text:p>
        <text:p text:style-name="P1">6072. 3424331</text:p>
        <text:p text:style-name="P1">6073. 3424341</text:p>
        <text:p text:style-name="P1">6074. 3424411</text:p>
        <text:p text:style-name="P1">6075. 3424412</text:p>
        <text:p text:style-name="P1">6076. 3424413</text:p>
        <text:p text:style-name="P1">6077. 3424414</text:p>
        <text:p text:style-name="P1">6078. 3424421</text:p>
        <text:p text:style-name="P1">6079. 3424431</text:p>
        <text:p text:style-name="P1">6080. 3424441</text:p>
        <text:p text:style-name="P1"><text:soft-page-break/>6081. 3431112</text:p>
        <text:p text:style-name="P1">6082. 3431121</text:p>
        <text:p text:style-name="P1">6083. 3431122</text:p>
        <text:p text:style-name="P1">6084. 3431123</text:p>
        <text:p text:style-name="P1">6085. 3431124</text:p>
        <text:p text:style-name="P1">6086. 3431132</text:p>
        <text:p text:style-name="P1">6087. 3431142</text:p>
        <text:p text:style-name="P1">6088. 3431211</text:p>
        <text:p text:style-name="P1">6089. 3431212</text:p>
        <text:p text:style-name="P1">6090. 3431213</text:p>
        <text:p text:style-name="P1">6091. 3431214</text:p>
        <text:p text:style-name="P1">6092. 3431221</text:p>
        <text:p text:style-name="P1">6093. 3431222</text:p>
        <text:p text:style-name="P1">6094. 3431223</text:p>
        <text:p text:style-name="P1">6095. 3431224</text:p>
        <text:p text:style-name="P1">6096. 3431231</text:p>
        <text:p text:style-name="P1">6097. 3431232</text:p>
        <text:p text:style-name="P1">6098. 3431233</text:p>
        <text:p text:style-name="P1">6099. 3431234</text:p>
        <text:p text:style-name="P1">6100. 3431241</text:p>
        <text:p text:style-name="P1">6101. 3431242</text:p>
        <text:p text:style-name="P1">6102. 3431243</text:p>
        <text:p text:style-name="P1">6103. 3431244</text:p>
        <text:p text:style-name="P1">6104. 3431312</text:p>
        <text:p text:style-name="P1">6105. 3431321</text:p>
        <text:p text:style-name="P1">6106. 3431322</text:p>
        <text:p text:style-name="P1">6107. 3431323</text:p>
        <text:p text:style-name="P1">6108. 3431324</text:p>
        <text:p text:style-name="P1">6109. 3431332</text:p>
        <text:p text:style-name="P1">6110. 3431342</text:p>
        <text:p text:style-name="P1">6111. 3431412</text:p>
        <text:p text:style-name="P1">6112. 3431421</text:p>
        <text:p text:style-name="P1">6113. 3431422</text:p>
        <text:p text:style-name="P1">6114. 3431423</text:p>
        <text:p text:style-name="P1">6115. 3431424</text:p>
        <text:p text:style-name="P1">6116. 3431432</text:p>
        <text:p text:style-name="P1">6117. 3431442</text:p>
        <text:p text:style-name="P1">6118. 3432111</text:p>
        <text:p text:style-name="P1">6119. 3432112</text:p>
        <text:p text:style-name="P1">6120. 3432113</text:p>
        <text:p text:style-name="P1">6121. 3432114</text:p>
        <text:p text:style-name="P1">6122. 3432121</text:p>
        <text:p text:style-name="P1">6123. 3432122</text:p>
        <text:p text:style-name="P1">6124. 3432123</text:p>
        <text:p text:style-name="P1">6125. 3432124</text:p>
        <text:p text:style-name="P1">6126. 3432131</text:p>
        <text:p text:style-name="P1">6127. 3432132</text:p>
        <text:p text:style-name="P1">6128. 3432133</text:p>
        <text:p text:style-name="P1">6129. 3432134</text:p>
        <text:p text:style-name="P1">6130. 3432141</text:p>
        <text:p text:style-name="P1">6131. 3432142</text:p>
        <text:p text:style-name="P1">6132. 3432143</text:p>
        <text:p text:style-name="P1">6133. 3432144</text:p>
        <text:p text:style-name="P1">6134. 3432211</text:p>
        <text:p text:style-name="P1">6135. 3432212</text:p>
        <text:p text:style-name="P1">6136. 3432213</text:p>
        <text:p text:style-name="P1">6137. 3432214</text:p>
        <text:p text:style-name="P1">6138. 3432221</text:p>
        <text:p text:style-name="P1">6139. 3432231</text:p>
        <text:p text:style-name="P1">6140. 3432241</text:p>
        <text:p text:style-name="P1">6141. 3432311</text:p>
        <text:p text:style-name="P1">6142. 3432312</text:p>
        <text:p text:style-name="P1">6143. 3432313</text:p>
        <text:p text:style-name="P1">6144. 3432314</text:p>
        <text:p text:style-name="P1">6145. 3432321</text:p>
        <text:p text:style-name="P1">6146. 3432331</text:p>
        <text:p text:style-name="P1">6147. 3432341</text:p>
        <text:p text:style-name="P1">6148. 3432411</text:p>
        <text:p text:style-name="P1">6149. 3432412</text:p>
        <text:p text:style-name="P1">6150. 3432413</text:p>
        <text:p text:style-name="P1">6151. 3432414</text:p>
        <text:p text:style-name="P1">6152. 3432421</text:p>
        <text:p text:style-name="P1">6153. 3432431</text:p>
        <text:p text:style-name="P1">6154. 3432441</text:p>
        <text:p text:style-name="P1">6155. 3433112</text:p>
        <text:p text:style-name="P1">6156. 3433121</text:p>
        <text:p text:style-name="P1">6157. 3433122</text:p>
        <text:p text:style-name="P1">6158. 3433123</text:p>
        <text:p text:style-name="P1">6159. 3433124</text:p>
        <text:p text:style-name="P1">6160. 3433132</text:p>
        <text:p text:style-name="P1">6161. 3433142</text:p>
        <text:p text:style-name="P1">6162. 3433211</text:p>
        <text:p text:style-name="P1">6163. 3433212</text:p>
        <text:p text:style-name="P1">6164. 3433213</text:p>
        <text:p text:style-name="P1">6165. 3433214</text:p>
        <text:p text:style-name="P1">6166. 3433221</text:p>
        <text:p text:style-name="P1">6167. 3433231</text:p>
        <text:p text:style-name="P1">6168. 3433241</text:p>
        <text:p text:style-name="P1">6169. 3433312</text:p>
        <text:p text:style-name="P1">6170. 3433321</text:p>
        <text:p text:style-name="P1">6171. 3433412</text:p>
        <text:p text:style-name="P1">6172. 3433421</text:p>
        <text:p text:style-name="P1">6173. 3434112</text:p>
        <text:p text:style-name="P1">6174. 3434121</text:p>
        <text:p text:style-name="P1">6175. 3434122</text:p>
        <text:p text:style-name="P1">6176. 3434123</text:p>
        <text:p text:style-name="P1">6177. 3434124</text:p>
        <text:p text:style-name="P1">6178. 3434132</text:p>
        <text:p text:style-name="P1">6179. 3434142</text:p>
        <text:p text:style-name="P1">6180. 3434211</text:p>
        <text:p text:style-name="P1">6181. 3434212</text:p>
        <text:p text:style-name="P1">6182. 3434213</text:p>
        <text:p text:style-name="P1">6183. 3434214</text:p>
        <text:p text:style-name="P1">6184. 3434221</text:p>
        <text:p text:style-name="P1">6185. 3434231</text:p>
        <text:p text:style-name="P1">6186. 3434241</text:p>
        <text:p text:style-name="P1">6187. 3434312</text:p>
        <text:p text:style-name="P1">6188. 3434321</text:p>
        <text:p text:style-name="P1">6189. 3434412</text:p>
        <text:p text:style-name="P1">6190. 3434421</text:p>
        <text:p text:style-name="P1">6191. 3441112</text:p>
        <text:p text:style-name="P1">6192. 3441121</text:p>
        <text:p text:style-name="P1">6193. 3441122</text:p>
        <text:p text:style-name="P1">6194. 3441123</text:p>
        <text:p text:style-name="P1">6195. 3441124</text:p>
        <text:p text:style-name="P1">6196. 3441132</text:p>
        <text:p text:style-name="P1">6197. 3441142</text:p>
        <text:p text:style-name="P1">6198. 3441211</text:p>
        <text:p text:style-name="P1">6199. 3441212</text:p>
        <text:p text:style-name="P1">6200. 3441213</text:p>
        <text:p text:style-name="P1">6201. 3441214</text:p>
        <text:p text:style-name="P1">6202. 3441221</text:p>
        <text:p text:style-name="P1">6203. 3441222</text:p>
        <text:p text:style-name="P1">6204. 3441223</text:p>
        <text:p text:style-name="P1">6205. 3441224</text:p>
        <text:p text:style-name="P1">6206. 3441231</text:p>
        <text:p text:style-name="P1">6207. 3441232</text:p>
        <text:p text:style-name="P1">6208. 3441233</text:p>
        <text:p text:style-name="P1">6209. 3441234</text:p>
        <text:p text:style-name="P1">6210. 3441241</text:p>
        <text:p text:style-name="P1">6211. 3441242</text:p>
        <text:p text:style-name="P1">6212. 3441243</text:p>
        <text:p text:style-name="P1">6213. 3441244</text:p>
        <text:p text:style-name="P1">6214. 3441312</text:p>
        <text:p text:style-name="P1">6215. 3441321</text:p>
        <text:p text:style-name="P1">6216. 3441322</text:p>
        <text:p text:style-name="P1">6217. 3441323</text:p>
        <text:p text:style-name="P1">6218. 3441324</text:p>
        <text:p text:style-name="P1">6219. 3441332</text:p>
        <text:p text:style-name="P1">6220. 3441342</text:p>
        <text:p text:style-name="P1">6221. 3441412</text:p>
        <text:p text:style-name="P1">6222. 3441421</text:p>
        <text:p text:style-name="P1">6223. 3441422</text:p>
        <text:p text:style-name="P1">6224. 3441423</text:p>
        <text:p text:style-name="P1">6225. 3441424</text:p>
        <text:p text:style-name="P1">6226. 3441432</text:p>
        <text:p text:style-name="P1">6227. 3441442</text:p>
        <text:p text:style-name="P1">6228. 3442111</text:p>
        <text:p text:style-name="P1">6229. 3442112</text:p>
        <text:p text:style-name="P1">6230. 3442113</text:p>
        <text:p text:style-name="P1">6231. 3442114</text:p>
        <text:p text:style-name="P1">6232. 3442121</text:p>
        <text:p text:style-name="P1">6233. 3442122</text:p>
        <text:p text:style-name="P1">6234. 3442123</text:p>
        <text:p text:style-name="P1">6235. 3442124</text:p>
        <text:p text:style-name="P1">6236. 3442131</text:p>
        <text:p text:style-name="P1">6237. 3442132</text:p>
        <text:p text:style-name="P1">6238. 3442133</text:p>
        <text:p text:style-name="P1">6239. 3442134</text:p>
        <text:p text:style-name="P1">6240. 3442141</text:p>
        <text:p text:style-name="P1">6241. 3442142</text:p>
        <text:p text:style-name="P1">6242. 3442143</text:p>
        <text:p text:style-name="P1">6243. 3442144</text:p>
        <text:p text:style-name="P1">6244. 3442211</text:p>
        <text:p text:style-name="P1">6245. 3442212</text:p>
        <text:p text:style-name="P1">6246. 3442213</text:p>
        <text:p text:style-name="P1">6247. 3442214</text:p>
        <text:p text:style-name="P1">6248. 3442221</text:p>
        <text:p text:style-name="P1">6249. 3442231</text:p>
        <text:p text:style-name="P1">6250. 3442241</text:p>
        <text:p text:style-name="P1">6251. 3442311</text:p>
        <text:p text:style-name="P1">6252. 3442312</text:p>
        <text:p text:style-name="P1">6253. 3442313</text:p>
        <text:p text:style-name="P1">6254. 3442314</text:p>
        <text:p text:style-name="P1">6255. 3442321</text:p>
        <text:p text:style-name="P1">6256. 3442331</text:p>
        <text:p text:style-name="P1">6257. 3442341</text:p>
        <text:p text:style-name="P1">6258. 3442411</text:p>
        <text:p text:style-name="P1">6259. 3442412</text:p>
        <text:p text:style-name="P1">6260. 3442413</text:p>
        <text:p text:style-name="P1">6261. 3442414</text:p>
        <text:p text:style-name="P1">6262. 3442421</text:p>
        <text:p text:style-name="P1">6263. 3442431</text:p>
        <text:p text:style-name="P1">6264. 3442441</text:p>
        <text:p text:style-name="P1">6265. 3443112</text:p>
        <text:p text:style-name="P1">6266. 3443121</text:p>
        <text:p text:style-name="P1">6267. 3443122</text:p>
        <text:p text:style-name="P1">6268. 3443123</text:p>
        <text:p text:style-name="P1">6269. 3443124</text:p>
        <text:p text:style-name="P1">6270. 3443132</text:p>
        <text:p text:style-name="P1">6271. 3443142</text:p>
        <text:p text:style-name="P1">6272. 3443211</text:p>
        <text:p text:style-name="P1">6273. 3443212</text:p>
        <text:p text:style-name="P1">6274. 3443213</text:p>
        <text:p text:style-name="P1">6275. 3443214</text:p>
        <text:p text:style-name="P1">6276. 3443221</text:p>
        <text:p text:style-name="P1"><text:soft-page-break/>6277. 3443231</text:p>
        <text:p text:style-name="P1">6278. 3443241</text:p>
        <text:p text:style-name="P1">6279. 3443312</text:p>
        <text:p text:style-name="P1">6280. 3443321</text:p>
        <text:p text:style-name="P1">6281. 3443412</text:p>
        <text:p text:style-name="P1">6282. 3443421</text:p>
        <text:p text:style-name="P1">6283. 3444112</text:p>
        <text:p text:style-name="P1">6284. 3444121</text:p>
        <text:p text:style-name="P1">6285. 3444122</text:p>
        <text:p text:style-name="P1">6286. 3444123</text:p>
        <text:p text:style-name="P1">6287. 3444124</text:p>
        <text:p text:style-name="P1">6288. 3444132</text:p>
        <text:p text:style-name="P1">6289. 3444142</text:p>
        <text:p text:style-name="P1">6290. 3444211</text:p>
        <text:p text:style-name="P1">6291. 3444212</text:p>
        <text:p text:style-name="P1">6292. 3444213</text:p>
        <text:p text:style-name="P1">6293. 3444214</text:p>
        <text:p text:style-name="P1">6294. 3444221</text:p>
        <text:p text:style-name="P1">6295. 3444231</text:p>
        <text:p text:style-name="P1">6296. 3444241</text:p>
        <text:p text:style-name="P1">6297. 3444312</text:p>
        <text:p text:style-name="P1">6298. 3444321</text:p>
        <text:p text:style-name="P1">6299. 3444412</text:p>
        <text:p text:style-name="P1">6300. 3444421</text:p>
        <text:p text:style-name="P1">6301. 4111123</text:p>
        <text:p text:style-name="P1">6302. 4111132</text:p>
        <text:p text:style-name="P1">6303. 4111213</text:p>
        <text:p text:style-name="P1">6304. 4111223</text:p>
        <text:p text:style-name="P1">6305. 4111231</text:p>
        <text:p text:style-name="P1">6306. 4111232</text:p>
        <text:p text:style-name="P1">6307. 4111233</text:p>
        <text:p text:style-name="P1">6308. 4111234</text:p>
        <text:p text:style-name="P1">6309. 4111243</text:p>
        <text:p text:style-name="P1">6310. 4111312</text:p>
        <text:p text:style-name="P1">6311. 4111321</text:p>
        <text:p text:style-name="P1">6312. 4111322</text:p>
        <text:p text:style-name="P1">6313. 4111323</text:p>
        <text:p text:style-name="P1">6314. 4111324</text:p>
        <text:p text:style-name="P1">6315. 4111332</text:p>
        <text:p text:style-name="P1">6316. 4111342</text:p>
        <text:p text:style-name="P1">6317. 4111423</text:p>
        <text:p text:style-name="P1">6318. 4111432</text:p>
        <text:p text:style-name="P1">6319. 4112113</text:p>
        <text:p text:style-name="P1">6320. 4112123</text:p>
        <text:p text:style-name="P1">6321. 4112131</text:p>
        <text:p text:style-name="P1">6322. 4112132</text:p>
        <text:p text:style-name="P1">6323. 4112133</text:p>
        <text:p text:style-name="P1">6324. 4112134</text:p>
        <text:p text:style-name="P1">6325. 4112143</text:p>
        <text:p text:style-name="P1">6326. 4112213</text:p>
        <text:p text:style-name="P1">6327. 4112223</text:p>
        <text:p text:style-name="P1">6328. 4112231</text:p>
        <text:p text:style-name="P1">6329. 4112232</text:p>
        <text:p text:style-name="P1">6330. 4112233</text:p>
        <text:p text:style-name="P1">6331. 4112234</text:p>
        <text:p text:style-name="P1">6332. 4112243</text:p>
        <text:p text:style-name="P1">6333. 4112311</text:p>
        <text:p text:style-name="P1">6334. 4112312</text:p>
        <text:p text:style-name="P1">6335. 4112313</text:p>
        <text:p text:style-name="P1">6336. 4112314</text:p>
        <text:p text:style-name="P1">6337. 4112321</text:p>
        <text:p text:style-name="P1">6338. 4112322</text:p>
        <text:p text:style-name="P1">6339. 4112323</text:p>
        <text:p text:style-name="P1">6340. 4112324</text:p>
        <text:p text:style-name="P1">6341. 4112331</text:p>
        <text:p text:style-name="P1">6342. 4112332</text:p>
        <text:p text:style-name="P1">6343. 4112333</text:p>
        <text:p text:style-name="P1">6344. 4112334</text:p>
        <text:p text:style-name="P1">6345. 4112341</text:p>
        <text:p text:style-name="P1">6346. 4112342</text:p>
        <text:p text:style-name="P1">6347. 4112343</text:p>
        <text:p text:style-name="P1">6348. 4112344</text:p>
        <text:p text:style-name="P1">6349. 4112413</text:p>
        <text:p text:style-name="P1">6350. 4112423</text:p>
        <text:p text:style-name="P1">6351. 4112431</text:p>
        <text:p text:style-name="P1">6352. 4112432</text:p>
        <text:p text:style-name="P1">6353. 4112433</text:p>
        <text:p text:style-name="P1">6354. 4112434</text:p>
        <text:p text:style-name="P1">6355. 4112443</text:p>
        <text:p text:style-name="P1">6356. 4113112</text:p>
        <text:p text:style-name="P1">6357. 4113121</text:p>
        <text:p text:style-name="P1">6358. 4113122</text:p>
        <text:p text:style-name="P1">6359. 4113123</text:p>
        <text:p text:style-name="P1">6360. 4113124</text:p>
        <text:p text:style-name="P1">6361. 4113132</text:p>
        <text:p text:style-name="P1">6362. 4113142</text:p>
        <text:p text:style-name="P1">6363. 4113211</text:p>
        <text:p text:style-name="P1">6364. 4113212</text:p>
        <text:p text:style-name="P1">6365. 4113213</text:p>
        <text:p text:style-name="P1">6366. 4113214</text:p>
        <text:p text:style-name="P1">6367. 4113221</text:p>
        <text:p text:style-name="P1">6368. 4113222</text:p>
        <text:p text:style-name="P1">6369. 4113223</text:p>
        <text:p text:style-name="P1">6370. 4113224</text:p>
        <text:p text:style-name="P1">6371. 4113231</text:p>
        <text:p text:style-name="P1">6372. 4113232</text:p>
        <text:p text:style-name="P1">6373. 4113233</text:p>
        <text:p text:style-name="P1">6374. 4113234</text:p>
        <text:p text:style-name="P1">6375. 4113241</text:p>
        <text:p text:style-name="P1">6376. 4113242</text:p>
        <text:p text:style-name="P1">6377. 4113243</text:p>
        <text:p text:style-name="P1">6378. 4113244</text:p>
        <text:p text:style-name="P1">6379. 4113312</text:p>
        <text:p text:style-name="P1">6380. 4113321</text:p>
        <text:p text:style-name="P1">6381. 4113322</text:p>
        <text:p text:style-name="P1">6382. 4113323</text:p>
        <text:p text:style-name="P1">6383. 4113324</text:p>
        <text:p text:style-name="P1">6384. 4113332</text:p>
        <text:p text:style-name="P1">6385. 4113342</text:p>
        <text:p text:style-name="P1">6386. 4113412</text:p>
        <text:p text:style-name="P1">6387. 4113421</text:p>
        <text:p text:style-name="P1">6388. 4113422</text:p>
        <text:p text:style-name="P1">6389. 4113423</text:p>
        <text:p text:style-name="P1">6390. 4113424</text:p>
        <text:p text:style-name="P1">6391. 4113432</text:p>
        <text:p text:style-name="P1">6392. 4113442</text:p>
        <text:p text:style-name="P1">6393. 4114123</text:p>
        <text:p text:style-name="P1">6394. 4114132</text:p>
        <text:p text:style-name="P1">6395. 4114213</text:p>
        <text:p text:style-name="P1">6396. 4114223</text:p>
        <text:p text:style-name="P1">6397. 4114231</text:p>
        <text:p text:style-name="P1">6398. 4114232</text:p>
        <text:p text:style-name="P1">6399. 4114233</text:p>
        <text:p text:style-name="P1">6400. 4114234</text:p>
        <text:p text:style-name="P1">6401. 4114243</text:p>
        <text:p text:style-name="P1">6402. 4114312</text:p>
        <text:p text:style-name="P1">6403. 4114321</text:p>
        <text:p text:style-name="P1">6404. 4114322</text:p>
        <text:p text:style-name="P1">6405. 4114323</text:p>
        <text:p text:style-name="P1">6406. 4114324</text:p>
        <text:p text:style-name="P1">6407. 4114332</text:p>
        <text:p text:style-name="P1">6408. 4114342</text:p>
        <text:p text:style-name="P1">6409. 4114423</text:p>
        <text:p text:style-name="P1">6410. 4114432</text:p>
        <text:p text:style-name="P1">6411. 4121113</text:p>
        <text:p text:style-name="P1">6412. 4121123</text:p>
        <text:p text:style-name="P1">6413. 4121131</text:p>
        <text:p text:style-name="P1">6414. 4121132</text:p>
        <text:p text:style-name="P1">6415. 4121133</text:p>
        <text:p text:style-name="P1">6416. 4121134</text:p>
        <text:p text:style-name="P1">6417. 4121143</text:p>
        <text:p text:style-name="P1">6418. 4121213</text:p>
        <text:p text:style-name="P1">6419. 4121223</text:p>
        <text:p text:style-name="P1">6420. 4121231</text:p>
        <text:p text:style-name="P1">6421. 4121232</text:p>
        <text:p text:style-name="P1">6422. 4121233</text:p>
        <text:p text:style-name="P1">6423. 4121234</text:p>
        <text:p text:style-name="P1">6424. 4121243</text:p>
        <text:p text:style-name="P1">6425. 4121311</text:p>
        <text:p text:style-name="P1">6426. 4121312</text:p>
        <text:p text:style-name="P1">6427. 4121313</text:p>
        <text:p text:style-name="P1">6428. 4121314</text:p>
        <text:p text:style-name="P1">6429. 4121321</text:p>
        <text:p text:style-name="P1">6430. 4121322</text:p>
        <text:p text:style-name="P1">6431. 4121323</text:p>
        <text:p text:style-name="P1">6432. 4121324</text:p>
        <text:p text:style-name="P1">6433. 4121331</text:p>
        <text:p text:style-name="P1">6434. 4121332</text:p>
        <text:p text:style-name="P1">6435. 4121333</text:p>
        <text:p text:style-name="P1">6436. 4121334</text:p>
        <text:p text:style-name="P1">6437. 4121341</text:p>
        <text:p text:style-name="P1">6438. 4121342</text:p>
        <text:p text:style-name="P1">6439. 4121343</text:p>
        <text:p text:style-name="P1">6440. 4121344</text:p>
        <text:p text:style-name="P1">6441. 4121413</text:p>
        <text:p text:style-name="P1">6442. 4121423</text:p>
        <text:p text:style-name="P1">6443. 4121431</text:p>
        <text:p text:style-name="P1">6444. 4121432</text:p>
        <text:p text:style-name="P1">6445. 4121433</text:p>
        <text:p text:style-name="P1">6446. 4121434</text:p>
        <text:p text:style-name="P1">6447. 4121443</text:p>
        <text:p text:style-name="P1">6448. 4122113</text:p>
        <text:p text:style-name="P1">6449. 4122123</text:p>
        <text:p text:style-name="P1">6450. 4122131</text:p>
        <text:p text:style-name="P1">6451. 4122132</text:p>
        <text:p text:style-name="P1">6452. 4122133</text:p>
        <text:p text:style-name="P1">6453. 4122134</text:p>
        <text:p text:style-name="P1">6454. 4122143</text:p>
        <text:p text:style-name="P1">6455. 4122213</text:p>
        <text:p text:style-name="P1">6456. 4122223</text:p>
        <text:p text:style-name="P1">6457. 4122231</text:p>
        <text:p text:style-name="P1">6458. 4122232</text:p>
        <text:p text:style-name="P1">6459. 4122233</text:p>
        <text:p text:style-name="P1">6460. 4122234</text:p>
        <text:p text:style-name="P1">6461. 4122243</text:p>
        <text:p text:style-name="P1">6462. 4122311</text:p>
        <text:p text:style-name="P1">6463. 4122312</text:p>
        <text:p text:style-name="P1">6464. 4122313</text:p>
        <text:p text:style-name="P1">6465. 4122314</text:p>
        <text:p text:style-name="P1">6466. 4122321</text:p>
        <text:p text:style-name="P1">6467. 4122322</text:p>
        <text:p text:style-name="P1">6468. 4122323</text:p>
        <text:p text:style-name="P1">6469. 4122324</text:p>
        <text:p text:style-name="P1">6470. 4122331</text:p>
        <text:p text:style-name="P1">6471. 4122332</text:p>
        <text:p text:style-name="P1">6472. 4122333</text:p>
        <text:p text:style-name="P1"><text:soft-page-break/>6473. 4122334</text:p>
        <text:p text:style-name="P1">6474. 4122341</text:p>
        <text:p text:style-name="P1">6475. 4122342</text:p>
        <text:p text:style-name="P1">6476. 4122343</text:p>
        <text:p text:style-name="P1">6477. 4122344</text:p>
        <text:p text:style-name="P1">6478. 4122413</text:p>
        <text:p text:style-name="P1">6479. 4122423</text:p>
        <text:p text:style-name="P1">6480. 4122431</text:p>
        <text:p text:style-name="P1">6481. 4122432</text:p>
        <text:p text:style-name="P1">6482. 4122433</text:p>
        <text:p text:style-name="P1">6483. 4122434</text:p>
        <text:p text:style-name="P1">6484. 4122443</text:p>
        <text:p text:style-name="P1">6485. 4123111</text:p>
        <text:p text:style-name="P1">6486. 4123112</text:p>
        <text:p text:style-name="P1">6487. 4123113</text:p>
        <text:p text:style-name="P1">6488. 4123114</text:p>
        <text:p text:style-name="P1">6489. 4123121</text:p>
        <text:p text:style-name="P1">6490. 4123122</text:p>
        <text:p text:style-name="P1">6491. 4123123</text:p>
        <text:p text:style-name="P1">6492. 4123124</text:p>
        <text:p text:style-name="P1">6493. 4123131</text:p>
        <text:p text:style-name="P1">6494. 4123132</text:p>
        <text:p text:style-name="P1">6495. 4123133</text:p>
        <text:p text:style-name="P1">6496. 4123134</text:p>
        <text:p text:style-name="P1">6497. 4123141</text:p>
        <text:p text:style-name="P1">6498. 4123142</text:p>
        <text:p text:style-name="P1">6499. 4123143</text:p>
        <text:p text:style-name="P1">6500. 4123144</text:p>
        <text:p text:style-name="P1">6501. 4123211</text:p>
        <text:p text:style-name="P1">6502. 4123212</text:p>
        <text:p text:style-name="P1">6503. 4123213</text:p>
        <text:p text:style-name="P1">6504. 4123214</text:p>
        <text:p text:style-name="P1">6505. 4123221</text:p>
        <text:p text:style-name="P1">6506. 4123222</text:p>
        <text:p text:style-name="P1">6507. 4123223</text:p>
        <text:p text:style-name="P1">6508. 4123224</text:p>
        <text:p text:style-name="P1">6509. 4123231</text:p>
        <text:p text:style-name="P1">6510. 4123232</text:p>
        <text:p text:style-name="P1">6511. 4123233</text:p>
        <text:p text:style-name="P1">6512. 4123234</text:p>
        <text:p text:style-name="P1">6513. 4123241</text:p>
        <text:p text:style-name="P1">6514. 4123242</text:p>
        <text:p text:style-name="P1">6515. 4123243</text:p>
        <text:p text:style-name="P1">6516. 4123244</text:p>
        <text:p text:style-name="P1">6517. 4123311</text:p>
        <text:p text:style-name="P1">6518. 4123312</text:p>
        <text:p text:style-name="P1">6519. 4123313</text:p>
        <text:p text:style-name="P1">6520. 4123314</text:p>
        <text:p text:style-name="P1">6521. 4123321</text:p>
        <text:p text:style-name="P1">6522. 4123322</text:p>
        <text:p text:style-name="P1">6523. 4123323</text:p>
        <text:p text:style-name="P1">6524. 4123324</text:p>
        <text:p text:style-name="P1">6525. 4123331</text:p>
        <text:p text:style-name="P1">6526. 4123332</text:p>
        <text:p text:style-name="P1">6527. 4123333</text:p>
        <text:p text:style-name="P1">6528. 4123334</text:p>
        <text:p text:style-name="P1">6529. 4123341</text:p>
        <text:p text:style-name="P1">6530. 4123342</text:p>
        <text:p text:style-name="P1">6531. 4123343</text:p>
        <text:p text:style-name="P1">6532. 4123344</text:p>
        <text:p text:style-name="P1">6533. 4123411</text:p>
        <text:p text:style-name="P1">6534. 4123412</text:p>
        <text:p text:style-name="P1">6535. 4123413</text:p>
        <text:p text:style-name="P1">6536. 4123414</text:p>
        <text:p text:style-name="P1">6537. 4123421</text:p>
        <text:p text:style-name="P1">6538. 4123422</text:p>
        <text:p text:style-name="P1">6539. 4123423</text:p>
        <text:p text:style-name="P1">6540. 4123424</text:p>
        <text:p text:style-name="P1">6541. 4123431</text:p>
        <text:p text:style-name="P1">6542. 4123432</text:p>
        <text:p text:style-name="P1">6543. 4123433</text:p>
        <text:p text:style-name="P1">6544. 4123434</text:p>
        <text:p text:style-name="P1">6545. 4123441</text:p>
        <text:p text:style-name="P1">6546. 4123442</text:p>
        <text:p text:style-name="P1">6547. 4123443</text:p>
        <text:p text:style-name="P1">6548. 4123444</text:p>
        <text:p text:style-name="P1">6549. 4124113</text:p>
        <text:p text:style-name="P1">6550. 4124123</text:p>
        <text:p text:style-name="P1">6551. 4124131</text:p>
        <text:p text:style-name="P1">6552. 4124132</text:p>
        <text:p text:style-name="P1">6553. 4124133</text:p>
        <text:p text:style-name="P1">6554. 4124134</text:p>
        <text:p text:style-name="P1">6555. 4124143</text:p>
        <text:p text:style-name="P1">6556. 4124213</text:p>
        <text:p text:style-name="P1">6557. 4124223</text:p>
        <text:p text:style-name="P1">6558. 4124231</text:p>
        <text:p text:style-name="P1">6559. 4124232</text:p>
        <text:p text:style-name="P1">6560. 4124233</text:p>
        <text:p text:style-name="P1">6561. 4124234</text:p>
        <text:p text:style-name="P1">6562. 4124243</text:p>
        <text:p text:style-name="P1">6563. 4124311</text:p>
        <text:p text:style-name="P1">6564. 4124312</text:p>
        <text:p text:style-name="P1">6565. 4124313</text:p>
        <text:p text:style-name="P1">6566. 4124314</text:p>
        <text:p text:style-name="P1">6567. 4124321</text:p>
        <text:p text:style-name="P1">6568. 4124322</text:p>
        <text:p text:style-name="P1">6569. 4124323</text:p>
        <text:p text:style-name="P1">6570. 4124324</text:p>
        <text:p text:style-name="P1">6571. 4124331</text:p>
        <text:p text:style-name="P1">6572. 4124332</text:p>
        <text:p text:style-name="P1">6573. 4124333</text:p>
        <text:p text:style-name="P1">6574. 4124334</text:p>
        <text:p text:style-name="P1">6575. 4124341</text:p>
        <text:p text:style-name="P1">6576. 4124342</text:p>
        <text:p text:style-name="P1">6577. 4124343</text:p>
        <text:p text:style-name="P1">6578. 4124344</text:p>
        <text:p text:style-name="P1">6579. 4124413</text:p>
        <text:p text:style-name="P1">6580. 4124423</text:p>
        <text:p text:style-name="P1">6581. 4124431</text:p>
        <text:p text:style-name="P1">6582. 4124432</text:p>
        <text:p text:style-name="P1">6583. 4124433</text:p>
        <text:p text:style-name="P1">6584. 4124434</text:p>
        <text:p text:style-name="P1">6585. 4124443</text:p>
        <text:p text:style-name="P1">6586. 4131112</text:p>
        <text:p text:style-name="P1">6587. 4131121</text:p>
        <text:p text:style-name="P1">6588. 4131122</text:p>
        <text:p text:style-name="P1">6589. 4131123</text:p>
        <text:p text:style-name="P1">6590. 4131124</text:p>
        <text:p text:style-name="P1">6591. 4131132</text:p>
        <text:p text:style-name="P1">6592. 4131142</text:p>
        <text:p text:style-name="P1">6593. 4131211</text:p>
        <text:p text:style-name="P1">6594. 4131212</text:p>
        <text:p text:style-name="P1">6595. 4131213</text:p>
        <text:p text:style-name="P1">6596. 4131214</text:p>
        <text:p text:style-name="P1">6597. 4131221</text:p>
        <text:p text:style-name="P1">6598. 4131222</text:p>
        <text:p text:style-name="P1">6599. 4131223</text:p>
        <text:p text:style-name="P1">6600. 4131224</text:p>
        <text:p text:style-name="P1">6601. 4131231</text:p>
        <text:p text:style-name="P1">6602. 4131232</text:p>
        <text:p text:style-name="P1">6603. 4131233</text:p>
        <text:p text:style-name="P1">6604. 4131234</text:p>
        <text:p text:style-name="P1">6605. 4131241</text:p>
        <text:p text:style-name="P1">6606. 4131242</text:p>
        <text:p text:style-name="P1">6607. 4131243</text:p>
        <text:p text:style-name="P1">6608. 4131244</text:p>
        <text:p text:style-name="P1">6609. 4131312</text:p>
        <text:p text:style-name="P1">6610. 4131321</text:p>
        <text:p text:style-name="P1">6611. 4131322</text:p>
        <text:p text:style-name="P1">6612. 4131323</text:p>
        <text:p text:style-name="P1">6613. 4131324</text:p>
        <text:p text:style-name="P1">6614. 4131332</text:p>
        <text:p text:style-name="P1">6615. 4131342</text:p>
        <text:p text:style-name="P1">6616. 4131412</text:p>
        <text:p text:style-name="P1">6617. 4131421</text:p>
        <text:p text:style-name="P1">6618. 4131422</text:p>
        <text:p text:style-name="P1">6619. 4131423</text:p>
        <text:p text:style-name="P1">6620. 4131424</text:p>
        <text:p text:style-name="P1">6621. 4131432</text:p>
        <text:p text:style-name="P1">6622. 4131442</text:p>
        <text:p text:style-name="P1">6623. 4132111</text:p>
        <text:p text:style-name="P1">6624. 4132112</text:p>
        <text:p text:style-name="P1">6625. 4132113</text:p>
        <text:p text:style-name="P1">6626. 4132114</text:p>
        <text:p text:style-name="P1">6627. 4132121</text:p>
        <text:p text:style-name="P1">6628. 4132122</text:p>
        <text:p text:style-name="P1">6629. 4132123</text:p>
        <text:p text:style-name="P1">6630. 4132124</text:p>
        <text:p text:style-name="P1">6631. 4132131</text:p>
        <text:p text:style-name="P1">6632. 4132132</text:p>
        <text:p text:style-name="P1">6633. 4132133</text:p>
        <text:p text:style-name="P1">6634. 4132134</text:p>
        <text:p text:style-name="P1">6635. 4132141</text:p>
        <text:p text:style-name="P1">6636. 4132142</text:p>
        <text:p text:style-name="P1">6637. 4132143</text:p>
        <text:p text:style-name="P1">6638. 4132144</text:p>
        <text:p text:style-name="P1">6639. 4132211</text:p>
        <text:p text:style-name="P1">6640. 4132212</text:p>
        <text:p text:style-name="P1">6641. 4132213</text:p>
        <text:p text:style-name="P1">6642. 4132214</text:p>
        <text:p text:style-name="P1">6643. 4132221</text:p>
        <text:p text:style-name="P1">6644. 4132222</text:p>
        <text:p text:style-name="P1">6645. 4132223</text:p>
        <text:p text:style-name="P1">6646. 4132224</text:p>
        <text:p text:style-name="P1">6647. 4132231</text:p>
        <text:p text:style-name="P1">6648. 4132232</text:p>
        <text:p text:style-name="P1">6649. 4132233</text:p>
        <text:p text:style-name="P1">6650. 4132234</text:p>
        <text:p text:style-name="P1">6651. 4132241</text:p>
        <text:p text:style-name="P1">6652. 4132242</text:p>
        <text:p text:style-name="P1">6653. 4132243</text:p>
        <text:p text:style-name="P1">6654. 4132244</text:p>
        <text:p text:style-name="P1">6655. 4132311</text:p>
        <text:p text:style-name="P1">6656. 4132312</text:p>
        <text:p text:style-name="P1">6657. 4132313</text:p>
        <text:p text:style-name="P1">6658. 4132314</text:p>
        <text:p text:style-name="P1">6659. 4132321</text:p>
        <text:p text:style-name="P1">6660. 4132322</text:p>
        <text:p text:style-name="P1">6661. 4132323</text:p>
        <text:p text:style-name="P1">6662. 4132324</text:p>
        <text:p text:style-name="P1">6663. 4132331</text:p>
        <text:p text:style-name="P1">6664. 4132332</text:p>
        <text:p text:style-name="P1">6665. 4132333</text:p>
        <text:p text:style-name="P1">6666. 4132334</text:p>
        <text:p text:style-name="P1">6667. 4132341</text:p>
        <text:p text:style-name="P1">6668. 4132342</text:p>
        <text:p text:style-name="P1"><text:soft-page-break/>6669. 4132343</text:p>
        <text:p text:style-name="P1">6670. 4132344</text:p>
        <text:p text:style-name="P1">6671. 4132411</text:p>
        <text:p text:style-name="P1">6672. 4132412</text:p>
        <text:p text:style-name="P1">6673. 4132413</text:p>
        <text:p text:style-name="P1">6674. 4132414</text:p>
        <text:p text:style-name="P1">6675. 4132421</text:p>
        <text:p text:style-name="P1">6676. 4132422</text:p>
        <text:p text:style-name="P1">6677. 4132423</text:p>
        <text:p text:style-name="P1">6678. 4132424</text:p>
        <text:p text:style-name="P1">6679. 4132431</text:p>
        <text:p text:style-name="P1">6680. 4132432</text:p>
        <text:p text:style-name="P1">6681. 4132433</text:p>
        <text:p text:style-name="P1">6682. 4132434</text:p>
        <text:p text:style-name="P1">6683. 4132441</text:p>
        <text:p text:style-name="P1">6684. 4132442</text:p>
        <text:p text:style-name="P1">6685. 4132443</text:p>
        <text:p text:style-name="P1">6686. 4132444</text:p>
        <text:p text:style-name="P1">6687. 4133112</text:p>
        <text:p text:style-name="P1">6688. 4133121</text:p>
        <text:p text:style-name="P1">6689. 4133122</text:p>
        <text:p text:style-name="P1">6690. 4133123</text:p>
        <text:p text:style-name="P1">6691. 4133124</text:p>
        <text:p text:style-name="P1">6692. 4133132</text:p>
        <text:p text:style-name="P1">6693. 4133142</text:p>
        <text:p text:style-name="P1">6694. 4133211</text:p>
        <text:p text:style-name="P1">6695. 4133212</text:p>
        <text:p text:style-name="P1">6696. 4133213</text:p>
        <text:p text:style-name="P1">6697. 4133214</text:p>
        <text:p text:style-name="P1">6698. 4133221</text:p>
        <text:p text:style-name="P1">6699. 4133222</text:p>
        <text:p text:style-name="P1">6700. 4133223</text:p>
        <text:p text:style-name="P1">6701. 4133224</text:p>
        <text:p text:style-name="P1">6702. 4133231</text:p>
        <text:p text:style-name="P1">6703. 4133232</text:p>
        <text:p text:style-name="P1">6704. 4133233</text:p>
        <text:p text:style-name="P1">6705. 4133234</text:p>
        <text:p text:style-name="P1">6706. 4133241</text:p>
        <text:p text:style-name="P1">6707. 4133242</text:p>
        <text:p text:style-name="P1">6708. 4133243</text:p>
        <text:p text:style-name="P1">6709. 4133244</text:p>
        <text:p text:style-name="P1">6710. 4133312</text:p>
        <text:p text:style-name="P1">6711. 4133321</text:p>
        <text:p text:style-name="P1">6712. 4133322</text:p>
        <text:p text:style-name="P1">6713. 4133323</text:p>
        <text:p text:style-name="P1">6714. 4133324</text:p>
        <text:p text:style-name="P1">6715. 4133332</text:p>
        <text:p text:style-name="P1">6716. 4133342</text:p>
        <text:p text:style-name="P1">6717. 4133412</text:p>
        <text:p text:style-name="P1">6718. 4133421</text:p>
        <text:p text:style-name="P1">6719. 4133422</text:p>
        <text:p text:style-name="P1">6720. 4133423</text:p>
        <text:p text:style-name="P1">6721. 4133424</text:p>
        <text:p text:style-name="P1">6722. 4133432</text:p>
        <text:p text:style-name="P1">6723. 4133442</text:p>
        <text:p text:style-name="P1">6724. 4134112</text:p>
        <text:p text:style-name="P1">6725. 4134121</text:p>
        <text:p text:style-name="P1">6726. 4134122</text:p>
        <text:p text:style-name="P1">6727. 4134123</text:p>
        <text:p text:style-name="P1">6728. 4134124</text:p>
        <text:p text:style-name="P1">6729. 4134132</text:p>
        <text:p text:style-name="P1">6730. 4134142</text:p>
        <text:p text:style-name="P1">6731. 4134211</text:p>
        <text:p text:style-name="P1">6732. 4134212</text:p>
        <text:p text:style-name="P1">6733. 4134213</text:p>
        <text:p text:style-name="P1">6734. 4134214</text:p>
        <text:p text:style-name="P1">6735. 4134221</text:p>
        <text:p text:style-name="P1">6736. 4134222</text:p>
        <text:p text:style-name="P1">6737. 4134223</text:p>
        <text:p text:style-name="P1">6738. 4134224</text:p>
        <text:p text:style-name="P1">6739. 4134231</text:p>
        <text:p text:style-name="P1">6740. 4134232</text:p>
        <text:p text:style-name="P1">6741. 4134233</text:p>
        <text:p text:style-name="P1">6742. 4134234</text:p>
        <text:p text:style-name="P1">6743. 4134241</text:p>
        <text:p text:style-name="P1">6744. 4134242</text:p>
        <text:p text:style-name="P1">6745. 4134243</text:p>
        <text:p text:style-name="P1">6746. 4134244</text:p>
        <text:p text:style-name="P1">6747. 4134312</text:p>
        <text:p text:style-name="P1">6748. 4134321</text:p>
        <text:p text:style-name="P1">6749. 4134322</text:p>
        <text:p text:style-name="P1">6750. 4134323</text:p>
        <text:p text:style-name="P1">6751. 4134324</text:p>
        <text:p text:style-name="P1">6752. 4134332</text:p>
        <text:p text:style-name="P1">6753. 4134342</text:p>
        <text:p text:style-name="P1">6754. 4134412</text:p>
        <text:p text:style-name="P1">6755. 4134421</text:p>
        <text:p text:style-name="P1">6756. 4134422</text:p>
        <text:p text:style-name="P1">6757. 4134423</text:p>
        <text:p text:style-name="P1">6758. 4134424</text:p>
        <text:p text:style-name="P1">6759. 4134432</text:p>
        <text:p text:style-name="P1">6760. 4134442</text:p>
        <text:p text:style-name="P1">6761. 4141123</text:p>
        <text:p text:style-name="P1">6762. 4141132</text:p>
        <text:p text:style-name="P1">6763. 4141213</text:p>
        <text:p text:style-name="P1">6764. 4141223</text:p>
        <text:p text:style-name="P1">6765. 4141231</text:p>
        <text:p text:style-name="P1">6766. 4141232</text:p>
        <text:p text:style-name="P1">6767. 4141233</text:p>
        <text:p text:style-name="P1">6768. 4141234</text:p>
        <text:p text:style-name="P1">6769. 4141243</text:p>
        <text:p text:style-name="P1">6770. 4141312</text:p>
        <text:p text:style-name="P1">6771. 4141321</text:p>
        <text:p text:style-name="P1">6772. 4141322</text:p>
        <text:p text:style-name="P1">6773. 4141323</text:p>
        <text:p text:style-name="P1">6774. 4141324</text:p>
        <text:p text:style-name="P1">6775. 4141332</text:p>
        <text:p text:style-name="P1">6776. 4141342</text:p>
        <text:p text:style-name="P1">6777. 4141423</text:p>
        <text:p text:style-name="P1">6778. 4141432</text:p>
        <text:p text:style-name="P1">6779. 4142113</text:p>
        <text:p text:style-name="P1">6780. 4142123</text:p>
        <text:p text:style-name="P1">6781. 4142131</text:p>
        <text:p text:style-name="P1">6782. 4142132</text:p>
        <text:p text:style-name="P1">6783. 4142133</text:p>
        <text:p text:style-name="P1">6784. 4142134</text:p>
        <text:p text:style-name="P1">6785. 4142143</text:p>
        <text:p text:style-name="P1">6786. 4142213</text:p>
        <text:p text:style-name="P1">6787. 4142223</text:p>
        <text:p text:style-name="P1">6788. 4142231</text:p>
        <text:p text:style-name="P1">6789. 4142232</text:p>
        <text:p text:style-name="P1">6790. 4142233</text:p>
        <text:p text:style-name="P1">6791. 4142234</text:p>
        <text:p text:style-name="P1">6792. 4142243</text:p>
        <text:p text:style-name="P1">6793. 4142311</text:p>
        <text:p text:style-name="P1">6794. 4142312</text:p>
        <text:p text:style-name="P1">6795. 4142313</text:p>
        <text:p text:style-name="P1">6796. 4142314</text:p>
        <text:p text:style-name="P1">6797. 4142321</text:p>
        <text:p text:style-name="P1">6798. 4142322</text:p>
        <text:p text:style-name="P1">6799. 4142323</text:p>
        <text:p text:style-name="P1">6800. 4142324</text:p>
        <text:p text:style-name="P1">6801. 4142331</text:p>
        <text:p text:style-name="P1">6802. 4142332</text:p>
        <text:p text:style-name="P1">6803. 4142333</text:p>
        <text:p text:style-name="P1">6804. 4142334</text:p>
        <text:p text:style-name="P1">6805. 4142341</text:p>
        <text:p text:style-name="P1">6806. 4142342</text:p>
        <text:p text:style-name="P1">6807. 4142343</text:p>
        <text:p text:style-name="P1">6808. 4142344</text:p>
        <text:p text:style-name="P1">6809. 4142413</text:p>
        <text:p text:style-name="P1">6810. 4142423</text:p>
        <text:p text:style-name="P1">6811. 4142431</text:p>
        <text:p text:style-name="P1">6812. 4142432</text:p>
        <text:p text:style-name="P1">6813. 4142433</text:p>
        <text:p text:style-name="P1">6814. 4142434</text:p>
        <text:p text:style-name="P1">6815. 4142443</text:p>
        <text:p text:style-name="P1">6816. 4143112</text:p>
        <text:p text:style-name="P1">6817. 4143121</text:p>
        <text:p text:style-name="P1">6818. 4143122</text:p>
        <text:p text:style-name="P1">6819. 4143123</text:p>
        <text:p text:style-name="P1">6820. 4143124</text:p>
        <text:p text:style-name="P1">6821. 4143132</text:p>
        <text:p text:style-name="P1">6822. 4143142</text:p>
        <text:p text:style-name="P1">6823. 4143211</text:p>
        <text:p text:style-name="P1">6824. 4143212</text:p>
        <text:p text:style-name="P1">6825. 4143213</text:p>
        <text:p text:style-name="P1">6826. 4143214</text:p>
        <text:p text:style-name="P1">6827. 4143221</text:p>
        <text:p text:style-name="P1">6828. 4143222</text:p>
        <text:p text:style-name="P1">6829. 4143223</text:p>
        <text:p text:style-name="P1">6830. 4143224</text:p>
        <text:p text:style-name="P1">6831. 4143231</text:p>
        <text:p text:style-name="P1">6832. 4143232</text:p>
        <text:p text:style-name="P1">6833. 4143233</text:p>
        <text:p text:style-name="P1">6834. 4143234</text:p>
        <text:p text:style-name="P1">6835. 4143241</text:p>
        <text:p text:style-name="P1">6836. 4143242</text:p>
        <text:p text:style-name="P1">6837. 4143243</text:p>
        <text:p text:style-name="P1">6838. 4143244</text:p>
        <text:p text:style-name="P1">6839. 4143312</text:p>
        <text:p text:style-name="P1">6840. 4143321</text:p>
        <text:p text:style-name="P1">6841. 4143322</text:p>
        <text:p text:style-name="P1">6842. 4143323</text:p>
        <text:p text:style-name="P1">6843. 4143324</text:p>
        <text:p text:style-name="P1">6844. 4143332</text:p>
        <text:p text:style-name="P1">6845. 4143342</text:p>
        <text:p text:style-name="P1">6846. 4143412</text:p>
        <text:p text:style-name="P1">6847. 4143421</text:p>
        <text:p text:style-name="P1">6848. 4143422</text:p>
        <text:p text:style-name="P1">6849. 4143423</text:p>
        <text:p text:style-name="P1">6850. 4143424</text:p>
        <text:p text:style-name="P1">6851. 4143432</text:p>
        <text:p text:style-name="P1">6852. 4143442</text:p>
        <text:p text:style-name="P1">6853. 4144123</text:p>
        <text:p text:style-name="P1">6854. 4144132</text:p>
        <text:p text:style-name="P1">6855. 4144213</text:p>
        <text:p text:style-name="P1">6856. 4144223</text:p>
        <text:p text:style-name="P1">6857. 4144231</text:p>
        <text:p text:style-name="P1">6858. 4144232</text:p>
        <text:p text:style-name="P1">6859. 4144233</text:p>
        <text:p text:style-name="P1">6860. 4144234</text:p>
        <text:p text:style-name="P1">6861. 4144243</text:p>
        <text:p text:style-name="P1">6862. 4144312</text:p>
        <text:p text:style-name="P1">6863. 4144321</text:p>
        <text:p text:style-name="P1">6864. 4144322</text:p>
        <text:p text:style-name="P1"><text:soft-page-break/>6865. 4144323</text:p>
        <text:p text:style-name="P1">6866. 4144324</text:p>
        <text:p text:style-name="P1">6867. 4144332</text:p>
        <text:p text:style-name="P1">6868. 4144342</text:p>
        <text:p text:style-name="P1">6869. 4144423</text:p>
        <text:p text:style-name="P1">6870. 4144432</text:p>
        <text:p text:style-name="P1">6871. 4211113</text:p>
        <text:p text:style-name="P1">6872. 4211123</text:p>
        <text:p text:style-name="P1">6873. 4211131</text:p>
        <text:p text:style-name="P1">6874. 4211132</text:p>
        <text:p text:style-name="P1">6875. 4211133</text:p>
        <text:p text:style-name="P1">6876. 4211134</text:p>
        <text:p text:style-name="P1">6877. 4211143</text:p>
        <text:p text:style-name="P1">6878. 4211213</text:p>
        <text:p text:style-name="P1">6879. 4211223</text:p>
        <text:p text:style-name="P1">6880. 4211231</text:p>
        <text:p text:style-name="P1">6881. 4211232</text:p>
        <text:p text:style-name="P1">6882. 4211233</text:p>
        <text:p text:style-name="P1">6883. 4211234</text:p>
        <text:p text:style-name="P1">6884. 4211243</text:p>
        <text:p text:style-name="P1">6885. 4211311</text:p>
        <text:p text:style-name="P1">6886. 4211312</text:p>
        <text:p text:style-name="P1">6887. 4211313</text:p>
        <text:p text:style-name="P1">6888. 4211314</text:p>
        <text:p text:style-name="P1">6889. 4211321</text:p>
        <text:p text:style-name="P1">6890. 4211322</text:p>
        <text:p text:style-name="P1">6891. 4211323</text:p>
        <text:p text:style-name="P1">6892. 4211324</text:p>
        <text:p text:style-name="P1">6893. 4211331</text:p>
        <text:p text:style-name="P1">6894. 4211332</text:p>
        <text:p text:style-name="P1">6895. 4211333</text:p>
        <text:p text:style-name="P1">6896. 4211334</text:p>
        <text:p text:style-name="P1">6897. 4211341</text:p>
        <text:p text:style-name="P1">6898. 4211342</text:p>
        <text:p text:style-name="P1">6899. 4211343</text:p>
        <text:p text:style-name="P1">6900. 4211344</text:p>
        <text:p text:style-name="P1">6901. 4211413</text:p>
        <text:p text:style-name="P1">6902. 4211423</text:p>
        <text:p text:style-name="P1">6903. 4211431</text:p>
        <text:p text:style-name="P1">6904. 4211432</text:p>
        <text:p text:style-name="P1">6905. 4211433</text:p>
        <text:p text:style-name="P1">6906. 4211434</text:p>
        <text:p text:style-name="P1">6907. 4211443</text:p>
        <text:p text:style-name="P1">6908. 4212113</text:p>
        <text:p text:style-name="P1">6909. 4212123</text:p>
        <text:p text:style-name="P1">6910. 4212131</text:p>
        <text:p text:style-name="P1">6911. 4212132</text:p>
        <text:p text:style-name="P1">6912. 4212133</text:p>
        <text:p text:style-name="P1">6913. 4212134</text:p>
        <text:p text:style-name="P1">6914. 4212143</text:p>
        <text:p text:style-name="P1">6915. 4212213</text:p>
        <text:p text:style-name="P1">6916. 4212223</text:p>
        <text:p text:style-name="P1">6917. 4212231</text:p>
        <text:p text:style-name="P1">6918. 4212232</text:p>
        <text:p text:style-name="P1">6919. 4212233</text:p>
        <text:p text:style-name="P1">6920. 4212234</text:p>
        <text:p text:style-name="P1">6921. 4212243</text:p>
        <text:p text:style-name="P1">6922. 4212311</text:p>
        <text:p text:style-name="P1">6923. 4212312</text:p>
        <text:p text:style-name="P1">6924. 4212313</text:p>
        <text:p text:style-name="P1">6925. 4212314</text:p>
        <text:p text:style-name="P1">6926. 4212321</text:p>
        <text:p text:style-name="P1">6927. 4212322</text:p>
        <text:p text:style-name="P1">6928. 4212323</text:p>
        <text:p text:style-name="P1">6929. 4212324</text:p>
        <text:p text:style-name="P1">6930. 4212331</text:p>
        <text:p text:style-name="P1">6931. 4212332</text:p>
        <text:p text:style-name="P1">6932. 4212333</text:p>
        <text:p text:style-name="P1">6933. 4212334</text:p>
        <text:p text:style-name="P1">6934. 4212341</text:p>
        <text:p text:style-name="P1">6935. 4212342</text:p>
        <text:p text:style-name="P1">6936. 4212343</text:p>
        <text:p text:style-name="P1">6937. 4212344</text:p>
        <text:p text:style-name="P1">6938. 4212413</text:p>
        <text:p text:style-name="P1">6939. 4212423</text:p>
        <text:p text:style-name="P1">6940. 4212431</text:p>
        <text:p text:style-name="P1">6941. 4212432</text:p>
        <text:p text:style-name="P1">6942. 4212433</text:p>
        <text:p text:style-name="P1">6943. 4212434</text:p>
        <text:p text:style-name="P1">6944. 4212443</text:p>
        <text:p text:style-name="P1">6945. 4213111</text:p>
        <text:p text:style-name="P1">6946. 4213112</text:p>
        <text:p text:style-name="P1">6947. 4213113</text:p>
        <text:p text:style-name="P1">6948. 4213114</text:p>
        <text:p text:style-name="P1">6949. 4213121</text:p>
        <text:p text:style-name="P1">6950. 4213122</text:p>
        <text:p text:style-name="P1">6951. 4213123</text:p>
        <text:p text:style-name="P1">6952. 4213124</text:p>
        <text:p text:style-name="P1">6953. 4213131</text:p>
        <text:p text:style-name="P1">6954. 4213132</text:p>
        <text:p text:style-name="P1">6955. 4213133</text:p>
        <text:p text:style-name="P1">6956. 4213134</text:p>
        <text:p text:style-name="P1">6957. 4213141</text:p>
        <text:p text:style-name="P1">6958. 4213142</text:p>
        <text:p text:style-name="P1">6959. 4213143</text:p>
        <text:p text:style-name="P1">6960. 4213144</text:p>
        <text:p text:style-name="P1">6961. 4213211</text:p>
        <text:p text:style-name="P1">6962. 4213212</text:p>
        <text:p text:style-name="P1">6963. 4213213</text:p>
        <text:p text:style-name="P1">6964. 4213214</text:p>
        <text:p text:style-name="P1">6965. 4213221</text:p>
        <text:p text:style-name="P1">6966. 4213222</text:p>
        <text:p text:style-name="P1">6967. 4213223</text:p>
        <text:p text:style-name="P1">6968. 4213224</text:p>
        <text:p text:style-name="P1">6969. 4213231</text:p>
        <text:p text:style-name="P1">6970. 4213232</text:p>
        <text:p text:style-name="P1">6971. 4213233</text:p>
        <text:p text:style-name="P1">6972. 4213234</text:p>
        <text:p text:style-name="P1">6973. 4213241</text:p>
        <text:p text:style-name="P1">6974. 4213242</text:p>
        <text:p text:style-name="P1">6975. 4213243</text:p>
        <text:p text:style-name="P1">6976. 4213244</text:p>
        <text:p text:style-name="P1">6977. 4213311</text:p>
        <text:p text:style-name="P1">6978. 4213312</text:p>
        <text:p text:style-name="P1">6979. 4213313</text:p>
        <text:p text:style-name="P1">6980. 4213314</text:p>
        <text:p text:style-name="P1">6981. 4213321</text:p>
        <text:p text:style-name="P1">6982. 4213322</text:p>
        <text:p text:style-name="P1">6983. 4213323</text:p>
        <text:p text:style-name="P1">6984. 4213324</text:p>
        <text:p text:style-name="P1">6985. 4213331</text:p>
        <text:p text:style-name="P1">6986. 4213332</text:p>
        <text:p text:style-name="P1">6987. 4213333</text:p>
        <text:p text:style-name="P1">6988. 4213334</text:p>
        <text:p text:style-name="P1">6989. 4213341</text:p>
        <text:p text:style-name="P1">6990. 4213342</text:p>
        <text:p text:style-name="P1">6991. 4213343</text:p>
        <text:p text:style-name="P1">6992. 4213344</text:p>
        <text:p text:style-name="P1">6993. 4213411</text:p>
        <text:p text:style-name="P1">6994. 4213412</text:p>
        <text:p text:style-name="P1">6995. 4213413</text:p>
        <text:p text:style-name="P1">6996. 4213414</text:p>
        <text:p text:style-name="P1">6997. 4213421</text:p>
        <text:p text:style-name="P1">6998. 4213422</text:p>
        <text:p text:style-name="P1">6999. 4213423</text:p>
        <text:p text:style-name="P1">7000. 4213424</text:p>
        <text:p text:style-name="P1">7001. 4213431</text:p>
        <text:p text:style-name="P1">7002. 4213432</text:p>
        <text:p text:style-name="P1">7003. 4213433</text:p>
        <text:p text:style-name="P1">7004. 4213434</text:p>
        <text:p text:style-name="P1">7005. 4213441</text:p>
        <text:p text:style-name="P1">7006. 4213442</text:p>
        <text:p text:style-name="P1">7007. 4213443</text:p>
        <text:p text:style-name="P1">7008. 4213444</text:p>
        <text:p text:style-name="P1">7009. 4214113</text:p>
        <text:p text:style-name="P1">7010. 4214123</text:p>
        <text:p text:style-name="P1">7011. 4214131</text:p>
        <text:p text:style-name="P1">7012. 4214132</text:p>
        <text:p text:style-name="P1">7013. 4214133</text:p>
        <text:p text:style-name="P1">7014. 4214134</text:p>
        <text:p text:style-name="P1">7015. 4214143</text:p>
        <text:p text:style-name="P1">7016. 4214213</text:p>
        <text:p text:style-name="P1">7017. 4214223</text:p>
        <text:p text:style-name="P1">7018. 4214231</text:p>
        <text:p text:style-name="P1">7019. 4214232</text:p>
        <text:p text:style-name="P1">7020. 4214233</text:p>
        <text:p text:style-name="P1">7021. 4214234</text:p>
        <text:p text:style-name="P1">7022. 4214243</text:p>
        <text:p text:style-name="P1">7023. 4214311</text:p>
        <text:p text:style-name="P1">7024. 4214312</text:p>
        <text:p text:style-name="P1">7025. 4214313</text:p>
        <text:p text:style-name="P1">7026. 4214314</text:p>
        <text:p text:style-name="P1">7027. 4214321</text:p>
        <text:p text:style-name="P1">7028. 4214322</text:p>
        <text:p text:style-name="P1">7029. 4214323</text:p>
        <text:p text:style-name="P1">7030. 4214324</text:p>
        <text:p text:style-name="P1">7031. 4214331</text:p>
        <text:p text:style-name="P1">7032. 4214332</text:p>
        <text:p text:style-name="P1">7033. 4214333</text:p>
        <text:p text:style-name="P1">7034. 4214334</text:p>
        <text:p text:style-name="P1">7035. 4214341</text:p>
        <text:p text:style-name="P1">7036. 4214342</text:p>
        <text:p text:style-name="P1">7037. 4214343</text:p>
        <text:p text:style-name="P1">7038. 4214344</text:p>
        <text:p text:style-name="P1">7039. 4214413</text:p>
        <text:p text:style-name="P1">7040. 4214423</text:p>
        <text:p text:style-name="P1">7041. 4214431</text:p>
        <text:p text:style-name="P1">7042. 4214432</text:p>
        <text:p text:style-name="P1">7043. 4214433</text:p>
        <text:p text:style-name="P1">7044. 4214434</text:p>
        <text:p text:style-name="P1">7045. 4214443</text:p>
        <text:p text:style-name="P1">7046. 4221113</text:p>
        <text:p text:style-name="P1">7047. 4221123</text:p>
        <text:p text:style-name="P1">7048. 4221131</text:p>
        <text:p text:style-name="P1">7049. 4221132</text:p>
        <text:p text:style-name="P1">7050. 4221133</text:p>
        <text:p text:style-name="P1">7051. 4221134</text:p>
        <text:p text:style-name="P1">7052. 4221143</text:p>
        <text:p text:style-name="P1">7053. 4221213</text:p>
        <text:p text:style-name="P1">7054. 4221223</text:p>
        <text:p text:style-name="P1">7055. 4221231</text:p>
        <text:p text:style-name="P1">7056. 4221232</text:p>
        <text:p text:style-name="P1">7057. 4221233</text:p>
        <text:p text:style-name="P1">7058. 4221234</text:p>
        <text:p text:style-name="P1">7059. 4221243</text:p>
        <text:p text:style-name="P1">7060. 4221311</text:p>
        <text:p text:style-name="P1"><text:soft-page-break/>7061. 4221312</text:p>
        <text:p text:style-name="P1">7062. 4221313</text:p>
        <text:p text:style-name="P1">7063. 4221314</text:p>
        <text:p text:style-name="P1">7064. 4221321</text:p>
        <text:p text:style-name="P1">7065. 4221322</text:p>
        <text:p text:style-name="P1">7066. 4221323</text:p>
        <text:p text:style-name="P1">7067. 4221324</text:p>
        <text:p text:style-name="P1">7068. 4221331</text:p>
        <text:p text:style-name="P1">7069. 4221332</text:p>
        <text:p text:style-name="P1">7070. 4221333</text:p>
        <text:p text:style-name="P1">7071. 4221334</text:p>
        <text:p text:style-name="P1">7072. 4221341</text:p>
        <text:p text:style-name="P1">7073. 4221342</text:p>
        <text:p text:style-name="P1">7074. 4221343</text:p>
        <text:p text:style-name="P1">7075. 4221344</text:p>
        <text:p text:style-name="P1">7076. 4221413</text:p>
        <text:p text:style-name="P1">7077. 4221423</text:p>
        <text:p text:style-name="P1">7078. 4221431</text:p>
        <text:p text:style-name="P1">7079. 4221432</text:p>
        <text:p text:style-name="P1">7080. 4221433</text:p>
        <text:p text:style-name="P1">7081. 4221434</text:p>
        <text:p text:style-name="P1">7082. 4221443</text:p>
        <text:p text:style-name="P1">7083. 4222113</text:p>
        <text:p text:style-name="P1">7084. 4222123</text:p>
        <text:p text:style-name="P1">7085. 4222131</text:p>
        <text:p text:style-name="P1">7086. 4222132</text:p>
        <text:p text:style-name="P1">7087. 4222133</text:p>
        <text:p text:style-name="P1">7088. 4222134</text:p>
        <text:p text:style-name="P1">7089. 4222143</text:p>
        <text:p text:style-name="P1">7090. 4222213</text:p>
        <text:p text:style-name="P1">7091. 4222231</text:p>
        <text:p text:style-name="P1">7092. 4222311</text:p>
        <text:p text:style-name="P1">7093. 4222312</text:p>
        <text:p text:style-name="P1">7094. 4222313</text:p>
        <text:p text:style-name="P1">7095. 4222314</text:p>
        <text:p text:style-name="P1">7096. 4222321</text:p>
        <text:p text:style-name="P1">7097. 4222331</text:p>
        <text:p text:style-name="P1">7098. 4222341</text:p>
        <text:p text:style-name="P1">7099. 4222413</text:p>
        <text:p text:style-name="P1">7100. 4222431</text:p>
        <text:p text:style-name="P1">7101. 4223111</text:p>
        <text:p text:style-name="P1">7102. 4223112</text:p>
        <text:p text:style-name="P1">7103. 4223113</text:p>
        <text:p text:style-name="P1">7104. 4223114</text:p>
        <text:p text:style-name="P1">7105. 4223121</text:p>
        <text:p text:style-name="P1">7106. 4223122</text:p>
        <text:p text:style-name="P1">7107. 4223123</text:p>
        <text:p text:style-name="P1">7108. 4223124</text:p>
        <text:p text:style-name="P1">7109. 4223131</text:p>
        <text:p text:style-name="P1">7110. 4223132</text:p>
        <text:p text:style-name="P1">7111. 4223133</text:p>
        <text:p text:style-name="P1">7112. 4223134</text:p>
        <text:p text:style-name="P1">7113. 4223141</text:p>
        <text:p text:style-name="P1">7114. 4223142</text:p>
        <text:p text:style-name="P1">7115. 4223143</text:p>
        <text:p text:style-name="P1">7116. 4223144</text:p>
        <text:p text:style-name="P1">7117. 4223211</text:p>
        <text:p text:style-name="P1">7118. 4223212</text:p>
        <text:p text:style-name="P1">7119. 4223213</text:p>
        <text:p text:style-name="P1">7120. 4223214</text:p>
        <text:p text:style-name="P1">7121. 4223221</text:p>
        <text:p text:style-name="P1">7122. 4223231</text:p>
        <text:p text:style-name="P1">7123. 4223241</text:p>
        <text:p text:style-name="P1">7124. 4223311</text:p>
        <text:p text:style-name="P1">7125. 4223312</text:p>
        <text:p text:style-name="P1">7126. 4223313</text:p>
        <text:p text:style-name="P1">7127. 4223314</text:p>
        <text:p text:style-name="P1">7128. 4223321</text:p>
        <text:p text:style-name="P1">7129. 4223331</text:p>
        <text:p text:style-name="P1">7130. 4223341</text:p>
        <text:p text:style-name="P1">7131. 4223411</text:p>
        <text:p text:style-name="P1">7132. 4223412</text:p>
        <text:p text:style-name="P1">7133. 4223413</text:p>
        <text:p text:style-name="P1">7134. 4223414</text:p>
        <text:p text:style-name="P1">7135. 4223421</text:p>
        <text:p text:style-name="P1">7136. 4223431</text:p>
        <text:p text:style-name="P1">7137. 4223441</text:p>
        <text:p text:style-name="P1">7138. 4224113</text:p>
        <text:p text:style-name="P1">7139. 4224123</text:p>
        <text:p text:style-name="P1">7140. 4224131</text:p>
        <text:p text:style-name="P1">7141. 4224132</text:p>
        <text:p text:style-name="P1">7142. 4224133</text:p>
        <text:p text:style-name="P1">7143. 4224134</text:p>
        <text:p text:style-name="P1">7144. 4224143</text:p>
        <text:p text:style-name="P1">7145. 4224213</text:p>
        <text:p text:style-name="P1">7146. 4224231</text:p>
        <text:p text:style-name="P1">7147. 4224311</text:p>
        <text:p text:style-name="P1">7148. 4224312</text:p>
        <text:p text:style-name="P1">7149. 4224313</text:p>
        <text:p text:style-name="P1">7150. 4224314</text:p>
        <text:p text:style-name="P1">7151. 4224321</text:p>
        <text:p text:style-name="P1">7152. 4224331</text:p>
        <text:p text:style-name="P1">7153. 4224341</text:p>
        <text:p text:style-name="P1">7154. 4224413</text:p>
        <text:p text:style-name="P1">7155. 4224431</text:p>
        <text:p text:style-name="P1">7156. 4231111</text:p>
        <text:p text:style-name="P1">7157. 4231112</text:p>
        <text:p text:style-name="P1">7158. 4231113</text:p>
        <text:p text:style-name="P1">7159. 4231114</text:p>
        <text:p text:style-name="P1">7160. 4231121</text:p>
        <text:p text:style-name="P1">7161. 4231122</text:p>
        <text:p text:style-name="P1">7162. 4231123</text:p>
        <text:p text:style-name="P1">7163. 4231124</text:p>
        <text:p text:style-name="P1">7164. 4231131</text:p>
        <text:p text:style-name="P1">7165. 4231132</text:p>
        <text:p text:style-name="P1">7166. 4231133</text:p>
        <text:p text:style-name="P1">7167. 4231134</text:p>
        <text:p text:style-name="P1">7168. 4231141</text:p>
        <text:p text:style-name="P1">7169. 4231142</text:p>
        <text:p text:style-name="P1">7170. 4231143</text:p>
        <text:p text:style-name="P1">7171. 4231144</text:p>
        <text:p text:style-name="P1">7172. 4231211</text:p>
        <text:p text:style-name="P1">7173. 4231212</text:p>
        <text:p text:style-name="P1">7174. 4231213</text:p>
        <text:p text:style-name="P1">7175. 4231214</text:p>
        <text:p text:style-name="P1">7176. 4231221</text:p>
        <text:p text:style-name="P1">7177. 4231222</text:p>
        <text:p text:style-name="P1">7178. 4231223</text:p>
        <text:p text:style-name="P1">7179. 4231224</text:p>
        <text:p text:style-name="P1">7180. 4231231</text:p>
        <text:p text:style-name="P1">7181. 4231232</text:p>
        <text:p text:style-name="P1">7182. 4231233</text:p>
        <text:p text:style-name="P1">7183. 4231234</text:p>
        <text:p text:style-name="P1">7184. 4231241</text:p>
        <text:p text:style-name="P1">7185. 4231242</text:p>
        <text:p text:style-name="P1">7186. 4231243</text:p>
        <text:p text:style-name="P1">7187. 4231244</text:p>
        <text:p text:style-name="P1">7188. 4231311</text:p>
        <text:p text:style-name="P1">7189. 4231312</text:p>
        <text:p text:style-name="P1">7190. 4231313</text:p>
        <text:p text:style-name="P1">7191. 4231314</text:p>
        <text:p text:style-name="P1">7192. 4231321</text:p>
        <text:p text:style-name="P1">7193. 4231322</text:p>
        <text:p text:style-name="P1">7194. 4231323</text:p>
        <text:p text:style-name="P1">7195. 4231324</text:p>
        <text:p text:style-name="P1">7196. 4231331</text:p>
        <text:p text:style-name="P1">7197. 4231332</text:p>
        <text:p text:style-name="P1">7198. 4231333</text:p>
        <text:p text:style-name="P1">7199. 4231334</text:p>
        <text:p text:style-name="P1">7200. 4231341</text:p>
        <text:p text:style-name="P1">7201. 4231342</text:p>
        <text:p text:style-name="P1">7202. 4231343</text:p>
        <text:p text:style-name="P1">7203. 4231344</text:p>
        <text:p text:style-name="P1">7204. 4231411</text:p>
        <text:p text:style-name="P1">7205. 4231412</text:p>
        <text:p text:style-name="P1">7206. 4231413</text:p>
        <text:p text:style-name="P1">7207. 4231414</text:p>
        <text:p text:style-name="P1">7208. 4231421</text:p>
        <text:p text:style-name="P1">7209. 4231422</text:p>
        <text:p text:style-name="P1">7210. 4231423</text:p>
        <text:p text:style-name="P1">7211. 4231424</text:p>
        <text:p text:style-name="P1">7212. 4231431</text:p>
        <text:p text:style-name="P1">7213. 4231432</text:p>
        <text:p text:style-name="P1">7214. 4231433</text:p>
        <text:p text:style-name="P1">7215. 4231434</text:p>
        <text:p text:style-name="P1">7216. 4231441</text:p>
        <text:p text:style-name="P1">7217. 4231442</text:p>
        <text:p text:style-name="P1">7218. 4231443</text:p>
        <text:p text:style-name="P1">7219. 4231444</text:p>
        <text:p text:style-name="P1">7220. 4232111</text:p>
        <text:p text:style-name="P1">7221. 4232112</text:p>
        <text:p text:style-name="P1">7222. 4232113</text:p>
        <text:p text:style-name="P1">7223. 4232114</text:p>
        <text:p text:style-name="P1">7224. 4232121</text:p>
        <text:p text:style-name="P1">7225. 4232122</text:p>
        <text:p text:style-name="P1">7226. 4232123</text:p>
        <text:p text:style-name="P1">7227. 4232124</text:p>
        <text:p text:style-name="P1">7228. 4232131</text:p>
        <text:p text:style-name="P1">7229. 4232132</text:p>
        <text:p text:style-name="P1">7230. 4232133</text:p>
        <text:p text:style-name="P1">7231. 4232134</text:p>
        <text:p text:style-name="P1">7232. 4232141</text:p>
        <text:p text:style-name="P1">7233. 4232142</text:p>
        <text:p text:style-name="P1">7234. 4232143</text:p>
        <text:p text:style-name="P1">7235. 4232144</text:p>
        <text:p text:style-name="P1">7236. 4232211</text:p>
        <text:p text:style-name="P1">7237. 4232212</text:p>
        <text:p text:style-name="P1">7238. 4232213</text:p>
        <text:p text:style-name="P1">7239. 4232214</text:p>
        <text:p text:style-name="P1">7240. 4232221</text:p>
        <text:p text:style-name="P1">7241. 4232231</text:p>
        <text:p text:style-name="P1">7242. 4232241</text:p>
        <text:p text:style-name="P1">7243. 4232311</text:p>
        <text:p text:style-name="P1">7244. 4232312</text:p>
        <text:p text:style-name="P1">7245. 4232313</text:p>
        <text:p text:style-name="P1">7246. 4232314</text:p>
        <text:p text:style-name="P1">7247. 4232321</text:p>
        <text:p text:style-name="P1">7248. 4232331</text:p>
        <text:p text:style-name="P1">7249. 4232341</text:p>
        <text:p text:style-name="P1">7250. 4232411</text:p>
        <text:p text:style-name="P1">7251. 4232412</text:p>
        <text:p text:style-name="P1">7252. 4232413</text:p>
        <text:p text:style-name="P1">7253. 4232414</text:p>
        <text:p text:style-name="P1">7254. 4232421</text:p>
        <text:p text:style-name="P1">7255. 4232431</text:p>
        <text:p text:style-name="P1">7256. 4232441</text:p>
        <text:p text:style-name="P1"><text:soft-page-break/>7257. 4233111</text:p>
        <text:p text:style-name="P1">7258. 4233112</text:p>
        <text:p text:style-name="P1">7259. 4233113</text:p>
        <text:p text:style-name="P1">7260. 4233114</text:p>
        <text:p text:style-name="P1">7261. 4233121</text:p>
        <text:p text:style-name="P1">7262. 4233122</text:p>
        <text:p text:style-name="P1">7263. 4233123</text:p>
        <text:p text:style-name="P1">7264. 4233124</text:p>
        <text:p text:style-name="P1">7265. 4233131</text:p>
        <text:p text:style-name="P1">7266. 4233132</text:p>
        <text:p text:style-name="P1">7267. 4233133</text:p>
        <text:p text:style-name="P1">7268. 4233134</text:p>
        <text:p text:style-name="P1">7269. 4233141</text:p>
        <text:p text:style-name="P1">7270. 4233142</text:p>
        <text:p text:style-name="P1">7271. 4233143</text:p>
        <text:p text:style-name="P1">7272. 4233144</text:p>
        <text:p text:style-name="P1">7273. 4233211</text:p>
        <text:p text:style-name="P1">7274. 4233212</text:p>
        <text:p text:style-name="P1">7275. 4233213</text:p>
        <text:p text:style-name="P1">7276. 4233214</text:p>
        <text:p text:style-name="P1">7277. 4233221</text:p>
        <text:p text:style-name="P1">7278. 4233231</text:p>
        <text:p text:style-name="P1">7279. 4233241</text:p>
        <text:p text:style-name="P1">7280. 4233311</text:p>
        <text:p text:style-name="P1">7281. 4233312</text:p>
        <text:p text:style-name="P1">7282. 4233313</text:p>
        <text:p text:style-name="P1">7283. 4233314</text:p>
        <text:p text:style-name="P1">7284. 4233321</text:p>
        <text:p text:style-name="P1">7285. 4233331</text:p>
        <text:p text:style-name="P1">7286. 4233341</text:p>
        <text:p text:style-name="P1">7287. 4233411</text:p>
        <text:p text:style-name="P1">7288. 4233412</text:p>
        <text:p text:style-name="P1">7289. 4233413</text:p>
        <text:p text:style-name="P1">7290. 4233414</text:p>
        <text:p text:style-name="P1">7291. 4233421</text:p>
        <text:p text:style-name="P1">7292. 4233431</text:p>
        <text:p text:style-name="P1">7293. 4233441</text:p>
        <text:p text:style-name="P1">7294. 4234111</text:p>
        <text:p text:style-name="P1">7295. 4234112</text:p>
        <text:p text:style-name="P1">7296. 4234113</text:p>
        <text:p text:style-name="P1">7297. 4234114</text:p>
        <text:p text:style-name="P1">7298. 4234121</text:p>
        <text:p text:style-name="P1">7299. 4234122</text:p>
        <text:p text:style-name="P1">7300. 4234123</text:p>
        <text:p text:style-name="P1">7301. 4234124</text:p>
        <text:p text:style-name="P1">7302. 4234131</text:p>
        <text:p text:style-name="P1">7303. 4234132</text:p>
        <text:p text:style-name="P1">7304. 4234133</text:p>
        <text:p text:style-name="P1">7305. 4234134</text:p>
        <text:p text:style-name="P1">7306. 4234141</text:p>
        <text:p text:style-name="P1">7307. 4234142</text:p>
        <text:p text:style-name="P1">7308. 4234143</text:p>
        <text:p text:style-name="P1">7309. 4234144</text:p>
        <text:p text:style-name="P1">7310. 4234211</text:p>
        <text:p text:style-name="P1">7311. 4234212</text:p>
        <text:p text:style-name="P1">7312. 4234213</text:p>
        <text:p text:style-name="P1">7313. 4234214</text:p>
        <text:p text:style-name="P1">7314. 4234221</text:p>
        <text:p text:style-name="P1">7315. 4234231</text:p>
        <text:p text:style-name="P1">7316. 4234241</text:p>
        <text:p text:style-name="P1">7317. 4234311</text:p>
        <text:p text:style-name="P1">7318. 4234312</text:p>
        <text:p text:style-name="P1">7319. 4234313</text:p>
        <text:p text:style-name="P1">7320. 4234314</text:p>
        <text:p text:style-name="P1">7321. 4234321</text:p>
        <text:p text:style-name="P1">7322. 4234331</text:p>
        <text:p text:style-name="P1">7323. 4234341</text:p>
        <text:p text:style-name="P1">7324. 4234411</text:p>
        <text:p text:style-name="P1">7325. 4234412</text:p>
        <text:p text:style-name="P1">7326. 4234413</text:p>
        <text:p text:style-name="P1">7327. 4234414</text:p>
        <text:p text:style-name="P1">7328. 4234421</text:p>
        <text:p text:style-name="P1">7329. 4234431</text:p>
        <text:p text:style-name="P1">7330. 4234441</text:p>
        <text:p text:style-name="P1">7331. 4241113</text:p>
        <text:p text:style-name="P1">7332. 4241123</text:p>
        <text:p text:style-name="P1">7333. 4241131</text:p>
        <text:p text:style-name="P1">7334. 4241132</text:p>
        <text:p text:style-name="P1">7335. 4241133</text:p>
        <text:p text:style-name="P1">7336. 4241134</text:p>
        <text:p text:style-name="P1">7337. 4241143</text:p>
        <text:p text:style-name="P1">7338. 4241213</text:p>
        <text:p text:style-name="P1">7339. 4241223</text:p>
        <text:p text:style-name="P1">7340. 4241231</text:p>
        <text:p text:style-name="P1">7341. 4241232</text:p>
        <text:p text:style-name="P1">7342. 4241233</text:p>
        <text:p text:style-name="P1">7343. 4241234</text:p>
        <text:p text:style-name="P1">7344. 4241243</text:p>
        <text:p text:style-name="P1">7345. 4241311</text:p>
        <text:p text:style-name="P1">7346. 4241312</text:p>
        <text:p text:style-name="P1">7347. 4241313</text:p>
        <text:p text:style-name="P1">7348. 4241314</text:p>
        <text:p text:style-name="P1">7349. 4241321</text:p>
        <text:p text:style-name="P1">7350. 4241322</text:p>
        <text:p text:style-name="P1">7351. 4241323</text:p>
        <text:p text:style-name="P1">7352. 4241324</text:p>
        <text:p text:style-name="P1">7353. 4241331</text:p>
        <text:p text:style-name="P1">7354. 4241332</text:p>
        <text:p text:style-name="P1">7355. 4241333</text:p>
        <text:p text:style-name="P1">7356. 4241334</text:p>
        <text:p text:style-name="P1">7357. 4241341</text:p>
        <text:p text:style-name="P1">7358. 4241342</text:p>
        <text:p text:style-name="P1">7359. 4241343</text:p>
        <text:p text:style-name="P1">7360. 4241344</text:p>
        <text:p text:style-name="P1">7361. 4241413</text:p>
        <text:p text:style-name="P1">7362. 4241423</text:p>
        <text:p text:style-name="P1">7363. 4241431</text:p>
        <text:p text:style-name="P1">7364. 4241432</text:p>
        <text:p text:style-name="P1">7365. 4241433</text:p>
        <text:p text:style-name="P1">7366. 4241434</text:p>
        <text:p text:style-name="P1">7367. 4241443</text:p>
        <text:p text:style-name="P1">7368. 4242113</text:p>
        <text:p text:style-name="P1">7369. 4242123</text:p>
        <text:p text:style-name="P1">7370. 4242131</text:p>
        <text:p text:style-name="P1">7371. 4242132</text:p>
        <text:p text:style-name="P1">7372. 4242133</text:p>
        <text:p text:style-name="P1">7373. 4242134</text:p>
        <text:p text:style-name="P1">7374. 4242143</text:p>
        <text:p text:style-name="P1">7375. 4242213</text:p>
        <text:p text:style-name="P1">7376. 4242231</text:p>
        <text:p text:style-name="P1">7377. 4242311</text:p>
        <text:p text:style-name="P1">7378. 4242312</text:p>
        <text:p text:style-name="P1">7379. 4242313</text:p>
        <text:p text:style-name="P1">7380. 4242314</text:p>
        <text:p text:style-name="P1">7381. 4242321</text:p>
        <text:p text:style-name="P1">7382. 4242331</text:p>
        <text:p text:style-name="P1">7383. 4242341</text:p>
        <text:p text:style-name="P1">7384. 4242413</text:p>
        <text:p text:style-name="P1">7385. 4242431</text:p>
        <text:p text:style-name="P1">7386. 4243111</text:p>
        <text:p text:style-name="P1">7387. 4243112</text:p>
        <text:p text:style-name="P1">7388. 4243113</text:p>
        <text:p text:style-name="P1">7389. 4243114</text:p>
        <text:p text:style-name="P1">7390. 4243121</text:p>
        <text:p text:style-name="P1">7391. 4243122</text:p>
        <text:p text:style-name="P1">7392. 4243123</text:p>
        <text:p text:style-name="P1">7393. 4243124</text:p>
        <text:p text:style-name="P1">7394. 4243131</text:p>
        <text:p text:style-name="P1">7395. 4243132</text:p>
        <text:p text:style-name="P1">7396. 4243133</text:p>
        <text:p text:style-name="P1">7397. 4243134</text:p>
        <text:p text:style-name="P1">7398. 4243141</text:p>
        <text:p text:style-name="P1">7399. 4243142</text:p>
        <text:p text:style-name="P1">7400. 4243143</text:p>
        <text:p text:style-name="P1">7401. 4243144</text:p>
        <text:p text:style-name="P1">7402. 4243211</text:p>
        <text:p text:style-name="P1">7403. 4243212</text:p>
        <text:p text:style-name="P1">7404. 4243213</text:p>
        <text:p text:style-name="P1">7405. 4243214</text:p>
        <text:p text:style-name="P1">7406. 4243221</text:p>
        <text:p text:style-name="P1">7407. 4243231</text:p>
        <text:p text:style-name="P1">7408. 4243241</text:p>
        <text:p text:style-name="P1">7409. 4243311</text:p>
        <text:p text:style-name="P1">7410. 4243312</text:p>
        <text:p text:style-name="P1">7411. 4243313</text:p>
        <text:p text:style-name="P1">7412. 4243314</text:p>
        <text:p text:style-name="P1">7413. 4243321</text:p>
        <text:p text:style-name="P1">7414. 4243331</text:p>
        <text:p text:style-name="P1">7415. 4243341</text:p>
        <text:p text:style-name="P1">7416. 4243411</text:p>
        <text:p text:style-name="P1">7417. 4243412</text:p>
        <text:p text:style-name="P1">7418. 4243413</text:p>
        <text:p text:style-name="P1">7419. 4243414</text:p>
        <text:p text:style-name="P1">7420. 4243421</text:p>
        <text:p text:style-name="P1">7421. 4243431</text:p>
        <text:p text:style-name="P1">7422. 4243441</text:p>
        <text:p text:style-name="P1">7423. 4244113</text:p>
        <text:p text:style-name="P1">7424. 4244123</text:p>
        <text:p text:style-name="P1">7425. 4244131</text:p>
        <text:p text:style-name="P1">7426. 4244132</text:p>
        <text:p text:style-name="P1">7427. 4244133</text:p>
        <text:p text:style-name="P1">7428. 4244134</text:p>
        <text:p text:style-name="P1">7429. 4244143</text:p>
        <text:p text:style-name="P1">7430. 4244213</text:p>
        <text:p text:style-name="P1">7431. 4244231</text:p>
        <text:p text:style-name="P1">7432. 4244311</text:p>
        <text:p text:style-name="P1">7433. 4244312</text:p>
        <text:p text:style-name="P1">7434. 4244313</text:p>
        <text:p text:style-name="P1">7435. 4244314</text:p>
        <text:p text:style-name="P1">7436. 4244321</text:p>
        <text:p text:style-name="P1">7437. 4244331</text:p>
        <text:p text:style-name="P1">7438. 4244341</text:p>
        <text:p text:style-name="P1">7439. 4244413</text:p>
        <text:p text:style-name="P1">7440. 4244431</text:p>
        <text:p text:style-name="P1">7441. 4311112</text:p>
        <text:p text:style-name="P1">7442. 4311121</text:p>
        <text:p text:style-name="P1">7443. 4311122</text:p>
        <text:p text:style-name="P1">7444. 4311123</text:p>
        <text:p text:style-name="P1">7445. 4311124</text:p>
        <text:p text:style-name="P1">7446. 4311132</text:p>
        <text:p text:style-name="P1">7447. 4311142</text:p>
        <text:p text:style-name="P1">7448. 4311211</text:p>
        <text:p text:style-name="P1">7449. 4311212</text:p>
        <text:p text:style-name="P1">7450. 4311213</text:p>
        <text:p text:style-name="P1">7451. 4311214</text:p>
        <text:p text:style-name="P1">7452. 4311221</text:p>
        <text:p text:style-name="P1"><text:soft-page-break/>7453. 4311222</text:p>
        <text:p text:style-name="P1">7454. 4311223</text:p>
        <text:p text:style-name="P1">7455. 4311224</text:p>
        <text:p text:style-name="P1">7456. 4311231</text:p>
        <text:p text:style-name="P1">7457. 4311232</text:p>
        <text:p text:style-name="P1">7458. 4311233</text:p>
        <text:p text:style-name="P1">7459. 4311234</text:p>
        <text:p text:style-name="P1">7460. 4311241</text:p>
        <text:p text:style-name="P1">7461. 4311242</text:p>
        <text:p text:style-name="P1">7462. 4311243</text:p>
        <text:p text:style-name="P1">7463. 4311244</text:p>
        <text:p text:style-name="P1">7464. 4311312</text:p>
        <text:p text:style-name="P1">7465. 4311321</text:p>
        <text:p text:style-name="P1">7466. 4311322</text:p>
        <text:p text:style-name="P1">7467. 4311323</text:p>
        <text:p text:style-name="P1">7468. 4311324</text:p>
        <text:p text:style-name="P1">7469. 4311332</text:p>
        <text:p text:style-name="P1">7470. 4311342</text:p>
        <text:p text:style-name="P1">7471. 4311412</text:p>
        <text:p text:style-name="P1">7472. 4311421</text:p>
        <text:p text:style-name="P1">7473. 4311422</text:p>
        <text:p text:style-name="P1">7474. 4311423</text:p>
        <text:p text:style-name="P1">7475. 4311424</text:p>
        <text:p text:style-name="P1">7476. 4311432</text:p>
        <text:p text:style-name="P1">7477. 4311442</text:p>
        <text:p text:style-name="P1">7478. 4312111</text:p>
        <text:p text:style-name="P1">7479. 4312112</text:p>
        <text:p text:style-name="P1">7480. 4312113</text:p>
        <text:p text:style-name="P1">7481. 4312114</text:p>
        <text:p text:style-name="P1">7482. 4312121</text:p>
        <text:p text:style-name="P1">7483. 4312122</text:p>
        <text:p text:style-name="P1">7484. 4312123</text:p>
        <text:p text:style-name="P1">7485. 4312124</text:p>
        <text:p text:style-name="P1">7486. 4312131</text:p>
        <text:p text:style-name="P1">7487. 4312132</text:p>
        <text:p text:style-name="P1">7488. 4312133</text:p>
        <text:p text:style-name="P1">7489. 4312134</text:p>
        <text:p text:style-name="P1">7490. 4312141</text:p>
        <text:p text:style-name="P1">7491. 4312142</text:p>
        <text:p text:style-name="P1">7492. 4312143</text:p>
        <text:p text:style-name="P1">7493. 4312144</text:p>
        <text:p text:style-name="P1">7494. 4312211</text:p>
        <text:p text:style-name="P1">7495. 4312212</text:p>
        <text:p text:style-name="P1">7496. 4312213</text:p>
        <text:p text:style-name="P1">7497. 4312214</text:p>
        <text:p text:style-name="P1">7498. 4312221</text:p>
        <text:p text:style-name="P1">7499. 4312222</text:p>
        <text:p text:style-name="P1">7500. 4312223</text:p>
        <text:p text:style-name="P1">7501. 4312224</text:p>
        <text:p text:style-name="P1">7502. 4312231</text:p>
        <text:p text:style-name="P1">7503. 4312232</text:p>
        <text:p text:style-name="P1">7504. 4312233</text:p>
        <text:p text:style-name="P1">7505. 4312234</text:p>
        <text:p text:style-name="P1">7506. 4312241</text:p>
        <text:p text:style-name="P1">7507. 4312242</text:p>
        <text:p text:style-name="P1">7508. 4312243</text:p>
        <text:p text:style-name="P1">7509. 4312244</text:p>
        <text:p text:style-name="P1">7510. 4312311</text:p>
        <text:p text:style-name="P1">7511. 4312312</text:p>
        <text:p text:style-name="P1">7512. 4312313</text:p>
        <text:p text:style-name="P1">7513. 4312314</text:p>
        <text:p text:style-name="P1">7514. 4312321</text:p>
        <text:p text:style-name="P1">7515. 4312322</text:p>
        <text:p text:style-name="P1">7516. 4312323</text:p>
        <text:p text:style-name="P1">7517. 4312324</text:p>
        <text:p text:style-name="P1">7518. 4312331</text:p>
        <text:p text:style-name="P1">7519. 4312332</text:p>
        <text:p text:style-name="P1">7520. 4312333</text:p>
        <text:p text:style-name="P1">7521. 4312334</text:p>
        <text:p text:style-name="P1">7522. 4312341</text:p>
        <text:p text:style-name="P1">7523. 4312342</text:p>
        <text:p text:style-name="P1">7524. 4312343</text:p>
        <text:p text:style-name="P1">7525. 4312344</text:p>
        <text:p text:style-name="P1">7526. 4312411</text:p>
        <text:p text:style-name="P1">7527. 4312412</text:p>
        <text:p text:style-name="P1">7528. 4312413</text:p>
        <text:p text:style-name="P1">7529. 4312414</text:p>
        <text:p text:style-name="P1">7530. 4312421</text:p>
        <text:p text:style-name="P1">7531. 4312422</text:p>
        <text:p text:style-name="P1">7532. 4312423</text:p>
        <text:p text:style-name="P1">7533. 4312424</text:p>
        <text:p text:style-name="P1">7534. 4312431</text:p>
        <text:p text:style-name="P1">7535. 4312432</text:p>
        <text:p text:style-name="P1">7536. 4312433</text:p>
        <text:p text:style-name="P1">7537. 4312434</text:p>
        <text:p text:style-name="P1">7538. 4312441</text:p>
        <text:p text:style-name="P1">7539. 4312442</text:p>
        <text:p text:style-name="P1">7540. 4312443</text:p>
        <text:p text:style-name="P1">7541. 4312444</text:p>
        <text:p text:style-name="P1">7542. 4313112</text:p>
        <text:p text:style-name="P1">7543. 4313121</text:p>
        <text:p text:style-name="P1">7544. 4313122</text:p>
        <text:p text:style-name="P1">7545. 4313123</text:p>
        <text:p text:style-name="P1">7546. 4313124</text:p>
        <text:p text:style-name="P1">7547. 4313132</text:p>
        <text:p text:style-name="P1">7548. 4313142</text:p>
        <text:p text:style-name="P1">7549. 4313211</text:p>
        <text:p text:style-name="P1">7550. 4313212</text:p>
        <text:p text:style-name="P1">7551. 4313213</text:p>
        <text:p text:style-name="P1">7552. 4313214</text:p>
        <text:p text:style-name="P1">7553. 4313221</text:p>
        <text:p text:style-name="P1">7554. 4313222</text:p>
        <text:p text:style-name="P1">7555. 4313223</text:p>
        <text:p text:style-name="P1">7556. 4313224</text:p>
        <text:p text:style-name="P1">7557. 4313231</text:p>
        <text:p text:style-name="P1">7558. 4313232</text:p>
        <text:p text:style-name="P1">7559. 4313233</text:p>
        <text:p text:style-name="P1">7560. 4313234</text:p>
        <text:p text:style-name="P1">7561. 4313241</text:p>
        <text:p text:style-name="P1">7562. 4313242</text:p>
        <text:p text:style-name="P1">7563. 4313243</text:p>
        <text:p text:style-name="P1">7564. 4313244</text:p>
        <text:p text:style-name="P1">7565. 4313312</text:p>
        <text:p text:style-name="P1">7566. 4313321</text:p>
        <text:p text:style-name="P1">7567. 4313322</text:p>
        <text:p text:style-name="P1">7568. 4313323</text:p>
        <text:p text:style-name="P1">7569. 4313324</text:p>
        <text:p text:style-name="P1">7570. 4313332</text:p>
        <text:p text:style-name="P1">7571. 4313342</text:p>
        <text:p text:style-name="P1">7572. 4313412</text:p>
        <text:p text:style-name="P1">7573. 4313421</text:p>
        <text:p text:style-name="P1">7574. 4313422</text:p>
        <text:p text:style-name="P1">7575. 4313423</text:p>
        <text:p text:style-name="P1">7576. 4313424</text:p>
        <text:p text:style-name="P1">7577. 4313432</text:p>
        <text:p text:style-name="P1">7578. 4313442</text:p>
        <text:p text:style-name="P1">7579. 4314112</text:p>
        <text:p text:style-name="P1">7580. 4314121</text:p>
        <text:p text:style-name="P1">7581. 4314122</text:p>
        <text:p text:style-name="P1">7582. 4314123</text:p>
        <text:p text:style-name="P1">7583. 4314124</text:p>
        <text:p text:style-name="P1">7584. 4314132</text:p>
        <text:p text:style-name="P1">7585. 4314142</text:p>
        <text:p text:style-name="P1">7586. 4314211</text:p>
        <text:p text:style-name="P1">7587. 4314212</text:p>
        <text:p text:style-name="P1">7588. 4314213</text:p>
        <text:p text:style-name="P1">7589. 4314214</text:p>
        <text:p text:style-name="P1">7590. 4314221</text:p>
        <text:p text:style-name="P1">7591. 4314222</text:p>
        <text:p text:style-name="P1">7592. 4314223</text:p>
        <text:p text:style-name="P1">7593. 4314224</text:p>
        <text:p text:style-name="P1">7594. 4314231</text:p>
        <text:p text:style-name="P1">7595. 4314232</text:p>
        <text:p text:style-name="P1">7596. 4314233</text:p>
        <text:p text:style-name="P1">7597. 4314234</text:p>
        <text:p text:style-name="P1">7598. 4314241</text:p>
        <text:p text:style-name="P1">7599. 4314242</text:p>
        <text:p text:style-name="P1">7600. 4314243</text:p>
        <text:p text:style-name="P1">7601. 4314244</text:p>
        <text:p text:style-name="P1">7602. 4314312</text:p>
        <text:p text:style-name="P1">7603. 4314321</text:p>
        <text:p text:style-name="P1">7604. 4314322</text:p>
        <text:p text:style-name="P1">7605. 4314323</text:p>
        <text:p text:style-name="P1">7606. 4314324</text:p>
        <text:p text:style-name="P1">7607. 4314332</text:p>
        <text:p text:style-name="P1">7608. 4314342</text:p>
        <text:p text:style-name="P1">7609. 4314412</text:p>
        <text:p text:style-name="P1">7610. 4314421</text:p>
        <text:p text:style-name="P1">7611. 4314422</text:p>
        <text:p text:style-name="P1">7612. 4314423</text:p>
        <text:p text:style-name="P1">7613. 4314424</text:p>
        <text:p text:style-name="P1">7614. 4314432</text:p>
        <text:p text:style-name="P1">7615. 4314442</text:p>
        <text:p text:style-name="P1">7616. 4321111</text:p>
        <text:p text:style-name="P1">7617. 4321112</text:p>
        <text:p text:style-name="P1">7618. 4321113</text:p>
        <text:p text:style-name="P1">7619. 4321114</text:p>
        <text:p text:style-name="P1">7620. 4321121</text:p>
        <text:p text:style-name="P1">7621. 4321122</text:p>
        <text:p text:style-name="P1">7622. 4321123</text:p>
        <text:p text:style-name="P1">7623. 4321124</text:p>
        <text:p text:style-name="P1">7624. 4321131</text:p>
        <text:p text:style-name="P1">7625. 4321132</text:p>
        <text:p text:style-name="P1">7626. 4321133</text:p>
        <text:p text:style-name="P1">7627. 4321134</text:p>
        <text:p text:style-name="P1">7628. 4321141</text:p>
        <text:p text:style-name="P1">7629. 4321142</text:p>
        <text:p text:style-name="P1">7630. 4321143</text:p>
        <text:p text:style-name="P1">7631. 4321144</text:p>
        <text:p text:style-name="P1">7632. 4321211</text:p>
        <text:p text:style-name="P1">7633. 4321212</text:p>
        <text:p text:style-name="P1">7634. 4321213</text:p>
        <text:p text:style-name="P1">7635. 4321214</text:p>
        <text:p text:style-name="P1">7636. 4321221</text:p>
        <text:p text:style-name="P1">7637. 4321222</text:p>
        <text:p text:style-name="P1">7638. 4321223</text:p>
        <text:p text:style-name="P1">7639. 4321224</text:p>
        <text:p text:style-name="P1">7640. 4321231</text:p>
        <text:p text:style-name="P1">7641. 4321232</text:p>
        <text:p text:style-name="P1">7642. 4321233</text:p>
        <text:p text:style-name="P1">7643. 4321234</text:p>
        <text:p text:style-name="P1">7644. 4321241</text:p>
        <text:p text:style-name="P1">7645. 4321242</text:p>
        <text:p text:style-name="P1">7646. 4321243</text:p>
        <text:p text:style-name="P1">7647. 4321244</text:p>
        <text:p text:style-name="P1">7648. 4321311</text:p>
        <text:p text:style-name="P1"><text:soft-page-break/>7649. 4321312</text:p>
        <text:p text:style-name="P1">7650. 4321313</text:p>
        <text:p text:style-name="P1">7651. 4321314</text:p>
        <text:p text:style-name="P1">7652. 4321321</text:p>
        <text:p text:style-name="P1">7653. 4321322</text:p>
        <text:p text:style-name="P1">7654. 4321323</text:p>
        <text:p text:style-name="P1">7655. 4321324</text:p>
        <text:p text:style-name="P1">7656. 4321331</text:p>
        <text:p text:style-name="P1">7657. 4321332</text:p>
        <text:p text:style-name="P1">7658. 4321333</text:p>
        <text:p text:style-name="P1">7659. 4321334</text:p>
        <text:p text:style-name="P1">7660. 4321341</text:p>
        <text:p text:style-name="P1">7661. 4321342</text:p>
        <text:p text:style-name="P1">7662. 4321343</text:p>
        <text:p text:style-name="P1">7663. 4321344</text:p>
        <text:p text:style-name="P1">7664. 4321411</text:p>
        <text:p text:style-name="P1">7665. 4321412</text:p>
        <text:p text:style-name="P1">7666. 4321413</text:p>
        <text:p text:style-name="P1">7667. 4321414</text:p>
        <text:p text:style-name="P1">7668. 4321421</text:p>
        <text:p text:style-name="P1">7669. 4321422</text:p>
        <text:p text:style-name="P1">7670. 4321423</text:p>
        <text:p text:style-name="P1">7671. 4321424</text:p>
        <text:p text:style-name="P1">7672. 4321431</text:p>
        <text:p text:style-name="P1">7673. 4321432</text:p>
        <text:p text:style-name="P1">7674. 4321433</text:p>
        <text:p text:style-name="P1">7675. 4321434</text:p>
        <text:p text:style-name="P1">7676. 4321441</text:p>
        <text:p text:style-name="P1">7677. 4321442</text:p>
        <text:p text:style-name="P1">7678. 4321443</text:p>
        <text:p text:style-name="P1">7679. 4321444</text:p>
        <text:p text:style-name="P1">7680. 4322111</text:p>
        <text:p text:style-name="P1">7681. 4322112</text:p>
        <text:p text:style-name="P1">7682. 4322113</text:p>
        <text:p text:style-name="P1">7683. 4322114</text:p>
        <text:p text:style-name="P1">7684. 4322121</text:p>
        <text:p text:style-name="P1">7685. 4322122</text:p>
        <text:p text:style-name="P1">7686. 4322123</text:p>
        <text:p text:style-name="P1">7687. 4322124</text:p>
        <text:p text:style-name="P1">7688. 4322131</text:p>
        <text:p text:style-name="P1">7689. 4322132</text:p>
        <text:p text:style-name="P1">7690. 4322133</text:p>
        <text:p text:style-name="P1">7691. 4322134</text:p>
        <text:p text:style-name="P1">7692. 4322141</text:p>
        <text:p text:style-name="P1">7693. 4322142</text:p>
        <text:p text:style-name="P1">7694. 4322143</text:p>
        <text:p text:style-name="P1">7695. 4322144</text:p>
        <text:p text:style-name="P1">7696. 4322211</text:p>
        <text:p text:style-name="P1">7697. 4322212</text:p>
        <text:p text:style-name="P1">7698. 4322213</text:p>
        <text:p text:style-name="P1">7699. 4322214</text:p>
        <text:p text:style-name="P1">7700. 4322221</text:p>
        <text:p text:style-name="P1">7701. 4322231</text:p>
        <text:p text:style-name="P1">7702. 4322241</text:p>
        <text:p text:style-name="P1">7703. 4322311</text:p>
        <text:p text:style-name="P1">7704. 4322312</text:p>
        <text:p text:style-name="P1">7705. 4322313</text:p>
        <text:p text:style-name="P1">7706. 4322314</text:p>
        <text:p text:style-name="P1">7707. 4322321</text:p>
        <text:p text:style-name="P1">7708. 4322331</text:p>
        <text:p text:style-name="P1">7709. 4322341</text:p>
        <text:p text:style-name="P1">7710. 4322411</text:p>
        <text:p text:style-name="P1">7711. 4322412</text:p>
        <text:p text:style-name="P1">7712. 4322413</text:p>
        <text:p text:style-name="P1">7713. 4322414</text:p>
        <text:p text:style-name="P1">7714. 4322421</text:p>
        <text:p text:style-name="P1">7715. 4322431</text:p>
        <text:p text:style-name="P1">7716. 4322441</text:p>
        <text:p text:style-name="P1">7717. 4323111</text:p>
        <text:p text:style-name="P1">7718. 4323112</text:p>
        <text:p text:style-name="P1">7719. 4323113</text:p>
        <text:p text:style-name="P1">7720. 4323114</text:p>
        <text:p text:style-name="P1">7721. 4323121</text:p>
        <text:p text:style-name="P1">7722. 4323122</text:p>
        <text:p text:style-name="P1">7723. 4323123</text:p>
        <text:p text:style-name="P1">7724. 4323124</text:p>
        <text:p text:style-name="P1">7725. 4323131</text:p>
        <text:p text:style-name="P1">7726. 4323132</text:p>
        <text:p text:style-name="P1">7727. 4323133</text:p>
        <text:p text:style-name="P1">7728. 4323134</text:p>
        <text:p text:style-name="P1">7729. 4323141</text:p>
        <text:p text:style-name="P1">7730. 4323142</text:p>
        <text:p text:style-name="P1">7731. 4323143</text:p>
        <text:p text:style-name="P1">7732. 4323144</text:p>
        <text:p text:style-name="P1">7733. 4323211</text:p>
        <text:p text:style-name="P1">7734. 4323212</text:p>
        <text:p text:style-name="P1">7735. 4323213</text:p>
        <text:p text:style-name="P1">7736. 4323214</text:p>
        <text:p text:style-name="P1">7737. 4323221</text:p>
        <text:p text:style-name="P1">7738. 4323231</text:p>
        <text:p text:style-name="P1">7739. 4323241</text:p>
        <text:p text:style-name="P1">7740. 4323311</text:p>
        <text:p text:style-name="P1">7741. 4323312</text:p>
        <text:p text:style-name="P1">7742. 4323313</text:p>
        <text:p text:style-name="P1">7743. 4323314</text:p>
        <text:p text:style-name="P1">7744. 4323321</text:p>
        <text:p text:style-name="P1">7745. 4323331</text:p>
        <text:p text:style-name="P1">7746. 4323341</text:p>
        <text:p text:style-name="P1">7747. 4323411</text:p>
        <text:p text:style-name="P1">7748. 4323412</text:p>
        <text:p text:style-name="P1">7749. 4323413</text:p>
        <text:p text:style-name="P1">7750. 4323414</text:p>
        <text:p text:style-name="P1">7751. 4323421</text:p>
        <text:p text:style-name="P1">7752. 4323431</text:p>
        <text:p text:style-name="P1">7753. 4323441</text:p>
        <text:p text:style-name="P1">7754. 4324111</text:p>
        <text:p text:style-name="P1">7755. 4324112</text:p>
        <text:p text:style-name="P1">7756. 4324113</text:p>
        <text:p text:style-name="P1">7757. 4324114</text:p>
        <text:p text:style-name="P1">7758. 4324121</text:p>
        <text:p text:style-name="P1">7759. 4324122</text:p>
        <text:p text:style-name="P1">7760. 4324123</text:p>
        <text:p text:style-name="P1">7761. 4324124</text:p>
        <text:p text:style-name="P1">7762. 4324131</text:p>
        <text:p text:style-name="P1">7763. 4324132</text:p>
        <text:p text:style-name="P1">7764. 4324133</text:p>
        <text:p text:style-name="P1">7765. 4324134</text:p>
        <text:p text:style-name="P1">7766. 4324141</text:p>
        <text:p text:style-name="P1">7767. 4324142</text:p>
        <text:p text:style-name="P1">7768. 4324143</text:p>
        <text:p text:style-name="P1">7769. 4324144</text:p>
        <text:p text:style-name="P1">7770. 4324211</text:p>
        <text:p text:style-name="P1">7771. 4324212</text:p>
        <text:p text:style-name="P1">7772. 4324213</text:p>
        <text:p text:style-name="P1">7773. 4324214</text:p>
        <text:p text:style-name="P1">7774. 4324221</text:p>
        <text:p text:style-name="P1">7775. 4324231</text:p>
        <text:p text:style-name="P1">7776. 4324241</text:p>
        <text:p text:style-name="P1">7777. 4324311</text:p>
        <text:p text:style-name="P1">7778. 4324312</text:p>
        <text:p text:style-name="P1">7779. 4324313</text:p>
        <text:p text:style-name="P1">7780. 4324314</text:p>
        <text:p text:style-name="P1">7781. 4324321</text:p>
        <text:p text:style-name="P1">7782. 4324331</text:p>
        <text:p text:style-name="P1">7783. 4324341</text:p>
        <text:p text:style-name="P1">7784. 4324411</text:p>
        <text:p text:style-name="P1">7785. 4324412</text:p>
        <text:p text:style-name="P1">7786. 4324413</text:p>
        <text:p text:style-name="P1">7787. 4324414</text:p>
        <text:p text:style-name="P1">7788. 4324421</text:p>
        <text:p text:style-name="P1">7789. 4324431</text:p>
        <text:p text:style-name="P1">7790. 4324441</text:p>
        <text:p text:style-name="P1">7791. 4331112</text:p>
        <text:p text:style-name="P1">7792. 4331121</text:p>
        <text:p text:style-name="P1">7793. 4331122</text:p>
        <text:p text:style-name="P1">7794. 4331123</text:p>
        <text:p text:style-name="P1">7795. 4331124</text:p>
        <text:p text:style-name="P1">7796. 4331132</text:p>
        <text:p text:style-name="P1">7797. 4331142</text:p>
        <text:p text:style-name="P1">7798. 4331211</text:p>
        <text:p text:style-name="P1">7799. 4331212</text:p>
        <text:p text:style-name="P1">7800. 4331213</text:p>
        <text:p text:style-name="P1">7801. 4331214</text:p>
        <text:p text:style-name="P1">7802. 4331221</text:p>
        <text:p text:style-name="P1">7803. 4331222</text:p>
        <text:p text:style-name="P1">7804. 4331223</text:p>
        <text:p text:style-name="P1">7805. 4331224</text:p>
        <text:p text:style-name="P1">7806. 4331231</text:p>
        <text:p text:style-name="P1">7807. 4331232</text:p>
        <text:p text:style-name="P1">7808. 4331233</text:p>
        <text:p text:style-name="P1">7809. 4331234</text:p>
        <text:p text:style-name="P1">7810. 4331241</text:p>
        <text:p text:style-name="P1">7811. 4331242</text:p>
        <text:p text:style-name="P1">7812. 4331243</text:p>
        <text:p text:style-name="P1">7813. 4331244</text:p>
        <text:p text:style-name="P1">7814. 4331312</text:p>
        <text:p text:style-name="P1">7815. 4331321</text:p>
        <text:p text:style-name="P1">7816. 4331322</text:p>
        <text:p text:style-name="P1">7817. 4331323</text:p>
        <text:p text:style-name="P1">7818. 4331324</text:p>
        <text:p text:style-name="P1">7819. 4331332</text:p>
        <text:p text:style-name="P1">7820. 4331342</text:p>
        <text:p text:style-name="P1">7821. 4331412</text:p>
        <text:p text:style-name="P1">7822. 4331421</text:p>
        <text:p text:style-name="P1">7823. 4331422</text:p>
        <text:p text:style-name="P1">7824. 4331423</text:p>
        <text:p text:style-name="P1">7825. 4331424</text:p>
        <text:p text:style-name="P1">7826. 4331432</text:p>
        <text:p text:style-name="P1">7827. 4331442</text:p>
        <text:p text:style-name="P1">7828. 4332111</text:p>
        <text:p text:style-name="P1">7829. 4332112</text:p>
        <text:p text:style-name="P1">7830. 4332113</text:p>
        <text:p text:style-name="P1">7831. 4332114</text:p>
        <text:p text:style-name="P1">7832. 4332121</text:p>
        <text:p text:style-name="P1">7833. 4332122</text:p>
        <text:p text:style-name="P1">7834. 4332123</text:p>
        <text:p text:style-name="P1">7835. 4332124</text:p>
        <text:p text:style-name="P1">7836. 4332131</text:p>
        <text:p text:style-name="P1">7837. 4332132</text:p>
        <text:p text:style-name="P1">7838. 4332133</text:p>
        <text:p text:style-name="P1">7839. 4332134</text:p>
        <text:p text:style-name="P1">7840. 4332141</text:p>
        <text:p text:style-name="P1">7841. 4332142</text:p>
        <text:p text:style-name="P1">7842. 4332143</text:p>
        <text:p text:style-name="P1">7843. 4332144</text:p>
        <text:p text:style-name="P1">7844. 4332211</text:p>
        <text:p text:style-name="P1"><text:soft-page-break/>7845. 4332212</text:p>
        <text:p text:style-name="P1">7846. 4332213</text:p>
        <text:p text:style-name="P1">7847. 4332214</text:p>
        <text:p text:style-name="P1">7848. 4332221</text:p>
        <text:p text:style-name="P1">7849. 4332231</text:p>
        <text:p text:style-name="P1">7850. 4332241</text:p>
        <text:p text:style-name="P1">7851. 4332311</text:p>
        <text:p text:style-name="P1">7852. 4332312</text:p>
        <text:p text:style-name="P1">7853. 4332313</text:p>
        <text:p text:style-name="P1">7854. 4332314</text:p>
        <text:p text:style-name="P1">7855. 4332321</text:p>
        <text:p text:style-name="P1">7856. 4332331</text:p>
        <text:p text:style-name="P1">7857. 4332341</text:p>
        <text:p text:style-name="P1">7858. 4332411</text:p>
        <text:p text:style-name="P1">7859. 4332412</text:p>
        <text:p text:style-name="P1">7860. 4332413</text:p>
        <text:p text:style-name="P1">7861. 4332414</text:p>
        <text:p text:style-name="P1">7862. 4332421</text:p>
        <text:p text:style-name="P1">7863. 4332431</text:p>
        <text:p text:style-name="P1">7864. 4332441</text:p>
        <text:p text:style-name="P1">7865. 4333112</text:p>
        <text:p text:style-name="P1">7866. 4333121</text:p>
        <text:p text:style-name="P1">7867. 4333122</text:p>
        <text:p text:style-name="P1">7868. 4333123</text:p>
        <text:p text:style-name="P1">7869. 4333124</text:p>
        <text:p text:style-name="P1">7870. 4333132</text:p>
        <text:p text:style-name="P1">7871. 4333142</text:p>
        <text:p text:style-name="P1">7872. 4333211</text:p>
        <text:p text:style-name="P1">7873. 4333212</text:p>
        <text:p text:style-name="P1">7874. 4333213</text:p>
        <text:p text:style-name="P1">7875. 4333214</text:p>
        <text:p text:style-name="P1">7876. 4333221</text:p>
        <text:p text:style-name="P1">7877. 4333231</text:p>
        <text:p text:style-name="P1">7878. 4333241</text:p>
        <text:p text:style-name="P1">7879. 4333312</text:p>
        <text:p text:style-name="P1">7880. 4333321</text:p>
        <text:p text:style-name="P1">7881. 4333412</text:p>
        <text:p text:style-name="P1">7882. 4333421</text:p>
        <text:p text:style-name="P1">7883. 4334112</text:p>
        <text:p text:style-name="P1">7884. 4334121</text:p>
        <text:p text:style-name="P1">7885. 4334122</text:p>
        <text:p text:style-name="P1">7886. 4334123</text:p>
        <text:p text:style-name="P1">7887. 4334124</text:p>
        <text:p text:style-name="P1">7888. 4334132</text:p>
        <text:p text:style-name="P1">7889. 4334142</text:p>
        <text:p text:style-name="P1">7890. 4334211</text:p>
        <text:p text:style-name="P1">7891. 4334212</text:p>
        <text:p text:style-name="P1">7892. 4334213</text:p>
        <text:p text:style-name="P1">7893. 4334214</text:p>
        <text:p text:style-name="P1">7894. 4334221</text:p>
        <text:p text:style-name="P1">7895. 4334231</text:p>
        <text:p text:style-name="P1">7896. 4334241</text:p>
        <text:p text:style-name="P1">7897. 4334312</text:p>
        <text:p text:style-name="P1">7898. 4334321</text:p>
        <text:p text:style-name="P1">7899. 4334412</text:p>
        <text:p text:style-name="P1">7900. 4334421</text:p>
        <text:p text:style-name="P1">7901. 4341112</text:p>
        <text:p text:style-name="P1">7902. 4341121</text:p>
        <text:p text:style-name="P1">7903. 4341122</text:p>
        <text:p text:style-name="P1">7904. 4341123</text:p>
        <text:p text:style-name="P1">7905. 4341124</text:p>
        <text:p text:style-name="P1">7906. 4341132</text:p>
        <text:p text:style-name="P1">7907. 4341142</text:p>
        <text:p text:style-name="P1">7908. 4341211</text:p>
        <text:p text:style-name="P1">7909. 4341212</text:p>
        <text:p text:style-name="P1">7910. 4341213</text:p>
        <text:p text:style-name="P1">7911. 4341214</text:p>
        <text:p text:style-name="P1">7912. 4341221</text:p>
        <text:p text:style-name="P1">7913. 4341222</text:p>
        <text:p text:style-name="P1">7914. 4341223</text:p>
        <text:p text:style-name="P1">7915. 4341224</text:p>
        <text:p text:style-name="P1">7916. 4341231</text:p>
        <text:p text:style-name="P1">7917. 4341232</text:p>
        <text:p text:style-name="P1">7918. 4341233</text:p>
        <text:p text:style-name="P1">7919. 4341234</text:p>
        <text:p text:style-name="P1">7920. 4341241</text:p>
        <text:p text:style-name="P1">7921. 4341242</text:p>
        <text:p text:style-name="P1">7922. 4341243</text:p>
        <text:p text:style-name="P1">7923. 4341244</text:p>
        <text:p text:style-name="P1">7924. 4341312</text:p>
        <text:p text:style-name="P1">7925. 4341321</text:p>
        <text:p text:style-name="P1">7926. 4341322</text:p>
        <text:p text:style-name="P1">7927. 4341323</text:p>
        <text:p text:style-name="P1">7928. 4341324</text:p>
        <text:p text:style-name="P1">7929. 4341332</text:p>
        <text:p text:style-name="P1">7930. 4341342</text:p>
        <text:p text:style-name="P1">7931. 4341412</text:p>
        <text:p text:style-name="P1">7932. 4341421</text:p>
        <text:p text:style-name="P1">7933. 4341422</text:p>
        <text:p text:style-name="P1">7934. 4341423</text:p>
        <text:p text:style-name="P1">7935. 4341424</text:p>
        <text:p text:style-name="P1">7936. 4341432</text:p>
        <text:p text:style-name="P1">7937. 4341442</text:p>
        <text:p text:style-name="P1">7938. 4342111</text:p>
        <text:p text:style-name="P1">7939. 4342112</text:p>
        <text:p text:style-name="P1">7940. 4342113</text:p>
        <text:p text:style-name="P1">7941. 4342114</text:p>
        <text:p text:style-name="P1">7942. 4342121</text:p>
        <text:p text:style-name="P1">7943. 4342122</text:p>
        <text:p text:style-name="P1">7944. 4342123</text:p>
        <text:p text:style-name="P1">7945. 4342124</text:p>
        <text:p text:style-name="P1">7946. 4342131</text:p>
        <text:p text:style-name="P1">7947. 4342132</text:p>
        <text:p text:style-name="P1">7948. 4342133</text:p>
        <text:p text:style-name="P1">7949. 4342134</text:p>
        <text:p text:style-name="P1">7950. 4342141</text:p>
        <text:p text:style-name="P1">7951. 4342142</text:p>
        <text:p text:style-name="P1">7952. 4342143</text:p>
        <text:p text:style-name="P1">7953. 4342144</text:p>
        <text:p text:style-name="P1">7954. 4342211</text:p>
        <text:p text:style-name="P1">7955. 4342212</text:p>
        <text:p text:style-name="P1">7956. 4342213</text:p>
        <text:p text:style-name="P1">7957. 4342214</text:p>
        <text:p text:style-name="P1">7958. 4342221</text:p>
        <text:p text:style-name="P1">7959. 4342231</text:p>
        <text:p text:style-name="P1">7960. 4342241</text:p>
        <text:p text:style-name="P1">7961. 4342311</text:p>
        <text:p text:style-name="P1">7962. 4342312</text:p>
        <text:p text:style-name="P1">7963. 4342313</text:p>
        <text:p text:style-name="P1">7964. 4342314</text:p>
        <text:p text:style-name="P1">7965. 4342321</text:p>
        <text:p text:style-name="P1">7966. 4342331</text:p>
        <text:p text:style-name="P1">7967. 4342341</text:p>
        <text:p text:style-name="P1">7968. 4342411</text:p>
        <text:p text:style-name="P1">7969. 4342412</text:p>
        <text:p text:style-name="P1">7970. 4342413</text:p>
        <text:p text:style-name="P1">7971. 4342414</text:p>
        <text:p text:style-name="P1">7972. 4342421</text:p>
        <text:p text:style-name="P1">7973. 4342431</text:p>
        <text:p text:style-name="P1">7974. 4342441</text:p>
        <text:p text:style-name="P1">7975. 4343112</text:p>
        <text:p text:style-name="P1">7976. 4343121</text:p>
        <text:p text:style-name="P1">7977. 4343122</text:p>
        <text:p text:style-name="P1">7978. 4343123</text:p>
        <text:p text:style-name="P1">7979. 4343124</text:p>
        <text:p text:style-name="P1">7980. 4343132</text:p>
        <text:p text:style-name="P1">7981. 4343142</text:p>
        <text:p text:style-name="P1">7982. 4343211</text:p>
        <text:p text:style-name="P1">7983. 4343212</text:p>
        <text:p text:style-name="P1">7984. 4343213</text:p>
        <text:p text:style-name="P1">7985. 4343214</text:p>
        <text:p text:style-name="P1">7986. 4343221</text:p>
        <text:p text:style-name="P1">7987. 4343231</text:p>
        <text:p text:style-name="P1">7988. 4343241</text:p>
        <text:p text:style-name="P1">7989. 4343312</text:p>
        <text:p text:style-name="P1">7990. 4343321</text:p>
        <text:p text:style-name="P1">7991. 4343412</text:p>
        <text:p text:style-name="P1">7992. 4343421</text:p>
        <text:p text:style-name="P1">7993. 4344112</text:p>
        <text:p text:style-name="P1">7994. 4344121</text:p>
        <text:p text:style-name="P1">7995. 4344122</text:p>
        <text:p text:style-name="P1">7996. 4344123</text:p>
        <text:p text:style-name="P1">7997. 4344124</text:p>
        <text:p text:style-name="P1">7998. 4344132</text:p>
        <text:p text:style-name="P1">7999. 4344142</text:p>
        <text:p text:style-name="P1">8000. 4344211</text:p>
        <text:p text:style-name="P1">8001. 4344212</text:p>
        <text:p text:style-name="P1">8002. 4344213</text:p>
        <text:p text:style-name="P1">8003. 4344214</text:p>
        <text:p text:style-name="P1">8004. 4344221</text:p>
        <text:p text:style-name="P1">8005. 4344231</text:p>
        <text:p text:style-name="P1">8006. 4344241</text:p>
        <text:p text:style-name="P1">8007. 4344312</text:p>
        <text:p text:style-name="P1">8008. 4344321</text:p>
        <text:p text:style-name="P1">8009. 4344412</text:p>
        <text:p text:style-name="P1">8010. 4344421</text:p>
        <text:p text:style-name="P1">8011. 4411123</text:p>
        <text:p text:style-name="P1">8012. 4411132</text:p>
        <text:p text:style-name="P1">8013. 4411213</text:p>
        <text:p text:style-name="P1">8014. 4411223</text:p>
        <text:p text:style-name="P1">8015. 4411231</text:p>
        <text:p text:style-name="P1">8016. 4411232</text:p>
        <text:p text:style-name="P1">8017. 4411233</text:p>
        <text:p text:style-name="P1">8018. 4411234</text:p>
        <text:p text:style-name="P1">8019. 4411243</text:p>
        <text:p text:style-name="P1">8020. 4411312</text:p>
        <text:p text:style-name="P1">8021. 4411321</text:p>
        <text:p text:style-name="P1">8022. 4411322</text:p>
        <text:p text:style-name="P1">8023. 4411323</text:p>
        <text:p text:style-name="P1">8024. 4411324</text:p>
        <text:p text:style-name="P1">8025. 4411332</text:p>
        <text:p text:style-name="P1">8026. 4411342</text:p>
        <text:p text:style-name="P1">8027. 4411423</text:p>
        <text:p text:style-name="P1">8028. 4411432</text:p>
        <text:p text:style-name="P1">8029. 4412113</text:p>
        <text:p text:style-name="P1">8030. 4412123</text:p>
        <text:p text:style-name="P1">8031. 4412131</text:p>
        <text:p text:style-name="P1">8032. 4412132</text:p>
        <text:p text:style-name="P1">8033. 4412133</text:p>
        <text:p text:style-name="P1">8034. 4412134</text:p>
        <text:p text:style-name="P1">8035. 4412143</text:p>
        <text:p text:style-name="P1">8036. 4412213</text:p>
        <text:p text:style-name="P1">8037. 4412223</text:p>
        <text:p text:style-name="P1">8038. 4412231</text:p>
        <text:p text:style-name="P1">8039. 4412232</text:p>
        <text:p text:style-name="P1">8040. 4412233</text:p>
        <text:p text:style-name="P1"><text:soft-page-break/>8041. 4412234</text:p>
        <text:p text:style-name="P1">8042. 4412243</text:p>
        <text:p text:style-name="P1">8043. 4412311</text:p>
        <text:p text:style-name="P1">8044. 4412312</text:p>
        <text:p text:style-name="P1">8045. 4412313</text:p>
        <text:p text:style-name="P1">8046. 4412314</text:p>
        <text:p text:style-name="P1">8047. 4412321</text:p>
        <text:p text:style-name="P1">8048. 4412322</text:p>
        <text:p text:style-name="P1">8049. 4412323</text:p>
        <text:p text:style-name="P1">8050. 4412324</text:p>
        <text:p text:style-name="P1">8051. 4412331</text:p>
        <text:p text:style-name="P1">8052. 4412332</text:p>
        <text:p text:style-name="P1">8053. 4412333</text:p>
        <text:p text:style-name="P1">8054. 4412334</text:p>
        <text:p text:style-name="P1">8055. 4412341</text:p>
        <text:p text:style-name="P1">8056. 4412342</text:p>
        <text:p text:style-name="P1">8057. 4412343</text:p>
        <text:p text:style-name="P1">8058. 4412344</text:p>
        <text:p text:style-name="P1">8059. 4412413</text:p>
        <text:p text:style-name="P1">8060. 4412423</text:p>
        <text:p text:style-name="P1">8061. 4412431</text:p>
        <text:p text:style-name="P1">8062. 4412432</text:p>
        <text:p text:style-name="P1">8063. 4412433</text:p>
        <text:p text:style-name="P1">8064. 4412434</text:p>
        <text:p text:style-name="P1">8065. 4412443</text:p>
        <text:p text:style-name="P1">8066. 4413112</text:p>
        <text:p text:style-name="P1">8067. 4413121</text:p>
        <text:p text:style-name="P1">8068. 4413122</text:p>
        <text:p text:style-name="P1">8069. 4413123</text:p>
        <text:p text:style-name="P1">8070. 4413124</text:p>
        <text:p text:style-name="P1">8071. 4413132</text:p>
        <text:p text:style-name="P1">8072. 4413142</text:p>
        <text:p text:style-name="P1">8073. 4413211</text:p>
        <text:p text:style-name="P1">8074. 4413212</text:p>
        <text:p text:style-name="P1">8075. 4413213</text:p>
        <text:p text:style-name="P1">8076. 4413214</text:p>
        <text:p text:style-name="P1">8077. 4413221</text:p>
        <text:p text:style-name="P1">8078. 4413222</text:p>
        <text:p text:style-name="P1">8079. 4413223</text:p>
        <text:p text:style-name="P1">8080. 4413224</text:p>
        <text:p text:style-name="P1">8081. 4413231</text:p>
        <text:p text:style-name="P1">8082. 4413232</text:p>
        <text:p text:style-name="P1">8083. 4413233</text:p>
        <text:p text:style-name="P1">8084. 4413234</text:p>
        <text:p text:style-name="P1">8085. 4413241</text:p>
        <text:p text:style-name="P1">8086. 4413242</text:p>
        <text:p text:style-name="P1">8087. 4413243</text:p>
        <text:p text:style-name="P1">8088. 4413244</text:p>
        <text:p text:style-name="P1">8089. 4413312</text:p>
        <text:p text:style-name="P1">8090. 4413321</text:p>
        <text:p text:style-name="P1">8091. 4413322</text:p>
        <text:p text:style-name="P1">8092. 4413323</text:p>
        <text:p text:style-name="P1">8093. 4413324</text:p>
        <text:p text:style-name="P1">8094. 4413332</text:p>
        <text:p text:style-name="P1">8095. 4413342</text:p>
        <text:p text:style-name="P1">8096. 4413412</text:p>
        <text:p text:style-name="P1">8097. 4413421</text:p>
        <text:p text:style-name="P1">8098. 4413422</text:p>
        <text:p text:style-name="P1">8099. 4413423</text:p>
        <text:p text:style-name="P1">8100. 4413424</text:p>
        <text:p text:style-name="P1">8101. 4413432</text:p>
        <text:p text:style-name="P1">8102. 4413442</text:p>
        <text:p text:style-name="P1">8103. 4414123</text:p>
        <text:p text:style-name="P1">8104. 4414132</text:p>
        <text:p text:style-name="P1">8105. 4414213</text:p>
        <text:p text:style-name="P1">8106. 4414223</text:p>
        <text:p text:style-name="P1">8107. 4414231</text:p>
        <text:p text:style-name="P1">8108. 4414232</text:p>
        <text:p text:style-name="P1">8109. 4414233</text:p>
        <text:p text:style-name="P1">8110. 4414234</text:p>
        <text:p text:style-name="P1">8111. 4414243</text:p>
        <text:p text:style-name="P1">8112. 4414312</text:p>
        <text:p text:style-name="P1">8113. 4414321</text:p>
        <text:p text:style-name="P1">8114. 4414322</text:p>
        <text:p text:style-name="P1">8115. 4414323</text:p>
        <text:p text:style-name="P1">8116. 4414324</text:p>
        <text:p text:style-name="P1">8117. 4414332</text:p>
        <text:p text:style-name="P1">8118. 4414342</text:p>
        <text:p text:style-name="P1">8119. 4414423</text:p>
        <text:p text:style-name="P1">8120. 4414432</text:p>
        <text:p text:style-name="P1">8121. 4421113</text:p>
        <text:p text:style-name="P1">8122. 4421123</text:p>
        <text:p text:style-name="P1">8123. 4421131</text:p>
        <text:p text:style-name="P1">8124. 4421132</text:p>
        <text:p text:style-name="P1">8125. 4421133</text:p>
        <text:p text:style-name="P1">8126. 4421134</text:p>
        <text:p text:style-name="P1">8127. 4421143</text:p>
        <text:p text:style-name="P1">8128. 4421213</text:p>
        <text:p text:style-name="P1">8129. 4421223</text:p>
        <text:p text:style-name="P1">8130. 4421231</text:p>
        <text:p text:style-name="P1">8131. 4421232</text:p>
        <text:p text:style-name="P1">8132. 4421233</text:p>
        <text:p text:style-name="P1">8133. 4421234</text:p>
        <text:p text:style-name="P1">8134. 4421243</text:p>
        <text:p text:style-name="P1">8135. 4421311</text:p>
        <text:p text:style-name="P1">8136. 4421312</text:p>
        <text:p text:style-name="P1">8137. 4421313</text:p>
        <text:p text:style-name="P1">8138. 4421314</text:p>
        <text:p text:style-name="P1">8139. 4421321</text:p>
        <text:p text:style-name="P1">8140. 4421322</text:p>
        <text:p text:style-name="P1">8141. 4421323</text:p>
        <text:p text:style-name="P1">8142. 4421324</text:p>
        <text:p text:style-name="P1">8143. 4421331</text:p>
        <text:p text:style-name="P1">8144. 4421332</text:p>
        <text:p text:style-name="P1">8145. 4421333</text:p>
        <text:p text:style-name="P1">8146. 4421334</text:p>
        <text:p text:style-name="P1">8147. 4421341</text:p>
        <text:p text:style-name="P1">8148. 4421342</text:p>
        <text:p text:style-name="P1">8149. 4421343</text:p>
        <text:p text:style-name="P1">8150. 4421344</text:p>
        <text:p text:style-name="P1">8151. 4421413</text:p>
        <text:p text:style-name="P1">8152. 4421423</text:p>
        <text:p text:style-name="P1">8153. 4421431</text:p>
        <text:p text:style-name="P1">8154. 4421432</text:p>
        <text:p text:style-name="P1">8155. 4421433</text:p>
        <text:p text:style-name="P1">8156. 4421434</text:p>
        <text:p text:style-name="P1">8157. 4421443</text:p>
        <text:p text:style-name="P1">8158. 4422113</text:p>
        <text:p text:style-name="P1">8159. 4422123</text:p>
        <text:p text:style-name="P1">8160. 4422131</text:p>
        <text:p text:style-name="P1">8161. 4422132</text:p>
        <text:p text:style-name="P1">8162. 4422133</text:p>
        <text:p text:style-name="P1">8163. 4422134</text:p>
        <text:p text:style-name="P1">8164. 4422143</text:p>
        <text:p text:style-name="P1">8165. 4422213</text:p>
        <text:p text:style-name="P1">8166. 4422231</text:p>
        <text:p text:style-name="P1">8167. 4422311</text:p>
        <text:p text:style-name="P1">8168. 4422312</text:p>
        <text:p text:style-name="P1">8169. 4422313</text:p>
        <text:p text:style-name="P1">8170. 4422314</text:p>
        <text:p text:style-name="P1">8171. 4422321</text:p>
        <text:p text:style-name="P1">8172. 4422331</text:p>
        <text:p text:style-name="P1">8173. 4422341</text:p>
        <text:p text:style-name="P1">8174. 4422413</text:p>
        <text:p text:style-name="P1">8175. 4422431</text:p>
        <text:p text:style-name="P1">8176. 4423111</text:p>
        <text:p text:style-name="P1">8177. 4423112</text:p>
        <text:p text:style-name="P1">8178. 4423113</text:p>
        <text:p text:style-name="P1">8179. 4423114</text:p>
        <text:p text:style-name="P1">8180. 4423121</text:p>
        <text:p text:style-name="P1">8181. 4423122</text:p>
        <text:p text:style-name="P1">8182. 4423123</text:p>
        <text:p text:style-name="P1">8183. 4423124</text:p>
        <text:p text:style-name="P1">8184. 4423131</text:p>
        <text:p text:style-name="P1">8185. 4423132</text:p>
        <text:p text:style-name="P1">8186. 4423133</text:p>
        <text:p text:style-name="P1">8187. 4423134</text:p>
        <text:p text:style-name="P1">8188. 4423141</text:p>
        <text:p text:style-name="P1">8189. 4423142</text:p>
        <text:p text:style-name="P1">8190. 4423143</text:p>
        <text:p text:style-name="P1">8191. 4423144</text:p>
        <text:p text:style-name="P1">8192. 4423211</text:p>
        <text:p text:style-name="P1">8193. 4423212</text:p>
        <text:p text:style-name="P1">8194. 4423213</text:p>
        <text:p text:style-name="P1">8195. 4423214</text:p>
        <text:p text:style-name="P1">8196. 4423221</text:p>
        <text:p text:style-name="P1">8197. 4423231</text:p>
        <text:p text:style-name="P1">8198. 4423241</text:p>
        <text:p text:style-name="P1">8199. 4423311</text:p>
        <text:p text:style-name="P1">8200. 4423312</text:p>
        <text:p text:style-name="P1">8201. 4423313</text:p>
        <text:p text:style-name="P1">8202. 4423314</text:p>
        <text:p text:style-name="P1">8203. 4423321</text:p>
        <text:p text:style-name="P1">8204. 4423331</text:p>
        <text:p text:style-name="P1">8205. 4423341</text:p>
        <text:p text:style-name="P1">8206. 4423411</text:p>
        <text:p text:style-name="P1">8207. 4423412</text:p>
        <text:p text:style-name="P1">8208. 4423413</text:p>
        <text:p text:style-name="P1">8209. 4423414</text:p>
        <text:p text:style-name="P1">8210. 4423421</text:p>
        <text:p text:style-name="P1">8211. 4423431</text:p>
        <text:p text:style-name="P1">8212. 4423441</text:p>
        <text:p text:style-name="P1">8213. 4424113</text:p>
        <text:p text:style-name="P1">8214. 4424123</text:p>
        <text:p text:style-name="P1">8215. 4424131</text:p>
        <text:p text:style-name="P1">8216. 4424132</text:p>
        <text:p text:style-name="P1">8217. 4424133</text:p>
        <text:p text:style-name="P1">8218. 4424134</text:p>
        <text:p text:style-name="P1">8219. 4424143</text:p>
        <text:p text:style-name="P1">8220. 4424213</text:p>
        <text:p text:style-name="P1">8221. 4424231</text:p>
        <text:p text:style-name="P1">8222. 4424311</text:p>
        <text:p text:style-name="P1">8223. 4424312</text:p>
        <text:p text:style-name="P1">8224. 4424313</text:p>
        <text:p text:style-name="P1">8225. 4424314</text:p>
        <text:p text:style-name="P1">8226. 4424321</text:p>
        <text:p text:style-name="P1">8227. 4424331</text:p>
        <text:p text:style-name="P1">8228. 4424341</text:p>
        <text:p text:style-name="P1">8229. 4424413</text:p>
        <text:p text:style-name="P1">8230. 4424431</text:p>
        <text:p text:style-name="P1">8231. 4431112</text:p>
        <text:p text:style-name="P1">8232. 4431121</text:p>
        <text:p text:style-name="P1">8233. 4431122</text:p>
        <text:p text:style-name="P1">8234. 4431123</text:p>
        <text:p text:style-name="P1">8235. 4431124</text:p>
        <text:p text:style-name="P1">8236. 4431132</text:p>
        <text:p text:style-name="P1"><text:soft-page-break/>8237. 4431142</text:p>
        <text:p text:style-name="P1">8238. 4431211</text:p>
        <text:p text:style-name="P1">8239. 4431212</text:p>
        <text:p text:style-name="P1">8240. 4431213</text:p>
        <text:p text:style-name="P1">8241. 4431214</text:p>
        <text:p text:style-name="P1">8242. 4431221</text:p>
        <text:p text:style-name="P1">8243. 4431222</text:p>
        <text:p text:style-name="P1">8244. 4431223</text:p>
        <text:p text:style-name="P1">8245. 4431224</text:p>
        <text:p text:style-name="P1">8246. 4431231</text:p>
        <text:p text:style-name="P1">8247. 4431232</text:p>
        <text:p text:style-name="P1">8248. 4431233</text:p>
        <text:p text:style-name="P1">8249. 4431234</text:p>
        <text:p text:style-name="P1">8250. 4431241</text:p>
        <text:p text:style-name="P1">8251. 4431242</text:p>
        <text:p text:style-name="P1">8252. 4431243</text:p>
        <text:p text:style-name="P1">8253. 4431244</text:p>
        <text:p text:style-name="P1">8254. 4431312</text:p>
        <text:p text:style-name="P1">8255. 4431321</text:p>
        <text:p text:style-name="P1">8256. 4431322</text:p>
        <text:p text:style-name="P1">8257. 4431323</text:p>
        <text:p text:style-name="P1">8258. 4431324</text:p>
        <text:p text:style-name="P1">8259. 4431332</text:p>
        <text:p text:style-name="P1">8260. 4431342</text:p>
        <text:p text:style-name="P1">8261. 4431412</text:p>
        <text:p text:style-name="P1">8262. 4431421</text:p>
        <text:p text:style-name="P1">8263. 4431422</text:p>
        <text:p text:style-name="P1">8264. 4431423</text:p>
        <text:p text:style-name="P1">8265. 4431424</text:p>
        <text:p text:style-name="P1">8266. 4431432</text:p>
        <text:p text:style-name="P1">8267. 4431442</text:p>
        <text:p text:style-name="P1">8268. 4432111</text:p>
        <text:p text:style-name="P1">8269. 4432112</text:p>
        <text:p text:style-name="P1">8270. 4432113</text:p>
        <text:p text:style-name="P1">8271. 4432114</text:p>
        <text:p text:style-name="P1">8272. 4432121</text:p>
        <text:p text:style-name="P1">8273. 4432122</text:p>
        <text:p text:style-name="P1">8274. 4432123</text:p>
        <text:p text:style-name="P1">8275. 4432124</text:p>
        <text:p text:style-name="P1">8276. 4432131</text:p>
        <text:p text:style-name="P1">8277. 4432132</text:p>
        <text:p text:style-name="P1">8278. 4432133</text:p>
        <text:p text:style-name="P1">8279. 4432134</text:p>
        <text:p text:style-name="P1">8280. 4432141</text:p>
        <text:p text:style-name="P1">8281. 4432142</text:p>
        <text:p text:style-name="P1">8282. 4432143</text:p>
        <text:p text:style-name="P1">8283. 4432144</text:p>
        <text:p text:style-name="P1">8284. 4432211</text:p>
        <text:p text:style-name="P1">8285. 4432212</text:p>
        <text:p text:style-name="P1">8286. 4432213</text:p>
        <text:p text:style-name="P1">8287. 4432214</text:p>
        <text:p text:style-name="P1">8288. 4432221</text:p>
        <text:p text:style-name="P1">8289. 4432231</text:p>
        <text:p text:style-name="P1">8290. 4432241</text:p>
        <text:p text:style-name="P1">8291. 4432311</text:p>
        <text:p text:style-name="P1">8292. 4432312</text:p>
        <text:p text:style-name="P1">8293. 4432313</text:p>
        <text:p text:style-name="P1">8294. 4432314</text:p>
        <text:p text:style-name="P1">8295. 4432321</text:p>
        <text:p text:style-name="P1">8296. 4432331</text:p>
        <text:p text:style-name="P1">8297. 4432341</text:p>
        <text:p text:style-name="P1">8298. 4432411</text:p>
        <text:p text:style-name="P1">8299. 4432412</text:p>
        <text:p text:style-name="P1">8300. 4432413</text:p>
        <text:p text:style-name="P1">8301. 4432414</text:p>
        <text:p text:style-name="P1">8302. 4432421</text:p>
        <text:p text:style-name="P1">8303. 4432431</text:p>
        <text:p text:style-name="P1">8304. 4432441</text:p>
        <text:p text:style-name="P1">8305. 4433112</text:p>
        <text:p text:style-name="P1">8306. 4433121</text:p>
        <text:p text:style-name="P1">8307. 4433122</text:p>
        <text:p text:style-name="P1">8308. 4433123</text:p>
        <text:p text:style-name="P1">8309. 4433124</text:p>
        <text:p text:style-name="P1">8310. 4433132</text:p>
        <text:p text:style-name="P1">8311. 4433142</text:p>
        <text:p text:style-name="P1">8312. 4433211</text:p>
        <text:p text:style-name="P1">8313. 4433212</text:p>
        <text:p text:style-name="P1">8314. 4433213</text:p>
        <text:p text:style-name="P1">8315. 4433214</text:p>
        <text:p text:style-name="P1">8316. 4433221</text:p>
        <text:p text:style-name="P1">8317. 4433231</text:p>
        <text:p text:style-name="P1">8318. 4433241</text:p>
        <text:p text:style-name="P1">8319. 4433312</text:p>
        <text:p text:style-name="P1">8320. 4433321</text:p>
        <text:p text:style-name="P1">8321. 4433412</text:p>
        <text:p text:style-name="P1">8322. 4433421</text:p>
        <text:p text:style-name="P1">8323. 4434112</text:p>
        <text:p text:style-name="P1">8324. 4434121</text:p>
        <text:p text:style-name="P1">8325. 4434122</text:p>
        <text:p text:style-name="P1">8326. 4434123</text:p>
        <text:p text:style-name="P1">8327. 4434124</text:p>
        <text:p text:style-name="P1">8328. 4434132</text:p>
        <text:p text:style-name="P1">8329. 4434142</text:p>
        <text:p text:style-name="P1">8330. 4434211</text:p>
        <text:p text:style-name="P1">8331. 4434212</text:p>
        <text:p text:style-name="P1">8332. 4434213</text:p>
        <text:p text:style-name="P1">8333. 4434214</text:p>
        <text:p text:style-name="P1">8334. 4434221</text:p>
        <text:p text:style-name="P1">8335. 4434231</text:p>
        <text:p text:style-name="P1">8336. 4434241</text:p>
        <text:p text:style-name="P1">8337. 4434312</text:p>
        <text:p text:style-name="P1">8338. 4434321</text:p>
        <text:p text:style-name="P1">8339. 4434412</text:p>
        <text:p text:style-name="P1">8340. 4434421</text:p>
        <text:p text:style-name="P1">8341. 4441123</text:p>
        <text:p text:style-name="P1">8342. 4441132</text:p>
        <text:p text:style-name="P1">8343. 4441213</text:p>
        <text:p text:style-name="P1">8344. 4441223</text:p>
        <text:p text:style-name="P1">8345. 4441231</text:p>
        <text:p text:style-name="P1">8346. 4441232</text:p>
        <text:p text:style-name="P1">8347. 4441233</text:p>
        <text:p text:style-name="P1">8348. 4441234</text:p>
        <text:p text:style-name="P1">8349. 4441243</text:p>
        <text:p text:style-name="P1">8350. 4441312</text:p>
        <text:p text:style-name="P1">8351. 4441321</text:p>
        <text:p text:style-name="P1">8352. 4441322</text:p>
        <text:p text:style-name="P1">8353. 4441323</text:p>
        <text:p text:style-name="P1">8354. 4441324</text:p>
        <text:p text:style-name="P1">8355. 4441332</text:p>
        <text:p text:style-name="P1">8356. 4441342</text:p>
        <text:p text:style-name="P1">8357. 4441423</text:p>
        <text:p text:style-name="P1">8358. 4441432</text:p>
        <text:p text:style-name="P1">8359. 4442113</text:p>
        <text:p text:style-name="P1">8360. 4442123</text:p>
        <text:p text:style-name="P1">8361. 4442131</text:p>
        <text:p text:style-name="P1">8362. 4442132</text:p>
        <text:p text:style-name="P1">8363. 4442133</text:p>
        <text:p text:style-name="P1">8364. 4442134</text:p>
        <text:p text:style-name="P1">8365. 4442143</text:p>
        <text:p text:style-name="P1">8366. 4442213</text:p>
        <text:p text:style-name="P1">8367. 4442231</text:p>
        <text:p text:style-name="P1">8368. 4442311</text:p>
        <text:p text:style-name="P1">8369. 4442312</text:p>
        <text:p text:style-name="P1">8370. 4442313</text:p>
        <text:p text:style-name="P1">8371. 4442314</text:p>
        <text:p text:style-name="P1">8372. 4442321</text:p>
        <text:p text:style-name="P1">8373. 4442331</text:p>
        <text:p text:style-name="P1">8374. 4442341</text:p>
        <text:p text:style-name="P1">8375. 4442413</text:p>
        <text:p text:style-name="P1">8376. 4442431</text:p>
        <text:p text:style-name="P1">8377. 4443112</text:p>
        <text:p text:style-name="P1">8378. 4443121</text:p>
        <text:p text:style-name="P1">8379. 4443122</text:p>
        <text:p text:style-name="P1">8380. 4443123</text:p>
        <text:p text:style-name="P1">8381. 4443124</text:p>
        <text:p text:style-name="P1">8382. 4443132</text:p>
        <text:p text:style-name="P1">8383. 4443142</text:p>
        <text:p text:style-name="P1">8384. 4443211</text:p>
        <text:p text:style-name="P1">8385. 4443212</text:p>
        <text:p text:style-name="P1">8386. 4443213</text:p>
        <text:p text:style-name="P1">8387. 4443214</text:p>
        <text:p text:style-name="P1">8388. 4443221</text:p>
        <text:p text:style-name="P1">8389. 4443231</text:p>
        <text:p text:style-name="P1">8390. 4443241</text:p>
        <text:p text:style-name="P1">8391. 4443312</text:p>
        <text:p text:style-name="P1">8392. 4443321</text:p>
        <text:p text:style-name="P1">8393. 4443412</text:p>
        <text:p text:style-name="P1">8394. 4443421</text:p>
        <text:p text:style-name="P1">8395. 4444123</text:p>
        <text:p text:style-name="P1">8396. 4444132</text:p>
        <text:p text:style-name="P1">8397. 4444213</text:p>
        <text:p text:style-name="P1">8398. 4444231</text:p>
        <text:p text:style-name="P1">8399. 4444312</text:p>
        <text:p text:style-name="P1">8400. 4444321</text:p>
        <text:p text:style-name="P1"/>
        <text:p text:style-name="P1">Unique Sequences using All Four Mallets</text:p>
        <text:p text:style-name="P1">1. 1111234</text:p>
        <text:p text:style-name="P1">2. 1111243</text:p>
        <text:p text:style-name="P1">3. 1111324</text:p>
        <text:p text:style-name="P1">4. 1111342</text:p>
        <text:p text:style-name="P1">5. 1111423</text:p>
        <text:p text:style-name="P1">6. 1111432</text:p>
        <text:p text:style-name="P1">7. 1112134</text:p>
        <text:p text:style-name="P1">8. 1112143</text:p>
        <text:p text:style-name="P1">9. 1112234</text:p>
        <text:p text:style-name="P1">10. 1112243</text:p>
        <text:p text:style-name="P1">11. 1112314</text:p>
        <text:p text:style-name="P1">12. 1112324</text:p>
        <text:p text:style-name="P1">13. 1112334</text:p>
        <text:p text:style-name="P1">14. 1112342</text:p>
        <text:p text:style-name="P1">15. 1112343</text:p>
        <text:p text:style-name="P1">16. 1112344</text:p>
        <text:p text:style-name="P1">17. 1112413</text:p>
        <text:p text:style-name="P1">18. 1112423</text:p>
        <text:p text:style-name="P1">19. 1112432</text:p>
        <text:p text:style-name="P1">20. 1112433</text:p>
        <text:p text:style-name="P1">21. 1112434</text:p>
        <text:p text:style-name="P1">22. 1112443</text:p>
        <text:p text:style-name="P1">23. 1113124</text:p>
        <text:p text:style-name="P1">24. 1113142</text:p>
        <text:p text:style-name="P1">25. 1113214</text:p>
        <text:p text:style-name="P1">26. 1113224</text:p>
        <text:p text:style-name="P1">27. 1113234</text:p>
        <text:p text:style-name="P1">28. 1113242</text:p>
        <text:p text:style-name="P1"><text:soft-page-break/>29. 1113243</text:p>
        <text:p text:style-name="P1">30. 1113244</text:p>
        <text:p text:style-name="P1">31. 1113324</text:p>
        <text:p text:style-name="P1">32. 1113342</text:p>
        <text:p text:style-name="P1">33. 1113412</text:p>
        <text:p text:style-name="P1">34. 1113422</text:p>
        <text:p text:style-name="P1">35. 1113423</text:p>
        <text:p text:style-name="P1">36. 1113424</text:p>
        <text:p text:style-name="P1">37. 1113432</text:p>
        <text:p text:style-name="P1">38. 1113442</text:p>
        <text:p text:style-name="P1">39. 1114123</text:p>
        <text:p text:style-name="P1">40. 1114132</text:p>
        <text:p text:style-name="P1">41. 1114213</text:p>
        <text:p text:style-name="P1">42. 1114223</text:p>
        <text:p text:style-name="P1">43. 1114232</text:p>
        <text:p text:style-name="P1">44. 1114233</text:p>
        <text:p text:style-name="P1">45. 1114234</text:p>
        <text:p text:style-name="P1">46. 1114243</text:p>
        <text:p text:style-name="P1">47. 1114312</text:p>
        <text:p text:style-name="P1">48. 1114322</text:p>
        <text:p text:style-name="P1">49. 1114323</text:p>
        <text:p text:style-name="P1">50. 1114324</text:p>
        <text:p text:style-name="P1">51. 1114332</text:p>
        <text:p text:style-name="P1">52. 1114342</text:p>
        <text:p text:style-name="P1">53. 1114423</text:p>
        <text:p text:style-name="P1">54. 1114432</text:p>
        <text:p text:style-name="P1">55. 1121134</text:p>
        <text:p text:style-name="P1">56. 1121143</text:p>
        <text:p text:style-name="P1">57. 1121234</text:p>
        <text:p text:style-name="P1">58. 1121243</text:p>
        <text:p text:style-name="P1">59. 1121314</text:p>
        <text:p text:style-name="P1">60. 1121324</text:p>
        <text:p text:style-name="P1">61. 1121334</text:p>
        <text:p text:style-name="P1">62. 1121342</text:p>
        <text:p text:style-name="P1">63. 1121343</text:p>
        <text:p text:style-name="P1">64. 1121344</text:p>
        <text:p text:style-name="P1">65. 1121413</text:p>
        <text:p text:style-name="P1">66. 1121423</text:p>
        <text:p text:style-name="P1">67. 1121432</text:p>
        <text:p text:style-name="P1">68. 1121433</text:p>
        <text:p text:style-name="P1">69. 1121434</text:p>
        <text:p text:style-name="P1">70. 1121443</text:p>
        <text:p text:style-name="P1">71. 1122134</text:p>
        <text:p text:style-name="P1">72. 1122143</text:p>
        <text:p text:style-name="P1">73. 1122234</text:p>
        <text:p text:style-name="P1">74. 1122243</text:p>
        <text:p text:style-name="P1">75. 1122314</text:p>
        <text:p text:style-name="P1">76. 1122324</text:p>
        <text:p text:style-name="P1">77. 1122334</text:p>
        <text:p text:style-name="P1">78. 1122342</text:p>
        <text:p text:style-name="P1">79. 1122343</text:p>
        <text:p text:style-name="P1">80. 1122344</text:p>
        <text:p text:style-name="P1">81. 1122413</text:p>
        <text:p text:style-name="P1">82. 1122423</text:p>
        <text:p text:style-name="P1">83. 1122432</text:p>
        <text:p text:style-name="P1">84. 1122433</text:p>
        <text:p text:style-name="P1">85. 1122434</text:p>
        <text:p text:style-name="P1">86. 1122443</text:p>
        <text:p text:style-name="P1">87. 1123114</text:p>
        <text:p text:style-name="P1">88. 1123124</text:p>
        <text:p text:style-name="P1">89. 1123134</text:p>
        <text:p text:style-name="P1">90. 1123142</text:p>
        <text:p text:style-name="P1">91. 1123143</text:p>
        <text:p text:style-name="P1">92. 1123144</text:p>
        <text:p text:style-name="P1">93. 1123214</text:p>
        <text:p text:style-name="P1">94. 1123224</text:p>
        <text:p text:style-name="P1">95. 1123234</text:p>
        <text:p text:style-name="P1">96. 1123242</text:p>
        <text:p text:style-name="P1">97. 1123243</text:p>
        <text:p text:style-name="P1">98. 1123244</text:p>
        <text:p text:style-name="P1">99. 1123314</text:p>
        <text:p text:style-name="P1">100. 1123324</text:p>
        <text:p text:style-name="P1">101. 1123334</text:p>
        <text:p text:style-name="P1">102. 1123342</text:p>
        <text:p text:style-name="P1">103. 1123343</text:p>
        <text:p text:style-name="P1">104. 1123344</text:p>
        <text:p text:style-name="P1">105. 1123412</text:p>
        <text:p text:style-name="P1">106. 1123413</text:p>
        <text:p text:style-name="P1">107. 1123414</text:p>
        <text:p text:style-name="P1">108. 1123422</text:p>
        <text:p text:style-name="P1">109. 1123423</text:p>
        <text:p text:style-name="P1">110. 1123424</text:p>
        <text:p text:style-name="P1">111. 1123432</text:p>
        <text:p text:style-name="P1">112. 1123433</text:p>
        <text:p text:style-name="P1">113. 1123434</text:p>
        <text:p text:style-name="P1">114. 1123442</text:p>
        <text:p text:style-name="P1">115. 1123443</text:p>
        <text:p text:style-name="P1">116. 1123444</text:p>
        <text:p text:style-name="P1">117. 1124113</text:p>
        <text:p text:style-name="P1">118. 1124123</text:p>
        <text:p text:style-name="P1">119. 1124132</text:p>
        <text:p text:style-name="P1">120. 1124133</text:p>
        <text:p text:style-name="P1">121. 1124134</text:p>
        <text:p text:style-name="P1">122. 1124143</text:p>
        <text:p text:style-name="P1">123. 1124213</text:p>
        <text:p text:style-name="P1">124. 1124223</text:p>
        <text:p text:style-name="P1">125. 1124232</text:p>
        <text:p text:style-name="P1">126. 1124233</text:p>
        <text:p text:style-name="P1">127. 1124234</text:p>
        <text:p text:style-name="P1">128. 1124243</text:p>
        <text:p text:style-name="P1">129. 1124312</text:p>
        <text:p text:style-name="P1">130. 1124313</text:p>
        <text:p text:style-name="P1">131. 1124314</text:p>
        <text:p text:style-name="P1">132. 1124322</text:p>
        <text:p text:style-name="P1">133. 1124323</text:p>
        <text:p text:style-name="P1">134. 1124324</text:p>
        <text:p text:style-name="P1">135. 1124332</text:p>
        <text:p text:style-name="P1">136. 1124333</text:p>
        <text:p text:style-name="P1">137. 1124334</text:p>
        <text:p text:style-name="P1">138. 1124342</text:p>
        <text:p text:style-name="P1">139. 1124343</text:p>
        <text:p text:style-name="P1">140. 1124344</text:p>
        <text:p text:style-name="P1">141. 1124413</text:p>
        <text:p text:style-name="P1">142. 1124423</text:p>
        <text:p text:style-name="P1">143. 1124432</text:p>
        <text:p text:style-name="P1">144. 1124433</text:p>
        <text:p text:style-name="P1">145. 1124434</text:p>
        <text:p text:style-name="P1">146. 1124443</text:p>
        <text:p text:style-name="P1">147. 1131142</text:p>
        <text:p text:style-name="P1">148. 1131214</text:p>
        <text:p text:style-name="P1">149. 1131224</text:p>
        <text:p text:style-name="P1">150. 1131234</text:p>
        <text:p text:style-name="P1">151. 1131242</text:p>
        <text:p text:style-name="P1">152. 1131243</text:p>
        <text:p text:style-name="P1">153. 1131244</text:p>
        <text:p text:style-name="P1">154. 1131324</text:p>
        <text:p text:style-name="P1">155. 1131342</text:p>
        <text:p text:style-name="P1">156. 1131412</text:p>
        <text:p text:style-name="P1">157. 1131422</text:p>
        <text:p text:style-name="P1">158. 1131423</text:p>
        <text:p text:style-name="P1">159. 1131424</text:p>
        <text:p text:style-name="P1">160. 1131432</text:p>
        <text:p text:style-name="P1">161. 1131442</text:p>
        <text:p text:style-name="P1">162. 1132114</text:p>
        <text:p text:style-name="P1">163. 1132124</text:p>
        <text:p text:style-name="P1">164. 1132134</text:p>
        <text:p text:style-name="P1">165. 1132142</text:p>
        <text:p text:style-name="P1">166. 1132143</text:p>
        <text:p text:style-name="P1">167. 1132144</text:p>
        <text:p text:style-name="P1">168. 1132214</text:p>
        <text:p text:style-name="P1">169. 1132224</text:p>
        <text:p text:style-name="P1">170. 1132234</text:p>
        <text:p text:style-name="P1">171. 1132242</text:p>
        <text:p text:style-name="P1">172. 1132243</text:p>
        <text:p text:style-name="P1">173. 1132244</text:p>
        <text:p text:style-name="P1">174. 1132314</text:p>
        <text:p text:style-name="P1">175. 1132324</text:p>
        <text:p text:style-name="P1">176. 1132334</text:p>
        <text:p text:style-name="P1">177. 1132342</text:p>
        <text:p text:style-name="P1">178. 1132343</text:p>
        <text:p text:style-name="P1">179. 1132344</text:p>
        <text:p text:style-name="P1">180. 1132412</text:p>
        <text:p text:style-name="P1">181. 1132413</text:p>
        <text:p text:style-name="P1">182. 1132414</text:p>
        <text:p text:style-name="P1">183. 1132422</text:p>
        <text:p text:style-name="P1">184. 1132423</text:p>
        <text:p text:style-name="P1">185. 1132424</text:p>
        <text:p text:style-name="P1">186. 1132432</text:p>
        <text:p text:style-name="P1">187. 1132433</text:p>
        <text:p text:style-name="P1">188. 1132434</text:p>
        <text:p text:style-name="P1">189. 1132442</text:p>
        <text:p text:style-name="P1">190. 1132443</text:p>
        <text:p text:style-name="P1">191. 1132444</text:p>
        <text:p text:style-name="P1">192. 1133124</text:p>
        <text:p text:style-name="P1">193. 1133142</text:p>
        <text:p text:style-name="P1">194. 1133214</text:p>
        <text:p text:style-name="P1">195. 1133224</text:p>
        <text:p text:style-name="P1">196. 1133234</text:p>
        <text:p text:style-name="P1">197. 1133242</text:p>
        <text:p text:style-name="P1">198. 1133243</text:p>
        <text:p text:style-name="P1">199. 1133244</text:p>
        <text:p text:style-name="P1">200. 1133324</text:p>
        <text:p text:style-name="P1">201. 1133342</text:p>
        <text:p text:style-name="P1">202. 1133412</text:p>
        <text:p text:style-name="P1">203. 1133422</text:p>
        <text:p text:style-name="P1">204. 1133423</text:p>
        <text:p text:style-name="P1">205. 1133424</text:p>
        <text:p text:style-name="P1">206. 1133432</text:p>
        <text:p text:style-name="P1">207. 1133442</text:p>
        <text:p text:style-name="P1">208. 1134122</text:p>
        <text:p text:style-name="P1">209. 1134123</text:p>
        <text:p text:style-name="P1">210. 1134124</text:p>
        <text:p text:style-name="P1">211. 1134132</text:p>
        <text:p text:style-name="P1">212. 1134142</text:p>
        <text:p text:style-name="P1">213. 1134212</text:p>
        <text:p text:style-name="P1">214. 1134213</text:p>
        <text:p text:style-name="P1">215. 1134214</text:p>
        <text:p text:style-name="P1">216. 1134222</text:p>
        <text:p text:style-name="P1">217. 1134223</text:p>
        <text:p text:style-name="P1">218. 1134224</text:p>
        <text:p text:style-name="P1">219. 1134232</text:p>
        <text:p text:style-name="P1">220. 1134233</text:p>
        <text:p text:style-name="P1">221. 1134234</text:p>
        <text:p text:style-name="P1">222. 1134242</text:p>
        <text:p text:style-name="P1">223. 1134243</text:p>
        <text:p text:style-name="P1">224. 1134244</text:p>
        <text:p text:style-name="P1"><text:soft-page-break/>225. 1134312</text:p>
        <text:p text:style-name="P1">226. 1134322</text:p>
        <text:p text:style-name="P1">227. 1134323</text:p>
        <text:p text:style-name="P1">228. 1134324</text:p>
        <text:p text:style-name="P1">229. 1134332</text:p>
        <text:p text:style-name="P1">230. 1134342</text:p>
        <text:p text:style-name="P1">231. 1134412</text:p>
        <text:p text:style-name="P1">232. 1134422</text:p>
        <text:p text:style-name="P1">233. 1134423</text:p>
        <text:p text:style-name="P1">234. 1134424</text:p>
        <text:p text:style-name="P1">235. 1134432</text:p>
        <text:p text:style-name="P1">236. 1134442</text:p>
        <text:p text:style-name="P1">237. 1141213</text:p>
        <text:p text:style-name="P1">238. 1141223</text:p>
        <text:p text:style-name="P1">239. 1141232</text:p>
        <text:p text:style-name="P1">240. 1141233</text:p>
        <text:p text:style-name="P1">241. 1141234</text:p>
        <text:p text:style-name="P1">242. 1141243</text:p>
        <text:p text:style-name="P1">243. 1141312</text:p>
        <text:p text:style-name="P1">244. 1141322</text:p>
        <text:p text:style-name="P1">245. 1141323</text:p>
        <text:p text:style-name="P1">246. 1141324</text:p>
        <text:p text:style-name="P1">247. 1141332</text:p>
        <text:p text:style-name="P1">248. 1141342</text:p>
        <text:p text:style-name="P1">249. 1141423</text:p>
        <text:p text:style-name="P1">250. 1141432</text:p>
        <text:p text:style-name="P1">251. 1142123</text:p>
        <text:p text:style-name="P1">252. 1142132</text:p>
        <text:p text:style-name="P1">253. 1142133</text:p>
        <text:p text:style-name="P1">254. 1142134</text:p>
        <text:p text:style-name="P1">255. 1142143</text:p>
        <text:p text:style-name="P1">256. 1142213</text:p>
        <text:p text:style-name="P1">257. 1142223</text:p>
        <text:p text:style-name="P1">258. 1142232</text:p>
        <text:p text:style-name="P1">259. 1142233</text:p>
        <text:p text:style-name="P1">260. 1142234</text:p>
        <text:p text:style-name="P1">261. 1142243</text:p>
        <text:p text:style-name="P1">262. 1142312</text:p>
        <text:p text:style-name="P1">263. 1142313</text:p>
        <text:p text:style-name="P1">264. 1142314</text:p>
        <text:p text:style-name="P1">265. 1142322</text:p>
        <text:p text:style-name="P1">266. 1142323</text:p>
        <text:p text:style-name="P1">267. 1142324</text:p>
        <text:p text:style-name="P1">268. 1142332</text:p>
        <text:p text:style-name="P1">269. 1142333</text:p>
        <text:p text:style-name="P1">270. 1142334</text:p>
        <text:p text:style-name="P1">271. 1142342</text:p>
        <text:p text:style-name="P1">272. 1142343</text:p>
        <text:p text:style-name="P1">273. 1142344</text:p>
        <text:p text:style-name="P1">274. 1142413</text:p>
        <text:p text:style-name="P1">275. 1142423</text:p>
        <text:p text:style-name="P1">276. 1142432</text:p>
        <text:p text:style-name="P1">277. 1142433</text:p>
        <text:p text:style-name="P1">278. 1142434</text:p>
        <text:p text:style-name="P1">279. 1142443</text:p>
        <text:p text:style-name="P1">280. 1143122</text:p>
        <text:p text:style-name="P1">281. 1143123</text:p>
        <text:p text:style-name="P1">282. 1143124</text:p>
        <text:p text:style-name="P1">283. 1143132</text:p>
        <text:p text:style-name="P1">284. 1143142</text:p>
        <text:p text:style-name="P1">285. 1143212</text:p>
        <text:p text:style-name="P1">286. 1143213</text:p>
        <text:p text:style-name="P1">287. 1143214</text:p>
        <text:p text:style-name="P1">288. 1143222</text:p>
        <text:p text:style-name="P1">289. 1143223</text:p>
        <text:p text:style-name="P1">290. 1143224</text:p>
        <text:p text:style-name="P1">291. 1143232</text:p>
        <text:p text:style-name="P1">292. 1143233</text:p>
        <text:p text:style-name="P1">293. 1143234</text:p>
        <text:p text:style-name="P1">294. 1143242</text:p>
        <text:p text:style-name="P1">295. 1143243</text:p>
        <text:p text:style-name="P1">296. 1143244</text:p>
        <text:p text:style-name="P1">297. 1143312</text:p>
        <text:p text:style-name="P1">298. 1143322</text:p>
        <text:p text:style-name="P1">299. 1143323</text:p>
        <text:p text:style-name="P1">300. 1143324</text:p>
        <text:p text:style-name="P1">301. 1143332</text:p>
        <text:p text:style-name="P1">302. 1143342</text:p>
        <text:p text:style-name="P1">303. 1143412</text:p>
        <text:p text:style-name="P1">304. 1143422</text:p>
        <text:p text:style-name="P1">305. 1143423</text:p>
        <text:p text:style-name="P1">306. 1143424</text:p>
        <text:p text:style-name="P1">307. 1143432</text:p>
        <text:p text:style-name="P1">308. 1143442</text:p>
        <text:p text:style-name="P1">309. 1144123</text:p>
        <text:p text:style-name="P1">310. 1144132</text:p>
        <text:p text:style-name="P1">311. 1144213</text:p>
        <text:p text:style-name="P1">312. 1144223</text:p>
        <text:p text:style-name="P1">313. 1144232</text:p>
        <text:p text:style-name="P1">314. 1144233</text:p>
        <text:p text:style-name="P1">315. 1144234</text:p>
        <text:p text:style-name="P1">316. 1144243</text:p>
        <text:p text:style-name="P1">317. 1144312</text:p>
        <text:p text:style-name="P1">318. 1144322</text:p>
        <text:p text:style-name="P1">319. 1144323</text:p>
        <text:p text:style-name="P1">320. 1144324</text:p>
        <text:p text:style-name="P1">321. 1144332</text:p>
        <text:p text:style-name="P1">322. 1144342</text:p>
        <text:p text:style-name="P1">323. 1144423</text:p>
        <text:p text:style-name="P1">324. 1144432</text:p>
        <text:p text:style-name="P1">325. 1212134</text:p>
        <text:p text:style-name="P1">326. 1212143</text:p>
        <text:p text:style-name="P1">327. 1212234</text:p>
        <text:p text:style-name="P1">328. 1212243</text:p>
        <text:p text:style-name="P1">329. 1212314</text:p>
        <text:p text:style-name="P1">330. 1212324</text:p>
        <text:p text:style-name="P1">331. 1212334</text:p>
        <text:p text:style-name="P1">332. 1212342</text:p>
        <text:p text:style-name="P1">333. 1212343</text:p>
        <text:p text:style-name="P1">334. 1212344</text:p>
        <text:p text:style-name="P1">335. 1212413</text:p>
        <text:p text:style-name="P1">336. 1212423</text:p>
        <text:p text:style-name="P1">337. 1212432</text:p>
        <text:p text:style-name="P1">338. 1212433</text:p>
        <text:p text:style-name="P1">339. 1212434</text:p>
        <text:p text:style-name="P1">340. 1212443</text:p>
        <text:p text:style-name="P1">341. 1213124</text:p>
        <text:p text:style-name="P1">342. 1213134</text:p>
        <text:p text:style-name="P1">343. 1213142</text:p>
        <text:p text:style-name="P1">344. 1213143</text:p>
        <text:p text:style-name="P1">345. 1213144</text:p>
        <text:p text:style-name="P1">346. 1213214</text:p>
        <text:p text:style-name="P1">347. 1213224</text:p>
        <text:p text:style-name="P1">348. 1213234</text:p>
        <text:p text:style-name="P1">349. 1213242</text:p>
        <text:p text:style-name="P1">350. 1213243</text:p>
        <text:p text:style-name="P1">351. 1213244</text:p>
        <text:p text:style-name="P1">352. 1213314</text:p>
        <text:p text:style-name="P1">353. 1213324</text:p>
        <text:p text:style-name="P1">354. 1213334</text:p>
        <text:p text:style-name="P1">355. 1213342</text:p>
        <text:p text:style-name="P1">356. 1213343</text:p>
        <text:p text:style-name="P1">357. 1213344</text:p>
        <text:p text:style-name="P1">358. 1213413</text:p>
        <text:p text:style-name="P1">359. 1213414</text:p>
        <text:p text:style-name="P1">360. 1213422</text:p>
        <text:p text:style-name="P1">361. 1213423</text:p>
        <text:p text:style-name="P1">362. 1213424</text:p>
        <text:p text:style-name="P1">363. 1213432</text:p>
        <text:p text:style-name="P1">364. 1213433</text:p>
        <text:p text:style-name="P1">365. 1213434</text:p>
        <text:p text:style-name="P1">366. 1213442</text:p>
        <text:p text:style-name="P1">367. 1213443</text:p>
        <text:p text:style-name="P1">368. 1213444</text:p>
        <text:p text:style-name="P1">369. 1214123</text:p>
        <text:p text:style-name="P1">370. 1214132</text:p>
        <text:p text:style-name="P1">371. 1214133</text:p>
        <text:p text:style-name="P1">372. 1214134</text:p>
        <text:p text:style-name="P1">373. 1214143</text:p>
        <text:p text:style-name="P1">374. 1214213</text:p>
        <text:p text:style-name="P1">375. 1214223</text:p>
        <text:p text:style-name="P1">376. 1214232</text:p>
        <text:p text:style-name="P1">377. 1214233</text:p>
        <text:p text:style-name="P1">378. 1214234</text:p>
        <text:p text:style-name="P1">379. 1214243</text:p>
        <text:p text:style-name="P1">380. 1214313</text:p>
        <text:p text:style-name="P1">381. 1214314</text:p>
        <text:p text:style-name="P1">382. 1214322</text:p>
        <text:p text:style-name="P1">383. 1214323</text:p>
        <text:p text:style-name="P1">384. 1214324</text:p>
        <text:p text:style-name="P1">385. 1214332</text:p>
        <text:p text:style-name="P1">386. 1214333</text:p>
        <text:p text:style-name="P1">387. 1214334</text:p>
        <text:p text:style-name="P1">388. 1214342</text:p>
        <text:p text:style-name="P1">389. 1214343</text:p>
        <text:p text:style-name="P1">390. 1214344</text:p>
        <text:p text:style-name="P1">391. 1214413</text:p>
        <text:p text:style-name="P1">392. 1214423</text:p>
        <text:p text:style-name="P1">393. 1214432</text:p>
        <text:p text:style-name="P1">394. 1214433</text:p>
        <text:p text:style-name="P1">395. 1214434</text:p>
        <text:p text:style-name="P1">396. 1214443</text:p>
        <text:p text:style-name="P1">397. 1221234</text:p>
        <text:p text:style-name="P1">398. 1221243</text:p>
        <text:p text:style-name="P1">399. 1221314</text:p>
        <text:p text:style-name="P1">400. 1221324</text:p>
        <text:p text:style-name="P1">401. 1221334</text:p>
        <text:p text:style-name="P1">402. 1221342</text:p>
        <text:p text:style-name="P1">403. 1221343</text:p>
        <text:p text:style-name="P1">404. 1221344</text:p>
        <text:p text:style-name="P1">405. 1221413</text:p>
        <text:p text:style-name="P1">406. 1221423</text:p>
        <text:p text:style-name="P1">407. 1221432</text:p>
        <text:p text:style-name="P1">408. 1221433</text:p>
        <text:p text:style-name="P1">409. 1221434</text:p>
        <text:p text:style-name="P1">410. 1221443</text:p>
        <text:p text:style-name="P1">411. 1222134</text:p>
        <text:p text:style-name="P1">412. 1222143</text:p>
        <text:p text:style-name="P1">413. 1222234</text:p>
        <text:p text:style-name="P1">414. 1222243</text:p>
        <text:p text:style-name="P1">415. 1222314</text:p>
        <text:p text:style-name="P1">416. 1222324</text:p>
        <text:p text:style-name="P1">417. 1222334</text:p>
        <text:p text:style-name="P1">418. 1222342</text:p>
        <text:p text:style-name="P1">419. 1222343</text:p>
        <text:p text:style-name="P1">420. 1222344</text:p>
        <text:p text:style-name="P1"><text:soft-page-break/>421. 1222413</text:p>
        <text:p text:style-name="P1">422. 1222423</text:p>
        <text:p text:style-name="P1">423. 1222432</text:p>
        <text:p text:style-name="P1">424. 1222433</text:p>
        <text:p text:style-name="P1">425. 1222434</text:p>
        <text:p text:style-name="P1">426. 1222443</text:p>
        <text:p text:style-name="P1">427. 1223124</text:p>
        <text:p text:style-name="P1">428. 1223134</text:p>
        <text:p text:style-name="P1">429. 1223142</text:p>
        <text:p text:style-name="P1">430. 1223143</text:p>
        <text:p text:style-name="P1">431. 1223144</text:p>
        <text:p text:style-name="P1">432. 1223214</text:p>
        <text:p text:style-name="P1">433. 1223224</text:p>
        <text:p text:style-name="P1">434. 1223234</text:p>
        <text:p text:style-name="P1">435. 1223242</text:p>
        <text:p text:style-name="P1">436. 1223243</text:p>
        <text:p text:style-name="P1">437. 1223244</text:p>
        <text:p text:style-name="P1">438. 1223314</text:p>
        <text:p text:style-name="P1">439. 1223324</text:p>
        <text:p text:style-name="P1">440. 1223334</text:p>
        <text:p text:style-name="P1">441. 1223342</text:p>
        <text:p text:style-name="P1">442. 1223343</text:p>
        <text:p text:style-name="P1">443. 1223344</text:p>
        <text:p text:style-name="P1">444. 1223413</text:p>
        <text:p text:style-name="P1">445. 1223414</text:p>
        <text:p text:style-name="P1">446. 1223422</text:p>
        <text:p text:style-name="P1">447. 1223423</text:p>
        <text:p text:style-name="P1">448. 1223424</text:p>
        <text:p text:style-name="P1">449. 1223432</text:p>
        <text:p text:style-name="P1">450. 1223433</text:p>
        <text:p text:style-name="P1">451. 1223434</text:p>
        <text:p text:style-name="P1">452. 1223442</text:p>
        <text:p text:style-name="P1">453. 1223443</text:p>
        <text:p text:style-name="P1">454. 1223444</text:p>
        <text:p text:style-name="P1">455. 1224123</text:p>
        <text:p text:style-name="P1">456. 1224132</text:p>
        <text:p text:style-name="P1">457. 1224133</text:p>
        <text:p text:style-name="P1">458. 1224134</text:p>
        <text:p text:style-name="P1">459. 1224143</text:p>
        <text:p text:style-name="P1">460. 1224213</text:p>
        <text:p text:style-name="P1">461. 1224223</text:p>
        <text:p text:style-name="P1">462. 1224232</text:p>
        <text:p text:style-name="P1">463. 1224233</text:p>
        <text:p text:style-name="P1">464. 1224234</text:p>
        <text:p text:style-name="P1">465. 1224243</text:p>
        <text:p text:style-name="P1">466. 1224313</text:p>
        <text:p text:style-name="P1">467. 1224314</text:p>
        <text:p text:style-name="P1">468. 1224322</text:p>
        <text:p text:style-name="P1">469. 1224323</text:p>
        <text:p text:style-name="P1">470. 1224324</text:p>
        <text:p text:style-name="P1">471. 1224332</text:p>
        <text:p text:style-name="P1">472. 1224333</text:p>
        <text:p text:style-name="P1">473. 1224334</text:p>
        <text:p text:style-name="P1">474. 1224342</text:p>
        <text:p text:style-name="P1">475. 1224343</text:p>
        <text:p text:style-name="P1">476. 1224344</text:p>
        <text:p text:style-name="P1">477. 1224413</text:p>
        <text:p text:style-name="P1">478. 1224423</text:p>
        <text:p text:style-name="P1">479. 1224432</text:p>
        <text:p text:style-name="P1">480. 1224433</text:p>
        <text:p text:style-name="P1">481. 1224434</text:p>
        <text:p text:style-name="P1">482. 1224443</text:p>
        <text:p text:style-name="P1">483. 1231234</text:p>
        <text:p text:style-name="P1">484. 1231242</text:p>
        <text:p text:style-name="P1">485. 1231243</text:p>
        <text:p text:style-name="P1">486. 1231244</text:p>
        <text:p text:style-name="P1">487. 1231314</text:p>
        <text:p text:style-name="P1">488. 1231324</text:p>
        <text:p text:style-name="P1">489. 1231334</text:p>
        <text:p text:style-name="P1">490. 1231342</text:p>
        <text:p text:style-name="P1">491. 1231343</text:p>
        <text:p text:style-name="P1">492. 1231344</text:p>
        <text:p text:style-name="P1">493. 1231413</text:p>
        <text:p text:style-name="P1">494. 1231414</text:p>
        <text:p text:style-name="P1">495. 1231422</text:p>
        <text:p text:style-name="P1">496. 1231423</text:p>
        <text:p text:style-name="P1">497. 1231424</text:p>
        <text:p text:style-name="P1">498. 1231432</text:p>
        <text:p text:style-name="P1">499. 1231433</text:p>
        <text:p text:style-name="P1">500. 1231434</text:p>
        <text:p text:style-name="P1">501. 1231442</text:p>
        <text:p text:style-name="P1">502. 1231443</text:p>
        <text:p text:style-name="P1">503. 1231444</text:p>
        <text:p text:style-name="P1">504. 1232124</text:p>
        <text:p text:style-name="P1">505. 1232134</text:p>
        <text:p text:style-name="P1">506. 1232142</text:p>
        <text:p text:style-name="P1">507. 1232143</text:p>
        <text:p text:style-name="P1">508. 1232144</text:p>
        <text:p text:style-name="P1">509. 1232214</text:p>
        <text:p text:style-name="P1">510. 1232224</text:p>
        <text:p text:style-name="P1">511. 1232234</text:p>
        <text:p text:style-name="P1">512. 1232242</text:p>
        <text:p text:style-name="P1">513. 1232243</text:p>
        <text:p text:style-name="P1">514. 1232244</text:p>
        <text:p text:style-name="P1">515. 1232314</text:p>
        <text:p text:style-name="P1">516. 1232324</text:p>
        <text:p text:style-name="P1">517. 1232334</text:p>
        <text:p text:style-name="P1">518. 1232342</text:p>
        <text:p text:style-name="P1">519. 1232343</text:p>
        <text:p text:style-name="P1">520. 1232344</text:p>
        <text:p text:style-name="P1">521. 1232413</text:p>
        <text:p text:style-name="P1">522. 1232414</text:p>
        <text:p text:style-name="P1">523. 1232422</text:p>
        <text:p text:style-name="P1">524. 1232423</text:p>
        <text:p text:style-name="P1">525. 1232424</text:p>
        <text:p text:style-name="P1">526. 1232432</text:p>
        <text:p text:style-name="P1">527. 1232433</text:p>
        <text:p text:style-name="P1">528. 1232434</text:p>
        <text:p text:style-name="P1">529. 1232442</text:p>
        <text:p text:style-name="P1">530. 1232443</text:p>
        <text:p text:style-name="P1">531. 1232444</text:p>
        <text:p text:style-name="P1">532. 1233124</text:p>
        <text:p text:style-name="P1">533. 1233134</text:p>
        <text:p text:style-name="P1">534. 1233142</text:p>
        <text:p text:style-name="P1">535. 1233143</text:p>
        <text:p text:style-name="P1">536. 1233144</text:p>
        <text:p text:style-name="P1">537. 1233214</text:p>
        <text:p text:style-name="P1">538. 1233224</text:p>
        <text:p text:style-name="P1">539. 1233234</text:p>
        <text:p text:style-name="P1">540. 1233242</text:p>
        <text:p text:style-name="P1">541. 1233243</text:p>
        <text:p text:style-name="P1">542. 1233244</text:p>
        <text:p text:style-name="P1">543. 1233314</text:p>
        <text:p text:style-name="P1">544. 1233324</text:p>
        <text:p text:style-name="P1">545. 1233334</text:p>
        <text:p text:style-name="P1">546. 1233342</text:p>
        <text:p text:style-name="P1">547. 1233343</text:p>
        <text:p text:style-name="P1">548. 1233344</text:p>
        <text:p text:style-name="P1">549. 1233413</text:p>
        <text:p text:style-name="P1">550. 1233414</text:p>
        <text:p text:style-name="P1">551. 1233422</text:p>
        <text:p text:style-name="P1">552. 1233423</text:p>
        <text:p text:style-name="P1">553. 1233424</text:p>
        <text:p text:style-name="P1">554. 1233432</text:p>
        <text:p text:style-name="P1">555. 1233433</text:p>
        <text:p text:style-name="P1">556. 1233434</text:p>
        <text:p text:style-name="P1">557. 1233442</text:p>
        <text:p text:style-name="P1">558. 1233443</text:p>
        <text:p text:style-name="P1">559. 1233444</text:p>
        <text:p text:style-name="P1">560. 1234124</text:p>
        <text:p text:style-name="P1">561. 1234132</text:p>
        <text:p text:style-name="P1">562. 1234133</text:p>
        <text:p text:style-name="P1">563. 1234134</text:p>
        <text:p text:style-name="P1">564. 1234142</text:p>
        <text:p text:style-name="P1">565. 1234143</text:p>
        <text:p text:style-name="P1">566. 1234144</text:p>
        <text:p text:style-name="P1">567. 1234213</text:p>
        <text:p text:style-name="P1">568. 1234214</text:p>
        <text:p text:style-name="P1">569. 1234222</text:p>
        <text:p text:style-name="P1">570. 1234223</text:p>
        <text:p text:style-name="P1">571. 1234224</text:p>
        <text:p text:style-name="P1">572. 1234232</text:p>
        <text:p text:style-name="P1">573. 1234233</text:p>
        <text:p text:style-name="P1">574. 1234234</text:p>
        <text:p text:style-name="P1">575. 1234242</text:p>
        <text:p text:style-name="P1">576. 1234243</text:p>
        <text:p text:style-name="P1">577. 1234244</text:p>
        <text:p text:style-name="P1">578. 1234313</text:p>
        <text:p text:style-name="P1">579. 1234314</text:p>
        <text:p text:style-name="P1">580. 1234322</text:p>
        <text:p text:style-name="P1">581. 1234323</text:p>
        <text:p text:style-name="P1">582. 1234324</text:p>
        <text:p text:style-name="P1">583. 1234332</text:p>
        <text:p text:style-name="P1">584. 1234333</text:p>
        <text:p text:style-name="P1">585. 1234334</text:p>
        <text:p text:style-name="P1">586. 1234342</text:p>
        <text:p text:style-name="P1">587. 1234343</text:p>
        <text:p text:style-name="P1">588. 1234344</text:p>
        <text:p text:style-name="P1">589. 1234413</text:p>
        <text:p text:style-name="P1">590. 1234414</text:p>
        <text:p text:style-name="P1">591. 1234422</text:p>
        <text:p text:style-name="P1">592. 1234423</text:p>
        <text:p text:style-name="P1">593. 1234424</text:p>
        <text:p text:style-name="P1">594. 1234432</text:p>
        <text:p text:style-name="P1">595. 1234433</text:p>
        <text:p text:style-name="P1">596. 1234434</text:p>
        <text:p text:style-name="P1">597. 1234442</text:p>
        <text:p text:style-name="P1">598. 1234443</text:p>
        <text:p text:style-name="P1">599. 1234444</text:p>
        <text:p text:style-name="P1">600. 1241243</text:p>
        <text:p text:style-name="P1">601. 1241313</text:p>
        <text:p text:style-name="P1">602. 1241314</text:p>
        <text:p text:style-name="P1">603. 1241322</text:p>
        <text:p text:style-name="P1">604. 1241323</text:p>
        <text:p text:style-name="P1">605. 1241324</text:p>
        <text:p text:style-name="P1">606. 1241332</text:p>
        <text:p text:style-name="P1">607. 1241333</text:p>
        <text:p text:style-name="P1">608. 1241334</text:p>
        <text:p text:style-name="P1">609. 1241342</text:p>
        <text:p text:style-name="P1">610. 1241343</text:p>
        <text:p text:style-name="P1">611. 1241344</text:p>
        <text:p text:style-name="P1">612. 1241413</text:p>
        <text:p text:style-name="P1">613. 1241423</text:p>
        <text:p text:style-name="P1">614. 1241432</text:p>
        <text:p text:style-name="P1">615. 1241433</text:p>
        <text:p text:style-name="P1">616. 1241434</text:p>
        <text:p text:style-name="P1"><text:soft-page-break/>617. 1241443</text:p>
        <text:p text:style-name="P1">618. 1242132</text:p>
        <text:p text:style-name="P1">619. 1242133</text:p>
        <text:p text:style-name="P1">620. 1242134</text:p>
        <text:p text:style-name="P1">621. 1242143</text:p>
        <text:p text:style-name="P1">622. 1242213</text:p>
        <text:p text:style-name="P1">623. 1242223</text:p>
        <text:p text:style-name="P1">624. 1242232</text:p>
        <text:p text:style-name="P1">625. 1242233</text:p>
        <text:p text:style-name="P1">626. 1242234</text:p>
        <text:p text:style-name="P1">627. 1242243</text:p>
        <text:p text:style-name="P1">628. 1242313</text:p>
        <text:p text:style-name="P1">629. 1242314</text:p>
        <text:p text:style-name="P1">630. 1242322</text:p>
        <text:p text:style-name="P1">631. 1242323</text:p>
        <text:p text:style-name="P1">632. 1242324</text:p>
        <text:p text:style-name="P1">633. 1242332</text:p>
        <text:p text:style-name="P1">634. 1242333</text:p>
        <text:p text:style-name="P1">635. 1242334</text:p>
        <text:p text:style-name="P1">636. 1242342</text:p>
        <text:p text:style-name="P1">637. 1242343</text:p>
        <text:p text:style-name="P1">638. 1242344</text:p>
        <text:p text:style-name="P1">639. 1242413</text:p>
        <text:p text:style-name="P1">640. 1242423</text:p>
        <text:p text:style-name="P1">641. 1242432</text:p>
        <text:p text:style-name="P1">642. 1242433</text:p>
        <text:p text:style-name="P1">643. 1242434</text:p>
        <text:p text:style-name="P1">644. 1242443</text:p>
        <text:p text:style-name="P1">645. 1243132</text:p>
        <text:p text:style-name="P1">646. 1243133</text:p>
        <text:p text:style-name="P1">647. 1243134</text:p>
        <text:p text:style-name="P1">648. 1243142</text:p>
        <text:p text:style-name="P1">649. 1243143</text:p>
        <text:p text:style-name="P1">650. 1243144</text:p>
        <text:p text:style-name="P1">651. 1243213</text:p>
        <text:p text:style-name="P1">652. 1243214</text:p>
        <text:p text:style-name="P1">653. 1243222</text:p>
        <text:p text:style-name="P1">654. 1243223</text:p>
        <text:p text:style-name="P1">655. 1243224</text:p>
        <text:p text:style-name="P1">656. 1243232</text:p>
        <text:p text:style-name="P1">657. 1243233</text:p>
        <text:p text:style-name="P1">658. 1243234</text:p>
        <text:p text:style-name="P1">659. 1243242</text:p>
        <text:p text:style-name="P1">660. 1243243</text:p>
        <text:p text:style-name="P1">661. 1243244</text:p>
        <text:p text:style-name="P1">662. 1243313</text:p>
        <text:p text:style-name="P1">663. 1243314</text:p>
        <text:p text:style-name="P1">664. 1243322</text:p>
        <text:p text:style-name="P1">665. 1243323</text:p>
        <text:p text:style-name="P1">666. 1243324</text:p>
        <text:p text:style-name="P1">667. 1243332</text:p>
        <text:p text:style-name="P1">668. 1243333</text:p>
        <text:p text:style-name="P1">669. 1243334</text:p>
        <text:p text:style-name="P1">670. 1243342</text:p>
        <text:p text:style-name="P1">671. 1243343</text:p>
        <text:p text:style-name="P1">672. 1243344</text:p>
        <text:p text:style-name="P1">673. 1243413</text:p>
        <text:p text:style-name="P1">674. 1243414</text:p>
        <text:p text:style-name="P1">675. 1243422</text:p>
        <text:p text:style-name="P1">676. 1243423</text:p>
        <text:p text:style-name="P1">677. 1243424</text:p>
        <text:p text:style-name="P1">678. 1243432</text:p>
        <text:p text:style-name="P1">679. 1243433</text:p>
        <text:p text:style-name="P1">680. 1243434</text:p>
        <text:p text:style-name="P1">681. 1243442</text:p>
        <text:p text:style-name="P1">682. 1243443</text:p>
        <text:p text:style-name="P1">683. 1243444</text:p>
        <text:p text:style-name="P1">684. 1244132</text:p>
        <text:p text:style-name="P1">685. 1244133</text:p>
        <text:p text:style-name="P1">686. 1244134</text:p>
        <text:p text:style-name="P1">687. 1244143</text:p>
        <text:p text:style-name="P1">688. 1244213</text:p>
        <text:p text:style-name="P1">689. 1244223</text:p>
        <text:p text:style-name="P1">690. 1244232</text:p>
        <text:p text:style-name="P1">691. 1244233</text:p>
        <text:p text:style-name="P1">692. 1244234</text:p>
        <text:p text:style-name="P1">693. 1244243</text:p>
        <text:p text:style-name="P1">694. 1244313</text:p>
        <text:p text:style-name="P1">695. 1244314</text:p>
        <text:p text:style-name="P1">696. 1244322</text:p>
        <text:p text:style-name="P1">697. 1244323</text:p>
        <text:p text:style-name="P1">698. 1244324</text:p>
        <text:p text:style-name="P1">699. 1244332</text:p>
        <text:p text:style-name="P1">700. 1244333</text:p>
        <text:p text:style-name="P1">701. 1244334</text:p>
        <text:p text:style-name="P1">702. 1244342</text:p>
        <text:p text:style-name="P1">703. 1244343</text:p>
        <text:p text:style-name="P1">704. 1244344</text:p>
        <text:p text:style-name="P1">705. 1244413</text:p>
        <text:p text:style-name="P1">706. 1244423</text:p>
        <text:p text:style-name="P1">707. 1244432</text:p>
        <text:p text:style-name="P1">708. 1244433</text:p>
        <text:p text:style-name="P1">709. 1244434</text:p>
        <text:p text:style-name="P1">710. 1244443</text:p>
        <text:p text:style-name="P1">711. 1313142</text:p>
        <text:p text:style-name="P1">712. 1313214</text:p>
        <text:p text:style-name="P1">713. 1313224</text:p>
        <text:p text:style-name="P1">714. 1313234</text:p>
        <text:p text:style-name="P1">715. 1313242</text:p>
        <text:p text:style-name="P1">716. 1313243</text:p>
        <text:p text:style-name="P1">717. 1313244</text:p>
        <text:p text:style-name="P1">718. 1313324</text:p>
        <text:p text:style-name="P1">719. 1313342</text:p>
        <text:p text:style-name="P1">720. 1313422</text:p>
        <text:p text:style-name="P1">721. 1313423</text:p>
        <text:p text:style-name="P1">722. 1313424</text:p>
        <text:p text:style-name="P1">723. 1313432</text:p>
        <text:p text:style-name="P1">724. 1313442</text:p>
        <text:p text:style-name="P1">725. 1314132</text:p>
        <text:p text:style-name="P1">726. 1314142</text:p>
        <text:p text:style-name="P1">727. 1314214</text:p>
        <text:p text:style-name="P1">728. 1314222</text:p>
        <text:p text:style-name="P1">729. 1314223</text:p>
        <text:p text:style-name="P1">730. 1314224</text:p>
        <text:p text:style-name="P1">731. 1314232</text:p>
        <text:p text:style-name="P1">732. 1314233</text:p>
        <text:p text:style-name="P1">733. 1314234</text:p>
        <text:p text:style-name="P1">734. 1314242</text:p>
        <text:p text:style-name="P1">735. 1314243</text:p>
        <text:p text:style-name="P1">736. 1314244</text:p>
        <text:p text:style-name="P1">737. 1314322</text:p>
        <text:p text:style-name="P1">738. 1314323</text:p>
        <text:p text:style-name="P1">739. 1314324</text:p>
        <text:p text:style-name="P1">740. 1314332</text:p>
        <text:p text:style-name="P1">741. 1314342</text:p>
        <text:p text:style-name="P1">742. 1314422</text:p>
        <text:p text:style-name="P1">743. 1314423</text:p>
        <text:p text:style-name="P1">744. 1314424</text:p>
        <text:p text:style-name="P1">745. 1314432</text:p>
        <text:p text:style-name="P1">746. 1314442</text:p>
        <text:p text:style-name="P1">747. 1321324</text:p>
        <text:p text:style-name="P1">748. 1321334</text:p>
        <text:p text:style-name="P1">749. 1321342</text:p>
        <text:p text:style-name="P1">750. 1321343</text:p>
        <text:p text:style-name="P1">751. 1321344</text:p>
        <text:p text:style-name="P1">752. 1321414</text:p>
        <text:p text:style-name="P1">753. 1321422</text:p>
        <text:p text:style-name="P1">754. 1321423</text:p>
        <text:p text:style-name="P1">755. 1321424</text:p>
        <text:p text:style-name="P1">756. 1321432</text:p>
        <text:p text:style-name="P1">757. 1321433</text:p>
        <text:p text:style-name="P1">758. 1321434</text:p>
        <text:p text:style-name="P1">759. 1321442</text:p>
        <text:p text:style-name="P1">760. 1321443</text:p>
        <text:p text:style-name="P1">761. 1321444</text:p>
        <text:p text:style-name="P1">762. 1322134</text:p>
        <text:p text:style-name="P1">763. 1322142</text:p>
        <text:p text:style-name="P1">764. 1322143</text:p>
        <text:p text:style-name="P1">765. 1322144</text:p>
        <text:p text:style-name="P1">766. 1322214</text:p>
        <text:p text:style-name="P1">767. 1322224</text:p>
        <text:p text:style-name="P1">768. 1322234</text:p>
        <text:p text:style-name="P1">769. 1322242</text:p>
        <text:p text:style-name="P1">770. 1322243</text:p>
        <text:p text:style-name="P1">771. 1322244</text:p>
        <text:p text:style-name="P1">772. 1322314</text:p>
        <text:p text:style-name="P1">773. 1322324</text:p>
        <text:p text:style-name="P1">774. 1322334</text:p>
        <text:p text:style-name="P1">775. 1322342</text:p>
        <text:p text:style-name="P1">776. 1322343</text:p>
        <text:p text:style-name="P1">777. 1322344</text:p>
        <text:p text:style-name="P1">778. 1322414</text:p>
        <text:p text:style-name="P1">779. 1322422</text:p>
        <text:p text:style-name="P1">780. 1322423</text:p>
        <text:p text:style-name="P1">781. 1322424</text:p>
        <text:p text:style-name="P1">782. 1322432</text:p>
        <text:p text:style-name="P1">783. 1322433</text:p>
        <text:p text:style-name="P1">784. 1322434</text:p>
        <text:p text:style-name="P1">785. 1322442</text:p>
        <text:p text:style-name="P1">786. 1322443</text:p>
        <text:p text:style-name="P1">787. 1322444</text:p>
        <text:p text:style-name="P1">788. 1323134</text:p>
        <text:p text:style-name="P1">789. 1323142</text:p>
        <text:p text:style-name="P1">790. 1323143</text:p>
        <text:p text:style-name="P1">791. 1323144</text:p>
        <text:p text:style-name="P1">792. 1323214</text:p>
        <text:p text:style-name="P1">793. 1323224</text:p>
        <text:p text:style-name="P1">794. 1323234</text:p>
        <text:p text:style-name="P1">795. 1323242</text:p>
        <text:p text:style-name="P1">796. 1323243</text:p>
        <text:p text:style-name="P1">797. 1323244</text:p>
        <text:p text:style-name="P1">798. 1323314</text:p>
        <text:p text:style-name="P1">799. 1323324</text:p>
        <text:p text:style-name="P1">800. 1323334</text:p>
        <text:p text:style-name="P1">801. 1323342</text:p>
        <text:p text:style-name="P1">802. 1323343</text:p>
        <text:p text:style-name="P1">803. 1323344</text:p>
        <text:p text:style-name="P1">804. 1323414</text:p>
        <text:p text:style-name="P1">805. 1323422</text:p>
        <text:p text:style-name="P1">806. 1323423</text:p>
        <text:p text:style-name="P1">807. 1323424</text:p>
        <text:p text:style-name="P1">808. 1323432</text:p>
        <text:p text:style-name="P1">809. 1323433</text:p>
        <text:p text:style-name="P1">810. 1323434</text:p>
        <text:p text:style-name="P1">811. 1323442</text:p>
        <text:p text:style-name="P1">812. 1323443</text:p>
        <text:p text:style-name="P1"><text:soft-page-break/>813. 1323444</text:p>
        <text:p text:style-name="P1">814. 1324133</text:p>
        <text:p text:style-name="P1">815. 1324134</text:p>
        <text:p text:style-name="P1">816. 1324142</text:p>
        <text:p text:style-name="P1">817. 1324143</text:p>
        <text:p text:style-name="P1">818. 1324144</text:p>
        <text:p text:style-name="P1">819. 1324214</text:p>
        <text:p text:style-name="P1">820. 1324222</text:p>
        <text:p text:style-name="P1">821. 1324223</text:p>
        <text:p text:style-name="P1">822. 1324224</text:p>
        <text:p text:style-name="P1">823. 1324232</text:p>
        <text:p text:style-name="P1">824. 1324233</text:p>
        <text:p text:style-name="P1">825. 1324234</text:p>
        <text:p text:style-name="P1">826. 1324242</text:p>
        <text:p text:style-name="P1">827. 1324243</text:p>
        <text:p text:style-name="P1">828. 1324244</text:p>
        <text:p text:style-name="P1">829. 1324314</text:p>
        <text:p text:style-name="P1">830. 1324322</text:p>
        <text:p text:style-name="P1">831. 1324323</text:p>
        <text:p text:style-name="P1">832. 1324324</text:p>
        <text:p text:style-name="P1">833. 1324332</text:p>
        <text:p text:style-name="P1">834. 1324333</text:p>
        <text:p text:style-name="P1">835. 1324334</text:p>
        <text:p text:style-name="P1">836. 1324342</text:p>
        <text:p text:style-name="P1">837. 1324343</text:p>
        <text:p text:style-name="P1">838. 1324344</text:p>
        <text:p text:style-name="P1">839. 1324414</text:p>
        <text:p text:style-name="P1">840. 1324422</text:p>
        <text:p text:style-name="P1">841. 1324423</text:p>
        <text:p text:style-name="P1">842. 1324424</text:p>
        <text:p text:style-name="P1">843. 1324432</text:p>
        <text:p text:style-name="P1">844. 1324433</text:p>
        <text:p text:style-name="P1">845. 1324434</text:p>
        <text:p text:style-name="P1">846. 1324442</text:p>
        <text:p text:style-name="P1">847. 1324443</text:p>
        <text:p text:style-name="P1">848. 1324444</text:p>
        <text:p text:style-name="P1">849. 1331342</text:p>
        <text:p text:style-name="P1">850. 1331422</text:p>
        <text:p text:style-name="P1">851. 1331423</text:p>
        <text:p text:style-name="P1">852. 1331424</text:p>
        <text:p text:style-name="P1">853. 1331432</text:p>
        <text:p text:style-name="P1">854. 1331442</text:p>
        <text:p text:style-name="P1">855. 1332134</text:p>
        <text:p text:style-name="P1">856. 1332142</text:p>
        <text:p text:style-name="P1">857. 1332143</text:p>
        <text:p text:style-name="P1">858. 1332144</text:p>
        <text:p text:style-name="P1">859. 1332214</text:p>
        <text:p text:style-name="P1">860. 1332224</text:p>
        <text:p text:style-name="P1">861. 1332234</text:p>
        <text:p text:style-name="P1">862. 1332242</text:p>
        <text:p text:style-name="P1">863. 1332243</text:p>
        <text:p text:style-name="P1">864. 1332244</text:p>
        <text:p text:style-name="P1">865. 1332314</text:p>
        <text:p text:style-name="P1">866. 1332324</text:p>
        <text:p text:style-name="P1">867. 1332334</text:p>
        <text:p text:style-name="P1">868. 1332342</text:p>
        <text:p text:style-name="P1">869. 1332343</text:p>
        <text:p text:style-name="P1">870. 1332344</text:p>
        <text:p text:style-name="P1">871. 1332414</text:p>
        <text:p text:style-name="P1">872. 1332422</text:p>
        <text:p text:style-name="P1">873. 1332423</text:p>
        <text:p text:style-name="P1">874. 1332424</text:p>
        <text:p text:style-name="P1">875. 1332432</text:p>
        <text:p text:style-name="P1">876. 1332433</text:p>
        <text:p text:style-name="P1">877. 1332434</text:p>
        <text:p text:style-name="P1">878. 1332442</text:p>
        <text:p text:style-name="P1">879. 1332443</text:p>
        <text:p text:style-name="P1">880. 1332444</text:p>
        <text:p text:style-name="P1">881. 1333142</text:p>
        <text:p text:style-name="P1">882. 1333214</text:p>
        <text:p text:style-name="P1">883. 1333224</text:p>
        <text:p text:style-name="P1">884. 1333234</text:p>
        <text:p text:style-name="P1">885. 1333242</text:p>
        <text:p text:style-name="P1">886. 1333243</text:p>
        <text:p text:style-name="P1">887. 1333244</text:p>
        <text:p text:style-name="P1">888. 1333324</text:p>
        <text:p text:style-name="P1">889. 1333342</text:p>
        <text:p text:style-name="P1">890. 1333422</text:p>
        <text:p text:style-name="P1">891. 1333423</text:p>
        <text:p text:style-name="P1">892. 1333424</text:p>
        <text:p text:style-name="P1">893. 1333432</text:p>
        <text:p text:style-name="P1">894. 1333442</text:p>
        <text:p text:style-name="P1">895. 1334142</text:p>
        <text:p text:style-name="P1">896. 1334214</text:p>
        <text:p text:style-name="P1">897. 1334222</text:p>
        <text:p text:style-name="P1">898. 1334223</text:p>
        <text:p text:style-name="P1">899. 1334224</text:p>
        <text:p text:style-name="P1">900. 1334232</text:p>
        <text:p text:style-name="P1">901. 1334233</text:p>
        <text:p text:style-name="P1">902. 1334234</text:p>
        <text:p text:style-name="P1">903. 1334242</text:p>
        <text:p text:style-name="P1">904. 1334243</text:p>
        <text:p text:style-name="P1">905. 1334244</text:p>
        <text:p text:style-name="P1">906. 1334322</text:p>
        <text:p text:style-name="P1">907. 1334323</text:p>
        <text:p text:style-name="P1">908. 1334324</text:p>
        <text:p text:style-name="P1">909. 1334332</text:p>
        <text:p text:style-name="P1">910. 1334342</text:p>
        <text:p text:style-name="P1">911. 1334422</text:p>
        <text:p text:style-name="P1">912. 1334423</text:p>
        <text:p text:style-name="P1">913. 1334424</text:p>
        <text:p text:style-name="P1">914. 1334432</text:p>
        <text:p text:style-name="P1">915. 1334442</text:p>
        <text:p text:style-name="P1">916. 1341342</text:p>
        <text:p text:style-name="P1">917. 1341422</text:p>
        <text:p text:style-name="P1">918. 1341423</text:p>
        <text:p text:style-name="P1">919. 1341424</text:p>
        <text:p text:style-name="P1">920. 1341432</text:p>
        <text:p text:style-name="P1">921. 1341442</text:p>
        <text:p text:style-name="P1">922. 1342142</text:p>
        <text:p text:style-name="P1">923. 1342143</text:p>
        <text:p text:style-name="P1">924. 1342144</text:p>
        <text:p text:style-name="P1">925. 1342214</text:p>
        <text:p text:style-name="P1">926. 1342222</text:p>
        <text:p text:style-name="P1">927. 1342223</text:p>
        <text:p text:style-name="P1">928. 1342224</text:p>
        <text:p text:style-name="P1">929. 1342232</text:p>
        <text:p text:style-name="P1">930. 1342233</text:p>
        <text:p text:style-name="P1">931. 1342234</text:p>
        <text:p text:style-name="P1">932. 1342242</text:p>
        <text:p text:style-name="P1">933. 1342243</text:p>
        <text:p text:style-name="P1">934. 1342244</text:p>
        <text:p text:style-name="P1">935. 1342314</text:p>
        <text:p text:style-name="P1">936. 1342322</text:p>
        <text:p text:style-name="P1">937. 1342323</text:p>
        <text:p text:style-name="P1">938. 1342324</text:p>
        <text:p text:style-name="P1">939. 1342332</text:p>
        <text:p text:style-name="P1">940. 1342333</text:p>
        <text:p text:style-name="P1">941. 1342334</text:p>
        <text:p text:style-name="P1">942. 1342342</text:p>
        <text:p text:style-name="P1">943. 1342343</text:p>
        <text:p text:style-name="P1">944. 1342344</text:p>
        <text:p text:style-name="P1">945. 1342414</text:p>
        <text:p text:style-name="P1">946. 1342422</text:p>
        <text:p text:style-name="P1">947. 1342423</text:p>
        <text:p text:style-name="P1">948. 1342424</text:p>
        <text:p text:style-name="P1">949. 1342432</text:p>
        <text:p text:style-name="P1">950. 1342433</text:p>
        <text:p text:style-name="P1">951. 1342434</text:p>
        <text:p text:style-name="P1">952. 1342442</text:p>
        <text:p text:style-name="P1">953. 1342443</text:p>
        <text:p text:style-name="P1">954. 1342444</text:p>
        <text:p text:style-name="P1">955. 1343142</text:p>
        <text:p text:style-name="P1">956. 1343214</text:p>
        <text:p text:style-name="P1">957. 1343222</text:p>
        <text:p text:style-name="P1">958. 1343223</text:p>
        <text:p text:style-name="P1">959. 1343224</text:p>
        <text:p text:style-name="P1">960. 1343232</text:p>
        <text:p text:style-name="P1">961. 1343233</text:p>
        <text:p text:style-name="P1">962. 1343234</text:p>
        <text:p text:style-name="P1">963. 1343242</text:p>
        <text:p text:style-name="P1">964. 1343243</text:p>
        <text:p text:style-name="P1">965. 1343244</text:p>
        <text:p text:style-name="P1">966. 1343322</text:p>
        <text:p text:style-name="P1">967. 1343323</text:p>
        <text:p text:style-name="P1">968. 1343324</text:p>
        <text:p text:style-name="P1">969. 1343332</text:p>
        <text:p text:style-name="P1">970. 1343342</text:p>
        <text:p text:style-name="P1">971. 1343422</text:p>
        <text:p text:style-name="P1">972. 1343423</text:p>
        <text:p text:style-name="P1">973. 1343424</text:p>
        <text:p text:style-name="P1">974. 1343432</text:p>
        <text:p text:style-name="P1">975. 1343442</text:p>
        <text:p text:style-name="P1">976. 1344142</text:p>
        <text:p text:style-name="P1">977. 1344214</text:p>
        <text:p text:style-name="P1">978. 1344222</text:p>
        <text:p text:style-name="P1">979. 1344223</text:p>
        <text:p text:style-name="P1">980. 1344224</text:p>
        <text:p text:style-name="P1">981. 1344232</text:p>
        <text:p text:style-name="P1">982. 1344233</text:p>
        <text:p text:style-name="P1">983. 1344234</text:p>
        <text:p text:style-name="P1">984. 1344242</text:p>
        <text:p text:style-name="P1">985. 1344243</text:p>
        <text:p text:style-name="P1">986. 1344244</text:p>
        <text:p text:style-name="P1">987. 1344322</text:p>
        <text:p text:style-name="P1">988. 1344323</text:p>
        <text:p text:style-name="P1">989. 1344324</text:p>
        <text:p text:style-name="P1">990. 1344332</text:p>
        <text:p text:style-name="P1">991. 1344342</text:p>
        <text:p text:style-name="P1">992. 1344422</text:p>
        <text:p text:style-name="P1">993. 1344423</text:p>
        <text:p text:style-name="P1">994. 1344424</text:p>
        <text:p text:style-name="P1">995. 1344432</text:p>
        <text:p text:style-name="P1">996. 1344442</text:p>
        <text:p text:style-name="P1">997. 1414223</text:p>
        <text:p text:style-name="P1">998. 1414232</text:p>
        <text:p text:style-name="P1">999. 1414233</text:p>
        <text:p text:style-name="P1">1000. 1414234</text:p>
        <text:p text:style-name="P1">1001. 1414243</text:p>
        <text:p text:style-name="P1">1002. 1414322</text:p>
        <text:p text:style-name="P1">1003. 1414323</text:p>
        <text:p text:style-name="P1">1004. 1414324</text:p>
        <text:p text:style-name="P1">1005. 1414332</text:p>
        <text:p text:style-name="P1">1006. 1414342</text:p>
        <text:p text:style-name="P1">1007. 1414423</text:p>
        <text:p text:style-name="P1">1008. 1414432</text:p>
        <text:p text:style-name="P1"><text:soft-page-break/>1009. 1421423</text:p>
        <text:p text:style-name="P1">1010. 1421432</text:p>
        <text:p text:style-name="P1">1011. 1421433</text:p>
        <text:p text:style-name="P1">1012. 1421434</text:p>
        <text:p text:style-name="P1">1013. 1421443</text:p>
        <text:p text:style-name="P1">1014. 1422143</text:p>
        <text:p text:style-name="P1">1015. 1422223</text:p>
        <text:p text:style-name="P1">1016. 1422232</text:p>
        <text:p text:style-name="P1">1017. 1422233</text:p>
        <text:p text:style-name="P1">1018. 1422234</text:p>
        <text:p text:style-name="P1">1019. 1422243</text:p>
        <text:p text:style-name="P1">1020. 1422322</text:p>
        <text:p text:style-name="P1">1021. 1422323</text:p>
        <text:p text:style-name="P1">1022. 1422324</text:p>
        <text:p text:style-name="P1">1023. 1422332</text:p>
        <text:p text:style-name="P1">1024. 1422333</text:p>
        <text:p text:style-name="P1">1025. 1422334</text:p>
        <text:p text:style-name="P1">1026. 1422342</text:p>
        <text:p text:style-name="P1">1027. 1422343</text:p>
        <text:p text:style-name="P1">1028. 1422344</text:p>
        <text:p text:style-name="P1">1029. 1422423</text:p>
        <text:p text:style-name="P1">1030. 1422432</text:p>
        <text:p text:style-name="P1">1031. 1422433</text:p>
        <text:p text:style-name="P1">1032. 1422434</text:p>
        <text:p text:style-name="P1">1033. 1422443</text:p>
        <text:p text:style-name="P1">1034. 1423143</text:p>
        <text:p text:style-name="P1">1035. 1423144</text:p>
        <text:p text:style-name="P1">1036. 1423222</text:p>
        <text:p text:style-name="P1">1037. 1423223</text:p>
        <text:p text:style-name="P1">1038. 1423224</text:p>
        <text:p text:style-name="P1">1039. 1423232</text:p>
        <text:p text:style-name="P1">1040. 1423233</text:p>
        <text:p text:style-name="P1">1041. 1423234</text:p>
        <text:p text:style-name="P1">1042. 1423242</text:p>
        <text:p text:style-name="P1">1043. 1423243</text:p>
        <text:p text:style-name="P1">1044. 1423244</text:p>
        <text:p text:style-name="P1">1045. 1423322</text:p>
        <text:p text:style-name="P1">1046. 1423323</text:p>
        <text:p text:style-name="P1">1047. 1423324</text:p>
        <text:p text:style-name="P1">1048. 1423332</text:p>
        <text:p text:style-name="P1">1049. 1423333</text:p>
        <text:p text:style-name="P1">1050. 1423334</text:p>
        <text:p text:style-name="P1">1051. 1423342</text:p>
        <text:p text:style-name="P1">1052. 1423343</text:p>
        <text:p text:style-name="P1">1053. 1423344</text:p>
        <text:p text:style-name="P1">1054. 1423422</text:p>
        <text:p text:style-name="P1">1055. 1423423</text:p>
        <text:p text:style-name="P1">1056. 1423424</text:p>
        <text:p text:style-name="P1">1057. 1423432</text:p>
        <text:p text:style-name="P1">1058. 1423433</text:p>
        <text:p text:style-name="P1">1059. 1423434</text:p>
        <text:p text:style-name="P1">1060. 1423442</text:p>
        <text:p text:style-name="P1">1061. 1423443</text:p>
        <text:p text:style-name="P1">1062. 1423444</text:p>
        <text:p text:style-name="P1">1063. 1424143</text:p>
        <text:p text:style-name="P1">1064. 1424223</text:p>
        <text:p text:style-name="P1">1065. 1424232</text:p>
        <text:p text:style-name="P1">1066. 1424233</text:p>
        <text:p text:style-name="P1">1067. 1424234</text:p>
        <text:p text:style-name="P1">1068. 1424243</text:p>
        <text:p text:style-name="P1">1069. 1424322</text:p>
        <text:p text:style-name="P1">1070. 1424323</text:p>
        <text:p text:style-name="P1">1071. 1424324</text:p>
        <text:p text:style-name="P1">1072. 1424332</text:p>
        <text:p text:style-name="P1">1073. 1424333</text:p>
        <text:p text:style-name="P1">1074. 1424334</text:p>
        <text:p text:style-name="P1">1075. 1424342</text:p>
        <text:p text:style-name="P1">1076. 1424343</text:p>
        <text:p text:style-name="P1">1077. 1424344</text:p>
        <text:p text:style-name="P1">1078. 1424423</text:p>
        <text:p text:style-name="P1">1079. 1424432</text:p>
        <text:p text:style-name="P1">1080. 1424433</text:p>
        <text:p text:style-name="P1">1081. 1424434</text:p>
        <text:p text:style-name="P1">1082. 1424443</text:p>
        <text:p text:style-name="P1">1083. 1431432</text:p>
        <text:p text:style-name="P1">1084. 1431442</text:p>
        <text:p text:style-name="P1">1085. 1432144</text:p>
        <text:p text:style-name="P1">1086. 1432222</text:p>
        <text:p text:style-name="P1">1087. 1432223</text:p>
        <text:p text:style-name="P1">1088. 1432224</text:p>
        <text:p text:style-name="P1">1089. 1432232</text:p>
        <text:p text:style-name="P1">1090. 1432233</text:p>
        <text:p text:style-name="P1">1091. 1432234</text:p>
        <text:p text:style-name="P1">1092. 1432242</text:p>
        <text:p text:style-name="P1">1093. 1432243</text:p>
        <text:p text:style-name="P1">1094. 1432244</text:p>
        <text:p text:style-name="P1">1095. 1432322</text:p>
        <text:p text:style-name="P1">1096. 1432323</text:p>
        <text:p text:style-name="P1">1097. 1432324</text:p>
        <text:p text:style-name="P1">1098. 1432332</text:p>
        <text:p text:style-name="P1">1099. 1432333</text:p>
        <text:p text:style-name="P1">1100. 1432334</text:p>
        <text:p text:style-name="P1">1101. 1432342</text:p>
        <text:p text:style-name="P1">1102. 1432343</text:p>
        <text:p text:style-name="P1">1103. 1432344</text:p>
        <text:p text:style-name="P1">1104. 1432422</text:p>
        <text:p text:style-name="P1">1105. 1432423</text:p>
        <text:p text:style-name="P1">1106. 1432424</text:p>
        <text:p text:style-name="P1">1107. 1432432</text:p>
        <text:p text:style-name="P1">1108. 1432433</text:p>
        <text:p text:style-name="P1">1109. 1432434</text:p>
        <text:p text:style-name="P1">1110. 1432442</text:p>
        <text:p text:style-name="P1">1111. 1432443</text:p>
        <text:p text:style-name="P1">1112. 1432444</text:p>
        <text:p text:style-name="P1">1113. 1433222</text:p>
        <text:p text:style-name="P1">1114. 1433223</text:p>
        <text:p text:style-name="P1">1115. 1433224</text:p>
        <text:p text:style-name="P1">1116. 1433232</text:p>
        <text:p text:style-name="P1">1117. 1433233</text:p>
        <text:p text:style-name="P1">1118. 1433234</text:p>
        <text:p text:style-name="P1">1119. 1433242</text:p>
        <text:p text:style-name="P1">1120. 1433243</text:p>
        <text:p text:style-name="P1">1121. 1433244</text:p>
        <text:p text:style-name="P1">1122. 1433322</text:p>
        <text:p text:style-name="P1">1123. 1433323</text:p>
        <text:p text:style-name="P1">1124. 1433324</text:p>
        <text:p text:style-name="P1">1125. 1433332</text:p>
        <text:p text:style-name="P1">1126. 1433342</text:p>
        <text:p text:style-name="P1">1127. 1433422</text:p>
        <text:p text:style-name="P1">1128. 1433423</text:p>
        <text:p text:style-name="P1">1129. 1433424</text:p>
        <text:p text:style-name="P1">1130. 1433432</text:p>
        <text:p text:style-name="P1">1131. 1433442</text:p>
        <text:p text:style-name="P1">1132. 1434222</text:p>
        <text:p text:style-name="P1">1133. 1434223</text:p>
        <text:p text:style-name="P1">1134. 1434224</text:p>
        <text:p text:style-name="P1">1135. 1434232</text:p>
        <text:p text:style-name="P1">1136. 1434233</text:p>
        <text:p text:style-name="P1">1137. 1434234</text:p>
        <text:p text:style-name="P1">1138. 1434242</text:p>
        <text:p text:style-name="P1">1139. 1434243</text:p>
        <text:p text:style-name="P1">1140. 1434244</text:p>
        <text:p text:style-name="P1">1141. 1434322</text:p>
        <text:p text:style-name="P1">1142. 1434323</text:p>
        <text:p text:style-name="P1">1143. 1434324</text:p>
        <text:p text:style-name="P1">1144. 1434332</text:p>
        <text:p text:style-name="P1">1145. 1434342</text:p>
        <text:p text:style-name="P1">1146. 1434422</text:p>
        <text:p text:style-name="P1">1147. 1434423</text:p>
        <text:p text:style-name="P1">1148. 1434424</text:p>
        <text:p text:style-name="P1">1149. 1434432</text:p>
        <text:p text:style-name="P1">1150. 1434442</text:p>
        <text:p text:style-name="P1">1151. 1442223</text:p>
        <text:p text:style-name="P1">1152. 1442232</text:p>
        <text:p text:style-name="P1">1153. 1442233</text:p>
        <text:p text:style-name="P1">1154. 1442234</text:p>
        <text:p text:style-name="P1">1155. 1442243</text:p>
        <text:p text:style-name="P1">1156. 1442322</text:p>
        <text:p text:style-name="P1">1157. 1442323</text:p>
        <text:p text:style-name="P1">1158. 1442324</text:p>
        <text:p text:style-name="P1">1159. 1442332</text:p>
        <text:p text:style-name="P1">1160. 1442333</text:p>
        <text:p text:style-name="P1">1161. 1442334</text:p>
        <text:p text:style-name="P1">1162. 1442342</text:p>
        <text:p text:style-name="P1">1163. 1442343</text:p>
        <text:p text:style-name="P1">1164. 1442344</text:p>
        <text:p text:style-name="P1">1165. 1442423</text:p>
        <text:p text:style-name="P1">1166. 1442432</text:p>
        <text:p text:style-name="P1">1167. 1442433</text:p>
        <text:p text:style-name="P1">1168. 1442434</text:p>
        <text:p text:style-name="P1">1169. 1442443</text:p>
        <text:p text:style-name="P1">1170. 1443222</text:p>
        <text:p text:style-name="P1">1171. 1443223</text:p>
        <text:p text:style-name="P1">1172. 1443224</text:p>
        <text:p text:style-name="P1">1173. 1443232</text:p>
        <text:p text:style-name="P1">1174. 1443233</text:p>
        <text:p text:style-name="P1">1175. 1443234</text:p>
        <text:p text:style-name="P1">1176. 1443242</text:p>
        <text:p text:style-name="P1">1177. 1443243</text:p>
        <text:p text:style-name="P1">1178. 1443244</text:p>
        <text:p text:style-name="P1">1179. 1443322</text:p>
        <text:p text:style-name="P1">1180. 1443323</text:p>
        <text:p text:style-name="P1">1181. 1443324</text:p>
        <text:p text:style-name="P1">1182. 1443332</text:p>
        <text:p text:style-name="P1">1183. 1443342</text:p>
        <text:p text:style-name="P1">1184. 1443422</text:p>
        <text:p text:style-name="P1">1185. 1443423</text:p>
        <text:p text:style-name="P1">1186. 1443424</text:p>
        <text:p text:style-name="P1">1187. 1443432</text:p>
        <text:p text:style-name="P1">1188. 1443442</text:p>
        <text:p text:style-name="P1">1189. 1444223</text:p>
        <text:p text:style-name="P1">1190. 1444232</text:p>
        <text:p text:style-name="P1">1191. 1444233</text:p>
        <text:p text:style-name="P1">1192. 1444234</text:p>
        <text:p text:style-name="P1">1193. 1444243</text:p>
        <text:p text:style-name="P1">1194. 1444322</text:p>
        <text:p text:style-name="P1">1195. 1444323</text:p>
        <text:p text:style-name="P1">1196. 1444324</text:p>
        <text:p text:style-name="P1">1197. 1444332</text:p>
        <text:p text:style-name="P1">1198. 1444342</text:p>
        <text:p text:style-name="P1">1199. 1444423</text:p>
        <text:p text:style-name="P1">1200. 1444432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Overman</meta:initial-creator>
    <meta:creation-date>2016-09-13T10:51:52.05</meta:creation-date>
    <dc:date>2016-09-13T11:20:09.45</dc:date>
    <dc:creator>Michael Overman</dc:creator>
    <meta:editing-duration>PT7M50S</meta:editing-duration>
    <meta:editing-cycles>2</meta:editing-cycles>
    <meta:generator>OpenOffice/4.1.2$Win32 OpenOffice.org_project/412m3$Build-9782</meta:generator>
    <meta:printed-by>Michael Overman</meta:printed-by>
    <meta:print-date>2016-09-13T11:18:23.25</meta:print-date>
    <meta:document-statistic meta:table-count="0" meta:image-count="0" meta:object-count="0" meta:page-count="61" meta:paragraph-count="11947" meta:word-count="23900" meta:character-count="152026"/>
  </office:meta>
</office:document-meta>
</file>